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9.69mm"/>
    </style:style>
    <style:style style:name="co3" style:family="table-column">
      <style:table-column-properties fo:break-before="auto" style:column-width="8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HI #5.3 code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AT0002 Titus Annius Lus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04 Appius Claudius Cae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entent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05 Aquilius, como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07 Ati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10 Marcus Iunius Brutus [iur.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13 Caecilius Sta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16 Lucius Calpurnius Piso Fru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19 Gaius Papirius Car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22 Marcus Porcius C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gri Cultura"</text:p>
          </table:table-cell>
        </table:table-row>
        <table:table-row table:style-name="ro1">
          <table:table-cell/>
          <table:table-cell office:value-type="string" calcext:value-type="string">
            <text:p>002 "De Agri Cultura, fragmenta"</text:p>
          </table:table-cell>
        </table:table-row>
        <table:table-row table:style-name="ro1">
          <table:table-cell/>
          <table:table-cell office:value-type="string" calcext:value-type="string">
            <text:p>003 "Dicta Memorabilia"</text:p>
          </table:table-cell>
        </table:table-row>
        <table:table-row table:style-name="ro1">
          <table:table-cell/>
          <table:table-cell office:value-type="string" calcext:value-type="string">
            <text:p>004 "epistulae"</text:p>
          </table:table-cell>
        </table:table-row>
        <table:table-row table:style-name="ro1">
          <table:table-cell/>
          <table:table-cell office:value-type="string" calcext:value-type="string">
            <text:p>005 "De Medicina"</text:p>
          </table:table-cell>
        </table:table-row>
        <table:table-row table:style-name="ro1">
          <table:table-cell/>
          <table:table-cell office:value-type="string" calcext:value-type="string">
            <text:p>006 "incertorum librorum fragmenta"</text:p>
          </table:table-cell>
        </table:table-row>
        <table:table-row table:style-name="ro1">
          <table:table-cell/>
          <table:table-cell office:value-type="string" calcext:value-type="string">
            <text:p>007 "iurisprudentia"</text:p>
          </table:table-cell>
        </table:table-row>
        <table:table-row table:style-name="ro1">
          <table:table-cell/>
          <table:table-cell office:value-type="string" calcext:value-type="string">
            <text:p>008 "De Re Militari"</text:p>
          </table:table-cell>
        </table:table-row>
        <table:table-row table:style-name="ro1">
          <table:table-cell/>
          <table:table-cell office:value-type="string" calcext:value-type="string">
            <text:p>009 "Carmen De Moribus"</text:p>
          </table:table-cell>
        </table:table-row>
        <table:table-row table:style-name="ro1">
          <table:table-cell/>
          <table:table-cell office:value-type="string" calcext:value-type="string">
            <text:p>010 "orationes"</text:p>
          </table:table-cell>
        </table:table-row>
        <table:table-row table:style-name="ro1">
          <table:table-cell/>
          <table:table-cell office:value-type="string" calcext:value-type="string">
            <text:p>011 "Origines"</text:p>
          </table:table-cell>
        </table:table-row>
        <table:table-row table:style-name="ro1">
          <table:table-cell/>
          <table:table-cell office:value-type="string" calcext:value-type="string">
            <text:p>012 "De Rhetor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25 Marcus Porcius Cato M.f.M.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27 Lucius Cincius Alimen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28 Lucius Coelius Antip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31 Cornelia, mater Graccho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stul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34 Gaius Scribonius Curio av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37 Gaius Scribonius Curio p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43 Quintus En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/>
          <table:table-cell office:value-type="string" calcext:value-type="string">
            <text:p>002 "palliatae"</text:p>
          </table:table-cell>
        </table:table-row>
        <table:table-row table:style-name="ro1">
          <table:table-cell/>
          <table:table-cell office:value-type="string" calcext:value-type="string">
            <text:p>003 "praetextae"</text:p>
          </table:table-cell>
        </table:table-row>
        <table:table-row table:style-name="ro1">
          <table:table-cell/>
          <table:table-cell office:value-type="string" calcext:value-type="string">
            <text:p>004 "Saturae"</text:p>
          </table:table-cell>
        </table:table-row>
        <table:table-row table:style-name="ro1">
          <table:table-cell/>
          <table:table-cell office:value-type="string" calcext:value-type="string">
            <text:p>005 "tragoediae"</text:p>
          </table:table-cell>
        </table:table-row>
        <table:table-row table:style-name="ro1">
          <table:table-cell/>
          <table:table-cell office:value-type="string" calcext:value-type="string">
            <text:p>006 "varia"</text:p>
          </table:table-cell>
        </table:table-row>
        <table:table-row table:style-name="ro1">
          <table:table-cell/>
          <table:table-cell office:value-type="string" calcext:value-type="string">
            <text:p>007 "incer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46 Cornelius Epicad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58 Q. Fabius Maximus Servil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61 Fabius Pic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/>
          <table:table-cell office:value-type="string" calcext:value-type="string">
            <text:p>002 "Iuris Pontificis Libr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64 Gaius Fan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67 Favor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70 Gnaeus Gel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73 Gaius Sempronius Gracch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76 Gaius Cassius Hem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79 Hos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ellum Histric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82 Decimus Iunius Sil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ersio Latina Magon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85 Gaius Laelius Sapi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88 M. Aemilius Lepidus Porc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91 Licinius Imbr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94 Lucius Livius Andron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dyssia"</text:p>
          </table:table-cell>
        </table:table-row>
        <table:table-row table:style-name="ro1">
          <table:table-cell/>
          <table:table-cell office:value-type="string" calcext:value-type="string">
            <text:p>002 "tragoediae"</text:p>
          </table:table-cell>
        </table:table-row>
        <table:table-row table:style-name="ro1">
          <table:table-cell/>
          <table:table-cell office:value-type="string" calcext:value-type="string">
            <text:p>003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097 Gaius Luci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aturae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00 Luscius Lanuv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03 Gnaeus Marcius va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raecep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04 Gaius Memm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06 Caecilius Mete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ersus in Naevi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09 Q. Caecilius Metellus Mac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12 Gnaeus Naev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ellum Punicum"</text:p>
          </table:table-cell>
        </table:table-row>
        <table:table-row table:style-name="ro1">
          <table:table-cell/>
          <table:table-cell office:value-type="string" calcext:value-type="string">
            <text:p>002 "alia carmina epica"</text:p>
          </table:table-cell>
        </table:table-row>
        <table:table-row table:style-name="ro1">
          <table:table-cell/>
          <table:table-cell office:value-type="string" calcext:value-type="string">
            <text:p>003 "palliatae"</text:p>
          </table:table-cell>
        </table:table-row>
        <table:table-row table:style-name="ro1">
          <table:table-cell/>
          <table:table-cell office:value-type="string" calcext:value-type="string">
            <text:p>004 "praetextae"</text:p>
          </table:table-cell>
        </table:table-row>
        <table:table-row table:style-name="ro1">
          <table:table-cell/>
          <table:table-cell office:value-type="string" calcext:value-type="string">
            <text:p>005 "tragoediae"</text:p>
          </table:table-cell>
        </table:table-row>
        <table:table-row table:style-name="ro1">
          <table:table-cell/>
          <table:table-cell office:value-type="string" calcext:value-type="string">
            <text:p>006 "carmina, frr. a Morel omissa"</text:p>
          </table:table-cell>
        </table:table-row>
        <table:table-row table:style-name="ro1">
          <table:table-cell/>
          <table:table-cell office:value-type="string" calcext:value-type="string">
            <text:p>007 "versus in Metellos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16 Marcus Pacuv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raetextae"</text:p>
          </table:table-cell>
        </table:table-row>
        <table:table-row table:style-name="ro1">
          <table:table-cell/>
          <table:table-cell office:value-type="string" calcext:value-type="string">
            <text:p>002 "tragoed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17 Papinius, epigra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tio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18 L. Aemilius L.f.M.n. Pa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19 Titus Maccius Plau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mphitruo"</text:p>
          </table:table-cell>
        </table:table-row>
        <table:table-row table:style-name="ro1">
          <table:table-cell/>
          <table:table-cell office:value-type="string" calcext:value-type="string">
            <text:p>002 "Asinaria"</text:p>
          </table:table-cell>
        </table:table-row>
        <table:table-row table:style-name="ro1">
          <table:table-cell/>
          <table:table-cell office:value-type="string" calcext:value-type="string">
            <text:p>003 "Aulularia"</text:p>
          </table:table-cell>
        </table:table-row>
        <table:table-row table:style-name="ro1">
          <table:table-cell/>
          <table:table-cell office:value-type="string" calcext:value-type="string">
            <text:p>004 "Bacchides"</text:p>
          </table:table-cell>
        </table:table-row>
        <table:table-row table:style-name="ro1">
          <table:table-cell/>
          <table:table-cell office:value-type="string" calcext:value-type="string">
            <text:p>005 "Captivi"</text:p>
          </table:table-cell>
        </table:table-row>
        <table:table-row table:style-name="ro1">
          <table:table-cell/>
          <table:table-cell office:value-type="string" calcext:value-type="string">
            <text:p>006 "Casina"</text:p>
          </table:table-cell>
        </table:table-row>
        <table:table-row table:style-name="ro1">
          <table:table-cell/>
          <table:table-cell office:value-type="string" calcext:value-type="string">
            <text:p>007 "Cistellaria"</text:p>
          </table:table-cell>
        </table:table-row>
        <table:table-row table:style-name="ro1">
          <table:table-cell/>
          <table:table-cell office:value-type="string" calcext:value-type="string">
            <text:p>008 "Curculio"</text:p>
          </table:table-cell>
        </table:table-row>
        <table:table-row table:style-name="ro1">
          <table:table-cell/>
          <table:table-cell office:value-type="string" calcext:value-type="string">
            <text:p>009 "Epidicus"</text:p>
          </table:table-cell>
        </table:table-row>
        <table:table-row table:style-name="ro1">
          <table:table-cell/>
          <table:table-cell office:value-type="string" calcext:value-type="string">
            <text:p>010 "Menaechmi"</text:p>
          </table:table-cell>
        </table:table-row>
        <table:table-row table:style-name="ro1">
          <table:table-cell/>
          <table:table-cell office:value-type="string" calcext:value-type="string">
            <text:p>011 "Mercator"</text:p>
          </table:table-cell>
        </table:table-row>
        <table:table-row table:style-name="ro1">
          <table:table-cell/>
          <table:table-cell office:value-type="string" calcext:value-type="string">
            <text:p>012 "Miles Gloriosus"</text:p>
          </table:table-cell>
        </table:table-row>
        <table:table-row table:style-name="ro1">
          <table:table-cell/>
          <table:table-cell office:value-type="string" calcext:value-type="string">
            <text:p>013 "Mostellaria"</text:p>
          </table:table-cell>
        </table:table-row>
        <table:table-row table:style-name="ro1">
          <table:table-cell/>
          <table:table-cell office:value-type="string" calcext:value-type="string">
            <text:p>014 "Persa"</text:p>
          </table:table-cell>
        </table:table-row>
        <table:table-row table:style-name="ro1">
          <table:table-cell/>
          <table:table-cell office:value-type="string" calcext:value-type="string">
            <text:p>015 "Poenulus"</text:p>
          </table:table-cell>
        </table:table-row>
        <table:table-row table:style-name="ro1">
          <table:table-cell/>
          <table:table-cell office:value-type="string" calcext:value-type="string">
            <text:p>016 "Pseudolus"</text:p>
          </table:table-cell>
        </table:table-row>
        <table:table-row table:style-name="ro1">
          <table:table-cell/>
          <table:table-cell office:value-type="string" calcext:value-type="string">
            <text:p>017 "Rudens"</text:p>
          </table:table-cell>
        </table:table-row>
        <table:table-row table:style-name="ro1">
          <table:table-cell/>
          <table:table-cell office:value-type="string" calcext:value-type="string">
            <text:p>018 "Stichus"</text:p>
          </table:table-cell>
        </table:table-row>
        <table:table-row table:style-name="ro1">
          <table:table-cell/>
          <table:table-cell office:value-type="string" calcext:value-type="string">
            <text:p>019 "Trinummus"</text:p>
          </table:table-cell>
        </table:table-row>
        <table:table-row table:style-name="ro1">
          <table:table-cell/>
          <table:table-cell office:value-type="string" calcext:value-type="string">
            <text:p>020 "Truculentus"</text:p>
          </table:table-cell>
        </table:table-row>
        <table:table-row table:style-name="ro1">
          <table:table-cell/>
          <table:table-cell office:value-type="string" calcext:value-type="string">
            <text:p>021 "Vidularia"</text:p>
          </table:table-cell>
        </table:table-row>
        <table:table-row table:style-name="ro1">
          <table:table-cell/>
          <table:table-cell office:value-type="string" calcext:value-type="string">
            <text:p>022 "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22 Aulus Postumius Alb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25 Publius Mucius Scaev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fragmen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27 P. Cornel. Scipio Afr. m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28 P. Cornel. Scipio Aem. Af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30 P. Cornel. Scipio Nasica Se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34 Publius Terentius Af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dria"</text:p>
          </table:table-cell>
        </table:table-row>
        <table:table-row table:style-name="ro1">
          <table:table-cell/>
          <table:table-cell office:value-type="string" calcext:value-type="string">
            <text:p>002 "Heauton Timorumenos"</text:p>
          </table:table-cell>
        </table:table-row>
        <table:table-row table:style-name="ro1">
          <table:table-cell/>
          <table:table-cell office:value-type="string" calcext:value-type="string">
            <text:p>003 "Eunuchus"</text:p>
          </table:table-cell>
        </table:table-row>
        <table:table-row table:style-name="ro1">
          <table:table-cell/>
          <table:table-cell office:value-type="string" calcext:value-type="string">
            <text:p>004 "Phormio"</text:p>
          </table:table-cell>
        </table:table-row>
        <table:table-row table:style-name="ro1">
          <table:table-cell/>
          <table:table-cell office:value-type="string" calcext:value-type="string">
            <text:p>005 "Hecyra"</text:p>
          </table:table-cell>
        </table:table-row>
        <table:table-row table:style-name="ro1">
          <table:table-cell/>
          <table:table-cell office:value-type="string" calcext:value-type="string">
            <text:p>006 "Adelpho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37 Titi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og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40 Gaius Ti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43 Trab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46 Sextus Turpi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149 Carmen Arv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 Arval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00 Sempronius Asell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Rerum Gestarum Libr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01 Gnaeus Domitius Ahenobarb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02 Marcus Anto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03 Aurelius Opi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06 Carmen Devotion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 Devotion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09 Carmen Evocation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 Evocation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12 Fabius Dossen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, fragmen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15 Marcus Iunius Gracch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ari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21 Porcius Lic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24 Saser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gri Cultur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27 L. Aelius Praeconinus Sti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330 Volcacius Sedigi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0 Lucius Ac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praetextae"</text:p>
          </table:table-cell>
        </table:table-row>
        <table:table-row table:style-name="ro1">
          <table:table-cell/>
          <table:table-cell office:value-type="string" calcext:value-type="string">
            <text:p>003 "tragoed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1 Aufus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2 Valerius Aeditu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4 Lucius Afra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og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5 Clodius Tus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6 Publius Alfenus Va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8 Marcus Antonius triumv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09 Quintus Cornifi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0 Aprissius (?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frg.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2 Gaius Aquilius Ga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3 Gavius Bas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Origine Vocabulorum, frr."</text:p>
          </table:table-cell>
        </table:table-row>
        <table:table-row table:style-name="ro1">
          <table:table-cell/>
          <table:table-cell office:value-type="string" calcext:value-type="string">
            <text:p>002 "fragmen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4 Lucius Arrun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 Belli Punic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6 Lucius Ateius Praetext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8 Titus Quinctius At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"</text:p>
          </table:table-cell>
        </table:table-row>
        <table:table-row table:style-name="ro1">
          <table:table-cell/>
          <table:table-cell office:value-type="string" calcext:value-type="string">
            <text:p>002 "tog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19 Lucius Orbilius Pupi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20 Publius Aufidius Namus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23 Lucius Herennius Balb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25 Publius Rutilius Lu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chemata Lexeo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26 Bellum Africum [Anonymous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ellum Afric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28 Bellum Alexandrinum [Anonymous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ellum Alexandrin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30 Bellum Hispaniense [Anonymous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ellum Hispaniens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32 Marcus Furius Bibac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36 Marcus Iunius Brutus [tyr.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42 Aulus Caec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fragmen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44 Marcus Cael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45 Gaius vel Lucius Caepas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46 Quintus Servilius Cae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48 Gaius Iulius Caes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Bello Gallico"</text:p>
          </table:table-cell>
        </table:table-row>
        <table:table-row table:style-name="ro1">
          <table:table-cell/>
          <table:table-cell office:value-type="string" calcext:value-type="string">
            <text:p>002 "Bellum Civile"</text:p>
          </table:table-cell>
        </table:table-row>
        <table:table-row table:style-name="ro1">
          <table:table-cell/>
          <table:table-cell office:value-type="string" calcext:value-type="string">
            <text:p>003 "orationes"</text:p>
          </table:table-cell>
        </table:table-row>
        <table:table-row table:style-name="ro1">
          <table:table-cell/>
          <table:table-cell office:value-type="string" calcext:value-type="string">
            <text:p>004 "De Analogia"</text:p>
          </table:table-cell>
        </table:table-row>
        <table:table-row table:style-name="ro1">
          <table:table-cell/>
          <table:table-cell office:value-type="string" calcext:value-type="string">
            <text:p>005 "Anticato"</text:p>
          </table:table-cell>
        </table:table-row>
        <table:table-row table:style-name="ro1">
          <table:table-cell/>
          <table:table-cell office:value-type="string" calcext:value-type="string">
            <text:p>006 "carmina"</text:p>
          </table:table-cell>
        </table:table-row>
        <table:table-row table:style-name="ro1">
          <table:table-cell/>
          <table:table-cell office:value-type="string" calcext:value-type="string">
            <text:p>007 "epistulae ad Ciceronem"</text:p>
          </table:table-cell>
        </table:table-row>
        <table:table-row table:style-name="ro1">
          <table:table-cell/>
          <table:table-cell office:value-type="string" calcext:value-type="string">
            <text:p>008 "epistulae ad familiar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0 Lucius Iulius Caes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uspiciorum Liber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1 Sinnius Capi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2 Gaius Iulius Caesar Stra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/>
          <table:table-cell office:value-type="string" calcext:value-type="string">
            <text:p>002 "tragoed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4 Marcus Calid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5 Gaius Calpurnius Pi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6 Gaius Licinius Macer Calv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58 Publius Cannu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60 Gaius Papirius Carbo Arv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66 Aulus Cascel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iber Bene Dictorum, frr. du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69 Lucius Cassius Long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70 Marcus Porcius Cato Utic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72 Gaius Valerius Catu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carminum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73 Q. Lutatius Catulus iun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74 Marcus Tullius Cic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ro Quinctio"</text:p>
          </table:table-cell>
        </table:table-row>
        <table:table-row table:style-name="ro1">
          <table:table-cell/>
          <table:table-cell office:value-type="string" calcext:value-type="string">
            <text:p>002 "Pro S. Roscio Amerino"</text:p>
          </table:table-cell>
        </table:table-row>
        <table:table-row table:style-name="ro1">
          <table:table-cell/>
          <table:table-cell office:value-type="string" calcext:value-type="string">
            <text:p>003 "Pro Q. Roscio Comoedo"</text:p>
          </table:table-cell>
        </table:table-row>
        <table:table-row table:style-name="ro1">
          <table:table-cell/>
          <table:table-cell office:value-type="string" calcext:value-type="string">
            <text:p>004 "In Q. Caecilium"</text:p>
          </table:table-cell>
        </table:table-row>
        <table:table-row table:style-name="ro1">
          <table:table-cell/>
          <table:table-cell office:value-type="string" calcext:value-type="string">
            <text:p>005 "In Verrem"</text:p>
          </table:table-cell>
        </table:table-row>
        <table:table-row table:style-name="ro1">
          <table:table-cell/>
          <table:table-cell office:value-type="string" calcext:value-type="string">
            <text:p>006 "Pro Tullio"</text:p>
          </table:table-cell>
        </table:table-row>
        <table:table-row table:style-name="ro1">
          <table:table-cell/>
          <table:table-cell office:value-type="string" calcext:value-type="string">
            <text:p>007 "Pro Fonteio"</text:p>
          </table:table-cell>
        </table:table-row>
        <table:table-row table:style-name="ro1">
          <table:table-cell/>
          <table:table-cell office:value-type="string" calcext:value-type="string">
            <text:p>008 "Pro Caecina"</text:p>
          </table:table-cell>
        </table:table-row>
        <table:table-row table:style-name="ro1">
          <table:table-cell/>
          <table:table-cell office:value-type="string" calcext:value-type="string">
            <text:p>009 "Pro Lege Manilia"</text:p>
          </table:table-cell>
        </table:table-row>
        <table:table-row table:style-name="ro1">
          <table:table-cell/>
          <table:table-cell office:value-type="string" calcext:value-type="string">
            <text:p>010 "Pro Cluentio"</text:p>
          </table:table-cell>
        </table:table-row>
        <table:table-row table:style-name="ro1">
          <table:table-cell/>
          <table:table-cell office:value-type="string" calcext:value-type="string">
            <text:p>011 "De Lege Agraria"</text:p>
          </table:table-cell>
        </table:table-row>
        <table:table-row table:style-name="ro1">
          <table:table-cell/>
          <table:table-cell office:value-type="string" calcext:value-type="string">
            <text:p>012 "Pro Rabirio Perduellionis Reo"</text:p>
          </table:table-cell>
        </table:table-row>
        <table:table-row table:style-name="ro1">
          <table:table-cell/>
          <table:table-cell office:value-type="string" calcext:value-type="string">
            <text:p>013 "In Catilinam"</text:p>
          </table:table-cell>
        </table:table-row>
        <table:table-row table:style-name="ro1">
          <table:table-cell/>
          <table:table-cell office:value-type="string" calcext:value-type="string">
            <text:p>014 "Pro Murena"</text:p>
          </table:table-cell>
        </table:table-row>
        <table:table-row table:style-name="ro1">
          <table:table-cell/>
          <table:table-cell office:value-type="string" calcext:value-type="string">
            <text:p>015 "Pro Sulla"</text:p>
          </table:table-cell>
        </table:table-row>
        <table:table-row table:style-name="ro1">
          <table:table-cell/>
          <table:table-cell office:value-type="string" calcext:value-type="string">
            <text:p>016 "Pro Archia"</text:p>
          </table:table-cell>
        </table:table-row>
        <table:table-row table:style-name="ro1">
          <table:table-cell/>
          <table:table-cell office:value-type="string" calcext:value-type="string">
            <text:p>017 "Pro Flacco"</text:p>
          </table:table-cell>
        </table:table-row>
        <table:table-row table:style-name="ro1">
          <table:table-cell/>
          <table:table-cell office:value-type="string" calcext:value-type="string">
            <text:p>018 "Post Reditum ad Populum"</text:p>
          </table:table-cell>
        </table:table-row>
        <table:table-row table:style-name="ro1">
          <table:table-cell/>
          <table:table-cell office:value-type="string" calcext:value-type="string">
            <text:p>019 "Post Reditum in Senatu"</text:p>
          </table:table-cell>
        </table:table-row>
        <table:table-row table:style-name="ro1">
          <table:table-cell/>
          <table:table-cell office:value-type="string" calcext:value-type="string">
            <text:p>020 "De Domo Sua"</text:p>
          </table:table-cell>
        </table:table-row>
        <table:table-row table:style-name="ro1">
          <table:table-cell/>
          <table:table-cell office:value-type="string" calcext:value-type="string">
            <text:p>021 "De Haruspicum Responso"</text:p>
          </table:table-cell>
        </table:table-row>
        <table:table-row table:style-name="ro1">
          <table:table-cell/>
          <table:table-cell office:value-type="string" calcext:value-type="string">
            <text:p>022 "Pro Sestio"</text:p>
          </table:table-cell>
        </table:table-row>
        <table:table-row table:style-name="ro1">
          <table:table-cell/>
          <table:table-cell office:value-type="string" calcext:value-type="string">
            <text:p>023 "In Vatinium"</text:p>
          </table:table-cell>
        </table:table-row>
        <table:table-row table:style-name="ro1">
          <table:table-cell/>
          <table:table-cell office:value-type="string" calcext:value-type="string">
            <text:p>024 "Pro Caelio"</text:p>
          </table:table-cell>
        </table:table-row>
        <table:table-row table:style-name="ro1">
          <table:table-cell/>
          <table:table-cell office:value-type="string" calcext:value-type="string">
            <text:p>025 "De Provinciis Consularibus"</text:p>
          </table:table-cell>
        </table:table-row>
        <table:table-row table:style-name="ro1">
          <table:table-cell/>
          <table:table-cell office:value-type="string" calcext:value-type="string">
            <text:p>026 "Pro Balbo"</text:p>
          </table:table-cell>
        </table:table-row>
        <table:table-row table:style-name="ro1">
          <table:table-cell/>
          <table:table-cell office:value-type="string" calcext:value-type="string">
            <text:p>027 "In Pisonem"</text:p>
          </table:table-cell>
        </table:table-row>
        <table:table-row table:style-name="ro1">
          <table:table-cell/>
          <table:table-cell office:value-type="string" calcext:value-type="string">
            <text:p>028 "Pro Plancio"</text:p>
          </table:table-cell>
        </table:table-row>
        <table:table-row table:style-name="ro1">
          <table:table-cell/>
          <table:table-cell office:value-type="string" calcext:value-type="string">
            <text:p>029 "Pro Scauro"</text:p>
          </table:table-cell>
        </table:table-row>
        <table:table-row table:style-name="ro1">
          <table:table-cell/>
          <table:table-cell office:value-type="string" calcext:value-type="string">
            <text:p>030 "Pro Rabirio Postumo"</text:p>
          </table:table-cell>
        </table:table-row>
        <table:table-row table:style-name="ro1">
          <table:table-cell/>
          <table:table-cell office:value-type="string" calcext:value-type="string">
            <text:p>031 "Pro Milone"</text:p>
          </table:table-cell>
        </table:table-row>
        <table:table-row table:style-name="ro1">
          <table:table-cell/>
          <table:table-cell office:value-type="string" calcext:value-type="string">
            <text:p>032 "Pro Marcello"</text:p>
          </table:table-cell>
        </table:table-row>
        <table:table-row table:style-name="ro1">
          <table:table-cell/>
          <table:table-cell office:value-type="string" calcext:value-type="string">
            <text:p>033 "Pro Ligario"</text:p>
          </table:table-cell>
        </table:table-row>
        <table:table-row table:style-name="ro1">
          <table:table-cell/>
          <table:table-cell office:value-type="string" calcext:value-type="string">
            <text:p>034 "Pro Rege Deiotaro"</text:p>
          </table:table-cell>
        </table:table-row>
        <table:table-row table:style-name="ro1">
          <table:table-cell/>
          <table:table-cell office:value-type="string" calcext:value-type="string">
            <text:p>035 "Philippicae"</text:p>
          </table:table-cell>
        </table:table-row>
        <table:table-row table:style-name="ro1">
          <table:table-cell/>
          <table:table-cell office:value-type="string" calcext:value-type="string">
            <text:p>036 "De Inventione"</text:p>
          </table:table-cell>
        </table:table-row>
        <table:table-row table:style-name="ro1">
          <table:table-cell/>
          <table:table-cell office:value-type="string" calcext:value-type="string">
            <text:p>037 "De Oratore"</text:p>
          </table:table-cell>
        </table:table-row>
        <table:table-row table:style-name="ro1">
          <table:table-cell/>
          <table:table-cell office:value-type="string" calcext:value-type="string">
            <text:p>038 "De Partitione Oratoria"</text:p>
          </table:table-cell>
        </table:table-row>
        <table:table-row table:style-name="ro1">
          <table:table-cell/>
          <table:table-cell office:value-type="string" calcext:value-type="string">
            <text:p>039 "Brutus"</text:p>
          </table:table-cell>
        </table:table-row>
        <table:table-row table:style-name="ro1">
          <table:table-cell/>
          <table:table-cell office:value-type="string" calcext:value-type="string">
            <text:p>040 "Orator"</text:p>
          </table:table-cell>
        </table:table-row>
        <table:table-row table:style-name="ro1">
          <table:table-cell/>
          <table:table-cell office:value-type="string" calcext:value-type="string">
            <text:p>041 "De Optimo Genere Oratorum"</text:p>
          </table:table-cell>
        </table:table-row>
        <table:table-row table:style-name="ro1">
          <table:table-cell/>
          <table:table-cell office:value-type="string" calcext:value-type="string">
            <text:p>042 "Topica"</text:p>
          </table:table-cell>
        </table:table-row>
        <table:table-row table:style-name="ro1">
          <table:table-cell/>
          <table:table-cell office:value-type="string" calcext:value-type="string">
            <text:p>043 "De Republica"</text:p>
          </table:table-cell>
        </table:table-row>
        <table:table-row table:style-name="ro1">
          <table:table-cell/>
          <table:table-cell office:value-type="string" calcext:value-type="string">
            <text:p>044 "De Legibus"</text:p>
          </table:table-cell>
        </table:table-row>
        <table:table-row table:style-name="ro1">
          <table:table-cell/>
          <table:table-cell office:value-type="string" calcext:value-type="string">
            <text:p>045 "Academica"</text:p>
          </table:table-cell>
        </table:table-row>
        <table:table-row table:style-name="ro1">
          <table:table-cell/>
          <table:table-cell office:value-type="string" calcext:value-type="string">
            <text:p>046 "Lucullus"</text:p>
          </table:table-cell>
        </table:table-row>
        <table:table-row table:style-name="ro1">
          <table:table-cell/>
          <table:table-cell office:value-type="string" calcext:value-type="string">
            <text:p>047 "Paradoxa Stoicorum"</text:p>
          </table:table-cell>
        </table:table-row>
        <table:table-row table:style-name="ro1">
          <table:table-cell/>
          <table:table-cell office:value-type="string" calcext:value-type="string">
            <text:p>048 "De Finibus"</text:p>
          </table:table-cell>
        </table:table-row>
        <table:table-row table:style-name="ro1">
          <table:table-cell/>
          <table:table-cell office:value-type="string" calcext:value-type="string">
            <text:p>049 "Tusculanae Disputationes"</text:p>
          </table:table-cell>
        </table:table-row>
        <table:table-row table:style-name="ro1">
          <table:table-cell/>
          <table:table-cell office:value-type="string" calcext:value-type="string">
            <text:p>050 "De Natura Deorum"</text:p>
          </table:table-cell>
        </table:table-row>
        <table:table-row table:style-name="ro1">
          <table:table-cell/>
          <table:table-cell office:value-type="string" calcext:value-type="string">
            <text:p>051 "Cato Maior de Senectute"</text:p>
          </table:table-cell>
        </table:table-row>
        <table:table-row table:style-name="ro1">
          <table:table-cell/>
          <table:table-cell office:value-type="string" calcext:value-type="string">
            <text:p>052 "Laelius de Amicitia"</text:p>
          </table:table-cell>
        </table:table-row>
        <table:table-row table:style-name="ro1">
          <table:table-cell/>
          <table:table-cell office:value-type="string" calcext:value-type="string">
            <text:p>053 "De Divinatione"</text:p>
          </table:table-cell>
        </table:table-row>
        <table:table-row table:style-name="ro1">
          <table:table-cell/>
          <table:table-cell office:value-type="string" calcext:value-type="string">
            <text:p>054 "De Fato"</text:p>
          </table:table-cell>
        </table:table-row>
        <table:table-row table:style-name="ro1">
          <table:table-cell/>
          <table:table-cell office:value-type="string" calcext:value-type="string">
            <text:p>055 "De Officiis"</text:p>
          </table:table-cell>
        </table:table-row>
        <table:table-row table:style-name="ro1">
          <table:table-cell/>
          <table:table-cell office:value-type="string" calcext:value-type="string">
            <text:p>056 "Epistulae ad Familiares"</text:p>
          </table:table-cell>
        </table:table-row>
        <table:table-row table:style-name="ro1">
          <table:table-cell/>
          <table:table-cell office:value-type="string" calcext:value-type="string">
            <text:p>057 "Epistulae ad Atticum"</text:p>
          </table:table-cell>
        </table:table-row>
        <table:table-row table:style-name="ro1">
          <table:table-cell/>
          <table:table-cell office:value-type="string" calcext:value-type="string">
            <text:p>058 "Epistulae ad Quintum Fratrem"</text:p>
          </table:table-cell>
        </table:table-row>
        <table:table-row table:style-name="ro1">
          <table:table-cell/>
          <table:table-cell office:value-type="string" calcext:value-type="string">
            <text:p>059 "Epistulae ad Brutum"</text:p>
          </table:table-cell>
        </table:table-row>
        <table:table-row table:style-name="ro1">
          <table:table-cell/>
          <table:table-cell office:value-type="string" calcext:value-type="string">
            <text:p>060 "Arati Phaenomena"</text:p>
          </table:table-cell>
        </table:table-row>
        <table:table-row table:style-name="ro1">
          <table:table-cell/>
          <table:table-cell office:value-type="string" calcext:value-type="string">
            <text:p>061 "Facete Dicta"</text:p>
          </table:table-cell>
        </table:table-row>
        <table:table-row table:style-name="ro1">
          <table:table-cell/>
          <table:table-cell office:value-type="string" calcext:value-type="string">
            <text:p>062 "carmina, fragmenta"</text:p>
          </table:table-cell>
        </table:table-row>
        <table:table-row table:style-name="ro1">
          <table:table-cell/>
          <table:table-cell office:value-type="string" calcext:value-type="string">
            <text:p>063 "Commentarii Causarum"</text:p>
          </table:table-cell>
        </table:table-row>
        <table:table-row table:style-name="ro1">
          <table:table-cell/>
          <table:table-cell office:value-type="string" calcext:value-type="string">
            <text:p>064 "epistulae, fragmenta"</text:p>
          </table:table-cell>
        </table:table-row>
        <table:table-row table:style-name="ro1">
          <table:table-cell/>
          <table:table-cell office:value-type="string" calcext:value-type="string">
            <text:p>065 "Hortensius"</text:p>
          </table:table-cell>
        </table:table-row>
        <table:table-row table:style-name="ro1">
          <table:table-cell/>
          <table:table-cell office:value-type="string" calcext:value-type="string">
            <text:p>066 "incertorum librorum fragmenta"</text:p>
          </table:table-cell>
        </table:table-row>
        <table:table-row table:style-name="ro1">
          <table:table-cell/>
          <table:table-cell office:value-type="string" calcext:value-type="string">
            <text:p>067 "De Iure Civ. in Artem Redig."</text:p>
          </table:table-cell>
        </table:table-row>
        <table:table-row table:style-name="ro1">
          <table:table-cell/>
          <table:table-cell office:value-type="string" calcext:value-type="string">
            <text:p>068 "orationum deperditarum frr."</text:p>
          </table:table-cell>
        </table:table-row>
        <table:table-row table:style-name="ro1">
          <table:table-cell/>
          <table:table-cell office:value-type="string" calcext:value-type="string">
            <text:p>069 "orationum incertarum frr."</text:p>
          </table:table-cell>
        </table:table-row>
        <table:table-row table:style-name="ro1">
          <table:table-cell/>
          <table:table-cell office:value-type="string" calcext:value-type="string">
            <text:p>070 "philosophicorum librorum frr."</text:p>
          </table:table-cell>
        </table:table-row>
        <table:table-row table:style-name="ro1">
          <table:table-cell/>
          <table:table-cell office:value-type="string" calcext:value-type="string">
            <text:p>071 "Arati Prognostica"</text:p>
          </table:table-cell>
        </table:table-row>
        <table:table-row table:style-name="ro1">
          <table:table-cell/>
          <table:table-cell office:value-type="string" calcext:value-type="string">
            <text:p>072 "Timaeus"</text:p>
          </table:table-cell>
        </table:table-row>
        <table:table-row table:style-name="ro1">
          <table:table-cell/>
          <table:table-cell office:value-type="string" calcext:value-type="string">
            <text:p>073 "Rhetorica ad Herennium [sp.]"</text:p>
          </table:table-cell>
        </table:table-row>
        <table:table-row table:style-name="ro1">
          <table:table-cell/>
          <table:table-cell office:value-type="string" calcext:value-type="string">
            <text:p>074 "In Sallustium [sp.]"</text:p>
          </table:table-cell>
        </table:table-row>
        <table:table-row table:style-name="ro1">
          <table:table-cell/>
          <table:table-cell office:value-type="string" calcext:value-type="string">
            <text:p>075 "epistula ad Octavianum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78 Quintus Tullius Cic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carmina"</text:p>
          </table:table-cell>
        </table:table-row>
        <table:table-row table:style-name="ro1">
          <table:table-cell/>
          <table:table-cell office:value-type="string" calcext:value-type="string">
            <text:p>003 "Commentar. Petitionis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84 Lucius Cin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/>
          <table:table-cell office:value-type="string" calcext:value-type="string">
            <text:p>002 "iurisprudent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86 Gaius Helvius Cin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87 Publius Clodius Pulc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88 Servius Clod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90 Publius Comi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92 Commentarii Augu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arii Augu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94 Commentarii Consula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arii Consular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96 Commentarius Anquisit. Serg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. Anquisit. Sergi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498 Gaius Aurelius Cot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00 Lucius Licinius Cras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02 Aulus Cremutius Cord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10 Publius Cornelius Dolabe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12 Marcus Duro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14 Egna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Rerum Natur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15 Sextus (vel Spurius) En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16 Gaius Eru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18 Aulus Furius Ant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22 Gaius Aelius Ga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Verbis ad Ius Civile"</text:p>
          </table:table-cell>
        </table:table-row>
        <table:table-row table:style-name="ro1">
          <table:table-cell/>
          <table:table-cell office:value-type="string" calcext:value-type="string">
            <text:p>002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24 Gaius Cornelius Ga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legia"</text:p>
          </table:table-cell>
        </table:table-row>
        <table:table-row table:style-name="ro1">
          <table:table-cell/>
          <table:table-cell office:value-type="string" calcext:value-type="string">
            <text:p>002 "elegia in pap. Qas%1r Ibri=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26 Gaius Servilius Glau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27 Gan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28 Grani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0 Aulus Hir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Bello Gallico Liber VIII"</text:p>
          </table:table-cell>
        </table:table-row>
        <table:table-row table:style-name="ro1">
          <table:table-cell/>
          <table:table-cell office:value-type="string" calcext:value-type="string">
            <text:p>002 "epistul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2 Quintus Hortensius Horta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3 Gaius Iulius Hyg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/>
          <table:table-cell office:value-type="string" calcext:value-type="string">
            <text:p>002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4 Iuventius, como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llia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5 Marcus Iuventius Later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6 Decimus Labe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mim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7 Titus Labie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38 Laev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fr. dubium a Morel omiss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40 Tullius Laur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 in Ciceronis obi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41 Cn. Cornel. Lentulus Marcel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46 Gaius Licinius Muc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50 Titus Lucretius Ca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Rerum Natura"</text:p>
          </table:table-cell>
        </table:table-row>
        <table:table-row table:style-name="ro1">
          <table:table-cell/>
          <table:table-cell office:value-type="string" calcext:value-type="string">
            <text:p>002 "fragmenta"</text:p>
          </table:table-cell>
        </table:table-row>
        <table:table-row table:style-name="ro1">
          <table:table-cell/>
          <table:table-cell office:value-type="string" calcext:value-type="string">
            <text:p>003 "Capitul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52 Quintus Lutatius Cat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ta"</text:p>
          </table:table-cell>
        </table:table-row>
        <table:table-row table:style-name="ro1">
          <table:table-cell/>
          <table:table-cell office:value-type="string" calcext:value-type="string">
            <text:p>002 "Communes 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56 Gaius Licinius Mac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/>
          <table:table-cell office:value-type="string" calcext:value-type="string">
            <text:p>002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58 Gaius Cilnius Maecen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fragmentum a Morel omiss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60 Helvius Manc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62 Manilius, poe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64 Manius Mani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68 Gnaeus Ma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74 Gaius Memmius L. f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76 M. Valerius Messalla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Familiis Romanis"</text:p>
          </table:table-cell>
        </table:table-row>
        <table:table-row table:style-name="ro1">
          <table:table-cell/>
          <table:table-cell office:value-type="string" calcext:value-type="string">
            <text:p>002 "De Auspici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82 Q. Caecilius Metellus Numi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84 Mimi Poetarum Incerto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Mimi Poetarum Incertorum"</text:p>
          </table:table-cell>
        </table:table-row>
        <table:table-row table:style-name="ro1">
          <table:table-cell/>
          <table:table-cell office:value-type="string" calcext:value-type="string">
            <text:p>002 "fragmenta dub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86 Mumm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tellan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87 Naevius, iun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lia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88 Cornelius Nep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itae"</text:p>
          </table:table-cell>
        </table:table-row>
        <table:table-row table:style-name="ro1">
          <table:table-cell/>
          <table:table-cell office:value-type="string" calcext:value-type="string">
            <text:p>002 "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90 Publius Nigidius Fig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91 Ninnius Cras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lia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92 Novius, como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tellan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94 Lucius Nov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596 Numito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tibucol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00 Gaius Opp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Silvestribus Arboribus"</text:p>
          </table:table-cell>
        </table:table-row>
        <table:table-row table:style-name="ro1">
          <table:table-cell/>
          <table:table-cell office:value-type="string" calcext:value-type="string">
            <text:p>002 "vi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06 Lucius Marcius Philip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14 Q. Pompeius Q.f.A.n.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15 Q. Pompeius Q.f.Q.n.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16 Pompi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"</text:p>
          </table:table-cell>
        </table:table-row>
        <table:table-row table:style-name="ro1">
          <table:table-cell/>
          <table:table-cell office:value-type="string" calcext:value-type="string">
            <text:p>002 "tragoed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18 Lucius Pomponius Bononi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tellan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20 Sextus Proper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leg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22 Publilius Sy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ententiae"</text:p>
          </table:table-cell>
        </table:table-row>
        <table:table-row table:style-name="ro1">
          <table:table-cell/>
          <table:table-cell office:value-type="string" calcext:value-type="string">
            <text:p>002 "mim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24 Quintus Claudius Quadriga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25 Lucius Quinc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28 Publius Rutil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Vita Su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30 Sacra Argeo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acra Argeo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31 Gaius Sallustius Cris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tilinae Coniuratio"</text:p>
          </table:table-cell>
        </table:table-row>
        <table:table-row table:style-name="ro1">
          <table:table-cell/>
          <table:table-cell office:value-type="string" calcext:value-type="string">
            <text:p>002 "Bellum Iugurthinum"</text:p>
          </table:table-cell>
        </table:table-row>
        <table:table-row table:style-name="ro1">
          <table:table-cell/>
          <table:table-cell office:value-type="string" calcext:value-type="string">
            <text:p>003 "Historiae"</text:p>
          </table:table-cell>
        </table:table-row>
        <table:table-row table:style-name="ro1">
          <table:table-cell/>
          <table:table-cell office:value-type="string" calcext:value-type="string">
            <text:p>004 "Historiarum frr. ampliora"</text:p>
          </table:table-cell>
        </table:table-row>
        <table:table-row table:style-name="ro1">
          <table:table-cell/>
          <table:table-cell office:value-type="string" calcext:value-type="string">
            <text:p>005 "Historiarum frr. e codicibus"</text:p>
          </table:table-cell>
        </table:table-row>
        <table:table-row table:style-name="ro1">
          <table:table-cell/>
          <table:table-cell office:value-type="string" calcext:value-type="string">
            <text:p>006 "Historiarum frr. e papyris"</text:p>
          </table:table-cell>
        </table:table-row>
        <table:table-row table:style-name="ro1">
          <table:table-cell/>
          <table:table-cell office:value-type="string" calcext:value-type="string">
            <text:p>007 "Ad Caesarem de Re Publ. [sp.]"</text:p>
          </table:table-cell>
        </table:table-row>
        <table:table-row table:style-name="ro1">
          <table:table-cell/>
          <table:table-cell office:value-type="string" calcext:value-type="string">
            <text:p>008 "In M. Tullium Ciceronem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34 Sant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ragoediae"</text:p>
          </table:table-cell>
        </table:table-row>
        <table:table-row table:style-name="ro1">
          <table:table-cell/>
          <table:table-cell office:value-type="string" calcext:value-type="string">
            <text:p>002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35 Publius Satu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36 Quintus Mucius Scaev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38 Q. Mucius Scaevola [pontifex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40 Marcus Aemilius Scau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Vita Sua"</text:p>
          </table:table-cell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42 Sevius Nica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44 Sextilius 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46 Lucius Cornelius Sisen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/>
          <table:table-cell office:value-type="string" calcext:value-type="string">
            <text:p>002 "Miles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48 Staberius Er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50 Sue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52 Lucius Cornelius Su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arii Rerum Gesta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56 Servius Sulpic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iurisprudentia"</text:p>
          </table:table-cell>
        </table:table-row>
        <table:table-row table:style-name="ro1">
          <table:table-cell/>
          <table:table-cell office:value-type="string" calcext:value-type="string">
            <text:p>003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58 Tabulae Censori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abulae Cens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60 Albius Tibu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legiae"</text:p>
          </table:table-cell>
        </table:table-row>
        <table:table-row table:style-name="ro1">
          <table:table-cell/>
          <table:table-cell office:value-type="string" calcext:value-type="string">
            <text:p>002 "carmina Tibulliana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61 Ticid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62 Marcus Tullius Ti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64 Gaius Trebatius Tes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 et al.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68 Gnaeus Tremelius Scrof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re rus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70 Quintus Aelius Tub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/>
          <table:table-cell office:value-type="string" calcext:value-type="string">
            <text:p>002 "liber ad C. Oppium, fr.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72 Turranius Ni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re rustica scrip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74 Valerius, como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oed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76 Valerius Anti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78 Quintus Valerius Sor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80 Gaius Valg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82 Lucius Var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tragoed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84 Marcus Terentius Var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Lingua Latina"</text:p>
          </table:table-cell>
        </table:table-row>
        <table:table-row table:style-name="ro1">
          <table:table-cell/>
          <table:table-cell office:value-type="string" calcext:value-type="string">
            <text:p>002 "Res Rusticae"</text:p>
          </table:table-cell>
        </table:table-row>
        <table:table-row table:style-name="ro1">
          <table:table-cell/>
          <table:table-cell office:value-type="string" calcext:value-type="string">
            <text:p>003 "Antiquitates Rerum Humanarum"</text:p>
          </table:table-cell>
        </table:table-row>
        <table:table-row table:style-name="ro1">
          <table:table-cell/>
          <table:table-cell office:value-type="string" calcext:value-type="string">
            <text:p>004 "Antiquitates Rerum Divinarum"</text:p>
          </table:table-cell>
        </table:table-row>
        <table:table-row table:style-name="ro1">
          <table:table-cell/>
          <table:table-cell office:value-type="string" calcext:value-type="string">
            <text:p>005 "Annales"</text:p>
          </table:table-cell>
        </table:table-row>
        <table:table-row table:style-name="ro1">
          <table:table-cell/>
          <table:table-cell office:value-type="string" calcext:value-type="string">
            <text:p>006 "De Gente Populi Romani"</text:p>
          </table:table-cell>
        </table:table-row>
        <table:table-row table:style-name="ro1">
          <table:table-cell/>
          <table:table-cell office:value-type="string" calcext:value-type="string">
            <text:p>007 "De Vita Populi Romani"</text:p>
          </table:table-cell>
        </table:table-row>
        <table:table-row table:style-name="ro1">
          <table:table-cell/>
          <table:table-cell office:value-type="string" calcext:value-type="string">
            <text:p>008 "Res Urbanae"</text:p>
          </table:table-cell>
        </table:table-row>
        <table:table-row table:style-name="ro1">
          <table:table-cell/>
          <table:table-cell office:value-type="string" calcext:value-type="string">
            <text:p>009 "Logistorici"</text:p>
          </table:table-cell>
        </table:table-row>
        <table:table-row table:style-name="ro1">
          <table:table-cell/>
          <table:table-cell office:value-type="string" calcext:value-type="string">
            <text:p>010 "carmina"</text:p>
          </table:table-cell>
        </table:table-row>
        <table:table-row table:style-name="ro1">
          <table:table-cell/>
          <table:table-cell office:value-type="string" calcext:value-type="string">
            <text:p>011 "Menippeae"</text:p>
          </table:table-cell>
        </table:table-row>
        <table:table-row table:style-name="ro1">
          <table:table-cell/>
          <table:table-cell office:value-type="string" calcext:value-type="string">
            <text:p>012 "epistulae"</text:p>
          </table:table-cell>
        </table:table-row>
        <table:table-row table:style-name="ro1">
          <table:table-cell/>
          <table:table-cell office:value-type="string" calcext:value-type="string">
            <text:p>013 "epistulae Latinae"</text:p>
          </table:table-cell>
        </table:table-row>
        <table:table-row table:style-name="ro1">
          <table:table-cell/>
          <table:table-cell office:value-type="string" calcext:value-type="string">
            <text:p>014 "fragmenta grammatica"</text:p>
          </table:table-cell>
        </table:table-row>
        <table:table-row table:style-name="ro1">
          <table:table-cell/>
          <table:table-cell office:value-type="string" calcext:value-type="string">
            <text:p>015 "frr. de historia litterarum"</text:p>
          </table:table-cell>
        </table:table-row>
        <table:table-row table:style-name="ro1">
          <table:table-cell/>
          <table:table-cell office:value-type="string" calcext:value-type="string">
            <text:p>016 "fragmenta varia"</text:p>
          </table:table-cell>
        </table:table-row>
        <table:table-row table:style-name="ro1">
          <table:table-cell/>
          <table:table-cell office:value-type="string" calcext:value-type="string">
            <text:p>017 "incertae sedis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86 P. Terentius Varro Atac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90 Publius Vergilius Ma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clogae"</text:p>
          </table:table-cell>
        </table:table-row>
        <table:table-row table:style-name="ro1">
          <table:table-cell/>
          <table:table-cell office:value-type="string" calcext:value-type="string">
            <text:p>002 "Georgica"</text:p>
          </table:table-cell>
        </table:table-row>
        <table:table-row table:style-name="ro1">
          <table:table-cell/>
          <table:table-cell office:value-type="string" calcext:value-type="string">
            <text:p>003 "Aene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92 Appendix Vergil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irae"</text:p>
          </table:table-cell>
        </table:table-row>
        <table:table-row table:style-name="ro1">
          <table:table-cell/>
          <table:table-cell office:value-type="string" calcext:value-type="string">
            <text:p>002 "Lydia"</text:p>
          </table:table-cell>
        </table:table-row>
        <table:table-row table:style-name="ro1">
          <table:table-cell/>
          <table:table-cell office:value-type="string" calcext:value-type="string">
            <text:p>003 "Culex"</text:p>
          </table:table-cell>
        </table:table-row>
        <table:table-row table:style-name="ro1">
          <table:table-cell/>
          <table:table-cell office:value-type="string" calcext:value-type="string">
            <text:p>004 "Aetna"</text:p>
          </table:table-cell>
        </table:table-row>
        <table:table-row table:style-name="ro1">
          <table:table-cell/>
          <table:table-cell office:value-type="string" calcext:value-type="string">
            <text:p>005 "Copa"</text:p>
          </table:table-cell>
        </table:table-row>
        <table:table-row table:style-name="ro1">
          <table:table-cell/>
          <table:table-cell office:value-type="string" calcext:value-type="string">
            <text:p>006 "Elegiae in Maecenatem"</text:p>
          </table:table-cell>
        </table:table-row>
        <table:table-row table:style-name="ro1">
          <table:table-cell/>
          <table:table-cell office:value-type="string" calcext:value-type="string">
            <text:p>007 "Ciris"</text:p>
          </table:table-cell>
        </table:table-row>
        <table:table-row table:style-name="ro1">
          <table:table-cell/>
          <table:table-cell office:value-type="string" calcext:value-type="string">
            <text:p>008 "Priapea"</text:p>
          </table:table-cell>
        </table:table-row>
        <table:table-row table:style-name="ro1">
          <table:table-cell/>
          <table:table-cell office:value-type="string" calcext:value-type="string">
            <text:p>009 "Catalepton"</text:p>
          </table:table-cell>
        </table:table-row>
        <table:table-row table:style-name="ro1">
          <table:table-cell/>
          <table:table-cell office:value-type="string" calcext:value-type="string">
            <text:p>010 "Priapeum 'Quid Hoc Novi Est?'"</text:p>
          </table:table-cell>
        </table:table-row>
        <table:table-row table:style-name="ro1">
          <table:table-cell/>
          <table:table-cell office:value-type="string" calcext:value-type="string">
            <text:p>011 "Moretum"</text:p>
          </table:table-cell>
        </table:table-row>
        <table:table-row table:style-name="ro1">
          <table:table-cell/>
          <table:table-cell office:value-type="string" calcext:value-type="string">
            <text:p>012 "De Institutione Viri Boni"</text:p>
          </table:table-cell>
        </table:table-row>
        <table:table-row table:style-name="ro1">
          <table:table-cell/>
          <table:table-cell office:value-type="string" calcext:value-type="string">
            <text:p>013 "De Est et Non"</text:p>
          </table:table-cell>
        </table:table-row>
        <table:table-row table:style-name="ro1">
          <table:table-cell/>
          <table:table-cell office:value-type="string" calcext:value-type="string">
            <text:p>014 "De Rosis Nascentib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694 Volum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03 Arbonius Si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06 Carmen de Bello Aegyptia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 de Bello Aegyptiac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09 Domitius Mar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epigrammata ex Bobiensib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21 Antonius Panurg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, fragmen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24 Cloatius Ve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27 Cornificius Long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730 Tarquitius Pris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Disciplina Etrusca, frr.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00 Albinovanus Pe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03 Quintus Asconius Ped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n Senatu Contra L. Pisonem"</text:p>
          </table:table-cell>
        </table:table-row>
        <table:table-row table:style-name="ro1">
          <table:table-cell/>
          <table:table-cell office:value-type="string" calcext:value-type="string">
            <text:p>002 "Pro Scauro"</text:p>
          </table:table-cell>
        </table:table-row>
        <table:table-row table:style-name="ro1">
          <table:table-cell/>
          <table:table-cell office:value-type="string" calcext:value-type="string">
            <text:p>003 "Pro Milone"</text:p>
          </table:table-cell>
        </table:table-row>
        <table:table-row table:style-name="ro1">
          <table:table-cell/>
          <table:table-cell office:value-type="string" calcext:value-type="string">
            <text:p>004 "Pro Cornelio"</text:p>
          </table:table-cell>
        </table:table-row>
        <table:table-row table:style-name="ro1">
          <table:table-cell/>
          <table:table-cell office:value-type="string" calcext:value-type="string">
            <text:p>005 "In Toga Candid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06 Gaius Ateius Capi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09 Aufidius Bas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12 Gaius Caesius Bas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/>
          <table:table-cell office:value-type="string" calcext:value-type="string">
            <text:p>002 "De Metris, fragmenta"</text:p>
          </table:table-cell>
        </table:table-row>
        <table:table-row table:style-name="ro1">
          <table:table-cell/>
          <table:table-cell office:value-type="string" calcext:value-type="string">
            <text:p>003 "De Metris Horatii [sp.]"</text:p>
          </table:table-cell>
        </table:table-row>
        <table:table-row table:style-name="ro1">
          <table:table-cell/>
          <table:table-cell office:value-type="string" calcext:value-type="string">
            <text:p>004 "Breviatio Pedum [sp.]"</text:p>
          </table:table-cell>
        </table:table-row>
        <table:table-row table:style-name="ro1">
          <table:table-cell/>
          <table:table-cell office:value-type="string" calcext:value-type="string">
            <text:p>005 "De Compositionibus [sp.]"</text:p>
          </table:table-cell>
        </table:table-row>
        <table:table-row table:style-name="ro1">
          <table:table-cell/>
          <table:table-cell office:value-type="string" calcext:value-type="string">
            <text:p>006 "Genera Versuum [sp.]"</text:p>
          </table:table-cell>
        </table:table-row>
        <table:table-row table:style-name="ro1">
          <table:table-cell/>
          <table:table-cell office:value-type="string" calcext:value-type="string">
            <text:p>007 "Poeticae Species Lat.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15 Bruttedius Ni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21 Bucolica Einsidlen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ucolica Einsidlens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24 Cn. Arulenus Caelius Sab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27 Caesellius V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30 Titus Calpurnius Sic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clog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36 Aulus Cornelius Cel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gricultura"</text:p>
          </table:table-cell>
        </table:table-row>
        <table:table-row table:style-name="ro1">
          <table:table-cell/>
          <table:table-cell office:value-type="string" calcext:value-type="string">
            <text:p>002 "De Medicina"</text:p>
          </table:table-cell>
        </table:table-row>
        <table:table-row table:style-name="ro1">
          <table:table-cell/>
          <table:table-cell office:value-type="string" calcext:value-type="string">
            <text:p>003 "De Rhetor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42 Gaius Clodius Lic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ibri Rerum Romana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45 L. Iunius Moderatus Colume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rboribus"</text:p>
          </table:table-cell>
        </table:table-row>
        <table:table-row table:style-name="ro1">
          <table:table-cell/>
          <table:table-cell office:value-type="string" calcext:value-type="string">
            <text:p>002 "De Re Rus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51 Cornelius Seve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fragmenta a Morel omiss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54 Cornificius Ga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ersus in Vergili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57 Lucius Annaeus Cornu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60 Quintus Curt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 Alexandri Magn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63 Dorca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66 Feneste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69 Marcus Verri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truscarum Rerum Libri"</text:p>
          </table:table-cell>
        </table:table-row>
        <table:table-row table:style-name="ro1">
          <table:table-cell/>
          <table:table-cell office:value-type="string" calcext:value-type="string">
            <text:p>002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75 Cn. Cornel. Lentulus Gaetul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78 Gaius Asinius Ga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/>
          <table:table-cell office:value-type="string" calcext:value-type="string">
            <text:p>002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81 Claudius Caesar German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ratea"</text:p>
          </table:table-cell>
        </table:table-row>
        <table:table-row table:style-name="ro1">
          <table:table-cell/>
          <table:table-cell office:value-type="string" calcext:value-type="string">
            <text:p>002 "fragmenta Aratea"</text:p>
          </table:table-cell>
        </table:table-row>
        <table:table-row table:style-name="ro1">
          <table:table-cell/>
          <table:table-cell office:value-type="string" calcext:value-type="string">
            <text:p>003 "epigramma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84 Gracchus, trag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ragoed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87 Grat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ynege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90 Homerus Lat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lias Lat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93 Quintus Horati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Carmen Saeculare"</text:p>
          </table:table-cell>
        </table:table-row>
        <table:table-row table:style-name="ro1">
          <table:table-cell/>
          <table:table-cell office:value-type="string" calcext:value-type="string">
            <text:p>003 "Epodi"</text:p>
          </table:table-cell>
        </table:table-row>
        <table:table-row table:style-name="ro1">
          <table:table-cell/>
          <table:table-cell office:value-type="string" calcext:value-type="string">
            <text:p>004 "Sermones"</text:p>
          </table:table-cell>
        </table:table-row>
        <table:table-row table:style-name="ro1">
          <table:table-cell/>
          <table:table-cell office:value-type="string" calcext:value-type="string">
            <text:p>005 "Epistulae"</text:p>
          </table:table-cell>
        </table:table-row>
        <table:table-row table:style-name="ro1">
          <table:table-cell/>
          <table:table-cell office:value-type="string" calcext:value-type="string">
            <text:p>006 "Ars Poe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899 Hyginus Astrono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stronom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02 Iulius Afric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05 Marcus Antistius Labe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08 Attius Labe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ersio Latina Iliado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11 Laus Pison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aus Pison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14 Titus Liv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b Urbe Condita"</text:p>
          </table:table-cell>
        </table:table-row>
        <table:table-row table:style-name="ro1">
          <table:table-cell/>
          <table:table-cell office:value-type="string" calcext:value-type="string">
            <text:p>002 "Periochae Librorum A. U. C."</text:p>
          </table:table-cell>
        </table:table-row>
        <table:table-row table:style-name="ro1">
          <table:table-cell/>
          <table:table-cell office:value-type="string" calcext:value-type="string">
            <text:p>003 "fragmenta"</text:p>
          </table:table-cell>
        </table:table-row>
        <table:table-row table:style-name="ro1">
          <table:table-cell/>
          <table:table-cell office:value-type="string" calcext:value-type="string">
            <text:p>004 "A.U.C. Perioch. ex P.Oxy.668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17 Marcus Annaeus Luc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Bellum Civile"</text:p>
          </table:table-cell>
        </table:table-row>
        <table:table-row table:style-name="ro1">
          <table:table-cell/>
          <table:table-cell office:value-type="string" calcext:value-type="string">
            <text:p>002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20 Lucilius iun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23 Aemilius Mac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fragmentum a Morel omiss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26 Marcus Mani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stronom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29 Pomponius Me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Chorograph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32 M. Valerius Messalla Corv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/>
          <table:table-cell office:value-type="string" calcext:value-type="string">
            <text:p>002 "Commentarii de Bello Civil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35 Iulius Modes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38 Iulius Mont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44 Imperator N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59 Publius Ovidius Na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mores"</text:p>
          </table:table-cell>
        </table:table-row>
        <table:table-row table:style-name="ro1">
          <table:table-cell/>
          <table:table-cell office:value-type="string" calcext:value-type="string">
            <text:p>002 "Epistulae (vel Heroides)"</text:p>
          </table:table-cell>
        </table:table-row>
        <table:table-row table:style-name="ro1">
          <table:table-cell/>
          <table:table-cell office:value-type="string" calcext:value-type="string">
            <text:p>003 "Medicamina Faciei Femineae"</text:p>
          </table:table-cell>
        </table:table-row>
        <table:table-row table:style-name="ro1">
          <table:table-cell/>
          <table:table-cell office:value-type="string" calcext:value-type="string">
            <text:p>004 "Ars Amatoria"</text:p>
          </table:table-cell>
        </table:table-row>
        <table:table-row table:style-name="ro1">
          <table:table-cell/>
          <table:table-cell office:value-type="string" calcext:value-type="string">
            <text:p>005 "Remedia Amoris"</text:p>
          </table:table-cell>
        </table:table-row>
        <table:table-row table:style-name="ro1">
          <table:table-cell/>
          <table:table-cell office:value-type="string" calcext:value-type="string">
            <text:p>006 "Metamorphoses"</text:p>
          </table:table-cell>
        </table:table-row>
        <table:table-row table:style-name="ro1">
          <table:table-cell/>
          <table:table-cell office:value-type="string" calcext:value-type="string">
            <text:p>007 "Fasti"</text:p>
          </table:table-cell>
        </table:table-row>
        <table:table-row table:style-name="ro1">
          <table:table-cell/>
          <table:table-cell office:value-type="string" calcext:value-type="string">
            <text:p>008 "Tristia"</text:p>
          </table:table-cell>
        </table:table-row>
        <table:table-row table:style-name="ro1">
          <table:table-cell/>
          <table:table-cell office:value-type="string" calcext:value-type="string">
            <text:p>009 "Epistulae ex Ponto"</text:p>
          </table:table-cell>
        </table:table-row>
        <table:table-row table:style-name="ro1">
          <table:table-cell/>
          <table:table-cell office:value-type="string" calcext:value-type="string">
            <text:p>010 "Ibis"</text:p>
          </table:table-cell>
        </table:table-row>
        <table:table-row table:style-name="ro1">
          <table:table-cell/>
          <table:table-cell office:value-type="string" calcext:value-type="string">
            <text:p>011 "Medea"</text:p>
          </table:table-cell>
        </table:table-row>
        <table:table-row table:style-name="ro1">
          <table:table-cell/>
          <table:table-cell office:value-type="string" calcext:value-type="string">
            <text:p>012 "carmina, fragmenta"</text:p>
          </table:table-cell>
        </table:table-row>
        <table:table-row table:style-name="ro1">
          <table:table-cell/>
          <table:table-cell office:value-type="string" calcext:value-type="string">
            <text:p>013 "Nux [sp.]"</text:p>
          </table:table-cell>
        </table:table-row>
        <table:table-row table:style-name="ro1">
          <table:table-cell/>
          <table:table-cell office:value-type="string" calcext:value-type="string">
            <text:p>014 "Halieutica [sp.]"</text:p>
          </table:table-cell>
        </table:table-row>
        <table:table-row table:style-name="ro1">
          <table:table-cell/>
          <table:table-cell office:value-type="string" calcext:value-type="string">
            <text:p>015 "Epicedion Drusi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63 Quintus Remmius Palaem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/>
          <table:table-cell office:value-type="string" calcext:value-type="string">
            <text:p>002 "Ars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66 Passienus Cris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69 Aulus Persi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atur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72 Petro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atyrica"</text:p>
          </table:table-cell>
        </table:table-row>
        <table:table-row table:style-name="ro1">
          <table:table-cell/>
          <table:table-cell office:value-type="string" calcext:value-type="string">
            <text:p>002 "Satyric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75 Phaed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Fabulae Aesopiae"</text:p>
          </table:table-cell>
        </table:table-row>
        <table:table-row table:style-name="ro1">
          <table:table-cell/>
          <table:table-cell office:value-type="string" calcext:value-type="string">
            <text:p>002 "Fabularum Appendix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78 Gaius Plinius Secund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Naturalis Historia"</text:p>
          </table:table-cell>
        </table:table-row>
        <table:table-row table:style-name="ro1">
          <table:table-cell/>
          <table:table-cell office:value-type="string" calcext:value-type="string">
            <text:p>002 "Dubius Serm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81 Gaius Asinius Poll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3 "orationes"</text:p>
          </table:table-cell>
        </table:table-row>
        <table:table-row table:style-name="ro1">
          <table:table-cell/>
          <table:table-cell office:value-type="string" calcext:value-type="string">
            <text:p>004 "grammatica"</text:p>
          </table:table-cell>
        </table:table-row>
        <table:table-row table:style-name="ro1">
          <table:table-cell/>
          <table:table-cell office:value-type="string" calcext:value-type="string">
            <text:p>005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84 Pompeius Trog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nimalibus"</text:p>
          </table:table-cell>
        </table:table-row>
        <table:table-row table:style-name="ro1">
          <table:table-cell/>
          <table:table-cell office:value-type="string" calcext:value-type="string">
            <text:p>002 "Historiae Philippic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87 Publius Pomponius Secund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ragoediae"</text:p>
          </table:table-cell>
        </table:table-row>
        <table:table-row table:style-name="ro1">
          <table:table-cell/>
          <table:table-cell office:value-type="string" calcext:value-type="string">
            <text:p>002 "praetext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90 Precatio Omnium Herba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recatio Omnium Herba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93 Precatio Terr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recatio Terr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0996 Marcus Valerius Prob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ita Persii"</text:p>
          </table:table-cell>
        </table:table-row>
        <table:table-row table:style-name="ro1">
          <table:table-cell/>
          <table:table-cell office:value-type="string" calcext:value-type="string">
            <text:p>002 "De Notis Iuris"</text:p>
          </table:table-cell>
        </table:table-row>
        <table:table-row table:style-name="ro1">
          <table:table-cell/>
          <table:table-cell office:value-type="string" calcext:value-type="string">
            <text:p>003 "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00 Pupius (?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ersus Pupio attribut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02 Marcus Fabius Quintil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nstitutio Oratoria"</text:p>
          </table:table-cell>
        </table:table-row>
        <table:table-row table:style-name="ro1">
          <table:table-cell/>
          <table:table-cell office:value-type="string" calcext:value-type="string">
            <text:p>002 "Declamationes Minores"</text:p>
          </table:table-cell>
        </table:table-row>
        <table:table-row table:style-name="ro1">
          <table:table-cell/>
          <table:table-cell office:value-type="string" calcext:value-type="string">
            <text:p>003 "Declamationes Maiores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05 Rabi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11 Scribonius Larg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posi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14 Lucius Annaeus Seneca sen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ntroversiae"</text:p>
          </table:table-cell>
        </table:table-row>
        <table:table-row table:style-name="ro1">
          <table:table-cell/>
          <table:table-cell office:value-type="string" calcext:value-type="string">
            <text:p>002 "Controversiae, excerpta"</text:p>
          </table:table-cell>
        </table:table-row>
        <table:table-row table:style-name="ro1">
          <table:table-cell/>
          <table:table-cell office:value-type="string" calcext:value-type="string">
            <text:p>003 "Suasoriae"</text:p>
          </table:table-cell>
        </table:table-row>
        <table:table-row table:style-name="ro1">
          <table:table-cell/>
          <table:table-cell office:value-type="string" calcext:value-type="string">
            <text:p>004 "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17 Lucius Annaeus Seneca iun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ercules Furens"</text:p>
          </table:table-cell>
        </table:table-row>
        <table:table-row table:style-name="ro1">
          <table:table-cell/>
          <table:table-cell office:value-type="string" calcext:value-type="string">
            <text:p>002 "Troades"</text:p>
          </table:table-cell>
        </table:table-row>
        <table:table-row table:style-name="ro1">
          <table:table-cell/>
          <table:table-cell office:value-type="string" calcext:value-type="string">
            <text:p>003 "Phoenissae"</text:p>
          </table:table-cell>
        </table:table-row>
        <table:table-row table:style-name="ro1">
          <table:table-cell/>
          <table:table-cell office:value-type="string" calcext:value-type="string">
            <text:p>004 "Medea"</text:p>
          </table:table-cell>
        </table:table-row>
        <table:table-row table:style-name="ro1">
          <table:table-cell/>
          <table:table-cell office:value-type="string" calcext:value-type="string">
            <text:p>005 "Phaedra"</text:p>
          </table:table-cell>
        </table:table-row>
        <table:table-row table:style-name="ro1">
          <table:table-cell/>
          <table:table-cell office:value-type="string" calcext:value-type="string">
            <text:p>006 "Oedipus"</text:p>
          </table:table-cell>
        </table:table-row>
        <table:table-row table:style-name="ro1">
          <table:table-cell/>
          <table:table-cell office:value-type="string" calcext:value-type="string">
            <text:p>007 "Agamemnon"</text:p>
          </table:table-cell>
        </table:table-row>
        <table:table-row table:style-name="ro1">
          <table:table-cell/>
          <table:table-cell office:value-type="string" calcext:value-type="string">
            <text:p>008 "Thyestes"</text:p>
          </table:table-cell>
        </table:table-row>
        <table:table-row table:style-name="ro1">
          <table:table-cell/>
          <table:table-cell office:value-type="string" calcext:value-type="string">
            <text:p>009 "Hercules Oetaeus"</text:p>
          </table:table-cell>
        </table:table-row>
        <table:table-row table:style-name="ro1">
          <table:table-cell/>
          <table:table-cell office:value-type="string" calcext:value-type="string">
            <text:p>010 "Octavia [sp.]"</text:p>
          </table:table-cell>
        </table:table-row>
        <table:table-row table:style-name="ro1">
          <table:table-cell/>
          <table:table-cell office:value-type="string" calcext:value-type="string">
            <text:p>011 "Apocolocyntosis"</text:p>
          </table:table-cell>
        </table:table-row>
        <table:table-row table:style-name="ro1">
          <table:table-cell/>
          <table:table-cell office:value-type="string" calcext:value-type="string">
            <text:p>012 "Dialogi"</text:p>
          </table:table-cell>
        </table:table-row>
        <table:table-row table:style-name="ro1">
          <table:table-cell/>
          <table:table-cell office:value-type="string" calcext:value-type="string">
            <text:p>013 "De Beneficiis"</text:p>
          </table:table-cell>
        </table:table-row>
        <table:table-row table:style-name="ro1">
          <table:table-cell/>
          <table:table-cell office:value-type="string" calcext:value-type="string">
            <text:p>014 "De Clementia"</text:p>
          </table:table-cell>
        </table:table-row>
        <table:table-row table:style-name="ro1">
          <table:table-cell/>
          <table:table-cell office:value-type="string" calcext:value-type="string">
            <text:p>015 "Epistulae Morales ad Lucilium"</text:p>
          </table:table-cell>
        </table:table-row>
        <table:table-row table:style-name="ro1">
          <table:table-cell/>
          <table:table-cell office:value-type="string" calcext:value-type="string">
            <text:p>016 "Naturales Quaestiones"</text:p>
          </table:table-cell>
        </table:table-row>
        <table:table-row table:style-name="ro1">
          <table:table-cell/>
          <table:table-cell office:value-type="string" calcext:value-type="string">
            <text:p>017 "e Cleanthe versus"</text:p>
          </table:table-cell>
        </table:table-row>
        <table:table-row table:style-name="ro1">
          <table:table-cell/>
          <table:table-cell office:value-type="string" calcext:value-type="string">
            <text:p>018 "De Vita Patr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20 Publius Papinius Stat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hebais"</text:p>
          </table:table-cell>
        </table:table-row>
        <table:table-row table:style-name="ro1">
          <table:table-cell/>
          <table:table-cell office:value-type="string" calcext:value-type="string">
            <text:p>002 "Silvae"</text:p>
          </table:table-cell>
        </table:table-row>
        <table:table-row table:style-name="ro1">
          <table:table-cell/>
          <table:table-cell office:value-type="string" calcext:value-type="string">
            <text:p>003 "Achilleis"</text:p>
          </table:table-cell>
        </table:table-row>
        <table:table-row table:style-name="ro1">
          <table:table-cell/>
          <table:table-cell office:value-type="string" calcext:value-type="string">
            <text:p>004 "De Bello Germanico (fragment)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23 Sulpicia, Caleni ux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/>
          <table:table-cell office:value-type="string" calcext:value-type="string">
            <text:p>002 "De Statu Rei Publicae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29 Tur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atur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32 Vagel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35 Gaius Valeri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rgonau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38 Valerius Maxi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Facta et Dicta Memorabil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41 Pseudo-Var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entent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44 Velleius Paterc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 Roma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47 Vera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ibri de rebus sacr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50 Lucius Vergini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53 Vibius Cris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056 Vitruv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rchitectur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100 Calpurni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clamationes, excerp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103 Priap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riape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03 Alfius Avi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06 Lucius Ampe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iber Memorial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09 Ann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12 Apuleius Madaur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pologia"</text:p>
          </table:table-cell>
        </table:table-row>
        <table:table-row table:style-name="ro1">
          <table:table-cell/>
          <table:table-cell office:value-type="string" calcext:value-type="string">
            <text:p>002 "Metamorphoses"</text:p>
          </table:table-cell>
        </table:table-row>
        <table:table-row table:style-name="ro1">
          <table:table-cell/>
          <table:table-cell office:value-type="string" calcext:value-type="string">
            <text:p>003 "Florida"</text:p>
          </table:table-cell>
        </table:table-row>
        <table:table-row table:style-name="ro1">
          <table:table-cell/>
          <table:table-cell office:value-type="string" calcext:value-type="string">
            <text:p>004 "De Deo Socratis"</text:p>
          </table:table-cell>
        </table:table-row>
        <table:table-row table:style-name="ro1">
          <table:table-cell/>
          <table:table-cell office:value-type="string" calcext:value-type="string">
            <text:p>005 "Anechomenos"</text:p>
          </table:table-cell>
        </table:table-row>
        <table:table-row table:style-name="ro1">
          <table:table-cell/>
          <table:table-cell office:value-type="string" calcext:value-type="string">
            <text:p>006 "carmina"</text:p>
          </table:table-cell>
        </table:table-row>
        <table:table-row table:style-name="ro1">
          <table:table-cell/>
          <table:table-cell office:value-type="string" calcext:value-type="string">
            <text:p>007 "fragmenta"</text:p>
          </table:table-cell>
        </table:table-row>
        <table:table-row table:style-name="ro1">
          <table:table-cell/>
          <table:table-cell office:value-type="string" calcext:value-type="string">
            <text:p>008 "De Mundo"</text:p>
          </table:table-cell>
        </table:table-row>
        <table:table-row table:style-name="ro1">
          <table:table-cell/>
          <table:table-cell office:value-type="string" calcext:value-type="string">
            <text:p>009 "De Platone et Eius Dogmate"</text:p>
          </table:table-cell>
        </table:table-row>
        <table:table-row table:style-name="ro1">
          <table:table-cell/>
          <table:table-cell office:value-type="string" calcext:value-type="string">
            <text:p>010 "De Deo Socratis, Praef.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18 Sentius Augur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21 C. Iul. Caes. Augustus Octav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dicta et apophthegmata"</text:p>
          </table:table-cell>
        </table:table-row>
        <table:table-row table:style-name="ro1">
          <table:table-cell/>
          <table:table-cell office:value-type="string" calcext:value-type="string">
            <text:p>003 "edicta"</text:p>
          </table:table-cell>
        </table:table-row>
        <table:table-row table:style-name="ro1">
          <table:table-cell/>
          <table:table-cell office:value-type="string" calcext:value-type="string">
            <text:p>004 "epistulae"</text:p>
          </table:table-cell>
        </table:table-row>
        <table:table-row table:style-name="ro1">
          <table:table-cell/>
          <table:table-cell office:value-type="string" calcext:value-type="string">
            <text:p>005 "fragmenta incertae sedis"</text:p>
          </table:table-cell>
        </table:table-row>
        <table:table-row table:style-name="ro1">
          <table:table-cell/>
          <table:table-cell office:value-type="string" calcext:value-type="string">
            <text:p>006 "opera historica"</text:p>
          </table:table-cell>
        </table:table-row>
        <table:table-row table:style-name="ro1">
          <table:table-cell/>
          <table:table-cell office:value-type="string" calcext:value-type="string">
            <text:p>007 "Res Gestae"</text:p>
          </table:table-cell>
        </table:table-row>
        <table:table-row table:style-name="ro1">
          <table:table-cell/>
          <table:table-cell office:value-type="string" calcext:value-type="string">
            <text:p>008 "orati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24 Marcus Aure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27 Balbus, gro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xpos. et Ratio Omn. Forma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29 Flavius Ca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Orthographia"</text:p>
          </table:table-cell>
        </table:table-row>
        <table:table-row table:style-name="ro1">
          <table:table-cell/>
          <table:table-cell office:value-type="string" calcext:value-type="string">
            <text:p>002 "De Verbis Dubi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34 Didascaliae et Argum. in Plau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mphitruo"</text:p>
          </table:table-cell>
        </table:table-row>
        <table:table-row table:style-name="ro1">
          <table:table-cell/>
          <table:table-cell office:value-type="string" calcext:value-type="string">
            <text:p>002 "Asinaria"</text:p>
          </table:table-cell>
        </table:table-row>
        <table:table-row table:style-name="ro1">
          <table:table-cell/>
          <table:table-cell office:value-type="string" calcext:value-type="string">
            <text:p>003 "Aulularia"</text:p>
          </table:table-cell>
        </table:table-row>
        <table:table-row table:style-name="ro1">
          <table:table-cell/>
          <table:table-cell office:value-type="string" calcext:value-type="string">
            <text:p>004 "Captivi"</text:p>
          </table:table-cell>
        </table:table-row>
        <table:table-row table:style-name="ro1">
          <table:table-cell/>
          <table:table-cell office:value-type="string" calcext:value-type="string">
            <text:p>005 "Casina"</text:p>
          </table:table-cell>
        </table:table-row>
        <table:table-row table:style-name="ro1">
          <table:table-cell/>
          <table:table-cell office:value-type="string" calcext:value-type="string">
            <text:p>006 "Cistellaria"</text:p>
          </table:table-cell>
        </table:table-row>
        <table:table-row table:style-name="ro1">
          <table:table-cell/>
          <table:table-cell office:value-type="string" calcext:value-type="string">
            <text:p>007 "Curculio"</text:p>
          </table:table-cell>
        </table:table-row>
        <table:table-row table:style-name="ro1">
          <table:table-cell/>
          <table:table-cell office:value-type="string" calcext:value-type="string">
            <text:p>008 "Epidicus"</text:p>
          </table:table-cell>
        </table:table-row>
        <table:table-row table:style-name="ro1">
          <table:table-cell/>
          <table:table-cell office:value-type="string" calcext:value-type="string">
            <text:p>009 "Menaechmi"</text:p>
          </table:table-cell>
        </table:table-row>
        <table:table-row table:style-name="ro1">
          <table:table-cell/>
          <table:table-cell office:value-type="string" calcext:value-type="string">
            <text:p>010 "Mercator"</text:p>
          </table:table-cell>
        </table:table-row>
        <table:table-row table:style-name="ro1">
          <table:table-cell/>
          <table:table-cell office:value-type="string" calcext:value-type="string">
            <text:p>011 "Miles Gloriosus"</text:p>
          </table:table-cell>
        </table:table-row>
        <table:table-row table:style-name="ro1">
          <table:table-cell/>
          <table:table-cell office:value-type="string" calcext:value-type="string">
            <text:p>012 "Mostellaria"</text:p>
          </table:table-cell>
        </table:table-row>
        <table:table-row table:style-name="ro1">
          <table:table-cell/>
          <table:table-cell office:value-type="string" calcext:value-type="string">
            <text:p>013 "Persa"</text:p>
          </table:table-cell>
        </table:table-row>
        <table:table-row table:style-name="ro1">
          <table:table-cell/>
          <table:table-cell office:value-type="string" calcext:value-type="string">
            <text:p>014 "Poenulus"</text:p>
          </table:table-cell>
        </table:table-row>
        <table:table-row table:style-name="ro1">
          <table:table-cell/>
          <table:table-cell office:value-type="string" calcext:value-type="string">
            <text:p>015 "Pseudolus"</text:p>
          </table:table-cell>
        </table:table-row>
        <table:table-row table:style-name="ro1">
          <table:table-cell/>
          <table:table-cell office:value-type="string" calcext:value-type="string">
            <text:p>016 "Rudens"</text:p>
          </table:table-cell>
        </table:table-row>
        <table:table-row table:style-name="ro1">
          <table:table-cell/>
          <table:table-cell office:value-type="string" calcext:value-type="string">
            <text:p>017 "Stichus"</text:p>
          </table:table-cell>
        </table:table-row>
        <table:table-row table:style-name="ro1">
          <table:table-cell/>
          <table:table-cell office:value-type="string" calcext:value-type="string">
            <text:p>018 "Trinummus"</text:p>
          </table:table-cell>
        </table:table-row>
        <table:table-row table:style-name="ro1">
          <table:table-cell/>
          <table:table-cell office:value-type="string" calcext:value-type="string">
            <text:p>019 "Truculent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35 Didascaliae et Per. in Terent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dria"</text:p>
          </table:table-cell>
        </table:table-row>
        <table:table-row table:style-name="ro1">
          <table:table-cell/>
          <table:table-cell office:value-type="string" calcext:value-type="string">
            <text:p>002 "Heauton Timorumenos"</text:p>
          </table:table-cell>
        </table:table-row>
        <table:table-row table:style-name="ro1">
          <table:table-cell/>
          <table:table-cell office:value-type="string" calcext:value-type="string">
            <text:p>003 "Eunuchus"</text:p>
          </table:table-cell>
        </table:table-row>
        <table:table-row table:style-name="ro1">
          <table:table-cell/>
          <table:table-cell office:value-type="string" calcext:value-type="string">
            <text:p>004 "Phormio"</text:p>
          </table:table-cell>
        </table:table-row>
        <table:table-row table:style-name="ro1">
          <table:table-cell/>
          <table:table-cell office:value-type="string" calcext:value-type="string">
            <text:p>005 "Hecyra"</text:p>
          </table:table-cell>
        </table:table-row>
        <table:table-row table:style-name="ro1">
          <table:table-cell/>
          <table:table-cell office:value-type="string" calcext:value-type="string">
            <text:p>006 "Adelpho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36 Sextus Pompeius Fes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Verborum Signification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42 Annius Flo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tome Bell. Omn. Ann. DCC"</text:p>
          </table:table-cell>
        </table:table-row>
        <table:table-row table:style-name="ro1">
          <table:table-cell/>
          <table:table-cell office:value-type="string" calcext:value-type="string">
            <text:p>002 "Vergilius Orator an Poeta"</text:p>
          </table:table-cell>
        </table:table-row>
        <table:table-row table:style-name="ro1">
          <table:table-cell/>
          <table:table-cell office:value-type="string" calcext:value-type="string">
            <text:p>003 "carmina in Anthologia Latina"</text:p>
          </table:table-cell>
        </table:table-row>
        <table:table-row table:style-name="ro1">
          <table:table-cell/>
          <table:table-cell office:value-type="string" calcext:value-type="string">
            <text:p>004 "carmina"</text:p>
          </table:table-cell>
        </table:table-row>
        <table:table-row table:style-name="ro1">
          <table:table-cell/>
          <table:table-cell office:value-type="string" calcext:value-type="string">
            <text:p>005 "epist. ad imperat. Hadrian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45 Sextus Iulius Front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trategemata"</text:p>
          </table:table-cell>
        </table:table-row>
        <table:table-row table:style-name="ro1">
          <table:table-cell/>
          <table:table-cell office:value-type="string" calcext:value-type="string">
            <text:p>002 "De Aquis Urbis Romae"</text:p>
          </table:table-cell>
        </table:table-row>
        <table:table-row table:style-name="ro1">
          <table:table-cell/>
          <table:table-cell office:value-type="string" calcext:value-type="string">
            <text:p>003 "De Agrorum Qualitate"</text:p>
          </table:table-cell>
        </table:table-row>
        <table:table-row table:style-name="ro1">
          <table:table-cell/>
          <table:table-cell office:value-type="string" calcext:value-type="string">
            <text:p>004 "De Controversiis"</text:p>
          </table:table-cell>
        </table:table-row>
        <table:table-row table:style-name="ro1">
          <table:table-cell/>
          <table:table-cell office:value-type="string" calcext:value-type="string">
            <text:p>005 "De Limitibus"</text:p>
          </table:table-cell>
        </table:table-row>
        <table:table-row table:style-name="ro1">
          <table:table-cell/>
          <table:table-cell office:value-type="string" calcext:value-type="string">
            <text:p>006 "De Arte Mensor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48 Marcus Cornelius Fron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d M. Caesarem et Invicem"</text:p>
          </table:table-cell>
        </table:table-row>
        <table:table-row table:style-name="ro1">
          <table:table-cell/>
          <table:table-cell office:value-type="string" calcext:value-type="string">
            <text:p>002 "Ad M. Antoninum Imp. Epist."</text:p>
          </table:table-cell>
        </table:table-row>
        <table:table-row table:style-name="ro1">
          <table:table-cell/>
          <table:table-cell office:value-type="string" calcext:value-type="string">
            <text:p>003 "Ad Verum Imp. Epistulae"</text:p>
          </table:table-cell>
        </table:table-row>
        <table:table-row table:style-name="ro1">
          <table:table-cell/>
          <table:table-cell office:value-type="string" calcext:value-type="string">
            <text:p>004 "De Eloquentia"</text:p>
          </table:table-cell>
        </table:table-row>
        <table:table-row table:style-name="ro1">
          <table:table-cell/>
          <table:table-cell office:value-type="string" calcext:value-type="string">
            <text:p>005 "De Orationibus"</text:p>
          </table:table-cell>
        </table:table-row>
        <table:table-row table:style-name="ro1">
          <table:table-cell/>
          <table:table-cell office:value-type="string" calcext:value-type="string">
            <text:p>006 "Ad Antoninum Pium Epistulae"</text:p>
          </table:table-cell>
        </table:table-row>
        <table:table-row table:style-name="ro1">
          <table:table-cell/>
          <table:table-cell office:value-type="string" calcext:value-type="string">
            <text:p>007 "Ad Amicos Epistulae"</text:p>
          </table:table-cell>
        </table:table-row>
        <table:table-row table:style-name="ro1">
          <table:table-cell/>
          <table:table-cell office:value-type="string" calcext:value-type="string">
            <text:p>008 "Principia Historiae"</text:p>
          </table:table-cell>
        </table:table-row>
        <table:table-row table:style-name="ro1">
          <table:table-cell/>
          <table:table-cell office:value-type="string" calcext:value-type="string">
            <text:p>009 "Laudes Fumi et Pulveris"</text:p>
          </table:table-cell>
        </table:table-row>
        <table:table-row table:style-name="ro1">
          <table:table-cell/>
          <table:table-cell office:value-type="string" calcext:value-type="string">
            <text:p>010 "Laudes Neglegentiae"</text:p>
          </table:table-cell>
        </table:table-row>
        <table:table-row table:style-name="ro1">
          <table:table-cell/>
          <table:table-cell office:value-type="string" calcext:value-type="string">
            <text:p>011 "De Bello Parthico"</text:p>
          </table:table-cell>
        </table:table-row>
        <table:table-row table:style-name="ro1">
          <table:table-cell/>
          <table:table-cell office:value-type="string" calcext:value-type="string">
            <text:p>012 "De Feriis Alsiensibus"</text:p>
          </table:table-cell>
        </table:table-row>
        <table:table-row table:style-name="ro1">
          <table:table-cell/>
          <table:table-cell office:value-type="string" calcext:value-type="string">
            <text:p>013 "De Nepote Amisso"</text:p>
          </table:table-cell>
        </table:table-row>
        <table:table-row table:style-name="ro1">
          <table:table-cell/>
          <table:table-cell office:value-type="string" calcext:value-type="string">
            <text:p>014 "Arion"</text:p>
          </table:table-cell>
        </table:table-row>
        <table:table-row table:style-name="ro1">
          <table:table-cell/>
          <table:table-cell office:value-type="string" calcext:value-type="string">
            <text:p>015 "Additamentum Epist. Aceph."</text:p>
          </table:table-cell>
        </table:table-row>
        <table:table-row table:style-name="ro1">
          <table:table-cell/>
          <table:table-cell office:value-type="string" calcext:value-type="string">
            <text:p>016 "fragmenta"</text:p>
          </table:table-cell>
        </table:table-row>
        <table:table-row table:style-name="ro1">
          <table:table-cell/>
          <table:table-cell office:value-type="string" calcext:value-type="string">
            <text:p>017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51 Gaius, iur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nstitutiones"</text:p>
          </table:table-cell>
        </table:table-row>
        <table:table-row table:style-name="ro1">
          <table:table-cell/>
          <table:table-cell office:value-type="string" calcext:value-type="string">
            <text:p>002 "Institut., frr. Aeg. et Oxyrh."</text:p>
          </table:table-cell>
        </table:table-row>
        <table:table-row table:style-name="ro1">
          <table:table-cell/>
          <table:table-cell office:value-type="string" calcext:value-type="string">
            <text:p>004 "Gai Institutionum epitom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54 Aulus Gell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Noctes Attic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57 Granius Licin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60 Hadr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/>
          <table:table-cell office:value-type="string" calcext:value-type="string">
            <text:p>002 "orat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63 Hyginus, myth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Fabul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66 Hyginus Gromat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Limitibus"</text:p>
          </table:table-cell>
        </table:table-row>
        <table:table-row table:style-name="ro1">
          <table:table-cell/>
          <table:table-cell office:value-type="string" calcext:value-type="string">
            <text:p>002 "De Condicionibus Agrorum"</text:p>
          </table:table-cell>
        </table:table-row>
        <table:table-row table:style-name="ro1">
          <table:table-cell/>
          <table:table-cell office:value-type="string" calcext:value-type="string">
            <text:p>003 "De Generibus Controversiarum"</text:p>
          </table:table-cell>
        </table:table-row>
        <table:table-row table:style-name="ro1">
          <table:table-cell/>
          <table:table-cell office:value-type="string" calcext:value-type="string">
            <text:p>004 "Constitutio Limitum [sp.]"</text:p>
          </table:table-cell>
        </table:table-row>
        <table:table-row table:style-name="ro1">
          <table:table-cell/>
          <table:table-cell office:value-type="string" calcext:value-type="string">
            <text:p>005 "De Munition. Castrorum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76 Decimus Iunius Iuven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atur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79 Laelius Fel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iurisprudentia, 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82 Lentulus, mi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mim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85 Lucius Volusius Maec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ssis Distributio ...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91 Mar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upercal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94 Marcus Valerius Marti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Spectacula"</text:p>
          </table:table-cell>
        </table:table-row>
        <table:table-row table:style-name="ro1">
          <table:table-cell/>
          <table:table-cell office:value-type="string" calcext:value-type="string">
            <text:p>002 "Epigramma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297 Maru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mim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06 Lucius Neratius Pris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fr. in fragmentis Vatican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18 C. Plinius Caecilius Secund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stulae"</text:p>
          </table:table-cell>
        </table:table-row>
        <table:table-row table:style-name="ro1">
          <table:table-cell/>
          <table:table-cell office:value-type="string" calcext:value-type="string">
            <text:p>002 "Panegyricus"</text:p>
          </table:table-cell>
        </table:table-row>
        <table:table-row table:style-name="ro1">
          <table:table-cell/>
          <table:table-cell office:value-type="string" calcext:value-type="string">
            <text:p>003 "vers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21 Sextus Pompon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Liber Regularum, fragment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27 Sabid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36 Scaevus Mem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ragoed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39 Septimius Sere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42 Siculus Flac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Condicionibus Agro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45 Silius Ital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un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48 Gaius Suetonius Tranqui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Vita Caesarum"</text:p>
          </table:table-cell>
        </table:table-row>
        <table:table-row table:style-name="ro1">
          <table:table-cell/>
          <table:table-cell office:value-type="string" calcext:value-type="string">
            <text:p>002 "De Poetis"</text:p>
          </table:table-cell>
        </table:table-row>
        <table:table-row table:style-name="ro1">
          <table:table-cell/>
          <table:table-cell office:value-type="string" calcext:value-type="string">
            <text:p>003 "De Historicis"</text:p>
          </table:table-cell>
        </table:table-row>
        <table:table-row table:style-name="ro1">
          <table:table-cell/>
          <table:table-cell office:value-type="string" calcext:value-type="string">
            <text:p>004 "De Grammaticis et Rhetoribus"</text:p>
          </table:table-cell>
        </table:table-row>
        <table:table-row table:style-name="ro1">
          <table:table-cell/>
          <table:table-cell office:value-type="string" calcext:value-type="string">
            <text:p>005 "Prata"</text:p>
          </table:table-cell>
        </table:table-row>
        <table:table-row table:style-name="ro1">
          <table:table-cell/>
          <table:table-cell office:value-type="string" calcext:value-type="string">
            <text:p>006 "fragmen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51 Cornelius Taci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Vita Iulii Agricolae"</text:p>
          </table:table-cell>
        </table:table-row>
        <table:table-row table:style-name="ro1">
          <table:table-cell/>
          <table:table-cell office:value-type="string" calcext:value-type="string">
            <text:p>002 "De Origine et Situ Germanorum"</text:p>
          </table:table-cell>
        </table:table-row>
        <table:table-row table:style-name="ro1">
          <table:table-cell/>
          <table:table-cell office:value-type="string" calcext:value-type="string">
            <text:p>003 "Dialogus de Oratoribus"</text:p>
          </table:table-cell>
        </table:table-row>
        <table:table-row table:style-name="ro1">
          <table:table-cell/>
          <table:table-cell office:value-type="string" calcext:value-type="string">
            <text:p>004 "Historiae"</text:p>
          </table:table-cell>
        </table:table-row>
        <table:table-row table:style-name="ro1">
          <table:table-cell/>
          <table:table-cell office:value-type="string" calcext:value-type="string">
            <text:p>005 "Annal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57 Imp. Marcus Ulpius Tra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Dac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63 Aemilius Asp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. in Ter. Sall. Verg."</text:p>
          </table:table-cell>
        </table:table-row>
        <table:table-row table:style-name="ro1">
          <table:table-cell/>
          <table:table-cell office:value-type="string" calcext:value-type="string">
            <text:p>002 "Vergili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70 Quintus Terentius Scau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Orthographia"</text:p>
          </table:table-cell>
        </table:table-row>
        <table:table-row table:style-name="ro1">
          <table:table-cell/>
          <table:table-cell office:value-type="string" calcext:value-type="string">
            <text:p>002 "De Adverbio et Praeposit."</text:p>
          </table:table-cell>
        </table:table-row>
        <table:table-row table:style-name="ro1">
          <table:table-cell/>
          <table:table-cell office:value-type="string" calcext:value-type="string">
            <text:p>003 "fr. in codice Parisino 7520"</text:p>
          </table:table-cell>
        </table:table-row>
        <table:table-row table:style-name="ro1">
          <table:table-cell/>
          <table:table-cell office:value-type="string" calcext:value-type="string">
            <text:p>004 "De ordinat. part. orat. [sp.]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74 Velius Long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Orthographi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77 Fragmenta Bobiens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Littera"</text:p>
          </table:table-cell>
        </table:table-row>
        <table:table-row table:style-name="ro1">
          <table:table-cell/>
          <table:table-cell office:value-type="string" calcext:value-type="string">
            <text:p>002 "De Accentibus"</text:p>
          </table:table-cell>
        </table:table-row>
        <table:table-row table:style-name="ro1">
          <table:table-cell/>
          <table:table-cell office:value-type="string" calcext:value-type="string">
            <text:p>003 "De Propriis Nominibus"</text:p>
          </table:table-cell>
        </table:table-row>
        <table:table-row table:style-name="ro1">
          <table:table-cell/>
          <table:table-cell office:value-type="string" calcext:value-type="string">
            <text:p>004 "De Nomine"</text:p>
          </table:table-cell>
        </table:table-row>
        <table:table-row table:style-name="ro1">
          <table:table-cell/>
          <table:table-cell office:value-type="string" calcext:value-type="string">
            <text:p>005 "De Versibus"</text:p>
          </table:table-cell>
        </table:table-row>
        <table:table-row table:style-name="ro1">
          <table:table-cell/>
          <table:table-cell office:value-type="string" calcext:value-type="string">
            <text:p>006 "De Finalibus Syllabis"</text:p>
          </table:table-cell>
        </table:table-row>
        <table:table-row table:style-name="ro1">
          <table:table-cell/>
          <table:table-cell office:value-type="string" calcext:value-type="string">
            <text:p>007 "De Structuris"</text:p>
          </table:table-cell>
        </table:table-row>
        <table:table-row table:style-name="ro1">
          <table:table-cell/>
          <table:table-cell office:value-type="string" calcext:value-type="string">
            <text:p>008 "De Metr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380 Philumenus med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medicina, versio Lat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500 Altercatio Hadr. et Epicte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ltercatio Hadr. et Epictet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506 Anonymi Fragmenta de Iure Fis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fragmenta de iure fisc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512 Pomponius Porphy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ommentum in Horati Carmina"</text:p>
          </table:table-cell>
        </table:table-row>
        <table:table-row table:style-name="ro1">
          <table:table-cell/>
          <table:table-cell office:value-type="string" calcext:value-type="string">
            <text:p>002 "Comment. in Hor. Artem Poet."</text:p>
          </table:table-cell>
        </table:table-row>
        <table:table-row table:style-name="ro1">
          <table:table-cell/>
          <table:table-cell office:value-type="string" calcext:value-type="string">
            <text:p>003 "Comment. in Hor. Carm. Saec."</text:p>
          </table:table-cell>
        </table:table-row>
        <table:table-row table:style-name="ro1">
          <table:table-cell/>
          <table:table-cell office:value-type="string" calcext:value-type="string">
            <text:p>004 "Commentum in Horati Epodos"</text:p>
          </table:table-cell>
        </table:table-row>
        <table:table-row table:style-name="ro1">
          <table:table-cell/>
          <table:table-cell office:value-type="string" calcext:value-type="string">
            <text:p>005 "Commentum in Horati Sermones"</text:p>
          </table:table-cell>
        </table:table-row>
        <table:table-row table:style-name="ro1">
          <table:table-cell/>
          <table:table-cell office:value-type="string" calcext:value-type="string">
            <text:p>006 "Commentum in Horati Epistulas"</text:p>
          </table:table-cell>
        </table:table-row>
        <table:table-row table:style-name="ro1">
          <table:table-cell/>
          <table:table-cell office:value-type="string" calcext:value-type="string">
            <text:p>007 "Vita Horat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515 Quintus Serenus (Sammonicu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iber Medicinalis"</text:p>
          </table:table-cell>
        </table:table-row>
        <table:table-row table:style-name="ro1">
          <table:table-cell/>
          <table:table-cell office:value-type="string" calcext:value-type="string">
            <text:p>002 "Liber Medicinalis, capitul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518 Terentianus Mau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Litt., De Syll., De Metr.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604 Iulius Ather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672 Iulius Vale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1908 Gallus Antip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historiae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000 Ablab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pigramm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002 Albinus, poe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Rerum Romanarum Liber I"</text:p>
          </table:table-cell>
        </table:table-row>
        <table:table-row table:style-name="ro1">
          <table:table-cell/>
          <table:table-cell office:value-type="string" calcext:value-type="string">
            <text:p>002 "De Metr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003 Caelius Apic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Re Coquinaria"</text:p>
          </table:table-cell>
        </table:table-row>
        <table:table-row table:style-name="ro1">
          <table:table-cell/>
          <table:table-cell office:value-type="string" calcext:value-type="string">
            <text:p>002 "Brevis Ciborum, excerpta"</text:p>
          </table:table-cell>
        </table:table-row>
        <table:table-row table:style-name="ro1">
          <table:table-cell/>
          <table:table-cell office:value-type="string" calcext:value-type="string">
            <text:p>003 "Brevis Pimentorum, excerp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028 Chalcid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x Graecis Conversione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097 Sextus Pacon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123 Publilius Optatianus Porfyri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3 "Epigrammat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150 Zeno of Vero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ractat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00 Aemilius Su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Annis Populi Roman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01 Q. Aurelius Memmius Symmach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02 L. Aurel. Avianius Symmach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05 Caelius Aurel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E Parmenide de natur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31 Scriptores Historiae August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[2Aelii]2 Spartiani De Vita Hadriani"</text:p>
          </table:table-cell>
        </table:table-row>
        <table:table-row table:style-name="ro1">
          <table:table-cell/>
          <table:table-cell office:value-type="string" calcext:value-type="string">
            <text:p>002 "[2Aelii]2 Spartiani Aelius"</text:p>
          </table:table-cell>
        </table:table-row>
        <table:table-row table:style-name="ro1">
          <table:table-cell/>
          <table:table-cell office:value-type="string" calcext:value-type="string">
            <text:p>003 "Iuli Capitolini Antoninus Pius"</text:p>
          </table:table-cell>
        </table:table-row>
        <table:table-row table:style-name="ro1">
          <table:table-cell/>
          <table:table-cell office:value-type="string" calcext:value-type="string">
            <text:p>004 "Vita Marci Antonini Philosophi Iuli Capitolini"</text:p>
          </table:table-cell>
        </table:table-row>
        <table:table-row table:style-name="ro1">
          <table:table-cell/>
          <table:table-cell office:value-type="string" calcext:value-type="string">
            <text:p>005 "Iuli Capitolini Verus"</text:p>
          </table:table-cell>
        </table:table-row>
        <table:table-row table:style-name="ro1">
          <table:table-cell/>
          <table:table-cell office:value-type="string" calcext:value-type="string">
            <text:p>006 "Avidius [2Cassius]2 Vulcacii Gallicani V.C."</text:p>
          </table:table-cell>
        </table:table-row>
        <table:table-row table:style-name="ro1">
          <table:table-cell/>
          <table:table-cell office:value-type="string" calcext:value-type="string">
            <text:p>007 "[2Commodus]2 Antoninus Aeli Lampridi"</text:p>
          </table:table-cell>
        </table:table-row>
        <table:table-row table:style-name="ro1">
          <table:table-cell/>
          <table:table-cell office:value-type="string" calcext:value-type="string">
            <text:p>008 "[2Helvius]2 Pertinax Iuli Capitolini"</text:p>
          </table:table-cell>
        </table:table-row>
        <table:table-row table:style-name="ro1">
          <table:table-cell/>
          <table:table-cell office:value-type="string" calcext:value-type="string">
            <text:p>009 "Didius Iulianus Aeli Spartiani"</text:p>
          </table:table-cell>
        </table:table-row>
        <table:table-row table:style-name="ro1">
          <table:table-cell/>
          <table:table-cell office:value-type="string" calcext:value-type="string">
            <text:p>010 "Aeli Spartiani Severus"</text:p>
          </table:table-cell>
        </table:table-row>
        <table:table-row table:style-name="ro1">
          <table:table-cell/>
          <table:table-cell office:value-type="string" calcext:value-type="string">
            <text:p>011 "Pescennius Niger [2Aeli Spartiani]2"</text:p>
          </table:table-cell>
        </table:table-row>
        <table:table-row table:style-name="ro1">
          <table:table-cell/>
          <table:table-cell office:value-type="string" calcext:value-type="string">
            <text:p>012 "Vita Clodii Albini Iulii Capitolini"</text:p>
          </table:table-cell>
        </table:table-row>
        <table:table-row table:style-name="ro1">
          <table:table-cell/>
          <table:table-cell office:value-type="string" calcext:value-type="string">
            <text:p>013 "Antoninus Caracallus [2Aeli Spartiani]2"</text:p>
          </table:table-cell>
        </table:table-row>
        <table:table-row table:style-name="ro1">
          <table:table-cell/>
          <table:table-cell office:value-type="string" calcext:value-type="string">
            <text:p>014 "Antoninus Geta [2Aeli Spartiani]2"</text:p>
          </table:table-cell>
        </table:table-row>
        <table:table-row table:style-name="ro1">
          <table:table-cell/>
          <table:table-cell office:value-type="string" calcext:value-type="string">
            <text:p>015 "Opilius Macrinus Iuli Capitolini"</text:p>
          </table:table-cell>
        </table:table-row>
        <table:table-row table:style-name="ro1">
          <table:table-cell/>
          <table:table-cell office:value-type="string" calcext:value-type="string">
            <text:p>016 "Diadumenus Antoninus [2Aelii]2 Lampridii"</text:p>
          </table:table-cell>
        </table:table-row>
        <table:table-row table:style-name="ro1">
          <table:table-cell/>
          <table:table-cell office:value-type="string" calcext:value-type="string">
            <text:p>017 "Aeli Lampridii Antoninus Heliogabalus"</text:p>
          </table:table-cell>
        </table:table-row>
        <table:table-row table:style-name="ro1">
          <table:table-cell/>
          <table:table-cell office:value-type="string" calcext:value-type="string">
            <text:p>018 "Alexander Severus Aeli Lampridii"</text:p>
          </table:table-cell>
        </table:table-row>
        <table:table-row table:style-name="ro1">
          <table:table-cell/>
          <table:table-cell office:value-type="string" calcext:value-type="string">
            <text:p>019 "Maximini Duo Iuli Capitolini"</text:p>
          </table:table-cell>
        </table:table-row>
        <table:table-row table:style-name="ro1">
          <table:table-cell/>
          <table:table-cell office:value-type="string" calcext:value-type="string">
            <text:p>020 "Gordian[2i Tr]2es [2Iuli Capitolini]2"</text:p>
          </table:table-cell>
        </table:table-row>
        <table:table-row table:style-name="ro1">
          <table:table-cell/>
          <table:table-cell office:value-type="string" calcext:value-type="string">
            <text:p>021 "Maximus [2et Balbinus Iuli Capitolini]2"</text:p>
          </table:table-cell>
        </table:table-row>
        <table:table-row table:style-name="ro1">
          <table:table-cell/>
          <table:table-cell office:value-type="string" calcext:value-type="string">
            <text:p>022 "[2Trebelli Pollionis]2 Valeriani Duo"</text:p>
          </table:table-cell>
        </table:table-row>
        <table:table-row table:style-name="ro1">
          <table:table-cell/>
          <table:table-cell office:value-type="string" calcext:value-type="string">
            <text:p>023 "[2Trebelli Pollionis]2 Gallieni Duo"</text:p>
          </table:table-cell>
        </table:table-row>
        <table:table-row table:style-name="ro1">
          <table:table-cell/>
          <table:table-cell office:value-type="string" calcext:value-type="string">
            <text:p>024 "[2Trebelli Pollionis]2 Tyranni Triginta"</text:p>
          </table:table-cell>
        </table:table-row>
        <table:table-row table:style-name="ro1">
          <table:table-cell/>
          <table:table-cell office:value-type="string" calcext:value-type="string">
            <text:p>025 "[2Trebelli Pollionis]2 Divus Claudius"</text:p>
          </table:table-cell>
        </table:table-row>
        <table:table-row table:style-name="ro1">
          <table:table-cell/>
          <table:table-cell office:value-type="string" calcext:value-type="string">
            <text:p>026 "Flavi Vopisci Syracusii Divus Aurelianus"</text:p>
          </table:table-cell>
        </table:table-row>
        <table:table-row table:style-name="ro1">
          <table:table-cell/>
          <table:table-cell office:value-type="string" calcext:value-type="string">
            <text:p>027 "[2Flavi Vopisci Syracusii]2 Tacitus"</text:p>
          </table:table-cell>
        </table:table-row>
        <table:table-row table:style-name="ro1">
          <table:table-cell/>
          <table:table-cell office:value-type="string" calcext:value-type="string">
            <text:p>028 "[2Flavi Vopisci Syracusii]2 Probus"</text:p>
          </table:table-cell>
        </table:table-row>
        <table:table-row table:style-name="ro1">
          <table:table-cell/>
          <table:table-cell office:value-type="string" calcext:value-type="string">
            <text:p>029 "[2Flavi Vopisci Syracusii]2 Quadrigae Tyrannorum"</text:p>
          </table:table-cell>
        </table:table-row>
        <table:table-row table:style-name="ro1">
          <table:table-cell/>
          <table:table-cell office:value-type="string" calcext:value-type="string">
            <text:p>030 "[2Flavi Vopisci Syracusii]2 Carus et Cari[2nus]2 et Numerianu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35 Anonymi de Differentiis [Fronto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Differenti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349 Maurus Servius Honor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De Centum Metris"</text:p>
          </table:table-cell>
        </table:table-row>
        <table:table-row table:style-name="ro1">
          <table:table-cell/>
          <table:table-cell office:value-type="string" calcext:value-type="string">
            <text:p>002 "Commentarius in Artem Donati"</text:p>
          </table:table-cell>
        </table:table-row>
        <table:table-row table:style-name="ro1">
          <table:table-cell/>
          <table:table-cell office:value-type="string" calcext:value-type="string">
            <text:p>003 "De Finalibus"</text:p>
          </table:table-cell>
        </table:table-row>
        <table:table-row table:style-name="ro1">
          <table:table-cell/>
          <table:table-cell office:value-type="string" calcext:value-type="string">
            <text:p>004 "De Metris Horatianis"</text:p>
          </table:table-cell>
        </table:table-row>
        <table:table-row table:style-name="ro1">
          <table:table-cell/>
          <table:table-cell office:value-type="string" calcext:value-type="string">
            <text:p>005 "In Vergilii Aeneidos Libros"</text:p>
          </table:table-cell>
        </table:table-row>
        <table:table-row table:style-name="ro1">
          <table:table-cell/>
          <table:table-cell office:value-type="string" calcext:value-type="string">
            <text:p>006 "In Vergilii Bucolicon Librum"</text:p>
          </table:table-cell>
        </table:table-row>
        <table:table-row table:style-name="ro1">
          <table:table-cell/>
          <table:table-cell office:value-type="string" calcext:value-type="string">
            <text:p>007 "In Vergilii Georgicon Libro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434 Hilarius Arelat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456 Parthenius Presby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468 Aurelius August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Laus Cere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2806 Iustini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2 "Digesta Iustinian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3211 Argum. Aen. et Tetra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Argumenta Aeneidis, Decasticha"</text:p>
          </table:table-cell>
        </table:table-row>
        <table:table-row table:style-name="ro1">
          <table:table-cell/>
          <table:table-cell office:value-type="string" calcext:value-type="string">
            <text:p>002 "Argumenta Aeneidis, Monosticha"</text:p>
          </table:table-cell>
        </table:table-row>
        <table:table-row table:style-name="ro1">
          <table:table-cell/>
          <table:table-cell office:value-type="string" calcext:value-type="string">
            <text:p>003 "Tetrasticha in Vergilii Bucolica et Georgica"</text:p>
          </table:table-cell>
        </table:table-row>
        <table:table-row table:style-name="ro1">
          <table:table-cell/>
          <table:table-cell office:value-type="string" calcext:value-type="string">
            <text:p>004 "Tetrasticha in Vergilii Aeneid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9221 Paulus Quaes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in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9254 Titius, gra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9500 Anonymi Epici et Lyri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carmen Saliare"</text:p>
          </table:table-cell>
        </table:table-row>
        <table:table-row table:style-name="ro1">
          <table:table-cell/>
          <table:table-cell office:value-type="string" calcext:value-type="string">
            <text:p>002 "versus sacrorum"</text:p>
          </table:table-cell>
        </table:table-row>
        <table:table-row table:style-name="ro1">
          <table:table-cell/>
          <table:table-cell office:value-type="string" calcext:value-type="string">
            <text:p>003 "sententia"</text:p>
          </table:table-cell>
        </table:table-row>
        <table:table-row table:style-name="ro1">
          <table:table-cell/>
          <table:table-cell office:value-type="string" calcext:value-type="string">
            <text:p>004 "A. Atilii Calatini elogium"</text:p>
          </table:table-cell>
        </table:table-row>
        <table:table-row table:style-name="ro1">
          <table:table-cell/>
          <table:table-cell office:value-type="string" calcext:value-type="string">
            <text:p>005 "carmen Priami"</text:p>
          </table:table-cell>
        </table:table-row>
        <table:table-row table:style-name="ro1">
          <table:table-cell/>
          <table:table-cell office:value-type="string" calcext:value-type="string">
            <text:p>006 "saturnius(?)"</text:p>
          </table:table-cell>
        </table:table-row>
        <table:table-row table:style-name="ro1">
          <table:table-cell/>
          <table:table-cell office:value-type="string" calcext:value-type="string">
            <text:p>007 "Acilii Glabrionis tabula"</text:p>
          </table:table-cell>
        </table:table-row>
        <table:table-row table:style-name="ro1">
          <table:table-cell/>
          <table:table-cell office:value-type="string" calcext:value-type="string">
            <text:p>008 "M. Aemilii cos. a. 179 tabula"</text:p>
          </table:table-cell>
        </table:table-row>
        <table:table-row table:style-name="ro1">
          <table:table-cell/>
          <table:table-cell office:value-type="string" calcext:value-type="string">
            <text:p>009 "versiculi populares et pueriles"</text:p>
          </table:table-cell>
        </table:table-row>
        <table:table-row table:style-name="ro1">
          <table:table-cell/>
          <table:table-cell office:value-type="string" calcext:value-type="string">
            <text:p>010 "praecepta rustica et medica"</text:p>
          </table:table-cell>
        </table:table-row>
        <table:table-row table:style-name="ro1">
          <table:table-cell/>
          <table:table-cell office:value-type="string" calcext:value-type="string">
            <text:p>011 "epigramma a Varrone Plauto attributum"</text:p>
          </table:table-cell>
        </table:table-row>
        <table:table-row table:style-name="ro1">
          <table:table-cell/>
          <table:table-cell office:value-type="string" calcext:value-type="string">
            <text:p>012 "epigramma Pacuvi"</text:p>
          </table:table-cell>
        </table:table-row>
        <table:table-row table:style-name="ro1">
          <table:table-cell/>
          <table:table-cell office:value-type="string" calcext:value-type="string">
            <text:p>013 "Ardeatis templi inscriptio"</text:p>
          </table:table-cell>
        </table:table-row>
        <table:table-row table:style-name="ro1">
          <table:table-cell/>
          <table:table-cell office:value-type="string" calcext:value-type="string">
            <text:p>014 "templi Tarracinensis inscriptio"</text:p>
          </table:table-cell>
        </table:table-row>
        <table:table-row table:style-name="ro1">
          <table:table-cell/>
          <table:table-cell office:value-type="string" calcext:value-type="string">
            <text:p>015 "in Carbonem versus popularis"</text:p>
          </table:table-cell>
        </table:table-row>
        <table:table-row table:style-name="ro1">
          <table:table-cell/>
          <table:table-cell office:value-type="string" calcext:value-type="string">
            <text:p>016 "carmina Marciana et similia"</text:p>
          </table:table-cell>
        </table:table-row>
        <table:table-row table:style-name="ro1">
          <table:table-cell/>
          <table:table-cell office:value-type="string" calcext:value-type="string">
            <text:p>017 "versus populares in Caesarem et similia"</text:p>
          </table:table-cell>
        </table:table-row>
        <table:table-row table:style-name="ro1">
          <table:table-cell/>
          <table:table-cell office:value-type="string" calcext:value-type="string">
            <text:p>018 "epigrammata et populares versus in Augustum"</text:p>
          </table:table-cell>
        </table:table-row>
        <table:table-row table:style-name="ro1">
          <table:table-cell/>
          <table:table-cell office:value-type="string" calcext:value-type="string">
            <text:p>019 "obtrectatoris Vergilii versiculus"</text:p>
          </table:table-cell>
        </table:table-row>
        <table:table-row table:style-name="ro1">
          <table:table-cell/>
          <table:table-cell office:value-type="string" calcext:value-type="string">
            <text:p>020 "de Crassitio epigramma"</text:p>
          </table:table-cell>
        </table:table-row>
        <table:table-row table:style-name="ro1">
          <table:table-cell/>
          <table:table-cell office:value-type="string" calcext:value-type="string">
            <text:p>021 "populares versus in Sarmentum"</text:p>
          </table:table-cell>
        </table:table-row>
        <table:table-row table:style-name="ro1">
          <table:table-cell/>
          <table:table-cell office:value-type="string" calcext:value-type="string">
            <text:p>022 "versus populares in Tiberium et Germanicum"</text:p>
          </table:table-cell>
        </table:table-row>
        <table:table-row table:style-name="ro1">
          <table:table-cell/>
          <table:table-cell office:value-type="string" calcext:value-type="string">
            <text:p>023 "populares versus in Caligulam"</text:p>
          </table:table-cell>
        </table:table-row>
        <table:table-row table:style-name="ro1">
          <table:table-cell/>
          <table:table-cell office:value-type="string" calcext:value-type="string">
            <text:p>024 "artificia metrica"</text:p>
          </table:table-cell>
        </table:table-row>
        <table:table-row table:style-name="ro1">
          <table:table-cell/>
          <table:table-cell office:value-type="string" calcext:value-type="string">
            <text:p>025 "versus populares in Neronem et eiusque successores"</text:p>
          </table:table-cell>
        </table:table-row>
        <table:table-row table:style-name="ro1">
          <table:table-cell/>
          <table:table-cell office:value-type="string" calcext:value-type="string">
            <text:p>026 "versus Hor. Sat. I 10 praemissi"</text:p>
          </table:table-cell>
        </table:table-row>
        <table:table-row table:style-name="ro1">
          <table:table-cell/>
          <table:table-cell office:value-type="string" calcext:value-type="string">
            <text:p>027 "versus de VII sapientibus"</text:p>
          </table:table-cell>
        </table:table-row>
        <table:table-row table:style-name="ro1">
          <table:table-cell/>
          <table:table-cell office:value-type="string" calcext:value-type="string">
            <text:p>028 "odarium"</text:p>
          </table:table-cell>
        </table:table-row>
        <table:table-row table:style-name="ro1">
          <table:table-cell/>
          <table:table-cell office:value-type="string" calcext:value-type="string">
            <text:p>029 "versus fortasse Clementis(?)"</text:p>
          </table:table-cell>
        </table:table-row>
        <table:table-row table:style-name="ro1">
          <table:table-cell/>
          <table:table-cell office:value-type="string" calcext:value-type="string">
            <text:p>030 "versus in Caesares Romanos ex Historia Augusta"</text:p>
          </table:table-cell>
        </table:table-row>
        <table:table-row table:style-name="ro1">
          <table:table-cell/>
          <table:table-cell office:value-type="string" calcext:value-type="string">
            <text:p>031 "versus Orphici ab Arnobio conversi"</text:p>
          </table:table-cell>
        </table:table-row>
        <table:table-row table:style-name="ro1">
          <table:table-cell/>
          <table:table-cell office:value-type="string" calcext:value-type="string">
            <text:p>032 "Tarentinus senarius"</text:p>
          </table:table-cell>
        </table:table-row>
        <table:table-row table:style-name="ro1">
          <table:table-cell/>
          <table:table-cell office:value-type="string" calcext:value-type="string">
            <text:p>033 "De Venere et Amoribus"</text:p>
          </table:table-cell>
        </table:table-row>
        <table:table-row table:style-name="ro1">
          <table:table-cell/>
          <table:table-cell office:value-type="string" calcext:value-type="string">
            <text:p>034 "De Metris"</text:p>
          </table:table-cell>
        </table:table-row>
        <table:table-row table:style-name="ro1">
          <table:table-cell/>
          <table:table-cell office:value-type="string" calcext:value-type="string">
            <text:p>035 "versus fortasse Enniani"</text:p>
          </table:table-cell>
        </table:table-row>
        <table:table-row table:style-name="ro1">
          <table:table-cell/>
          <table:table-cell office:value-type="string" calcext:value-type="string">
            <text:p>036 "versus fortasse Luciliani"</text:p>
          </table:table-cell>
        </table:table-row>
        <table:table-row table:style-name="ro1">
          <table:table-cell/>
          <table:table-cell office:value-type="string" calcext:value-type="string">
            <text:p>037 "versus aevi Catulliani"</text:p>
          </table:table-cell>
        </table:table-row>
        <table:table-row table:style-name="ro1">
          <table:table-cell/>
          <table:table-cell office:value-type="string" calcext:value-type="string">
            <text:p>038 "versus aevi Catulliani a Morel omissi"</text:p>
          </table:table-cell>
        </table:table-row>
        <table:table-row table:style-name="ro1">
          <table:table-cell/>
          <table:table-cell office:value-type="string" calcext:value-type="string">
            <text:p>039 "versus aevi Augustei"</text:p>
          </table:table-cell>
        </table:table-row>
        <table:table-row table:style-name="ro1">
          <table:table-cell/>
          <table:table-cell office:value-type="string" calcext:value-type="string">
            <text:p>040 "serioris aetatis versus"</text:p>
          </table:table-cell>
        </table:table-row>
        <table:table-row table:style-name="ro1">
          <table:table-cell/>
          <table:table-cell office:value-type="string" calcext:value-type="string">
            <text:p>041 "versus reciproc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9505 Anonymi Comici et Tragi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Togatae Poetarum Incertorum"</text:p>
          </table:table-cell>
        </table:table-row>
        <table:table-row table:style-name="ro1">
          <table:table-cell/>
          <table:table-cell office:value-type="string" calcext:value-type="string">
            <text:p>002 "Atellanae Poetarum Incertorum"</text:p>
          </table:table-cell>
        </table:table-row>
        <table:table-row table:style-name="ro1">
          <table:table-cell/>
          <table:table-cell office:value-type="string" calcext:value-type="string">
            <text:p>003 "Palliatae Poetarum Incertorum"</text:p>
          </table:table-cell>
        </table:table-row>
        <table:table-row table:style-name="ro1">
          <table:table-cell/>
          <table:table-cell office:value-type="string" calcext:value-type="string">
            <text:p>004 "Tragoediae Poetarum Incertorum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9510 Anonymi Grammati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rammatica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T9969 Vita Iuven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Vita Iuvenali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IV0004 <text:s text:c="3"/>Latin Vulg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enesis"</text:p>
          </table:table-cell>
        </table:table-row>
        <table:table-row table:style-name="ro1">
          <table:table-cell/>
          <table:table-cell office:value-type="string" calcext:value-type="string">
            <text:p>002 "Exodus"</text:p>
          </table:table-cell>
        </table:table-row>
        <table:table-row table:style-name="ro1">
          <table:table-cell/>
          <table:table-cell office:value-type="string" calcext:value-type="string">
            <text:p>003 "Leviticus"</text:p>
          </table:table-cell>
        </table:table-row>
        <table:table-row table:style-name="ro1">
          <table:table-cell/>
          <table:table-cell office:value-type="string" calcext:value-type="string">
            <text:p>004 "Numbers"</text:p>
          </table:table-cell>
        </table:table-row>
        <table:table-row table:style-name="ro1">
          <table:table-cell/>
          <table:table-cell office:value-type="string" calcext:value-type="string">
            <text:p>005 "Deuteronomy"</text:p>
          </table:table-cell>
        </table:table-row>
        <table:table-row table:style-name="ro1">
          <table:table-cell/>
          <table:table-cell office:value-type="string" calcext:value-type="string">
            <text:p>006 "Joshua"</text:p>
          </table:table-cell>
        </table:table-row>
        <table:table-row table:style-name="ro1">
          <table:table-cell/>
          <table:table-cell office:value-type="string" calcext:value-type="string">
            <text:p>007 "Judges"</text:p>
          </table:table-cell>
        </table:table-row>
        <table:table-row table:style-name="ro1">
          <table:table-cell/>
          <table:table-cell office:value-type="string" calcext:value-type="string">
            <text:p>008 "Ruth"</text:p>
          </table:table-cell>
        </table:table-row>
        <table:table-row table:style-name="ro1">
          <table:table-cell/>
          <table:table-cell office:value-type="string" calcext:value-type="string">
            <text:p>009 "1 Samuel (1 Reigns)"</text:p>
          </table:table-cell>
        </table:table-row>
        <table:table-row table:style-name="ro1">
          <table:table-cell/>
          <table:table-cell office:value-type="string" calcext:value-type="string">
            <text:p>010 "2 Samuel (2 Reigns)"</text:p>
          </table:table-cell>
        </table:table-row>
        <table:table-row table:style-name="ro1">
          <table:table-cell/>
          <table:table-cell office:value-type="string" calcext:value-type="string">
            <text:p>011 "1 Kings (3 Reigns)"</text:p>
          </table:table-cell>
        </table:table-row>
        <table:table-row table:style-name="ro1">
          <table:table-cell/>
          <table:table-cell office:value-type="string" calcext:value-type="string">
            <text:p>012 "2 Kings (4 Reigns)"</text:p>
          </table:table-cell>
        </table:table-row>
        <table:table-row table:style-name="ro1">
          <table:table-cell/>
          <table:table-cell office:value-type="string" calcext:value-type="string">
            <text:p>013 "1 Chronicles"</text:p>
          </table:table-cell>
        </table:table-row>
        <table:table-row table:style-name="ro1">
          <table:table-cell/>
          <table:table-cell office:value-type="string" calcext:value-type="string">
            <text:p>014 "2 Chronicles"</text:p>
          </table:table-cell>
        </table:table-row>
        <table:table-row table:style-name="ro1">
          <table:table-cell/>
          <table:table-cell office:value-type="string" calcext:value-type="string">
            <text:p>015 "Ezra (1 Esdras)"</text:p>
          </table:table-cell>
        </table:table-row>
        <table:table-row table:style-name="ro1">
          <table:table-cell/>
          <table:table-cell office:value-type="string" calcext:value-type="string">
            <text:p>016 "Nehemiah (2 Esdras)"</text:p>
          </table:table-cell>
        </table:table-row>
        <table:table-row table:style-name="ro1">
          <table:table-cell/>
          <table:table-cell office:value-type="string" calcext:value-type="string">
            <text:p>017 "Tobit"</text:p>
          </table:table-cell>
        </table:table-row>
        <table:table-row table:style-name="ro1">
          <table:table-cell/>
          <table:table-cell office:value-type="string" calcext:value-type="string">
            <text:p>018 "Judith"</text:p>
          </table:table-cell>
        </table:table-row>
        <table:table-row table:style-name="ro1">
          <table:table-cell/>
          <table:table-cell office:value-type="string" calcext:value-type="string">
            <text:p>019 "Esther"</text:p>
          </table:table-cell>
        </table:table-row>
        <table:table-row table:style-name="ro1">
          <table:table-cell/>
          <table:table-cell office:value-type="string" calcext:value-type="string">
            <text:p>020 "Job"</text:p>
          </table:table-cell>
        </table:table-row>
        <table:table-row table:style-name="ro1">
          <table:table-cell/>
          <table:table-cell office:value-type="string" calcext:value-type="string">
            <text:p>021 "Psalms (from the Old Greek)"</text:p>
          </table:table-cell>
        </table:table-row>
        <table:table-row table:style-name="ro1">
          <table:table-cell/>
          <table:table-cell office:value-type="string" calcext:value-type="string">
            <text:p>022 "Psalms (from the Hebrew)"</text:p>
          </table:table-cell>
        </table:table-row>
        <table:table-row table:style-name="ro1">
          <table:table-cell/>
          <table:table-cell office:value-type="string" calcext:value-type="string">
            <text:p>023 "Proverbs"</text:p>
          </table:table-cell>
        </table:table-row>
        <table:table-row table:style-name="ro1">
          <table:table-cell/>
          <table:table-cell office:value-type="string" calcext:value-type="string">
            <text:p>024 "Qohelet (Ecclesiastes)"</text:p>
          </table:table-cell>
        </table:table-row>
        <table:table-row table:style-name="ro1">
          <table:table-cell/>
          <table:table-cell office:value-type="string" calcext:value-type="string">
            <text:p>025 "Canticles (Song of Solomon, Song of Songs)"</text:p>
          </table:table-cell>
        </table:table-row>
        <table:table-row table:style-name="ro1">
          <table:table-cell/>
          <table:table-cell office:value-type="string" calcext:value-type="string">
            <text:p>026 "Wisdom of Solomon (Sapientia)"</text:p>
          </table:table-cell>
        </table:table-row>
        <table:table-row table:style-name="ro1">
          <table:table-cell/>
          <table:table-cell office:value-type="string" calcext:value-type="string">
            <text:p>027 "Sirach (Ben Sira, Ecclesiasticus)"</text:p>
          </table:table-cell>
        </table:table-row>
        <table:table-row table:style-name="ro1">
          <table:table-cell/>
          <table:table-cell office:value-type="string" calcext:value-type="string">
            <text:p>028 "Isaiah"</text:p>
          </table:table-cell>
        </table:table-row>
        <table:table-row table:style-name="ro1">
          <table:table-cell/>
          <table:table-cell office:value-type="string" calcext:value-type="string">
            <text:p>029 "Jeremiah"</text:p>
          </table:table-cell>
        </table:table-row>
        <table:table-row table:style-name="ro1">
          <table:table-cell/>
          <table:table-cell office:value-type="string" calcext:value-type="string">
            <text:p>030 "Lamentations"</text:p>
          </table:table-cell>
        </table:table-row>
        <table:table-row table:style-name="ro1">
          <table:table-cell/>
          <table:table-cell office:value-type="string" calcext:value-type="string">
            <text:p>031 "Baruch"</text:p>
          </table:table-cell>
        </table:table-row>
        <table:table-row table:style-name="ro1">
          <table:table-cell/>
          <table:table-cell office:value-type="string" calcext:value-type="string">
            <text:p>032 "Ezekiel"</text:p>
          </table:table-cell>
        </table:table-row>
        <table:table-row table:style-name="ro1">
          <table:table-cell/>
          <table:table-cell office:value-type="string" calcext:value-type="string">
            <text:p>033 "Daniel"</text:p>
          </table:table-cell>
        </table:table-row>
        <table:table-row table:style-name="ro1">
          <table:table-cell/>
          <table:table-cell office:value-type="string" calcext:value-type="string">
            <text:p>034 "Hosea"</text:p>
          </table:table-cell>
        </table:table-row>
        <table:table-row table:style-name="ro1">
          <table:table-cell/>
          <table:table-cell office:value-type="string" calcext:value-type="string">
            <text:p>035 "Joel"</text:p>
          </table:table-cell>
        </table:table-row>
        <table:table-row table:style-name="ro1">
          <table:table-cell/>
          <table:table-cell office:value-type="string" calcext:value-type="string">
            <text:p>036 "Amos"</text:p>
          </table:table-cell>
        </table:table-row>
        <table:table-row table:style-name="ro1">
          <table:table-cell/>
          <table:table-cell office:value-type="string" calcext:value-type="string">
            <text:p>037 "Obadiah"</text:p>
          </table:table-cell>
        </table:table-row>
        <table:table-row table:style-name="ro1">
          <table:table-cell/>
          <table:table-cell office:value-type="string" calcext:value-type="string">
            <text:p>038 "Jonah"</text:p>
          </table:table-cell>
        </table:table-row>
        <table:table-row table:style-name="ro1">
          <table:table-cell/>
          <table:table-cell office:value-type="string" calcext:value-type="string">
            <text:p>039 "Micah"</text:p>
          </table:table-cell>
        </table:table-row>
        <table:table-row table:style-name="ro1">
          <table:table-cell/>
          <table:table-cell office:value-type="string" calcext:value-type="string">
            <text:p>040 "Nahum"</text:p>
          </table:table-cell>
        </table:table-row>
        <table:table-row table:style-name="ro1">
          <table:table-cell/>
          <table:table-cell office:value-type="string" calcext:value-type="string">
            <text:p>041 "Habakkuk"</text:p>
          </table:table-cell>
        </table:table-row>
        <table:table-row table:style-name="ro1">
          <table:table-cell/>
          <table:table-cell office:value-type="string" calcext:value-type="string">
            <text:p>042 "Zephaniah"</text:p>
          </table:table-cell>
        </table:table-row>
        <table:table-row table:style-name="ro1">
          <table:table-cell/>
          <table:table-cell office:value-type="string" calcext:value-type="string">
            <text:p>043 "Haggai"</text:p>
          </table:table-cell>
        </table:table-row>
        <table:table-row table:style-name="ro1">
          <table:table-cell/>
          <table:table-cell office:value-type="string" calcext:value-type="string">
            <text:p>044 "Zechariah (Zachariah)"</text:p>
          </table:table-cell>
        </table:table-row>
        <table:table-row table:style-name="ro1">
          <table:table-cell/>
          <table:table-cell office:value-type="string" calcext:value-type="string">
            <text:p>045 "Malachi"</text:p>
          </table:table-cell>
        </table:table-row>
        <table:table-row table:style-name="ro1">
          <table:table-cell/>
          <table:table-cell office:value-type="string" calcext:value-type="string">
            <text:p>046 "1 Maccabees"</text:p>
          </table:table-cell>
        </table:table-row>
        <table:table-row table:style-name="ro1">
          <table:table-cell/>
          <table:table-cell office:value-type="string" calcext:value-type="string">
            <text:p>047 "2 Maccabees"</text:p>
          </table:table-cell>
        </table:table-row>
        <table:table-row table:style-name="ro1">
          <table:table-cell/>
          <table:table-cell office:value-type="string" calcext:value-type="string">
            <text:p>048 "Matthew"</text:p>
          </table:table-cell>
        </table:table-row>
        <table:table-row table:style-name="ro1">
          <table:table-cell/>
          <table:table-cell office:value-type="string" calcext:value-type="string">
            <text:p>049 "Mark"</text:p>
          </table:table-cell>
        </table:table-row>
        <table:table-row table:style-name="ro1">
          <table:table-cell/>
          <table:table-cell office:value-type="string" calcext:value-type="string">
            <text:p>050 "Luke"</text:p>
          </table:table-cell>
        </table:table-row>
        <table:table-row table:style-name="ro1">
          <table:table-cell/>
          <table:table-cell office:value-type="string" calcext:value-type="string">
            <text:p>051 "John"</text:p>
          </table:table-cell>
        </table:table-row>
        <table:table-row table:style-name="ro1">
          <table:table-cell/>
          <table:table-cell office:value-type="string" calcext:value-type="string">
            <text:p>052 "Acts"</text:p>
          </table:table-cell>
        </table:table-row>
        <table:table-row table:style-name="ro1">
          <table:table-cell/>
          <table:table-cell office:value-type="string" calcext:value-type="string">
            <text:p>053 "Romans"</text:p>
          </table:table-cell>
        </table:table-row>
        <table:table-row table:style-name="ro1">
          <table:table-cell/>
          <table:table-cell office:value-type="string" calcext:value-type="string">
            <text:p>054 "1 Corinthians"</text:p>
          </table:table-cell>
        </table:table-row>
        <table:table-row table:style-name="ro1">
          <table:table-cell/>
          <table:table-cell office:value-type="string" calcext:value-type="string">
            <text:p>055 "2 Corinthians"</text:p>
          </table:table-cell>
        </table:table-row>
        <table:table-row table:style-name="ro1">
          <table:table-cell/>
          <table:table-cell office:value-type="string" calcext:value-type="string">
            <text:p>056 "Galatians"</text:p>
          </table:table-cell>
        </table:table-row>
        <table:table-row table:style-name="ro1">
          <table:table-cell/>
          <table:table-cell office:value-type="string" calcext:value-type="string">
            <text:p>057 "Ephesians"</text:p>
          </table:table-cell>
        </table:table-row>
        <table:table-row table:style-name="ro1">
          <table:table-cell/>
          <table:table-cell office:value-type="string" calcext:value-type="string">
            <text:p>058 "Philippians"</text:p>
          </table:table-cell>
        </table:table-row>
        <table:table-row table:style-name="ro1">
          <table:table-cell/>
          <table:table-cell office:value-type="string" calcext:value-type="string">
            <text:p>059 "Colossians"</text:p>
          </table:table-cell>
        </table:table-row>
        <table:table-row table:style-name="ro1">
          <table:table-cell/>
          <table:table-cell office:value-type="string" calcext:value-type="string">
            <text:p>060 "1 Thessalonians"</text:p>
          </table:table-cell>
        </table:table-row>
        <table:table-row table:style-name="ro1">
          <table:table-cell/>
          <table:table-cell office:value-type="string" calcext:value-type="string">
            <text:p>061 "2 Thessalonians"</text:p>
          </table:table-cell>
        </table:table-row>
        <table:table-row table:style-name="ro1">
          <table:table-cell/>
          <table:table-cell office:value-type="string" calcext:value-type="string">
            <text:p>062 "1 Timothy"</text:p>
          </table:table-cell>
        </table:table-row>
        <table:table-row table:style-name="ro1">
          <table:table-cell/>
          <table:table-cell office:value-type="string" calcext:value-type="string">
            <text:p>063 "2 Timothy"</text:p>
          </table:table-cell>
        </table:table-row>
        <table:table-row table:style-name="ro1">
          <table:table-cell/>
          <table:table-cell office:value-type="string" calcext:value-type="string">
            <text:p>064 "Titus"</text:p>
          </table:table-cell>
        </table:table-row>
        <table:table-row table:style-name="ro1">
          <table:table-cell/>
          <table:table-cell office:value-type="string" calcext:value-type="string">
            <text:p>065 "Philemon"</text:p>
          </table:table-cell>
        </table:table-row>
        <table:table-row table:style-name="ro1">
          <table:table-cell/>
          <table:table-cell office:value-type="string" calcext:value-type="string">
            <text:p>066 "Hebrews"</text:p>
          </table:table-cell>
        </table:table-row>
        <table:table-row table:style-name="ro1">
          <table:table-cell/>
          <table:table-cell office:value-type="string" calcext:value-type="string">
            <text:p>067 "James"</text:p>
          </table:table-cell>
        </table:table-row>
        <table:table-row table:style-name="ro1">
          <table:table-cell/>
          <table:table-cell office:value-type="string" calcext:value-type="string">
            <text:p>068 "1 Peter"</text:p>
          </table:table-cell>
        </table:table-row>
        <table:table-row table:style-name="ro1">
          <table:table-cell/>
          <table:table-cell office:value-type="string" calcext:value-type="string">
            <text:p>069 "2 Peter"</text:p>
          </table:table-cell>
        </table:table-row>
        <table:table-row table:style-name="ro1">
          <table:table-cell/>
          <table:table-cell office:value-type="string" calcext:value-type="string">
            <text:p>070 "1 John"</text:p>
          </table:table-cell>
        </table:table-row>
        <table:table-row table:style-name="ro1">
          <table:table-cell/>
          <table:table-cell office:value-type="string" calcext:value-type="string">
            <text:p>071 "2 John"</text:p>
          </table:table-cell>
        </table:table-row>
        <table:table-row table:style-name="ro1">
          <table:table-cell/>
          <table:table-cell office:value-type="string" calcext:value-type="string">
            <text:p>072 "3 John"</text:p>
          </table:table-cell>
        </table:table-row>
        <table:table-row table:style-name="ro1">
          <table:table-cell/>
          <table:table-cell office:value-type="string" calcext:value-type="string">
            <text:p>073 "Jude"</text:p>
          </table:table-cell>
        </table:table-row>
        <table:table-row table:style-name="ro1">
          <table:table-cell/>
          <table:table-cell office:value-type="string" calcext:value-type="string">
            <text:p>074 "Revelation (Apocalypse)"</text:p>
          </table:table-cell>
        </table:table-row>
        <table:table-row table:style-name="ro1">
          <table:table-cell/>
          <table:table-cell office:value-type="string" calcext:value-type="string">
            <text:p>075 "Prayer of Manasseh"</text:p>
          </table:table-cell>
        </table:table-row>
        <table:table-row table:style-name="ro1">
          <table:table-cell/>
          <table:table-cell office:value-type="string" calcext:value-type="string">
            <text:p>076 "1 Esdras (3 Esdras)"</text:p>
          </table:table-cell>
        </table:table-row>
        <table:table-row table:style-name="ro1">
          <table:table-cell/>
          <table:table-cell office:value-type="string" calcext:value-type="string">
            <text:p>077 "4 Ezra (4 Esdras) (2 Esdras)"</text:p>
          </table:table-cell>
        </table:table-row>
        <table:table-row table:style-name="ro1">
          <table:table-cell/>
          <table:table-cell office:value-type="string" calcext:value-type="string">
            <text:p>078 "Psalm 151"</text:p>
          </table:table-cell>
        </table:table-row>
        <table:table-row table:style-name="ro1">
          <table:table-cell/>
          <table:table-cell office:value-type="string" calcext:value-type="string">
            <text:p>079 "Laodiceans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IV0005 <text:s text:c="3"/>King James Bi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enesis"</text:p>
          </table:table-cell>
        </table:table-row>
        <table:table-row table:style-name="ro1">
          <table:table-cell/>
          <table:table-cell office:value-type="string" calcext:value-type="string">
            <text:p>002 "Exodus"</text:p>
          </table:table-cell>
        </table:table-row>
        <table:table-row table:style-name="ro1">
          <table:table-cell/>
          <table:table-cell office:value-type="string" calcext:value-type="string">
            <text:p>003 "Leviticus"</text:p>
          </table:table-cell>
        </table:table-row>
        <table:table-row table:style-name="ro1">
          <table:table-cell/>
          <table:table-cell office:value-type="string" calcext:value-type="string">
            <text:p>004 "Numbers"</text:p>
          </table:table-cell>
        </table:table-row>
        <table:table-row table:style-name="ro1">
          <table:table-cell/>
          <table:table-cell office:value-type="string" calcext:value-type="string">
            <text:p>005 "Deuteronomy"</text:p>
          </table:table-cell>
        </table:table-row>
        <table:table-row table:style-name="ro1">
          <table:table-cell/>
          <table:table-cell office:value-type="string" calcext:value-type="string">
            <text:p>006 "Joshua"</text:p>
          </table:table-cell>
        </table:table-row>
        <table:table-row table:style-name="ro1">
          <table:table-cell/>
          <table:table-cell office:value-type="string" calcext:value-type="string">
            <text:p>007 "Judges"</text:p>
          </table:table-cell>
        </table:table-row>
        <table:table-row table:style-name="ro1">
          <table:table-cell/>
          <table:table-cell office:value-type="string" calcext:value-type="string">
            <text:p>008 "Ruth"</text:p>
          </table:table-cell>
        </table:table-row>
        <table:table-row table:style-name="ro1">
          <table:table-cell/>
          <table:table-cell office:value-type="string" calcext:value-type="string">
            <text:p>009 "1 Samuel"</text:p>
          </table:table-cell>
        </table:table-row>
        <table:table-row table:style-name="ro1">
          <table:table-cell/>
          <table:table-cell office:value-type="string" calcext:value-type="string">
            <text:p>010 "2 Samuel"</text:p>
          </table:table-cell>
        </table:table-row>
        <table:table-row table:style-name="ro1">
          <table:table-cell/>
          <table:table-cell office:value-type="string" calcext:value-type="string">
            <text:p>011 "1 Kings"</text:p>
          </table:table-cell>
        </table:table-row>
        <table:table-row table:style-name="ro1">
          <table:table-cell/>
          <table:table-cell office:value-type="string" calcext:value-type="string">
            <text:p>012 "2 Kings"</text:p>
          </table:table-cell>
        </table:table-row>
        <table:table-row table:style-name="ro1">
          <table:table-cell/>
          <table:table-cell office:value-type="string" calcext:value-type="string">
            <text:p>013 "1 Chronicles"</text:p>
          </table:table-cell>
        </table:table-row>
        <table:table-row table:style-name="ro1">
          <table:table-cell/>
          <table:table-cell office:value-type="string" calcext:value-type="string">
            <text:p>014 "2 Chronicles"</text:p>
          </table:table-cell>
        </table:table-row>
        <table:table-row table:style-name="ro1">
          <table:table-cell/>
          <table:table-cell office:value-type="string" calcext:value-type="string">
            <text:p>015 "Ezra"</text:p>
          </table:table-cell>
        </table:table-row>
        <table:table-row table:style-name="ro1">
          <table:table-cell/>
          <table:table-cell office:value-type="string" calcext:value-type="string">
            <text:p>016 "Nehemiah"</text:p>
          </table:table-cell>
        </table:table-row>
        <table:table-row table:style-name="ro1">
          <table:table-cell/>
          <table:table-cell office:value-type="string" calcext:value-type="string">
            <text:p>017 "Esther"</text:p>
          </table:table-cell>
        </table:table-row>
        <table:table-row table:style-name="ro1">
          <table:table-cell/>
          <table:table-cell office:value-type="string" calcext:value-type="string">
            <text:p>018 "Job"</text:p>
          </table:table-cell>
        </table:table-row>
        <table:table-row table:style-name="ro1">
          <table:table-cell/>
          <table:table-cell office:value-type="string" calcext:value-type="string">
            <text:p>019 "Psalms"</text:p>
          </table:table-cell>
        </table:table-row>
        <table:table-row table:style-name="ro1">
          <table:table-cell/>
          <table:table-cell office:value-type="string" calcext:value-type="string">
            <text:p>020 "Proverbs"</text:p>
          </table:table-cell>
        </table:table-row>
        <table:table-row table:style-name="ro1">
          <table:table-cell/>
          <table:table-cell office:value-type="string" calcext:value-type="string">
            <text:p>021 "Qohelet (Ecclesiastes)"</text:p>
          </table:table-cell>
        </table:table-row>
        <table:table-row table:style-name="ro1">
          <table:table-cell/>
          <table:table-cell office:value-type="string" calcext:value-type="string">
            <text:p>022 "Canticles (Song of Solomon, Song of Songs)"</text:p>
          </table:table-cell>
        </table:table-row>
        <table:table-row table:style-name="ro1">
          <table:table-cell/>
          <table:table-cell office:value-type="string" calcext:value-type="string">
            <text:p>023 "Isaiah"</text:p>
          </table:table-cell>
        </table:table-row>
        <table:table-row table:style-name="ro1">
          <table:table-cell/>
          <table:table-cell office:value-type="string" calcext:value-type="string">
            <text:p>024 "Jeremiah"</text:p>
          </table:table-cell>
        </table:table-row>
        <table:table-row table:style-name="ro1">
          <table:table-cell/>
          <table:table-cell office:value-type="string" calcext:value-type="string">
            <text:p>025 "Lamentations"</text:p>
          </table:table-cell>
        </table:table-row>
        <table:table-row table:style-name="ro1">
          <table:table-cell/>
          <table:table-cell office:value-type="string" calcext:value-type="string">
            <text:p>026 "Ezekiel"</text:p>
          </table:table-cell>
        </table:table-row>
        <table:table-row table:style-name="ro1">
          <table:table-cell/>
          <table:table-cell office:value-type="string" calcext:value-type="string">
            <text:p>027 "Daniel"</text:p>
          </table:table-cell>
        </table:table-row>
        <table:table-row table:style-name="ro1">
          <table:table-cell/>
          <table:table-cell office:value-type="string" calcext:value-type="string">
            <text:p>028 "Hosea"</text:p>
          </table:table-cell>
        </table:table-row>
        <table:table-row table:style-name="ro1">
          <table:table-cell/>
          <table:table-cell office:value-type="string" calcext:value-type="string">
            <text:p>029 "Joel"</text:p>
          </table:table-cell>
        </table:table-row>
        <table:table-row table:style-name="ro1">
          <table:table-cell/>
          <table:table-cell office:value-type="string" calcext:value-type="string">
            <text:p>030 "Amos"</text:p>
          </table:table-cell>
        </table:table-row>
        <table:table-row table:style-name="ro1">
          <table:table-cell/>
          <table:table-cell office:value-type="string" calcext:value-type="string">
            <text:p>031 "Obadiah"</text:p>
          </table:table-cell>
        </table:table-row>
        <table:table-row table:style-name="ro1">
          <table:table-cell/>
          <table:table-cell office:value-type="string" calcext:value-type="string">
            <text:p>032 "Jonah"</text:p>
          </table:table-cell>
        </table:table-row>
        <table:table-row table:style-name="ro1">
          <table:table-cell/>
          <table:table-cell office:value-type="string" calcext:value-type="string">
            <text:p>033 "Micah"</text:p>
          </table:table-cell>
        </table:table-row>
        <table:table-row table:style-name="ro1">
          <table:table-cell/>
          <table:table-cell office:value-type="string" calcext:value-type="string">
            <text:p>034 "Nahum"</text:p>
          </table:table-cell>
        </table:table-row>
        <table:table-row table:style-name="ro1">
          <table:table-cell/>
          <table:table-cell office:value-type="string" calcext:value-type="string">
            <text:p>035 "Habakkuk"</text:p>
          </table:table-cell>
        </table:table-row>
        <table:table-row table:style-name="ro1">
          <table:table-cell/>
          <table:table-cell office:value-type="string" calcext:value-type="string">
            <text:p>036 "Zephaniah"</text:p>
          </table:table-cell>
        </table:table-row>
        <table:table-row table:style-name="ro1">
          <table:table-cell/>
          <table:table-cell office:value-type="string" calcext:value-type="string">
            <text:p>037 "Haggai"</text:p>
          </table:table-cell>
        </table:table-row>
        <table:table-row table:style-name="ro1">
          <table:table-cell/>
          <table:table-cell office:value-type="string" calcext:value-type="string">
            <text:p>038 "Zechariah (Zachariah)"</text:p>
          </table:table-cell>
        </table:table-row>
        <table:table-row table:style-name="ro1">
          <table:table-cell/>
          <table:table-cell office:value-type="string" calcext:value-type="string">
            <text:p>039 "Malachi"</text:p>
          </table:table-cell>
        </table:table-row>
        <table:table-row table:style-name="ro1">
          <table:table-cell/>
          <table:table-cell office:value-type="string" calcext:value-type="string">
            <text:p>040 "1 Esdras"</text:p>
          </table:table-cell>
        </table:table-row>
        <table:table-row table:style-name="ro1">
          <table:table-cell/>
          <table:table-cell office:value-type="string" calcext:value-type="string">
            <text:p>041 "4 Ezra (2 Esdras)"</text:p>
          </table:table-cell>
        </table:table-row>
        <table:table-row table:style-name="ro1">
          <table:table-cell/>
          <table:table-cell office:value-type="string" calcext:value-type="string">
            <text:p>042 "Tobit"</text:p>
          </table:table-cell>
        </table:table-row>
        <table:table-row table:style-name="ro1">
          <table:table-cell/>
          <table:table-cell office:value-type="string" calcext:value-type="string">
            <text:p>043 "Judith"</text:p>
          </table:table-cell>
        </table:table-row>
        <table:table-row table:style-name="ro1">
          <table:table-cell/>
          <table:table-cell office:value-type="string" calcext:value-type="string">
            <text:p>044 "Additions to Esther"</text:p>
          </table:table-cell>
        </table:table-row>
        <table:table-row table:style-name="ro1">
          <table:table-cell/>
          <table:table-cell office:value-type="string" calcext:value-type="string">
            <text:p>045 "Wisdom of Solomon (Sapientia)"</text:p>
          </table:table-cell>
        </table:table-row>
        <table:table-row table:style-name="ro1">
          <table:table-cell/>
          <table:table-cell office:value-type="string" calcext:value-type="string">
            <text:p>046 "Sirach (Ben Sira, Ecclesiasticus)"</text:p>
          </table:table-cell>
        </table:table-row>
        <table:table-row table:style-name="ro1">
          <table:table-cell/>
          <table:table-cell office:value-type="string" calcext:value-type="string">
            <text:p>047 "Baruch"</text:p>
          </table:table-cell>
        </table:table-row>
        <table:table-row table:style-name="ro1">
          <table:table-cell/>
          <table:table-cell office:value-type="string" calcext:value-type="string">
            <text:p>048 "Epistle of Jeremiah (Letter of Jeremiah)"</text:p>
          </table:table-cell>
        </table:table-row>
        <table:table-row table:style-name="ro1">
          <table:table-cell/>
          <table:table-cell office:value-type="string" calcext:value-type="string">
            <text:p>049 "Prayer of Azariah (Song of the Three Young Men)"</text:p>
          </table:table-cell>
        </table:table-row>
        <table:table-row table:style-name="ro1">
          <table:table-cell/>
          <table:table-cell office:value-type="string" calcext:value-type="string">
            <text:p>050 "Susanna"</text:p>
          </table:table-cell>
        </table:table-row>
        <table:table-row table:style-name="ro1">
          <table:table-cell/>
          <table:table-cell office:value-type="string" calcext:value-type="string">
            <text:p>051 "Bel and the Dragon"</text:p>
          </table:table-cell>
        </table:table-row>
        <table:table-row table:style-name="ro1">
          <table:table-cell/>
          <table:table-cell office:value-type="string" calcext:value-type="string">
            <text:p>052 "Prayer of Manasseh"</text:p>
          </table:table-cell>
        </table:table-row>
        <table:table-row table:style-name="ro1">
          <table:table-cell/>
          <table:table-cell office:value-type="string" calcext:value-type="string">
            <text:p>053 "1 Maccabees"</text:p>
          </table:table-cell>
        </table:table-row>
        <table:table-row table:style-name="ro1">
          <table:table-cell/>
          <table:table-cell office:value-type="string" calcext:value-type="string">
            <text:p>054 "2 Maccabees"</text:p>
          </table:table-cell>
        </table:table-row>
        <table:table-row table:style-name="ro1">
          <table:table-cell/>
          <table:table-cell office:value-type="string" calcext:value-type="string">
            <text:p>055 "Matthew"</text:p>
          </table:table-cell>
        </table:table-row>
        <table:table-row table:style-name="ro1">
          <table:table-cell/>
          <table:table-cell office:value-type="string" calcext:value-type="string">
            <text:p>056 "Mark"</text:p>
          </table:table-cell>
        </table:table-row>
        <table:table-row table:style-name="ro1">
          <table:table-cell/>
          <table:table-cell office:value-type="string" calcext:value-type="string">
            <text:p>057 "Luke"</text:p>
          </table:table-cell>
        </table:table-row>
        <table:table-row table:style-name="ro1">
          <table:table-cell/>
          <table:table-cell office:value-type="string" calcext:value-type="string">
            <text:p>058 "John"</text:p>
          </table:table-cell>
        </table:table-row>
        <table:table-row table:style-name="ro1">
          <table:table-cell/>
          <table:table-cell office:value-type="string" calcext:value-type="string">
            <text:p>059 "Acts"</text:p>
          </table:table-cell>
        </table:table-row>
        <table:table-row table:style-name="ro1">
          <table:table-cell/>
          <table:table-cell office:value-type="string" calcext:value-type="string">
            <text:p>060 "Romans"</text:p>
          </table:table-cell>
        </table:table-row>
        <table:table-row table:style-name="ro1">
          <table:table-cell/>
          <table:table-cell office:value-type="string" calcext:value-type="string">
            <text:p>061 "1 Corinthians"</text:p>
          </table:table-cell>
        </table:table-row>
        <table:table-row table:style-name="ro1">
          <table:table-cell/>
          <table:table-cell office:value-type="string" calcext:value-type="string">
            <text:p>062 "2 Corinthians"</text:p>
          </table:table-cell>
        </table:table-row>
        <table:table-row table:style-name="ro1">
          <table:table-cell/>
          <table:table-cell office:value-type="string" calcext:value-type="string">
            <text:p>063 "Galatians"</text:p>
          </table:table-cell>
        </table:table-row>
        <table:table-row table:style-name="ro1">
          <table:table-cell/>
          <table:table-cell office:value-type="string" calcext:value-type="string">
            <text:p>064 "Ephesians"</text:p>
          </table:table-cell>
        </table:table-row>
        <table:table-row table:style-name="ro1">
          <table:table-cell/>
          <table:table-cell office:value-type="string" calcext:value-type="string">
            <text:p>065 "Philippians"</text:p>
          </table:table-cell>
        </table:table-row>
        <table:table-row table:style-name="ro1">
          <table:table-cell/>
          <table:table-cell office:value-type="string" calcext:value-type="string">
            <text:p>066 "Colossians"</text:p>
          </table:table-cell>
        </table:table-row>
        <table:table-row table:style-name="ro1">
          <table:table-cell/>
          <table:table-cell office:value-type="string" calcext:value-type="string">
            <text:p>067 "1 Thessalonians"</text:p>
          </table:table-cell>
        </table:table-row>
        <table:table-row table:style-name="ro1">
          <table:table-cell/>
          <table:table-cell office:value-type="string" calcext:value-type="string">
            <text:p>068 "2 Thessalonians"</text:p>
          </table:table-cell>
        </table:table-row>
        <table:table-row table:style-name="ro1">
          <table:table-cell/>
          <table:table-cell office:value-type="string" calcext:value-type="string">
            <text:p>069 "1 Timothy"</text:p>
          </table:table-cell>
        </table:table-row>
        <table:table-row table:style-name="ro1">
          <table:table-cell/>
          <table:table-cell office:value-type="string" calcext:value-type="string">
            <text:p>070 "2 Timothy"</text:p>
          </table:table-cell>
        </table:table-row>
        <table:table-row table:style-name="ro1">
          <table:table-cell/>
          <table:table-cell office:value-type="string" calcext:value-type="string">
            <text:p>071 "Titus"</text:p>
          </table:table-cell>
        </table:table-row>
        <table:table-row table:style-name="ro1">
          <table:table-cell/>
          <table:table-cell office:value-type="string" calcext:value-type="string">
            <text:p>072 "Philemon"</text:p>
          </table:table-cell>
        </table:table-row>
        <table:table-row table:style-name="ro1">
          <table:table-cell/>
          <table:table-cell office:value-type="string" calcext:value-type="string">
            <text:p>073 "Hebrews"</text:p>
          </table:table-cell>
        </table:table-row>
        <table:table-row table:style-name="ro1">
          <table:table-cell/>
          <table:table-cell office:value-type="string" calcext:value-type="string">
            <text:p>074 "James"</text:p>
          </table:table-cell>
        </table:table-row>
        <table:table-row table:style-name="ro1">
          <table:table-cell/>
          <table:table-cell office:value-type="string" calcext:value-type="string">
            <text:p>075 "1 Peter"</text:p>
          </table:table-cell>
        </table:table-row>
        <table:table-row table:style-name="ro1">
          <table:table-cell/>
          <table:table-cell office:value-type="string" calcext:value-type="string">
            <text:p>076 "2 Peter"</text:p>
          </table:table-cell>
        </table:table-row>
        <table:table-row table:style-name="ro1">
          <table:table-cell/>
          <table:table-cell office:value-type="string" calcext:value-type="string">
            <text:p>077 "1 John"</text:p>
          </table:table-cell>
        </table:table-row>
        <table:table-row table:style-name="ro1">
          <table:table-cell/>
          <table:table-cell office:value-type="string" calcext:value-type="string">
            <text:p>078 "2 John"</text:p>
          </table:table-cell>
        </table:table-row>
        <table:table-row table:style-name="ro1">
          <table:table-cell/>
          <table:table-cell office:value-type="string" calcext:value-type="string">
            <text:p>079 "3 John"</text:p>
          </table:table-cell>
        </table:table-row>
        <table:table-row table:style-name="ro1">
          <table:table-cell/>
          <table:table-cell office:value-type="string" calcext:value-type="string">
            <text:p>080 "Jude"</text:p>
          </table:table-cell>
        </table:table-row>
        <table:table-row table:style-name="ro1">
          <table:table-cell/>
          <table:table-cell office:value-type="string" calcext:value-type="string">
            <text:p>081 "Revelation (Apocalypse)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IV0006 <text:s text:c="3"/>Revised Standard Ver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Genesis"</text:p>
          </table:table-cell>
        </table:table-row>
        <table:table-row table:style-name="ro1">
          <table:table-cell/>
          <table:table-cell office:value-type="string" calcext:value-type="string">
            <text:p>002 "Exodus"</text:p>
          </table:table-cell>
        </table:table-row>
        <table:table-row table:style-name="ro1">
          <table:table-cell/>
          <table:table-cell office:value-type="string" calcext:value-type="string">
            <text:p>003 "Leviticus"</text:p>
          </table:table-cell>
        </table:table-row>
        <table:table-row table:style-name="ro1">
          <table:table-cell/>
          <table:table-cell office:value-type="string" calcext:value-type="string">
            <text:p>004 "Numbers"</text:p>
          </table:table-cell>
        </table:table-row>
        <table:table-row table:style-name="ro1">
          <table:table-cell/>
          <table:table-cell office:value-type="string" calcext:value-type="string">
            <text:p>005 "Deuteronomy"</text:p>
          </table:table-cell>
        </table:table-row>
        <table:table-row table:style-name="ro1">
          <table:table-cell/>
          <table:table-cell office:value-type="string" calcext:value-type="string">
            <text:p>006 "Joshua"</text:p>
          </table:table-cell>
        </table:table-row>
        <table:table-row table:style-name="ro1">
          <table:table-cell/>
          <table:table-cell office:value-type="string" calcext:value-type="string">
            <text:p>007 "Judges"</text:p>
          </table:table-cell>
        </table:table-row>
        <table:table-row table:style-name="ro1">
          <table:table-cell/>
          <table:table-cell office:value-type="string" calcext:value-type="string">
            <text:p>008 "Ruth"</text:p>
          </table:table-cell>
        </table:table-row>
        <table:table-row table:style-name="ro1">
          <table:table-cell/>
          <table:table-cell office:value-type="string" calcext:value-type="string">
            <text:p>009 "1 Samuel"</text:p>
          </table:table-cell>
        </table:table-row>
        <table:table-row table:style-name="ro1">
          <table:table-cell/>
          <table:table-cell office:value-type="string" calcext:value-type="string">
            <text:p>010 "2 Samuel"</text:p>
          </table:table-cell>
        </table:table-row>
        <table:table-row table:style-name="ro1">
          <table:table-cell/>
          <table:table-cell office:value-type="string" calcext:value-type="string">
            <text:p>011 "1 Kings"</text:p>
          </table:table-cell>
        </table:table-row>
        <table:table-row table:style-name="ro1">
          <table:table-cell/>
          <table:table-cell office:value-type="string" calcext:value-type="string">
            <text:p>012 "2 Kings"</text:p>
          </table:table-cell>
        </table:table-row>
        <table:table-row table:style-name="ro1">
          <table:table-cell/>
          <table:table-cell office:value-type="string" calcext:value-type="string">
            <text:p>013 "1 Chronicles"</text:p>
          </table:table-cell>
        </table:table-row>
        <table:table-row table:style-name="ro1">
          <table:table-cell/>
          <table:table-cell office:value-type="string" calcext:value-type="string">
            <text:p>014 "2 Chronicles"</text:p>
          </table:table-cell>
        </table:table-row>
        <table:table-row table:style-name="ro1">
          <table:table-cell/>
          <table:table-cell office:value-type="string" calcext:value-type="string">
            <text:p>015 "Ezra"</text:p>
          </table:table-cell>
        </table:table-row>
        <table:table-row table:style-name="ro1">
          <table:table-cell/>
          <table:table-cell office:value-type="string" calcext:value-type="string">
            <text:p>016 "Nehemiah"</text:p>
          </table:table-cell>
        </table:table-row>
        <table:table-row table:style-name="ro1">
          <table:table-cell/>
          <table:table-cell office:value-type="string" calcext:value-type="string">
            <text:p>017 "Esther"</text:p>
          </table:table-cell>
        </table:table-row>
        <table:table-row table:style-name="ro1">
          <table:table-cell/>
          <table:table-cell office:value-type="string" calcext:value-type="string">
            <text:p>018 "Job"</text:p>
          </table:table-cell>
        </table:table-row>
        <table:table-row table:style-name="ro1">
          <table:table-cell/>
          <table:table-cell office:value-type="string" calcext:value-type="string">
            <text:p>019 "Psalms"</text:p>
          </table:table-cell>
        </table:table-row>
        <table:table-row table:style-name="ro1">
          <table:table-cell/>
          <table:table-cell office:value-type="string" calcext:value-type="string">
            <text:p>020 "Proverbs"</text:p>
          </table:table-cell>
        </table:table-row>
        <table:table-row table:style-name="ro1">
          <table:table-cell/>
          <table:table-cell office:value-type="string" calcext:value-type="string">
            <text:p>021 "Qohelet (Ecclesiastes)"</text:p>
          </table:table-cell>
        </table:table-row>
        <table:table-row table:style-name="ro1">
          <table:table-cell/>
          <table:table-cell office:value-type="string" calcext:value-type="string">
            <text:p>022 "Canticles (Song of Solomon, Song of Songs)"</text:p>
          </table:table-cell>
        </table:table-row>
        <table:table-row table:style-name="ro1">
          <table:table-cell/>
          <table:table-cell office:value-type="string" calcext:value-type="string">
            <text:p>023 "Isaiah"</text:p>
          </table:table-cell>
        </table:table-row>
        <table:table-row table:style-name="ro1">
          <table:table-cell/>
          <table:table-cell office:value-type="string" calcext:value-type="string">
            <text:p>024 "Jeremiah"</text:p>
          </table:table-cell>
        </table:table-row>
        <table:table-row table:style-name="ro1">
          <table:table-cell/>
          <table:table-cell office:value-type="string" calcext:value-type="string">
            <text:p>025 "Lamentations"</text:p>
          </table:table-cell>
        </table:table-row>
        <table:table-row table:style-name="ro1">
          <table:table-cell/>
          <table:table-cell office:value-type="string" calcext:value-type="string">
            <text:p>026 "Ezekiel"</text:p>
          </table:table-cell>
        </table:table-row>
        <table:table-row table:style-name="ro1">
          <table:table-cell/>
          <table:table-cell office:value-type="string" calcext:value-type="string">
            <text:p>027 "Daniel"</text:p>
          </table:table-cell>
        </table:table-row>
        <table:table-row table:style-name="ro1">
          <table:table-cell/>
          <table:table-cell office:value-type="string" calcext:value-type="string">
            <text:p>028 "Hosea"</text:p>
          </table:table-cell>
        </table:table-row>
        <table:table-row table:style-name="ro1">
          <table:table-cell/>
          <table:table-cell office:value-type="string" calcext:value-type="string">
            <text:p>029 "Joel"</text:p>
          </table:table-cell>
        </table:table-row>
        <table:table-row table:style-name="ro1">
          <table:table-cell/>
          <table:table-cell office:value-type="string" calcext:value-type="string">
            <text:p>030 "Amos"</text:p>
          </table:table-cell>
        </table:table-row>
        <table:table-row table:style-name="ro1">
          <table:table-cell/>
          <table:table-cell office:value-type="string" calcext:value-type="string">
            <text:p>031 "Obadiah"</text:p>
          </table:table-cell>
        </table:table-row>
        <table:table-row table:style-name="ro1">
          <table:table-cell/>
          <table:table-cell office:value-type="string" calcext:value-type="string">
            <text:p>032 "Jonah"</text:p>
          </table:table-cell>
        </table:table-row>
        <table:table-row table:style-name="ro1">
          <table:table-cell/>
          <table:table-cell office:value-type="string" calcext:value-type="string">
            <text:p>033 "Micah"</text:p>
          </table:table-cell>
        </table:table-row>
        <table:table-row table:style-name="ro1">
          <table:table-cell/>
          <table:table-cell office:value-type="string" calcext:value-type="string">
            <text:p>034 "Nahum"</text:p>
          </table:table-cell>
        </table:table-row>
        <table:table-row table:style-name="ro1">
          <table:table-cell/>
          <table:table-cell office:value-type="string" calcext:value-type="string">
            <text:p>035 "Habakkuk"</text:p>
          </table:table-cell>
        </table:table-row>
        <table:table-row table:style-name="ro1">
          <table:table-cell/>
          <table:table-cell office:value-type="string" calcext:value-type="string">
            <text:p>036 "Zephaniah"</text:p>
          </table:table-cell>
        </table:table-row>
        <table:table-row table:style-name="ro1">
          <table:table-cell/>
          <table:table-cell office:value-type="string" calcext:value-type="string">
            <text:p>037 "Haggai"</text:p>
          </table:table-cell>
        </table:table-row>
        <table:table-row table:style-name="ro1">
          <table:table-cell/>
          <table:table-cell office:value-type="string" calcext:value-type="string">
            <text:p>038 "Zechariah (Zachariah)"</text:p>
          </table:table-cell>
        </table:table-row>
        <table:table-row table:style-name="ro1">
          <table:table-cell/>
          <table:table-cell office:value-type="string" calcext:value-type="string">
            <text:p>039 "Malachi"</text:p>
          </table:table-cell>
        </table:table-row>
        <table:table-row table:style-name="ro1">
          <table:table-cell/>
          <table:table-cell office:value-type="string" calcext:value-type="string">
            <text:p>040 "1 Esdras"</text:p>
          </table:table-cell>
        </table:table-row>
        <table:table-row table:style-name="ro1">
          <table:table-cell/>
          <table:table-cell office:value-type="string" calcext:value-type="string">
            <text:p>041 "4 Ezra (2 Esdras)"</text:p>
          </table:table-cell>
        </table:table-row>
        <table:table-row table:style-name="ro1">
          <table:table-cell/>
          <table:table-cell office:value-type="string" calcext:value-type="string">
            <text:p>042 "Tobit"</text:p>
          </table:table-cell>
        </table:table-row>
        <table:table-row table:style-name="ro1">
          <table:table-cell/>
          <table:table-cell office:value-type="string" calcext:value-type="string">
            <text:p>043 "Judith"</text:p>
          </table:table-cell>
        </table:table-row>
        <table:table-row table:style-name="ro1">
          <table:table-cell/>
          <table:table-cell office:value-type="string" calcext:value-type="string">
            <text:p>044 "Additions to Esther"</text:p>
          </table:table-cell>
        </table:table-row>
        <table:table-row table:style-name="ro1">
          <table:table-cell/>
          <table:table-cell office:value-type="string" calcext:value-type="string">
            <text:p>045 "Wisdom of Solomon (Sapientia)"</text:p>
          </table:table-cell>
        </table:table-row>
        <table:table-row table:style-name="ro1">
          <table:table-cell/>
          <table:table-cell office:value-type="string" calcext:value-type="string">
            <text:p>046 "Sirach (Ben Sira, Ecclesiasticus)"</text:p>
          </table:table-cell>
        </table:table-row>
        <table:table-row table:style-name="ro1">
          <table:table-cell/>
          <table:table-cell office:value-type="string" calcext:value-type="string">
            <text:p>047 "Baruch"</text:p>
          </table:table-cell>
        </table:table-row>
        <table:table-row table:style-name="ro1">
          <table:table-cell/>
          <table:table-cell office:value-type="string" calcext:value-type="string">
            <text:p>048 "Epistle of Jeremiah (Letter of Jeremiah)"</text:p>
          </table:table-cell>
        </table:table-row>
        <table:table-row table:style-name="ro1">
          <table:table-cell/>
          <table:table-cell office:value-type="string" calcext:value-type="string">
            <text:p>049 "Prayer of Azariah (Song of the Three Young Men)"</text:p>
          </table:table-cell>
        </table:table-row>
        <table:table-row table:style-name="ro1">
          <table:table-cell/>
          <table:table-cell office:value-type="string" calcext:value-type="string">
            <text:p>050 "Susanna"</text:p>
          </table:table-cell>
        </table:table-row>
        <table:table-row table:style-name="ro1">
          <table:table-cell/>
          <table:table-cell office:value-type="string" calcext:value-type="string">
            <text:p>051 "Bel and the Dragon"</text:p>
          </table:table-cell>
        </table:table-row>
        <table:table-row table:style-name="ro1">
          <table:table-cell/>
          <table:table-cell office:value-type="string" calcext:value-type="string">
            <text:p>052 "Prayer of Manasseh"</text:p>
          </table:table-cell>
        </table:table-row>
        <table:table-row table:style-name="ro1">
          <table:table-cell/>
          <table:table-cell office:value-type="string" calcext:value-type="string">
            <text:p>053 "1 Maccabees"</text:p>
          </table:table-cell>
        </table:table-row>
        <table:table-row table:style-name="ro1">
          <table:table-cell/>
          <table:table-cell office:value-type="string" calcext:value-type="string">
            <text:p>054 "2 Maccabees"</text:p>
          </table:table-cell>
        </table:table-row>
        <table:table-row table:style-name="ro1">
          <table:table-cell/>
          <table:table-cell office:value-type="string" calcext:value-type="string">
            <text:p>055 "3 Maccabees"</text:p>
          </table:table-cell>
        </table:table-row>
        <table:table-row table:style-name="ro1">
          <table:table-cell/>
          <table:table-cell office:value-type="string" calcext:value-type="string">
            <text:p>056 "4 Maccabees"</text:p>
          </table:table-cell>
        </table:table-row>
        <table:table-row table:style-name="ro1">
          <table:table-cell/>
          <table:table-cell office:value-type="string" calcext:value-type="string">
            <text:p>057 "Psalm 151"</text:p>
          </table:table-cell>
        </table:table-row>
        <table:table-row table:style-name="ro1">
          <table:table-cell/>
          <table:table-cell office:value-type="string" calcext:value-type="string">
            <text:p>058 "Matthew"</text:p>
          </table:table-cell>
        </table:table-row>
        <table:table-row table:style-name="ro1">
          <table:table-cell/>
          <table:table-cell office:value-type="string" calcext:value-type="string">
            <text:p>059 "Mark"</text:p>
          </table:table-cell>
        </table:table-row>
        <table:table-row table:style-name="ro1">
          <table:table-cell/>
          <table:table-cell office:value-type="string" calcext:value-type="string">
            <text:p>060 "Luke"</text:p>
          </table:table-cell>
        </table:table-row>
        <table:table-row table:style-name="ro1">
          <table:table-cell/>
          <table:table-cell office:value-type="string" calcext:value-type="string">
            <text:p>061 "John"</text:p>
          </table:table-cell>
        </table:table-row>
        <table:table-row table:style-name="ro1">
          <table:table-cell/>
          <table:table-cell office:value-type="string" calcext:value-type="string">
            <text:p>062 "Acts"</text:p>
          </table:table-cell>
        </table:table-row>
        <table:table-row table:style-name="ro1">
          <table:table-cell/>
          <table:table-cell office:value-type="string" calcext:value-type="string">
            <text:p>063 "Romans"</text:p>
          </table:table-cell>
        </table:table-row>
        <table:table-row table:style-name="ro1">
          <table:table-cell/>
          <table:table-cell office:value-type="string" calcext:value-type="string">
            <text:p>064 "1 Corinthians"</text:p>
          </table:table-cell>
        </table:table-row>
        <table:table-row table:style-name="ro1">
          <table:table-cell/>
          <table:table-cell office:value-type="string" calcext:value-type="string">
            <text:p>065 "2 Corinthians"</text:p>
          </table:table-cell>
        </table:table-row>
        <table:table-row table:style-name="ro1">
          <table:table-cell/>
          <table:table-cell office:value-type="string" calcext:value-type="string">
            <text:p>066 "Galatians"</text:p>
          </table:table-cell>
        </table:table-row>
        <table:table-row table:style-name="ro1">
          <table:table-cell/>
          <table:table-cell office:value-type="string" calcext:value-type="string">
            <text:p>067 "Ephesians"</text:p>
          </table:table-cell>
        </table:table-row>
        <table:table-row table:style-name="ro1">
          <table:table-cell/>
          <table:table-cell office:value-type="string" calcext:value-type="string">
            <text:p>068 "Philippians"</text:p>
          </table:table-cell>
        </table:table-row>
        <table:table-row table:style-name="ro1">
          <table:table-cell/>
          <table:table-cell office:value-type="string" calcext:value-type="string">
            <text:p>069 "Colossians"</text:p>
          </table:table-cell>
        </table:table-row>
        <table:table-row table:style-name="ro1">
          <table:table-cell/>
          <table:table-cell office:value-type="string" calcext:value-type="string">
            <text:p>070 "1 Thessalonians"</text:p>
          </table:table-cell>
        </table:table-row>
        <table:table-row table:style-name="ro1">
          <table:table-cell/>
          <table:table-cell office:value-type="string" calcext:value-type="string">
            <text:p>071 "2 Thessalonians"</text:p>
          </table:table-cell>
        </table:table-row>
        <table:table-row table:style-name="ro1">
          <table:table-cell/>
          <table:table-cell office:value-type="string" calcext:value-type="string">
            <text:p>072 "1 Timothy"</text:p>
          </table:table-cell>
        </table:table-row>
        <table:table-row table:style-name="ro1">
          <table:table-cell/>
          <table:table-cell office:value-type="string" calcext:value-type="string">
            <text:p>073 "2 Timothy"</text:p>
          </table:table-cell>
        </table:table-row>
        <table:table-row table:style-name="ro1">
          <table:table-cell/>
          <table:table-cell office:value-type="string" calcext:value-type="string">
            <text:p>074 "Titus"</text:p>
          </table:table-cell>
        </table:table-row>
        <table:table-row table:style-name="ro1">
          <table:table-cell/>
          <table:table-cell office:value-type="string" calcext:value-type="string">
            <text:p>075 "Philemon"</text:p>
          </table:table-cell>
        </table:table-row>
        <table:table-row table:style-name="ro1">
          <table:table-cell/>
          <table:table-cell office:value-type="string" calcext:value-type="string">
            <text:p>076 "Hebrews"</text:p>
          </table:table-cell>
        </table:table-row>
        <table:table-row table:style-name="ro1">
          <table:table-cell/>
          <table:table-cell office:value-type="string" calcext:value-type="string">
            <text:p>077 "James"</text:p>
          </table:table-cell>
        </table:table-row>
        <table:table-row table:style-name="ro1">
          <table:table-cell/>
          <table:table-cell office:value-type="string" calcext:value-type="string">
            <text:p>078 "1 Peter"</text:p>
          </table:table-cell>
        </table:table-row>
        <table:table-row table:style-name="ro1">
          <table:table-cell/>
          <table:table-cell office:value-type="string" calcext:value-type="string">
            <text:p>079 "2 Peter"</text:p>
          </table:table-cell>
        </table:table-row>
        <table:table-row table:style-name="ro1">
          <table:table-cell/>
          <table:table-cell office:value-type="string" calcext:value-type="string">
            <text:p>080 "1 John"</text:p>
          </table:table-cell>
        </table:table-row>
        <table:table-row table:style-name="ro1">
          <table:table-cell/>
          <table:table-cell office:value-type="string" calcext:value-type="string">
            <text:p>081 "2 John"</text:p>
          </table:table-cell>
        </table:table-row>
        <table:table-row table:style-name="ro1">
          <table:table-cell/>
          <table:table-cell office:value-type="string" calcext:value-type="string">
            <text:p>082 "3 John"</text:p>
          </table:table-cell>
        </table:table-row>
        <table:table-row table:style-name="ro1">
          <table:table-cell/>
          <table:table-cell office:value-type="string" calcext:value-type="string">
            <text:p>083 "Jude"</text:p>
          </table:table-cell>
        </table:table-row>
        <table:table-row table:style-name="ro1">
          <table:table-cell/>
          <table:table-cell office:value-type="string" calcext:value-type="string">
            <text:p>084 "Revelation (Apocalypse)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IV0007 <text:s text:c="3"/>Mil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01 "Paradise Lost (English)"</text:p>
          </table:table-cell>
        </table:table-row>
        <table:table-row table:style-name="ro1">
          <table:table-cell/>
          <table:table-cell office:value-type="string" calcext:value-type="string">
            <text:p>002 "Defensionem Regiam (Latin Works, vol. 7, pp. 1-300)"</text:p>
          </table:table-cell>
        </table:table-row>
      </table:table>
      <table:table table:name="Feuille2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. Caecina. fragmentum. Scholiorum Veronensium in Vergilii Bucolica Georgica Aeneidem Fragmenta (Servii Grammatici Qui Feruntur in Vergilii Carmina Commentarii, Vol. 3, Fasc. 2, ed. H. Hagen, 1902)</text:p>
          </table:table-cell>
          <table:table-cell office:value-type="string" calcext:value-type="string">
            <text:p>044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ervii Grammatici Qui Feruntur in Vergilii Carmina Commentarii, Vol. 3, Fasc. 2, ed. H. Hagen, 1902)</text:p>
          </table:table-cell>
          <table:table-cell office:value-type="string" calcext:value-type="string">
            <text:p>A. Caecina. fragmentum. Scholiorum Veronensium in Vergilii Bucolica Georgica Aeneidem Fragmenta</text:p>
          </table:table-cell>
        </table:table-row>
        <table:table-row table:style-name="ro1">
          <table:table-cell office:value-type="string" calcext:value-type="string">
            <text:p>A. Cascellius. Liber Bene Dictorum, frr. duo (Iurisprudentiae Anteiustinianae Reliquiae. Vol. 1, ed. P. E. Huschke; E. Seckel; B. Ku+bler, 1908)</text:p>
          </table:table-cell>
          <table:table-cell office:value-type="string" calcext:value-type="string">
            <text:p>046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A. Cascellius. Liber Bene Dictorum, frr. duo</text:p>
          </table:table-cell>
        </table:table-row>
        <table:table-row table:style-name="ro1">
          <table:table-cell office:value-type="string" calcext:value-type="string">
            <text:p>A. Cornelius Celsus. De Agricultura (Corpus Medicorum Latinorum. Vol. 1, ed. F. Marx, 1915)</text:p>
          </table:table-cell>
          <table:table-cell office:value-type="string" calcext:value-type="string">
            <text:p>083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pus Medicorum Latinorum. Vol. 1, ed. F. Marx, 1915)</text:p>
          </table:table-cell>
          <table:table-cell office:value-type="string" calcext:value-type="string">
            <text:p>A. Cornelius Celsus. De Agricultura</text:p>
          </table:table-cell>
        </table:table-row>
        <table:table-row table:style-name="ro1">
          <table:table-cell office:value-type="string" calcext:value-type="string">
            <text:p>A. Cornelius Celsus. De Medicina (Corpus Medicorum Latinorum. Vol. 1, ed. F. Marx, 1915; 4.27.1d [fr.1]: ed. Umberto Capitani [Maia 26(1974)]; 4.27.1d [fr.2]: ed. Dionisio Ollero Granados [Emerita 41(1973)])</text:p>
          </table:table-cell>
          <table:table-cell office:value-type="string" calcext:value-type="string">
            <text:p>083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orpus Medicorum Latinorum. Vol. 1, ed. F. Marx, 1915; 4.27.1d [fr.1]: ed. Umberto Capitani [Maia 26(1974)]; 4.27.1d [fr.2]: ed. Dionisio Ollero Granados [Emerita 41(1973)])</text:p>
          </table:table-cell>
          <table:table-cell office:value-type="string" calcext:value-type="string">
            <text:p>A. Cornelius Celsus. De Medicina</text:p>
          </table:table-cell>
        </table:table-row>
        <table:table-row table:style-name="ro1">
          <table:table-cell office:value-type="string" calcext:value-type="string">
            <text:p>A. Cornelius Celsus. De Rhetorica (Corpus Medicorum Latinorum. Vol. 1, ed. F. Marx, 1915)</text:p>
          </table:table-cell>
          <table:table-cell office:value-type="string" calcext:value-type="string">
            <text:p>0836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Corpus Medicorum Latinorum. Vol. 1, ed. F. Marx, 1915)</text:p>
          </table:table-cell>
          <table:table-cell office:value-type="string" calcext:value-type="string">
            <text:p>A. Cornelius Celsus. De Rhetorica</text:p>
          </table:table-cell>
        </table:table-row>
        <table:table-row table:style-name="ro1">
          <table:table-cell office:value-type="string" calcext:value-type="string">
            <text:p>A. Cremutius Cordus. Annales (Historicorum Romanorum Reliquiae. Vol. 2, ed. H. Peter, 1906)</text:p>
          </table:table-cell>
          <table:table-cell office:value-type="string" calcext:value-type="string">
            <text:p>05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A. Cremutius Cordus. Annales</text:p>
          </table:table-cell>
        </table:table-row>
        <table:table-row table:style-name="ro1">
          <table:table-cell office:value-type="string" calcext:value-type="string">
            <text:p>A. Furius Antias. carmina (Fragmenta Poetarum Latinorum Epicorum et Lyricorum praeter Ennium et Lucilium, ed. W. Morel, 1927)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. Furius Antias. carmina</text:p>
          </table:table-cell>
        </table:table-row>
        <table:table-row table:style-name="ro1">
          <table:table-cell office:value-type="string" calcext:value-type="string">
            <text:p>A. Gellius. Noctes Atticae 1%1920 (A. Gelli Noctes Atticae. Vols. 1%192, ed. K. Marshall, 1968)</text:p>
          </table:table-cell>
          <table:table-cell office:value-type="string" calcext:value-type="string">
            <text:p>125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. Gelli Noctes Atticae. Vols. 1%192, ed. K. Marshall, 1968)</text:p>
          </table:table-cell>
          <table:table-cell office:value-type="string" calcext:value-type="string">
            <text:p>A. Gellius. Noctes Atticae 1%1920</text:p>
          </table:table-cell>
        </table:table-row>
        <table:table-row table:style-name="ro1">
          <table:table-cell office:value-type="string" calcext:value-type="string">
            <text:p>A. Hirtius. De Bello Gallico Liber VIII (C. Iulii Caesaris: Commentarii Rerum Gestarum. Vol. 1, ed. O. Seel, 1961)</text:p>
          </table:table-cell>
          <table:table-cell office:value-type="string" calcext:value-type="string">
            <text:p>05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Iulii Caesaris: Commentarii Rerum Gestarum. Vol. 1, ed. O. Seel, 1961)</text:p>
          </table:table-cell>
          <table:table-cell office:value-type="string" calcext:value-type="string">
            <text:p>A. Hirtius. De Bello Gallico Liber VIII</text:p>
          </table:table-cell>
        </table:table-row>
        <table:table-row table:style-name="ro1">
          <table:table-cell office:value-type="string" calcext:value-type="string">
            <text:p>A. Hirtius. epistulae (C. Iuli Caesaris Commentarii. Vol. 3, ed. A. Klotz, 1927)</text:p>
          </table:table-cell>
          <table:table-cell office:value-type="string" calcext:value-type="string">
            <text:p>053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A. Hirtius. epistulae</text:p>
          </table:table-cell>
        </table:table-row>
        <table:table-row table:style-name="ro1">
          <table:table-cell office:value-type="string" calcext:value-type="string">
            <text:p>A. Persius Flaccus. Saturae (A. Persi Flacci et D. Iuni Iuvenalis Saturae, ed. W. V. Clausen, 1959)</text:p>
          </table:table-cell>
          <table:table-cell office:value-type="string" calcext:value-type="string">
            <text:p>096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. Persi Flacci et D. Iuni Iuvenalis Saturae, ed. W. V. Clausen, 1959)</text:p>
          </table:table-cell>
          <table:table-cell office:value-type="string" calcext:value-type="string">
            <text:p>A. Persius Flaccus. Saturae</text:p>
          </table:table-cell>
        </table:table-row>
        <table:table-row table:style-name="ro1">
          <table:table-cell office:value-type="string" calcext:value-type="string">
            <text:p>A. Postumius Albinus. Annales (Historicorum Romanorum Reliquiae. Vol. 1, ed. H. Peter, 1914)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A. Postumius Albinus. Annales</text:p>
          </table:table-cell>
        </table:table-row>
        <table:table-row table:style-name="ro1">
          <table:table-cell office:value-type="string" calcext:value-type="string">
            <text:p>Ablabius. epigramma (Fragmenta Poetarum Latinorum Epicorum et Lyricorum praeter Ennium et Lucilium, ed. W. Morel, 1927)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blabius. epigramma</text:p>
          </table:table-cell>
        </table:table-row>
        <table:table-row table:style-name="ro1">
          <table:table-cell office:value-type="string" calcext:value-type="string">
            <text:p>Aemilius Asper. commentum in Terentium Sallustium Vergilium (Aemilius Asper: Ein Beitrag zur ro+mischen Literaturgeschichte, ed. P. Wessner, 1905)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emilius Asper: Ein Beitrag zur ro+mischen Literaturgeschichte, ed. P. Wessner, 1905)</text:p>
          </table:table-cell>
          <table:table-cell office:value-type="string" calcext:value-type="string">
            <text:p>Aemilius Asper. commentum in Terentium Sallustium Vergilium</text:p>
          </table:table-cell>
        </table:table-row>
        <table:table-row table:style-name="ro1">
          <table:table-cell office:value-type="string" calcext:value-type="string">
            <text:p>Aemilius Asper. Vergilius (Servii Grammatici Qui Feruntur in Vergilii Carmina Commentarii. Vol. 3, Fasc. 2, ed. H. Hagen, 1902)</text:p>
          </table:table-cell>
          <table:table-cell office:value-type="string" calcext:value-type="string">
            <text:p>136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ervii Grammatici Qui Feruntur in Vergilii Carmina Commentarii. Vol. 3, Fasc. 2, ed. H. Hagen, 1902)</text:p>
          </table:table-cell>
          <table:table-cell office:value-type="string" calcext:value-type="string">
            <text:p>Aemilius Asper. Vergilius</text:p>
          </table:table-cell>
        </table:table-row>
        <table:table-row table:style-name="ro1">
          <table:table-cell office:value-type="string" calcext:value-type="string">
            <text:p>Aemilius Macer. carmina (Fragmenta Poetarum Latinorum Epicorum et Lyricorum praeter Ennium et Lucilium, ed. W. Morel, 1927)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emilius Macer. carmina</text:p>
          </table:table-cell>
        </table:table-row>
        <table:table-row table:style-name="ro1">
          <table:table-cell office:value-type="string" calcext:value-type="string">
            <text:p>Aemilius Macer. fragmentum a Morel omissum (Fragmenta Poetarum Latinorum Epicorum et Lyricorum praeter Ennium et Lucilium, ed. C. Bu+chner, 1982)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Aemilius Macer. fragmentum a Morel omissum</text:p>
          </table:table-cell>
        </table:table-row>
        <table:table-row table:style-name="ro1">
          <table:table-cell office:value-type="string" calcext:value-type="string">
            <text:p>Aemilius Sura. De Annis Populi Romani (Historicorum Romanorum Reliquiae, Vol. 2, ed. H. Peter, 1906)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, Vol. 2, ed. H. Peter, 1906)</text:p>
          </table:table-cell>
          <table:table-cell office:value-type="string" calcext:value-type="string">
            <text:p>Aemilius Sura. De Annis Populi Romani</text:p>
          </table:table-cell>
        </table:table-row>
        <table:table-row table:style-name="ro1">
          <table:table-cell office:value-type="string" calcext:value-type="string">
            <text:p>Albinovanus Pedo. carmina (Fragmenta Poetarum Latinorum Epicorum et Lyricorum praeter Ennium et Lucilium, ed. W. Morel, 1927)</text:p>
          </table:table-cell>
          <table:table-cell office:value-type="string" calcext:value-type="string">
            <text:p>08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lbinovanus Pedo. carmina</text:p>
          </table:table-cell>
        </table:table-row>
        <table:table-row table:style-name="ro1">
          <table:table-cell office:value-type="string" calcext:value-type="string">
            <text:p>Albinus. De Metris (Fragmenta Poetarum Latinorum Epicorum et Lyricorum praeter Ennium et Lucilium, ed. W. Morel, 1927)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lbinus. De Metris</text:p>
          </table:table-cell>
        </table:table-row>
        <table:table-row table:style-name="ro1">
          <table:table-cell office:value-type="string" calcext:value-type="string">
            <text:p>Albinus. Rerum Romanarum Liber I (Fragmenta Poetarum Latinorum Epicorum et Lyricorum praeter Ennium et Lucilium, ed. W. Morel, 1927)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lbinus. Rerum Romanarum Liber I</text:p>
          </table:table-cell>
        </table:table-row>
        <table:table-row table:style-name="ro1">
          <table:table-cell office:value-type="string" calcext:value-type="string">
            <text:p>Albius Tibullus. carmina Tibulliana [sp.] (Albii Tibulli Aliorumque Carminum Libri Tres, ed. F. W. Lenz; G. K. Galinsky, 1971)</text:p>
          </table:table-cell>
          <table:table-cell office:value-type="string" calcext:value-type="string">
            <text:p>066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Albii Tibulli Aliorumque Carminum Libri Tres, ed. F. W. Lenz; G. K. Galinsky, 1971)</text:p>
          </table:table-cell>
          <table:table-cell office:value-type="string" calcext:value-type="string">
            <text:p>Albius Tibullus. carmina Tibulliana [sp.]</text:p>
          </table:table-cell>
        </table:table-row>
        <table:table-row table:style-name="ro1">
          <table:table-cell office:value-type="string" calcext:value-type="string">
            <text:p>Albius Tibullus. Elegiae (Albii Tibulli Aliorumque Carminum Libri Tres, ed. F. W. Lenz; G. K. Galinsky, 1971)</text:p>
          </table:table-cell>
          <table:table-cell office:value-type="string" calcext:value-type="string">
            <text:p>066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lbii Tibulli Aliorumque Carminum Libri Tres, ed. F. W. Lenz; G. K. Galinsky, 1971)</text:p>
          </table:table-cell>
          <table:table-cell office:value-type="string" calcext:value-type="string">
            <text:p>Albius Tibullus. Elegiae</text:p>
          </table:table-cell>
        </table:table-row>
        <table:table-row table:style-name="ro1">
          <table:table-cell office:value-type="string" calcext:value-type="string">
            <text:p>Alfius Avitus. carmina (Fragmenta Poetarum Latinorum Epicorum et Lyricorum praeter Ennium et Lucilium, ed. W. Morel, 1927)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lfius Avitus. carmina</text:p>
          </table:table-cell>
        </table:table-row>
        <table:table-row table:style-name="ro1">
          <table:table-cell office:value-type="string" calcext:value-type="string">
            <text:p>Altercatio Hadriani Augusti et Epicteti Philosophi (Altercatio Hadriani Augusti et Epicteti Philosophi, ed. L. W. Daly; W. Suchier, 1939)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ltercatio Hadriani Augusti et Epicteti Philosophi, ed. L. W. Daly; W. Suchier, 1939)</text:p>
          </table:table-cell>
          <table:table-cell office:value-type="string" calcext:value-type="string">
            <text:p>Altercatio Hadriani Augusti et Epicteti Philosophi</text:p>
          </table:table-cell>
        </table:table-row>
        <table:table-row table:style-name="ro1">
          <table:table-cell office:value-type="string" calcext:value-type="string">
            <text:p>Annianus. carmina (Fragmenta Poetarum Latinorum Epicorum et Lyricorum praeter Ennium et Lucilium, ed. W. Morel, 1927)</text:p>
          </table:table-cell>
          <table:table-cell office:value-type="string" calcext:value-type="string">
            <text:p>120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nianus. carmina</text:p>
          </table:table-cell>
        </table:table-row>
        <table:table-row table:style-name="ro1">
          <table:table-cell office:value-type="string" calcext:value-type="string">
            <text:p>Annius Florus. carmina (Fragmenta Poetarum Latinorum Epicorum et Lyricorum praeter Ennium et Lucilium, ed. W. Morel, 1927)</text:p>
          </table:table-cell>
          <table:table-cell office:value-type="string" calcext:value-type="string">
            <text:p>124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nius Florus. carmina</text:p>
          </table:table-cell>
        </table:table-row>
        <table:table-row table:style-name="ro1">
          <table:table-cell office:value-type="string" calcext:value-type="string">
            <text:p>Annius Florus. carmina in Anthologia Latina (Anthologia Latina. Vol. 1, Fasc. 1, ed. D. R. Shackleton Bailey, 1982)</text:p>
          </table:table-cell>
          <table:table-cell office:value-type="string" calcext:value-type="string">
            <text:p>124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Anthologia Latina. Vol. 1, Fasc. 1, ed. D. R. Shackleton Bailey, 1982)</text:p>
          </table:table-cell>
          <table:table-cell office:value-type="string" calcext:value-type="string">
            <text:p>Annius Florus. carmina in Anthologia Latina</text:p>
          </table:table-cell>
        </table:table-row>
        <table:table-row table:style-name="ro1">
          <table:table-cell office:value-type="string" calcext:value-type="string">
            <text:p>Annius Florus. epist. ad imperat. Hadrianum (L. Annaei Flori Quae Exstant, ed. E. Malcovati, 1972)</text:p>
          </table:table-cell>
          <table:table-cell office:value-type="string" calcext:value-type="string">
            <text:p>124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L. Annaei Flori Quae Exstant, ed. E. Malcovati, 1972)</text:p>
          </table:table-cell>
          <table:table-cell office:value-type="string" calcext:value-type="string">
            <text:p>Annius Florus. epist. ad imperat. Hadrianum</text:p>
          </table:table-cell>
        </table:table-row>
        <table:table-row table:style-name="ro1">
          <table:table-cell office:value-type="string" calcext:value-type="string">
            <text:p>Annius Florus. Epitome Bell. Omn. Ann. DCC (L. Annaei Flori Quae Exstant, ed. E. Malcovati, 1972)</text:p>
          </table:table-cell>
          <table:table-cell office:value-type="string" calcext:value-type="string">
            <text:p>124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L. Annaei Flori Quae Exstant, ed. E. Malcovati, 1972)</text:p>
          </table:table-cell>
          <table:table-cell office:value-type="string" calcext:value-type="string">
            <text:p>Annius Florus. Epitome Bell. Omn. Ann. DCC</text:p>
          </table:table-cell>
        </table:table-row>
        <table:table-row table:style-name="ro1">
          <table:table-cell office:value-type="string" calcext:value-type="string">
            <text:p>Annius Florus. Vergilius Orator an Poeta (L. Annaei Flori Quae Exstant, ed. E. Malcovati, 1972)</text:p>
          </table:table-cell>
          <table:table-cell office:value-type="string" calcext:value-type="string">
            <text:p>124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L. Annaei Flori Quae Exstant, ed. E. Malcovati, 1972)</text:p>
          </table:table-cell>
          <table:table-cell office:value-type="string" calcext:value-type="string">
            <text:p>Annius Florus. Vergilius Orator an Poeta</text:p>
          </table:table-cell>
        </table:table-row>
        <table:table-row table:style-name="ro1">
          <table:table-cell office:value-type="string" calcext:value-type="string">
            <text:p>Anonymi Comici et Tragici. Atellanae poetarum incertorum (Scaenicae Romanorum Poesis Fragmenta, Vol. 2, ed. O. Ribbeck, 1898)</text:p>
          </table:table-cell>
          <table:table-cell office:value-type="string" calcext:value-type="string">
            <text:p>9505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, Vol. 2, ed. O. Ribbeck, 1898)</text:p>
          </table:table-cell>
          <table:table-cell office:value-type="string" calcext:value-type="string">
            <text:p>Anonymi Comici et Tragici. Atellanae poetarum incertorum</text:p>
          </table:table-cell>
        </table:table-row>
        <table:table-row table:style-name="ro1">
          <table:table-cell office:value-type="string" calcext:value-type="string">
            <text:p>Anonymi Comici et Tragici. palliatae poetarum incertorum (Scaenicae Romanorum Poesis Fragmenta. Vol. 2, ed. O. Ribbeck, 1898)</text:p>
          </table:table-cell>
          <table:table-cell office:value-type="string" calcext:value-type="string">
            <text:p>9505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Anonymi Comici et Tragici. palliatae poetarum incertorum</text:p>
          </table:table-cell>
        </table:table-row>
        <table:table-row table:style-name="ro1">
          <table:table-cell office:value-type="string" calcext:value-type="string">
            <text:p>Anonymi Comici et Tragici. togatae poetarum incertorum (Scaenicae Romanorum Poesis Fragmenta. Vol. 2, ed. O. Ribbeck, 1898)</text:p>
          </table:table-cell>
          <table:table-cell office:value-type="string" calcext:value-type="string">
            <text:p>950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Anonymi Comici et Tragici. togatae poetarum incertorum</text:p>
          </table:table-cell>
        </table:table-row>
        <table:table-row table:style-name="ro1">
          <table:table-cell office:value-type="string" calcext:value-type="string">
            <text:p>Anonymi Comici et Tragici. tragoediae poetarum incertorum (Scaenicae Romanorum Poesis Fragmenta. Vol. 1, ed. O. Ribbeck, 1897)</text:p>
          </table:table-cell>
          <table:table-cell office:value-type="string" calcext:value-type="string">
            <text:p>9505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Anonymi Comici et Tragici. tragoediae poetarum incertorum</text:p>
          </table:table-cell>
        </table:table-row>
        <table:table-row table:style-name="ro1">
          <table:table-cell office:value-type="string" calcext:value-type="string">
            <text:p>Anonymi de Differentiis. [Fronto] De Differentiis (Grammatici Latini ex Recensione Henrici Keilii. Vol. 7, ed. H. Keil, 1880)</text:p>
          </table:table-cell>
          <table:table-cell office:value-type="string" calcext:value-type="string">
            <text:p>233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Anonymi de Differentiis. [Fronto] De Differentiis</text:p>
          </table:table-cell>
        </table:table-row>
        <table:table-row table:style-name="ro1">
          <table:table-cell office:value-type="string" calcext:value-type="string">
            <text:p>Anonymi Epici et Lyrici. A. Atilii Calatini elogi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A. Atilii Calatini elogium</text:p>
          </table:table-cell>
        </table:table-row>
        <table:table-row table:style-name="ro1">
          <table:table-cell office:value-type="string" calcext:value-type="string">
            <text:p>Anonymi Epici et Lyrici. Acilii Glabrionis tabul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Acilii Glabrionis tabula</text:p>
          </table:table-cell>
        </table:table-row>
        <table:table-row table:style-name="ro1">
          <table:table-cell office:value-type="string" calcext:value-type="string">
            <text:p>Anonymi Epici et Lyrici. Ardeatis templi inscriptio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Ardeatis templi inscriptio</text:p>
          </table:table-cell>
        </table:table-row>
        <table:table-row table:style-name="ro1">
          <table:table-cell office:value-type="string" calcext:value-type="string">
            <text:p>Anonymi Epici et Lyrici. artificia metric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4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artificia metrica</text:p>
          </table:table-cell>
        </table:table-row>
        <table:table-row table:style-name="ro1">
          <table:table-cell office:value-type="string" calcext:value-type="string">
            <text:p>Anonymi Epici et Lyrici. carmen Priam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carmen Priami</text:p>
          </table:table-cell>
        </table:table-row>
        <table:table-row table:style-name="ro1">
          <table:table-cell office:value-type="string" calcext:value-type="string">
            <text:p>Anonymi Epici et Lyrici. carmen Saliare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carmen Saliare</text:p>
          </table:table-cell>
        </table:table-row>
        <table:table-row table:style-name="ro1">
          <table:table-cell office:value-type="string" calcext:value-type="string">
            <text:p>Anonymi Epici et Lyrici. carmina Marciana et simili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carmina Marciana et similia</text:p>
          </table:table-cell>
        </table:table-row>
        <table:table-row table:style-name="ro1">
          <table:table-cell office:value-type="string" calcext:value-type="string">
            <text:p>Anonymi Epici et Lyrici. de Crassitio epigramm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0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de Crassitio epigramma</text:p>
          </table:table-cell>
        </table:table-row>
        <table:table-row table:style-name="ro1">
          <table:table-cell office:value-type="string" calcext:value-type="string">
            <text:p>Anonymi Epici et Lyrici. De Metri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4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De Metris</text:p>
          </table:table-cell>
        </table:table-row>
        <table:table-row table:style-name="ro1">
          <table:table-cell office:value-type="string" calcext:value-type="string">
            <text:p>Anonymi Epici et Lyrici. De Venere et Amoribu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3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De Venere et Amoribus</text:p>
          </table:table-cell>
        </table:table-row>
        <table:table-row table:style-name="ro1">
          <table:table-cell office:value-type="string" calcext:value-type="string">
            <text:p>Anonymi Epici et Lyrici. epigramma a Varrone Plauto attribut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epigramma a Varrone Plauto attributum</text:p>
          </table:table-cell>
        </table:table-row>
        <table:table-row table:style-name="ro1">
          <table:table-cell office:value-type="string" calcext:value-type="string">
            <text:p>Anonymi Epici et Lyrici. epigramma Pacuv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epigramma Pacuvi</text:p>
          </table:table-cell>
        </table:table-row>
        <table:table-row table:style-name="ro1">
          <table:table-cell office:value-type="string" calcext:value-type="string">
            <text:p>Anonymi Epici et Lyrici. epigrammata et populares versus in August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8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epigrammata et populares versus in Augustum</text:p>
          </table:table-cell>
        </table:table-row>
        <table:table-row table:style-name="ro1">
          <table:table-cell office:value-type="string" calcext:value-type="string">
            <text:p>Anonymi Epici et Lyrici. in Carbonem versus populari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in Carbonem versus popularis</text:p>
          </table:table-cell>
        </table:table-row>
        <table:table-row table:style-name="ro1">
          <table:table-cell office:value-type="string" calcext:value-type="string">
            <text:p>Anonymi Epici et Lyrici. M. Aemilii cos. a. 179 tabul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M. Aemilii cos. a. 179 tabula</text:p>
          </table:table-cell>
        </table:table-row>
        <table:table-row table:style-name="ro1">
          <table:table-cell office:value-type="string" calcext:value-type="string">
            <text:p>Anonymi Epici et Lyrici. obtrectatoris Vergilii versiculu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9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obtrectatoris Vergilii versiculus</text:p>
          </table:table-cell>
        </table:table-row>
        <table:table-row table:style-name="ro1">
          <table:table-cell office:value-type="string" calcext:value-type="string">
            <text:p>Anonymi Epici et Lyrici. odari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8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odarium</text:p>
          </table:table-cell>
        </table:table-row>
        <table:table-row table:style-name="ro1">
          <table:table-cell office:value-type="string" calcext:value-type="string">
            <text:p>Anonymi Epici et Lyrici. populares versus in Caligula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3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populares versus in Caligulam</text:p>
          </table:table-cell>
        </table:table-row>
        <table:table-row table:style-name="ro1">
          <table:table-cell office:value-type="string" calcext:value-type="string">
            <text:p>Anonymi Epici et Lyrici. populares versus in Sarment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populares versus in Sarmentum</text:p>
          </table:table-cell>
        </table:table-row>
        <table:table-row table:style-name="ro1">
          <table:table-cell office:value-type="string" calcext:value-type="string">
            <text:p>Anonymi Epici et Lyrici. praecepta rustica et medic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praecepta rustica et medica</text:p>
          </table:table-cell>
        </table:table-row>
        <table:table-row table:style-name="ro1">
          <table:table-cell office:value-type="string" calcext:value-type="string">
            <text:p>Anonymi Epici et Lyrici. saturnius(?)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?) (Fragmenta Poetarum Latinorum Epicorum et Lyricorum praeter Ennium et Lucilium, ed. W. Morel, 1927)</text:p>
          </table:table-cell>
          <table:table-cell office:value-type="string" calcext:value-type="string">
            <text:p>Anonymi Epici et Lyrici. Saturniu (?)</text:p>
          </table:table-cell>
        </table:table-row>
        <table:table-row table:style-name="ro1">
          <table:table-cell office:value-type="string" calcext:value-type="string">
            <text:p>Anonymi Epici et Lyrici. sententi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sententia</text:p>
          </table:table-cell>
        </table:table-row>
        <table:table-row table:style-name="ro1">
          <table:table-cell office:value-type="string" calcext:value-type="string">
            <text:p>Anonymi Epici et Lyrici. serioris aetatis versu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40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serioris aetatis versus</text:p>
          </table:table-cell>
        </table:table-row>
        <table:table-row table:style-name="ro1">
          <table:table-cell office:value-type="string" calcext:value-type="string">
            <text:p>Anonymi Epici et Lyrici. Tarentinus senariu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Tarentinus senarius</text:p>
          </table:table-cell>
        </table:table-row>
        <table:table-row table:style-name="ro1">
          <table:table-cell office:value-type="string" calcext:value-type="string">
            <text:p>Anonymi Epici et Lyrici. templi Tarracinensis inscriptio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templi Tarracinensis inscriptio</text:p>
          </table:table-cell>
        </table:table-row>
        <table:table-row table:style-name="ro1">
          <table:table-cell office:value-type="string" calcext:value-type="string">
            <text:p>Anonymi Epici et Lyrici. versiculi populares et pueriles (Fragmenta Poetarum Latinorum Epicorum et Lyricoru W. Morel, 1927).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Fragmenta Poetarum Latinorum Epicorum et Lyricoru W. Morel, 1927). 1927)</text:p>
          </table:table-cell>
          <table:table-cell office:value-type="string" calcext:value-type="string">
            <text:p>Anonymi Epici et Lyrici. versiculi populares et pueriles</text:p>
          </table:table-cell>
        </table:table-row>
        <table:table-row table:style-name="ro1">
          <table:table-cell office:value-type="string" calcext:value-type="string">
            <text:p>Anonymi Epici et Lyrici. versus aevi Auguste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9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aevi Augustei</text:p>
          </table:table-cell>
        </table:table-row>
        <table:table-row table:style-name="ro1">
          <table:table-cell office:value-type="string" calcext:value-type="string">
            <text:p>Anonymi Epici et Lyrici. versus aevi Catullian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7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aevi Catulliani</text:p>
          </table:table-cell>
        </table:table-row>
        <table:table-row table:style-name="ro1">
          <table:table-cell office:value-type="string" calcext:value-type="string">
            <text:p>Anonymi Epici et Lyrici. versus aevi Catulliani a Morel omissi (Fragmenta Poetarum Latinorum Epicorum et Lyricorum praeter Ennium et Lucilium, ed. C. Bu+chner, 1982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8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Anonymi Epici et Lyrici. versus aevi Catulliani a Morel omissi</text:p>
          </table:table-cell>
        </table:table-row>
        <table:table-row table:style-name="ro1">
          <table:table-cell office:value-type="string" calcext:value-type="string">
            <text:p>Anonymi Epici et Lyrici. versus de VII sapientibu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7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de VII sapientibus</text:p>
          </table:table-cell>
        </table:table-row>
        <table:table-row table:style-name="ro1">
          <table:table-cell office:value-type="string" calcext:value-type="string">
            <text:p>Anonymi Epici et Lyrici. versus fortasse Clementis(?)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9 </text:p>
          </table:table-cell>
          <table:table-cell office:value-type="string" calcext:value-type="string">
            <text:p>(?) (Fragmenta Poetarum Latinorum Epicorum et Lyricorum praeter Ennium et Lucilium, ed. W. Morel, 1927)</text:p>
          </table:table-cell>
          <table:table-cell office:value-type="string" calcext:value-type="string">
            <text:p>Anonymi Epici et Lyrici. versus fortasse Clementi (?)</text:p>
          </table:table-cell>
        </table:table-row>
        <table:table-row table:style-name="ro1">
          <table:table-cell office:value-type="string" calcext:value-type="string">
            <text:p>Anonymi Epici et Lyrici. versus fortasse Ennian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5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fortasse Enniani</text:p>
          </table:table-cell>
        </table:table-row>
        <table:table-row table:style-name="ro1">
          <table:table-cell office:value-type="string" calcext:value-type="string">
            <text:p>Anonymi Epici et Lyrici. versus fortasse Lucilian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6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fortasse Luciliani</text:p>
          </table:table-cell>
        </table:table-row>
        <table:table-row table:style-name="ro1">
          <table:table-cell office:value-type="string" calcext:value-type="string">
            <text:p>Anonymi Epici et Lyrici. versus Hor. Sat. I 10 praemiss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6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Hor. Sat. I 10 praemissi</text:p>
          </table:table-cell>
        </table:table-row>
        <table:table-row table:style-name="ro1">
          <table:table-cell office:value-type="string" calcext:value-type="string">
            <text:p>Anonymi Epici et Lyrici. versus in Caesares Romanos ex Historia August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0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in Caesares Romanos ex Historia Augusta</text:p>
          </table:table-cell>
        </table:table-row>
        <table:table-row table:style-name="ro1">
          <table:table-cell office:value-type="string" calcext:value-type="string">
            <text:p>Anonymi Epici et Lyrici. versus Orphici ab Arnobio convers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3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Orphici ab Arnobio conversi</text:p>
          </table:table-cell>
        </table:table-row>
        <table:table-row table:style-name="ro1">
          <table:table-cell office:value-type="string" calcext:value-type="string">
            <text:p>Anonymi Epici et Lyrici. versus populares in Caesarem et similia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populares in Caesarem et similia</text:p>
          </table:table-cell>
        </table:table-row>
        <table:table-row table:style-name="ro1">
          <table:table-cell office:value-type="string" calcext:value-type="string">
            <text:p>Anonymi Epici et Lyrici. versus populares in Neronem et eiusque successores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5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populares in Neronem et eiusque successores</text:p>
          </table:table-cell>
        </table:table-row>
        <table:table-row table:style-name="ro1">
          <table:table-cell office:value-type="string" calcext:value-type="string">
            <text:p>Anonymi Epici et Lyrici. versus populares in Tiberium et Germanic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2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populares in Tiberium et Germanicum</text:p>
          </table:table-cell>
        </table:table-row>
        <table:table-row table:style-name="ro1">
          <table:table-cell office:value-type="string" calcext:value-type="string">
            <text:p>Anonymi Epici et Lyrici. versus reciproci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4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reciproci</text:p>
          </table:table-cell>
        </table:table-row>
        <table:table-row table:style-name="ro1">
          <table:table-cell office:value-type="string" calcext:value-type="string">
            <text:p>Anonymi Epici et Lyrici. versus sacrorum (Fragmenta Poetarum Latinorum Epicorum et Lyricorum praeter Ennium et Lucilium, ed. W. Morel, 1927)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nonymi Epici et Lyrici. versus sacrorum</text:p>
          </table:table-cell>
        </table:table-row>
        <table:table-row table:style-name="ro1">
          <table:table-cell office:value-type="string" calcext:value-type="string">
            <text:p>Anonymi Fragmenta de Iure Fisci. fragmenta de iure fisci (Fontes Iuris Romani Antejustiniani. Part 2, ed. J. Baviera, 1940)</text:p>
          </table:table-cell>
          <table:table-cell office:value-type="string" calcext:value-type="string">
            <text:p>15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ontes Iuris Romani Antejustiniani. Part 2, ed. J. Baviera, 1940)</text:p>
          </table:table-cell>
          <table:table-cell office:value-type="string" calcext:value-type="string">
            <text:p>Anonymi Fragmenta de Iure Fisci. fragmenta de iure fisci</text:p>
          </table:table-cell>
        </table:table-row>
        <table:table-row table:style-name="ro1">
          <table:table-cell office:value-type="string" calcext:value-type="string">
            <text:p>Anonymi Grammatici. grammatica (Grammaticae Romanae Fragmenta, ed. G. Funaioli, 1907)</text:p>
          </table:table-cell>
          <table:table-cell office:value-type="string" calcext:value-type="string">
            <text:p>951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Anonymi Grammatici. grammatica</text:p>
          </table:table-cell>
        </table:table-row>
        <table:table-row table:style-name="ro1">
          <table:table-cell office:value-type="string" calcext:value-type="string">
            <text:p>Antonius Panurgus. grammatica, fragmentum (Grammaticae Romanae Fragmenta, ed. G. Funaioli, 1907)</text:p>
          </table:table-cell>
          <table:table-cell office:value-type="string" calcext:value-type="string">
            <text:p>072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Antonius Panurgus. grammatica, fragmentum</text:p>
          </table:table-cell>
        </table:table-row>
        <table:table-row table:style-name="ro1">
          <table:table-cell office:value-type="string" calcext:value-type="string">
            <text:p>App. Claudius Caecus. Sententiae (Fragmenta Poetarum Latinorum Epicorum et Lyricorum praeter Ennium et Lucilium, ed. W. Morel, 1927)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pp. Claudius Caecus. Sententiae</text:p>
          </table:table-cell>
        </table:table-row>
        <table:table-row table:style-name="ro1">
          <table:table-cell office:value-type="string" calcext:value-type="string">
            <text:p>Appendix Vergiliana. Aetna (Appendix Vergiliana, ed. F. R. D. Goodyear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Appendix Vergiliana, ed. F. R. D. Goodyear, 1966)</text:p>
          </table:table-cell>
          <table:table-cell office:value-type="string" calcext:value-type="string">
            <text:p>Appendix Vergiliana. Aetna</text:p>
          </table:table-cell>
        </table:table-row>
        <table:table-row table:style-name="ro1">
          <table:table-cell office:value-type="string" calcext:value-type="string">
            <text:p>Appendix Vergiliana. Catalepton (Appendix Vergiliana, ed. J. A. Richmond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Appendix Vergiliana, ed. J. A. Richmond, 1966)</text:p>
          </table:table-cell>
          <table:table-cell office:value-type="string" calcext:value-type="string">
            <text:p>Appendix Vergiliana. Catalepton</text:p>
          </table:table-cell>
        </table:table-row>
        <table:table-row table:style-name="ro1">
          <table:table-cell office:value-type="string" calcext:value-type="string">
            <text:p>Appendix Vergiliana. Ciris (Appendix Vergiliana, ed. F. R. D. Goodyear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Appendix Vergiliana, ed. F. R. D. Goodyear, 1966)</text:p>
          </table:table-cell>
          <table:table-cell office:value-type="string" calcext:value-type="string">
            <text:p>Appendix Vergiliana. Ciris</text:p>
          </table:table-cell>
        </table:table-row>
        <table:table-row table:style-name="ro1">
          <table:table-cell office:value-type="string" calcext:value-type="string">
            <text:p>Appendix Vergiliana. Copa (Appendix Vergiliana, ed. E. J. Kenney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Appendix Vergiliana, ed. E. J. Kenney, 1966)</text:p>
          </table:table-cell>
          <table:table-cell office:value-type="string" calcext:value-type="string">
            <text:p>Appendix Vergiliana. Copa</text:p>
          </table:table-cell>
        </table:table-row>
        <table:table-row table:style-name="ro1">
          <table:table-cell office:value-type="string" calcext:value-type="string">
            <text:p>Appendix Vergiliana. Culex (Appendix Vergiliana, ed. W. V. Clausen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Appendix Vergiliana, ed. W. V. Clausen, 1966)</text:p>
          </table:table-cell>
          <table:table-cell office:value-type="string" calcext:value-type="string">
            <text:p>Appendix Vergiliana. Culex</text:p>
          </table:table-cell>
        </table:table-row>
        <table:table-row table:style-name="ro1">
          <table:table-cell office:value-type="string" calcext:value-type="string">
            <text:p>Appendix Vergiliana. De Est et Non (Appendix Vergiliana, ed. W. V. Clausen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Appendix Vergiliana, ed. W. V. Clausen, 1966)</text:p>
          </table:table-cell>
          <table:table-cell office:value-type="string" calcext:value-type="string">
            <text:p>Appendix Vergiliana. De Est et Non</text:p>
          </table:table-cell>
        </table:table-row>
        <table:table-row table:style-name="ro1">
          <table:table-cell office:value-type="string" calcext:value-type="string">
            <text:p>Appendix Vergiliana. De Institutione Viri Boni (Appendix Vergiliana, ed. W. V. Clausen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Appendix Vergiliana, ed. W. V. Clausen, 1966)</text:p>
          </table:table-cell>
          <table:table-cell office:value-type="string" calcext:value-type="string">
            <text:p>Appendix Vergiliana. De Institutione Viri Boni</text:p>
          </table:table-cell>
        </table:table-row>
        <table:table-row table:style-name="ro1">
          <table:table-cell office:value-type="string" calcext:value-type="string">
            <text:p>Appendix Vergiliana. De Rosis Nascentibus (Appendix Vergiliana, ed. W. V. Clausen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Appendix Vergiliana, ed. W. V. Clausen, 1966)</text:p>
          </table:table-cell>
          <table:table-cell office:value-type="string" calcext:value-type="string">
            <text:p>Appendix Vergiliana. De Rosis Nascentibus</text:p>
          </table:table-cell>
        </table:table-row>
        <table:table-row table:style-name="ro1">
          <table:table-cell office:value-type="string" calcext:value-type="string">
            <text:p>Appendix Vergiliana. Dirae (Appendix Vergiliana, ed. E. J. Kenney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ppendix Vergiliana, ed. E. J. Kenney, 1966)</text:p>
          </table:table-cell>
          <table:table-cell office:value-type="string" calcext:value-type="string">
            <text:p>Appendix Vergiliana. Dirae</text:p>
          </table:table-cell>
        </table:table-row>
        <table:table-row table:style-name="ro1">
          <table:table-cell office:value-type="string" calcext:value-type="string">
            <text:p>Appendix Vergiliana. Elegiae in Maecenatem (Appendix Vergiliana, ed. E. J. Kenney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Appendix Vergiliana, ed. E. J. Kenney, 1966)</text:p>
          </table:table-cell>
          <table:table-cell office:value-type="string" calcext:value-type="string">
            <text:p>Appendix Vergiliana. Elegiae in Maecenatem</text:p>
          </table:table-cell>
        </table:table-row>
        <table:table-row table:style-name="ro1">
          <table:table-cell office:value-type="string" calcext:value-type="string">
            <text:p>Appendix Vergiliana. Lydia (Appendix Vergiliana, ed. E. J. Kenney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Appendix Vergiliana, ed. E. J. Kenney, 1966)</text:p>
          </table:table-cell>
          <table:table-cell office:value-type="string" calcext:value-type="string">
            <text:p>Appendix Vergiliana. Lydia</text:p>
          </table:table-cell>
        </table:table-row>
        <table:table-row table:style-name="ro1">
          <table:table-cell office:value-type="string" calcext:value-type="string">
            <text:p>Appendix Vergiliana. Moretum (Appendix Vergiliana, ed. E. J. Kenney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Appendix Vergiliana, ed. E. J. Kenney, 1966)</text:p>
          </table:table-cell>
          <table:table-cell office:value-type="string" calcext:value-type="string">
            <text:p>Appendix Vergiliana. Moretum</text:p>
          </table:table-cell>
        </table:table-row>
        <table:table-row table:style-name="ro1">
          <table:table-cell office:value-type="string" calcext:value-type="string">
            <text:p>Appendix Vergiliana. Priapea (Appendix Vergiliana, ed. J. A. Richmond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Appendix Vergiliana, ed. J. A. Richmond, 1966)</text:p>
          </table:table-cell>
          <table:table-cell office:value-type="string" calcext:value-type="string">
            <text:p>Appendix Vergiliana. Priapea</text:p>
          </table:table-cell>
        </table:table-row>
        <table:table-row table:style-name="ro1">
          <table:table-cell office:value-type="string" calcext:value-type="string">
            <text:p>Appendix Vergiliana. Priapeum 'Quid Hoc Novi Est?' (Appendix Vergiliana, ed. J. A. Richmond, 1966)</text:p>
          </table:table-cell>
          <table:table-cell office:value-type="string" calcext:value-type="string">
            <text:p>0692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Appendix Vergiliana, ed. J. A. Richmond, 1966)</text:p>
          </table:table-cell>
          <table:table-cell office:value-type="string" calcext:value-type="string">
            <text:p>Appendix Vergiliana. Priapeum 'Quid Hoc Novi Est?'</text:p>
          </table:table-cell>
        </table:table-row>
        <table:table-row table:style-name="ro1">
          <table:table-cell office:value-type="string" calcext:value-type="string">
            <text:p>Aprissius (?). fragmentum (Scaenicae Romanorum Poesis Fragmenta. Vol. 2, ed. O. Ribbeck, 1898)</text:p>
          </table:table-cell>
          <table:table-cell office:value-type="string" calcext:value-type="string">
            <text:p>041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Aprissius (?). fragmentum</text:p>
          </table:table-cell>
        </table:table-row>
        <table:table-row table:style-name="ro1">
          <table:table-cell office:value-type="string" calcext:value-type="string">
            <text:p>Apuleius Madaurensis. Anechomenos (Apule/e: Opuscules Philosophiques (Du Dieu de Socrate, Platon et sa Doctrine, Du Monde) et Fragments, ed. J. Beaujeu, 1973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Apule/e: Opuscules Philosophiques (Du Dieu de Socrate, Platon et sa Doctrine, Du Monde) et Fragments, ed. J. Beaujeu, 1973)</text:p>
          </table:table-cell>
          <table:table-cell office:value-type="string" calcext:value-type="string">
            <text:p>Apuleius Madaurensis. Anechomenos</text:p>
          </table:table-cell>
        </table:table-row>
        <table:table-row table:style-name="ro1">
          <table:table-cell office:value-type="string" calcext:value-type="string">
            <text:p>Apuleius Madaurensis. Apologia (Apulei Platonici Madaurensis Opera Quae Supersunt. Vol. 2, Fasc. 1, ed. R. Helm, 1959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pulei Platonici Madaurensis Opera Quae Supersunt. Vol. 2, Fasc. 1, ed. R. Helm, 1959)</text:p>
          </table:table-cell>
          <table:table-cell office:value-type="string" calcext:value-type="string">
            <text:p>Apuleius Madaurensis. Apologia</text:p>
          </table:table-cell>
        </table:table-row>
        <table:table-row table:style-name="ro1">
          <table:table-cell office:value-type="string" calcext:value-type="string">
            <text:p>Apuleius Madaurensis. carmina (Fragmenta Poetarum Latinorum Epicorum et Lyricorum praeter Ennium et Lucilium, ed. W. Morel, 1927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puleius Madaurensis. carmina</text:p>
          </table:table-cell>
        </table:table-row>
        <table:table-row table:style-name="ro1">
          <table:table-cell office:value-type="string" calcext:value-type="string">
            <text:p>Apuleius Madaurensis. De Deo Socratis (Apule/e: Opuscules Philosophiques (Du Dieu de Socrate, Platon et sa Doctrine, Du Monde) et Fragments, ed. J. Beaujeu, 1973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Apule/e: Opuscules Philosophiques (Du Dieu de Socrate, Platon et sa Doctrine, Du Monde) et Fragments, ed. J. Beaujeu, 1973)</text:p>
          </table:table-cell>
          <table:table-cell office:value-type="string" calcext:value-type="string">
            <text:p>Apuleius Madaurensis. De Deo Socratis</text:p>
          </table:table-cell>
        </table:table-row>
        <table:table-row table:style-name="ro1">
          <table:table-cell office:value-type="string" calcext:value-type="string">
            <text:p>Apuleius Madaurensis. De Deo Socratis, Praef. [sp.] (Apule/e: Opuscules Philosophiques (Du Dieu de Socrate, Platon et sa Doctrine, Du Monde) et Fragments, ed. J. Beaujeu, 1973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Apule/e: Opuscules Philosophiques (Du Dieu de Socrate, Platon et sa Doctrine, Du Monde) et Fragments, ed. J. Beaujeu, 1973)</text:p>
          </table:table-cell>
          <table:table-cell office:value-type="string" calcext:value-type="string">
            <text:p>Apuleius Madaurensis. De Deo Socratis, Praef. [sp.]</text:p>
          </table:table-cell>
        </table:table-row>
        <table:table-row table:style-name="ro1">
          <table:table-cell office:value-type="string" calcext:value-type="string">
            <text:p>Apuleius Madaurensis. De Mundo (Apule/e: Opuscules Philosophiques (Du Dieu de Socrate, Platon et sa Doctrine, Du Monde) et Fragments, ed. J. Beaujeu, 1973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Apule/e: Opuscules Philosophiques (Du Dieu de Socrate, Platon et sa Doctrine, Du Monde) et Fragments, ed. J. Beaujeu, 1973)</text:p>
          </table:table-cell>
          <table:table-cell office:value-type="string" calcext:value-type="string">
            <text:p>Apuleius Madaurensis. De Mundo</text:p>
          </table:table-cell>
        </table:table-row>
        <table:table-row table:style-name="ro1">
          <table:table-cell office:value-type="string" calcext:value-type="string">
            <text:p>Apuleius Madaurensis. De Platone et Eius Dogmate (Apule/e: Opuscules Philosophiques (Du Dieu de Socrate, Platon et sa Doctrine, Du Monde) et Fragments, ed. J. Beaujeu, 1973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Apule/e: Opuscules Philosophiques (Du Dieu de Socrate, Platon et sa Doctrine, Du Monde) et Fragments, ed. J. Beaujeu, 1973)</text:p>
          </table:table-cell>
          <table:table-cell office:value-type="string" calcext:value-type="string">
            <text:p>Apuleius Madaurensis. De Platone et Eius Dogmate</text:p>
          </table:table-cell>
        </table:table-row>
        <table:table-row table:style-name="ro1">
          <table:table-cell office:value-type="string" calcext:value-type="string">
            <text:p>Apuleius Madaurensis. Florida (Apulei Platonici Madaurensis Opera Quae Supersunt, Vol. 2, Fasc. 2, ed. R. Helm, 1959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Apulei Platonici Madaurensis Opera Quae Supersunt, Vol. 2, Fasc. 2, ed. R. Helm, 1959)</text:p>
          </table:table-cell>
          <table:table-cell office:value-type="string" calcext:value-type="string">
            <text:p>Apuleius Madaurensis. Florida</text:p>
          </table:table-cell>
        </table:table-row>
        <table:table-row table:style-name="ro1">
          <table:table-cell office:value-type="string" calcext:value-type="string">
            <text:p>Apuleius Madaurensis. fragmenta (Apule/e: Opuscules Philosophiques (Du Dieu de Socrate, Platon et sa Doctrine, Du Monde) et Fragments, ed. J. Beaujeu, 1973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Apule/e: Opuscules Philosophiques (Du Dieu de Socrate, Platon et sa Doctrine, Du Monde) et Fragments, ed. J. Beaujeu, 1973)</text:p>
          </table:table-cell>
          <table:table-cell office:value-type="string" calcext:value-type="string">
            <text:p>Apuleius Madaurensis. fragmenta</text:p>
          </table:table-cell>
        </table:table-row>
        <table:table-row table:style-name="ro1">
          <table:table-cell office:value-type="string" calcext:value-type="string">
            <text:p>Apuleius Madaurensis. Metamorphoses 1%1911 (Apule/e: Les Me/tamorphoses. Vols. 1%193, ed. D. S. Robertson; P. Vallette, 1940%191946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Apule/e: Les Me/tamorphoses. Vols. 1%193, ed. D. S. Robertson; P. Vallette, 1940%191946)</text:p>
          </table:table-cell>
          <table:table-cell office:value-type="string" calcext:value-type="string">
            <text:p>Apuleius Madaurensis. Metamorphoses 1%1911</text:p>
          </table:table-cell>
        </table:table-row>
        <table:table-row table:style-name="ro1">
          <table:table-cell office:value-type="string" calcext:value-type="string">
            <text:p>Aquilius. palliata, fragmenta (Scaenicae Romanorum Poesis Fragmenta. Vol. 2, ed. O. Ribbeck, 1898)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Aquilius. palliata, fragmenta</text:p>
          </table:table-cell>
        </table:table-row>
        <table:table-row table:style-name="ro1">
          <table:table-cell office:value-type="string" calcext:value-type="string">
            <text:p>Arbonius Silo. carmen (Fragmenta Poetarum Latinorum Epicorum et Lyricorum praeter Ennium et Lucilium, ed. W. Morel, 1927)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rbonius Silo. carmen</text:p>
          </table:table-cell>
        </table:table-row>
        <table:table-row table:style-name="ro1">
          <table:table-cell office:value-type="string" calcext:value-type="string">
            <text:p>Argumenta Aeneidis et Tetrasticha in cunctis libris Vergilii. Argumenta Aeneidis, Decasticha (Anthologia Latina. Vol. 1, Fasc. 1, ed. D. R. Shackleton Bailey, 1982)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nthologia Latina. Vol. 1, Fasc. 1, ed. D. R. Shackleton Bailey, 1982)</text:p>
          </table:table-cell>
          <table:table-cell office:value-type="string" calcext:value-type="string">
            <text:p>Argumenta Aeneidis et Tetrasticha in cunctis libris Vergilii. Argumenta Aeneidis, Decasticha</text:p>
          </table:table-cell>
        </table:table-row>
        <table:table-row table:style-name="ro1">
          <table:table-cell office:value-type="string" calcext:value-type="string">
            <text:p>Argumenta Aeneidis et Tetrasticha in cunctis libris Vergilii. Argumenta Aeneidis, Monosticha (Anthologia Latina. Vol. 1, Fasc. 1, ed. D. R. Shackleton Bailey, 1982)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Anthologia Latina. Vol. 1, Fasc. 1, ed. D. R. Shackleton Bailey, 1982)</text:p>
          </table:table-cell>
          <table:table-cell office:value-type="string" calcext:value-type="string">
            <text:p>Argumenta Aeneidis et Tetrasticha in cunctis libris Vergilii. Argumenta Aeneidis, Monosticha</text:p>
          </table:table-cell>
        </table:table-row>
        <table:table-row table:style-name="ro1">
          <table:table-cell office:value-type="string" calcext:value-type="string">
            <text:p>Argumenta Aeneidis et Tetrasticha in cunctis libris Vergilii. Tetrasticha in Vergilii Aeneida (Anthologia Latina. Vol. 1, Fasc. 1, ed. D. R. Shackleton Bailey, 1982)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Anthologia Latina. Vol. 1, Fasc. 1, ed. D. R. Shackleton Bailey, 1982)</text:p>
          </table:table-cell>
          <table:table-cell office:value-type="string" calcext:value-type="string">
            <text:p>Argumenta Aeneidis et Tetrasticha in cunctis libris Vergilii. Tetrasticha in Vergilii Aeneida</text:p>
          </table:table-cell>
        </table:table-row>
        <table:table-row table:style-name="ro1">
          <table:table-cell office:value-type="string" calcext:value-type="string">
            <text:p>Argumenta Aeneidis et Tetrasticha in cunctis libris Vergilii. Tetrasticha in Vergilii Bucolica et Georgica (Anthologia Latina. Vol. 1, Fasc. 1, ed. D. R. Shackleton Bailey, 1982)</text:p>
          </table:table-cell>
          <table:table-cell office:value-type="string" calcext:value-type="string">
            <text:p>321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Anthologia Latina. Vol. 1, Fasc. 1, ed. D. R. Shackleton Bailey, 1982)</text:p>
          </table:table-cell>
          <table:table-cell office:value-type="string" calcext:value-type="string">
            <text:p>Argumenta Aeneidis et Tetrasticha in cunctis libris Vergilii. Tetrasticha in Vergilii Bucolica et Georgica</text:p>
          </table:table-cell>
        </table:table-row>
        <table:table-row table:style-name="ro1">
          <table:table-cell office:value-type="string" calcext:value-type="string">
            <text:p>Atilius. palliatae (Scaenicae Romanorum Poesis Fragmenta. Vol. 2, ed. O. Ribbeck, 1898)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Atilius. palliatae</text:p>
          </table:table-cell>
        </table:table-row>
        <table:table-row table:style-name="ro1">
          <table:table-cell office:value-type="string" calcext:value-type="string">
            <text:p>Attius Labeo. versio Latina Iliados (Fragmenta Poetarum Latinorum Epicorum et Lyricorum praeter Ennium et Lucilium, ed. W. Morel, 1927)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ttius Labeo. versio Latina Iliados</text:p>
          </table:table-cell>
        </table:table-row>
        <table:table-row table:style-name="ro1">
          <table:table-cell office:value-type="string" calcext:value-type="string">
            <text:p>Aufidius Bassus. historiae (Historicorum Romanorum Reliquiae. Vol. 2, ed. H. Peter, 1906)</text:p>
          </table:table-cell>
          <table:table-cell office:value-type="string" calcext:value-type="string">
            <text:p>080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Aufidius Bassus. historiae</text:p>
          </table:table-cell>
        </table:table-row>
        <table:table-row table:style-name="ro1">
          <table:table-cell office:value-type="string" calcext:value-type="string">
            <text:p>Aufustius. grammatica, fragmenta (Grammaticae Romanae Fragmenta, ed. G. Funaioli, 1907)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Aufustius. grammatica, fragmenta</text:p>
          </table:table-cell>
        </table:table-row>
        <table:table-row table:style-name="ro1">
          <table:table-cell office:value-type="string" calcext:value-type="string">
            <text:p>Aurelius Augustinus. Laus Cerei (Fragmenta Poetarum Latinorum Epicorum et Lyricorum praeter Ennium et Lucilium, ed. W. Morel, 1927)</text:p>
          </table:table-cell>
          <table:table-cell office:value-type="string" calcext:value-type="string">
            <text:p>246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Aurelius Augustinus. Laus Cerei</text:p>
          </table:table-cell>
        </table:table-row>
        <table:table-row table:style-name="ro1">
          <table:table-cell office:value-type="string" calcext:value-type="string">
            <text:p>Aurelius Opillus. grammatica (Grammaticae Romanae Fragmenta, ed. G. Funaioli, 1907)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Aurelius Opillus. grammatica</text:p>
          </table:table-cell>
        </table:table-row>
        <table:table-row table:style-name="ro1">
          <table:table-cell office:value-type="string" calcext:value-type="string">
            <text:p>Balbus. Expositio et Ratio Omnium Formarum (Die Schriften der Ro+mischen Feldmesser, Vol. 1, ed. F. Blume; K. Lachmann; A. Rudorff, 1848)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Die Schriften der Ro+mischen Feldmesser, Vol. 1, ed. F. Blume; K. Lachmann; A. Rudorff, 1848)</text:p>
          </table:table-cell>
          <table:table-cell office:value-type="string" calcext:value-type="string">
            <text:p>Balbus. Expositio et Ratio Omnium Formarum</text:p>
          </table:table-cell>
        </table:table-row>
        <table:table-row table:style-name="ro1">
          <table:table-cell office:value-type="string" calcext:value-type="string">
            <text:p>Bellum Africum [Anonymous] (C. Iuli Caesaris Commentarii. Vol. 3, ed. A. Klotz, 1927)</text:p>
          </table:table-cell>
          <table:table-cell office:value-type="string" calcext:value-type="string">
            <text:p>042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Bellum Africum [Anonymous]</text:p>
          </table:table-cell>
        </table:table-row>
        <table:table-row table:style-name="ro1">
          <table:table-cell office:value-type="string" calcext:value-type="string">
            <text:p>Bellum Alexandrinum [Anonymous] (C. Iuli Caesaris Commentarii. Vol. 3, ed. A. Klotz, 1927)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Bellum Alexandrinum [Anonymous]</text:p>
          </table:table-cell>
        </table:table-row>
        <table:table-row table:style-name="ro1">
          <table:table-cell office:value-type="string" calcext:value-type="string">
            <text:p>Bellum Hispaniense [Anonymous] (C. Iuli Caesaris Commentarii. Vol. 3, ed. A. Klotz, 1927)</text:p>
          </table:table-cell>
          <table:table-cell office:value-type="string" calcext:value-type="string">
            <text:p>04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Bellum Hispaniense [Anonymous]</text:p>
          </table:table-cell>
        </table:table-row>
        <table:table-row table:style-name="ro1">
          <table:table-cell office:value-type="string" calcext:value-type="string">
            <text:p>Bruttedius Niger. historiae (Historicorum Romanorum Reliquiae. Vol. 2, ed. H. Peter, 1906)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Bruttedius Niger. historiae</text:p>
          </table:table-cell>
        </table:table-row>
        <table:table-row table:style-name="ro1">
          <table:table-cell office:value-type="string" calcext:value-type="string">
            <text:p>Bucolica Einsidlensia (Calpurnii et Nemesiani Bucolica, Accedunt Einsidlensia Quae Dicuntur Carmina, ed. C. Giarratano, 1943)</text:p>
          </table:table-cell>
          <table:table-cell office:value-type="string" calcext:value-type="string">
            <text:p>082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alpurnii et Nemesiani Bucolica, Accedunt Einsidlensia Quae Dicuntur Carmina, ed. C. Giarratano, 1943)</text:p>
          </table:table-cell>
          <table:table-cell office:value-type="string" calcext:value-type="string">
            <text:p>Bucolica Einsidlensia</text:p>
          </table:table-cell>
        </table:table-row>
        <table:table-row table:style-name="ro1">
          <table:table-cell office:value-type="string" calcext:value-type="string">
            <text:p>C. Aelius Gallus. De Verbis ad Ius Civile (Iurisprudentiae Anteiustinianae Reliquiae. Vol. 1, ed. P. E. Huschke; E. Seckel; B. Ku+bler, 1908)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C. Aelius Gallus. De Verbis ad Ius Civile</text:p>
          </table:table-cell>
        </table:table-row>
        <table:table-row table:style-name="ro1">
          <table:table-cell office:value-type="string" calcext:value-type="string">
            <text:p>C. Aelius Gallus. iurisprudentia, fragmenta (The Digest of Justinian. Vol. 4, ed. T. Mommsen, P. Kru+ger, A. Watson, 1985)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The Digest of Justinian. Vol. 4, ed. T. Mommsen, P. Kru+ger, A. Watson, 1985)</text:p>
          </table:table-cell>
          <table:table-cell office:value-type="string" calcext:value-type="string">
            <text:p>C. Aelius Gallus. iurisprudentia, fragmenta</text:p>
          </table:table-cell>
        </table:table-row>
        <table:table-row table:style-name="ro1">
          <table:table-cell office:value-type="string" calcext:value-type="string">
            <text:p>C. Aquilius Gallus. iurisprudentia, fragmenta (Iurisprudentiae Anteiustinianae Reliquiae. Vol. 1, ed. P. E. Huschke; E. Seckel; B. Ku+bler, 1908)</text:p>
          </table:table-cell>
          <table:table-cell office:value-type="string" calcext:value-type="string">
            <text:p>04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C. Aquilius Gallus. iurisprudentia, fragmenta</text:p>
          </table:table-cell>
        </table:table-row>
        <table:table-row table:style-name="ro1">
          <table:table-cell office:value-type="string" calcext:value-type="string">
            <text:p>C. Asinius Gallus. carmen (Fragmenta Poetarum Latinorum Epicorum et Lyricorum praeter Ennium et Lucilium, ed. W. Morel, 1927)</text:p>
          </table:table-cell>
          <table:table-cell office:value-type="string" calcext:value-type="string">
            <text:p>087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Asinius Gallus. carmen</text:p>
          </table:table-cell>
        </table:table-row>
        <table:table-row table:style-name="ro1">
          <table:table-cell office:value-type="string" calcext:value-type="string">
            <text:p>C. Asinius Gallus. grammatica (Grammaticae Romanae Fragmenta Aetatis Caesareae. Vol. 1, ed. A. Mazzarino, 1955)</text:p>
          </table:table-cell>
          <table:table-cell office:value-type="string" calcext:value-type="string">
            <text:p>087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ae Romanae Fragmenta Aetatis Caesareae. Vol. 1, ed. A. Mazzarino, 1955)</text:p>
          </table:table-cell>
          <table:table-cell office:value-type="string" calcext:value-type="string">
            <text:p>C. Asinius Gallus. grammatica</text:p>
          </table:table-cell>
        </table:table-row>
        <table:table-row table:style-name="ro1">
          <table:table-cell office:value-type="string" calcext:value-type="string">
            <text:p>C. Asinius Pollio. carmina (Fragmenta Poetarum Latinorum Epicorum et Lyricorum praeter Ennium et Lucilium, ed. W. Morel, 1927)</text:p>
          </table:table-cell>
          <table:table-cell office:value-type="string" calcext:value-type="string">
            <text:p>098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Asinius Pollio. carmina</text:p>
          </table:table-cell>
        </table:table-row>
        <table:table-row table:style-name="ro1">
          <table:table-cell office:value-type="string" calcext:value-type="string">
            <text:p>C. Asinius Pollio. grammatica (Grammaticae Romanae Fragmenta, ed. G. Funaioli, 1907)</text:p>
          </table:table-cell>
          <table:table-cell office:value-type="string" calcext:value-type="string">
            <text:p>098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. Asinius Pollio. grammatica</text:p>
          </table:table-cell>
        </table:table-row>
        <table:table-row table:style-name="ro1">
          <table:table-cell office:value-type="string" calcext:value-type="string">
            <text:p>C. Asinius Pollio. historiae (Historicorum Romanorum Reliquiae. Vol. 2, ed. H. Peter, 1906)</text:p>
          </table:table-cell>
          <table:table-cell office:value-type="string" calcext:value-type="string">
            <text:p>0981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C. Asinius Pollio. historiae</text:p>
          </table:table-cell>
        </table:table-row>
        <table:table-row table:style-name="ro1">
          <table:table-cell office:value-type="string" calcext:value-type="string">
            <text:p>C. Asinius Pollio. orationes (Oratorum Romanorum Fragmenta Liberae Rei Publicae. Vol. 1, ed. E. Malcovati, 1953)</text:p>
          </table:table-cell>
          <table:table-cell office:value-type="string" calcext:value-type="string">
            <text:p>098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Asinius Pollio. orationes</text:p>
          </table:table-cell>
        </table:table-row>
        <table:table-row table:style-name="ro1">
          <table:table-cell office:value-type="string" calcext:value-type="string">
            <text:p>C. Ateius Capito. iurisprudentia (C. Atei Capitonis Fragmenta, ed. W. Strzelecki, 1967)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Atei Capitonis Fragmenta, ed. W. Strzelecki, 1967)</text:p>
          </table:table-cell>
          <table:table-cell office:value-type="string" calcext:value-type="string">
            <text:p>C. Ateius Capito. iurisprudentia</text:p>
          </table:table-cell>
        </table:table-row>
        <table:table-row table:style-name="ro1">
          <table:table-cell office:value-type="string" calcext:value-type="string">
            <text:p>C. Aurelius Cotta. oratio (Oratorum Romanorum Fragmenta Liberae Rei Publicae. Vol. 1, ed. E. Malcovati, 1953)</text:p>
          </table:table-cell>
          <table:table-cell office:value-type="string" calcext:value-type="string">
            <text:p>049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Aurelius Cotta. oratio</text:p>
          </table:table-cell>
        </table:table-row>
        <table:table-row table:style-name="ro1">
          <table:table-cell office:value-type="string" calcext:value-type="string">
            <text:p>C. Caesius Bassus. Breviatio Pedum [sp.] (Grammatici Latini ex Recensione Henrici Keilii. Vol. 6, ed. H. Keil, 1874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C. Caesius Bassus. Breviatio Pedum [sp.]</text:p>
          </table:table-cell>
        </table:table-row>
        <table:table-row table:style-name="ro1">
          <table:table-cell office:value-type="string" calcext:value-type="string">
            <text:p>C. Caesius Bassus. carmen (Fragmenta Poetarum Latinorum Epicorum et Lyricorum praeter Ennium et Lucilium, ed. W. Morel, 1927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Caesius Bassus. carmen</text:p>
          </table:table-cell>
        </table:table-row>
        <table:table-row table:style-name="ro1">
          <table:table-cell office:value-type="string" calcext:value-type="string">
            <text:p>C. Caesius Bassus. De Compositionibus [sp.] (Grammatici Latini ex Recensione Henrici Keilii. Vol. 6, ed. H. Keil, 1874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C. Caesius Bassus. De Compositionibus [sp.]</text:p>
          </table:table-cell>
        </table:table-row>
        <table:table-row table:style-name="ro1">
          <table:table-cell office:value-type="string" calcext:value-type="string">
            <text:p>C. Caesius Bassus. De Metris Horatii [sp.] (Grammatici Latini ex Recensione Henrici Keilii. Vol. 6, ed. H. Keil, 1874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C. Caesius Bassus. De Metris Horatii [sp.]</text:p>
          </table:table-cell>
        </table:table-row>
        <table:table-row table:style-name="ro1">
          <table:table-cell office:value-type="string" calcext:value-type="string">
            <text:p>C. Caesius Bassus. De Metris, fragmenta (Grammaticae Romanae Fragmenta Aetatis Caesareae. Vol. 1, ed. A. Mazzarino, 1955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ae Romanae Fragmenta Aetatis Caesareae. Vol. 1, ed. A. Mazzarino, 1955)</text:p>
          </table:table-cell>
          <table:table-cell office:value-type="string" calcext:value-type="string">
            <text:p>C. Caesius Bassus. De Metris, fragmenta</text:p>
          </table:table-cell>
        </table:table-row>
        <table:table-row table:style-name="ro1">
          <table:table-cell office:value-type="string" calcext:value-type="string">
            <text:p>C. Caesius Bassus. Genera Versuum [sp.] (Grammatici Latini ex Recensione Henrici Keilii. Vol. 6, ed. H. Keil, 1874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C. Caesius Bassus. Genera Versuum [sp.]</text:p>
          </table:table-cell>
        </table:table-row>
        <table:table-row table:style-name="ro1">
          <table:table-cell office:value-type="string" calcext:value-type="string">
            <text:p>C. Caesius Bassus. Poeticae Species Lat. [sp.] (Grammatici Latini ex Recensione Henrici Keilii. Vol. 6, ed. H. Keil, 1874)</text:p>
          </table:table-cell>
          <table:table-cell office:value-type="string" calcext:value-type="string">
            <text:p>0812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C. Caesius Bassus. Poeticae Species Lat. [sp.]</text:p>
          </table:table-cell>
        </table:table-row>
        <table:table-row table:style-name="ro1">
          <table:table-cell office:value-type="string" calcext:value-type="string">
            <text:p>C. Calpurnius Piso. oratio (Oratorum Romanorum Fragmenta Liberae Rei Publicae. Vol. 1, ed. E. Malcovati, 1953)</text:p>
          </table:table-cell>
          <table:table-cell office:value-type="string" calcext:value-type="string">
            <text:p>045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Calpurnius Piso. oratio</text:p>
          </table:table-cell>
        </table:table-row>
        <table:table-row table:style-name="ro1">
          <table:table-cell office:value-type="string" calcext:value-type="string">
            <text:p>C. Cassius Hemina. Annales (Historicorum Romanorum Reliquiae. Vol. 1, ed. H. Peter, 1914)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C. Cassius Hemina. Annales</text:p>
          </table:table-cell>
        </table:table-row>
        <table:table-row table:style-name="ro1">
          <table:table-cell office:value-type="string" calcext:value-type="string">
            <text:p>C. Clodius Licinus. Libri Rerum Romanarum (Historicorum Romanorum Reliquiae. Vol. 2, ed. H. Peter, 1906)</text:p>
          </table:table-cell>
          <table:table-cell office:value-type="string" calcext:value-type="string">
            <text:p>084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C. Clodius Licinus. Libri Rerum Romanarum</text:p>
          </table:table-cell>
        </table:table-row>
        <table:table-row table:style-name="ro1">
          <table:table-cell office:value-type="string" calcext:value-type="string">
            <text:p>C. Cornelius Gallus. elegia (Fragmenta Poetarum Latinorum Epicorum et Lyricorum praeter Ennium et Lucilium, ed. W. Morel, 1927)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Cornelius Gallus. elegia</text:p>
          </table:table-cell>
        </table:table-row>
        <table:table-row table:style-name="ro1">
          <table:table-cell office:value-type="string" calcext:value-type="string">
            <text:p>C. Cornelius Gallus. elegia in pap. Qas%1r Ibri=m (ed. R. D. Anderson, P. J. Parsons, R. G. M. Nisbet [JRS 69(1979)])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ed. R. D. Anderson, P. J. Parsons, R. G. M. Nisbet [JRS 69(1979)])</text:p>
          </table:table-cell>
          <table:table-cell office:value-type="string" calcext:value-type="string">
            <text:p>C. Cornelius Gallus. elegia in pap. Qas%1r Ibri=m</text:p>
          </table:table-cell>
        </table:table-row>
        <table:table-row table:style-name="ro1">
          <table:table-cell office:value-type="string" calcext:value-type="string">
            <text:p>C. Erucius. oratio (Oratorum Romanorum Fragmenta Liberae Rei Publicae. Vol. 1, ed. E. Malcovati, 1953)</text:p>
          </table:table-cell>
          <table:table-cell office:value-type="string" calcext:value-type="string">
            <text:p>051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Erucius. oratio</text:p>
          </table:table-cell>
        </table:table-row>
        <table:table-row table:style-name="ro1">
          <table:table-cell office:value-type="string" calcext:value-type="string">
            <text:p>C. et L. Caepasii fratres. oratio (Oratorum Romanorum Fragmenta Liberae Rei Publicae. Vol. 1, ed. E. Malcovati, 1953)</text:p>
          </table:table-cell>
          <table:table-cell office:value-type="string" calcext:value-type="string">
            <text:p>044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et L. Caepasii fratres. oratio</text:p>
          </table:table-cell>
        </table:table-row>
        <table:table-row table:style-name="ro1">
          <table:table-cell office:value-type="string" calcext:value-type="string">
            <text:p>C. Fannius. historiae (Historicorum Romanorum Reliquiae. Vol. 1, ed. H. Peter, 1914)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C. Fannius. historiae</text:p>
          </table:table-cell>
        </table:table-row>
        <table:table-row table:style-name="ro1">
          <table:table-cell office:value-type="string" calcext:value-type="string">
            <text:p>C. Fannius. orationes (Oratorum Romanorum Fragmenta Liberae Rei Publicae. Vol. 1, ed. E. Malcovati, 1953)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Fannius. orationes</text:p>
          </table:table-cell>
        </table:table-row>
        <table:table-row table:style-name="ro1">
          <table:table-cell office:value-type="string" calcext:value-type="string">
            <text:p>C. Helvius Cinna. carmina (Fragmenta Poetarum Latinorum Epicorum et Lyricorum praeter Ennium et Lucilium, ed. W. Morel, 1927)</text:p>
          </table:table-cell>
          <table:table-cell office:value-type="string" calcext:value-type="string">
            <text:p>048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Helvius Cinna. carmina</text:p>
          </table:table-cell>
        </table:table-row>
        <table:table-row table:style-name="ro1">
          <table:table-cell office:value-type="string" calcext:value-type="string">
            <text:p>C. Iulius Caesar Augustus Octavianus. carmina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carmina</text:p>
          </table:table-cell>
        </table:table-row>
        <table:table-row table:style-name="ro1">
          <table:table-cell office:value-type="string" calcext:value-type="string">
            <text:p>C. Iulius Caesar Augustus Octavianus. dicta et apophthegmata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dicta et apophthegmata</text:p>
          </table:table-cell>
        </table:table-row>
        <table:table-row table:style-name="ro1">
          <table:table-cell office:value-type="string" calcext:value-type="string">
            <text:p>C. Iulius Caesar Augustus Octavianus. edicta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edicta</text:p>
          </table:table-cell>
        </table:table-row>
        <table:table-row table:style-name="ro1">
          <table:table-cell office:value-type="string" calcext:value-type="string">
            <text:p>C. Iulius Caesar Augustus Octavianus. epistulae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epistulae</text:p>
          </table:table-cell>
        </table:table-row>
        <table:table-row table:style-name="ro1">
          <table:table-cell office:value-type="string" calcext:value-type="string">
            <text:p>C. Iulius Caesar Augustus Octavianus. fragmentum incertae sedis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fragmentum incertae sedis</text:p>
          </table:table-cell>
        </table:table-row>
        <table:table-row table:style-name="ro1">
          <table:table-cell office:value-type="string" calcext:value-type="string">
            <text:p>C. Iulius Caesar Augustus Octavianus. opera historica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opera historica</text:p>
          </table:table-cell>
        </table:table-row>
        <table:table-row table:style-name="ro1">
          <table:table-cell office:value-type="string" calcext:value-type="string">
            <text:p>C. Iulius Caesar Augustus Octavianus. oratio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oratio</text:p>
          </table:table-cell>
        </table:table-row>
        <table:table-row table:style-name="ro1">
          <table:table-cell office:value-type="string" calcext:value-type="string">
            <text:p>C. Iulius Caesar Augustus Octavianus. Res Gestae (Imperatoris Caesaris Augusti Operum Fragmenta, ed. E. Malcovati, 1962)</text:p>
          </table:table-cell>
          <table:table-cell office:value-type="string" calcext:value-type="string">
            <text:p>1221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Imperatoris Caesaris Augusti Operum Fragmenta, ed. E. Malcovati, 1962)</text:p>
          </table:table-cell>
          <table:table-cell office:value-type="string" calcext:value-type="string">
            <text:p>C. Iulius Caesar Augustus Octavianus. Res Gestae</text:p>
          </table:table-cell>
        </table:table-row>
        <table:table-row table:style-name="ro1">
          <table:table-cell office:value-type="string" calcext:value-type="string">
            <text:p>C. Iulius Caesar Strabo. orationes (Oratorum Romanorum Fragmenta Liberae Rei Publicae. Vol. 1, ed. E. Malcovati, 1953)</text:p>
          </table:table-cell>
          <table:table-cell office:value-type="string" calcext:value-type="string">
            <text:p>045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Iulius Caesar Strabo. orationes</text:p>
          </table:table-cell>
        </table:table-row>
        <table:table-row table:style-name="ro1">
          <table:table-cell office:value-type="string" calcext:value-type="string">
            <text:p>C. Iulius Caesar Strabo. tragoediae (Scaenicae Romanorum Poesis Fragmenta. Vol. 1, ed. O. Ribbeck, 1897)</text:p>
          </table:table-cell>
          <table:table-cell office:value-type="string" calcext:value-type="string">
            <text:p>045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C. Iulius Caesar Strabo. tragoediae</text:p>
          </table:table-cell>
        </table:table-row>
        <table:table-row table:style-name="ro1">
          <table:table-cell office:value-type="string" calcext:value-type="string">
            <text:p>C. Iulius Caesar. Anticato (C. Iuli Caesaris Commentarii. Vol. 3, ed. A. Klotz, 1927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C. Iulius Caesar. Anticato</text:p>
          </table:table-cell>
        </table:table-row>
        <table:table-row table:style-name="ro1">
          <table:table-cell office:value-type="string" calcext:value-type="string">
            <text:p>C. Iulius Caesar. Bellum Civile (C. Iuli Caesaris Commentarii. Vol. 2, ed. A. Klotz, 1950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. Iuli Caesaris Commentarii. Vol. 2, ed. A. Klotz, 1950)</text:p>
          </table:table-cell>
          <table:table-cell office:value-type="string" calcext:value-type="string">
            <text:p>C. Iulius Caesar. Bellum Civile</text:p>
          </table:table-cell>
        </table:table-row>
        <table:table-row table:style-name="ro1">
          <table:table-cell office:value-type="string" calcext:value-type="string">
            <text:p>C. Iulius Caesar. carmina (C. Iuli Caesaris Commentarii. Vol. 3, ed. A. Klotz, 1927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C. Iulius Caesar. carmina</text:p>
          </table:table-cell>
        </table:table-row>
        <table:table-row table:style-name="ro1">
          <table:table-cell office:value-type="string" calcext:value-type="string">
            <text:p>C. Iulius Caesar. De Analogia (Grammaticae Romanae Fragmenta, ed. G. Funaioli, 1907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. Iulius Caesar. De Analogia</text:p>
          </table:table-cell>
        </table:table-row>
        <table:table-row table:style-name="ro1">
          <table:table-cell office:value-type="string" calcext:value-type="string">
            <text:p>C. Iulius Caesar. De Bello Gallico (C. Iulii Caesaris: Commentarii Rerum Gestarum. Vol. 1, ed. O. Seel, 1961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Iulii Caesaris: Commentarii Rerum Gestarum. Vol. 1, ed. O. Seel, 1961)</text:p>
          </table:table-cell>
          <table:table-cell office:value-type="string" calcext:value-type="string">
            <text:p>C. Iulius Caesar. De Bello Gallico</text:p>
          </table:table-cell>
        </table:table-row>
        <table:table-row table:style-name="ro1">
          <table:table-cell office:value-type="string" calcext:value-type="string">
            <text:p>C. Iulius Caesar. epistulae ad Ciceronem (C. Iuli Caesaris Commentarii. Vol. 3, ed. A. Klotz, 1927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C. Iulius Caesar. epistulae ad Ciceronem</text:p>
          </table:table-cell>
        </table:table-row>
        <table:table-row table:style-name="ro1">
          <table:table-cell office:value-type="string" calcext:value-type="string">
            <text:p>C. Iulius Caesar. epistulae ad familiares (C. Iuli Caesaris Commentarii. Vol. 3, ed. A. Klotz, 1927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C. Iuli Caesaris Commentarii. Vol. 3, ed. A. Klotz, 1927)</text:p>
          </table:table-cell>
          <table:table-cell office:value-type="string" calcext:value-type="string">
            <text:p>C. Iulius Caesar. epistulae ad familiares</text:p>
          </table:table-cell>
        </table:table-row>
        <table:table-row table:style-name="ro1">
          <table:table-cell office:value-type="string" calcext:value-type="string">
            <text:p>C. Iulius Caesar. orationes (Oratorum Romanorum Fragmenta Liberae Rei Publicae. Vol. 1, ed. E. Malcovati, 1953)</text:p>
          </table:table-cell>
          <table:table-cell office:value-type="string" calcext:value-type="string">
            <text:p>0448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Iulius Caesar. orationes</text:p>
          </table:table-cell>
        </table:table-row>
        <table:table-row table:style-name="ro1">
          <table:table-cell office:value-type="string" calcext:value-type="string">
            <text:p>C. Iulius Hyginus. grammatica (Grammaticae Romanae Fragmenta, ed. G. Funaioli, 1907)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. Iulius Hyginus. grammatica</text:p>
          </table:table-cell>
        </table:table-row>
        <table:table-row table:style-name="ro1">
          <table:table-cell office:value-type="string" calcext:value-type="string">
            <text:p>C. Iulius Hyginus. historiae (Historicorum Romanorum Reliquiae. Vol. 2, ed. H. Peter, 1906)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C. Iulius Hyginus. historiae</text:p>
          </table:table-cell>
        </table:table-row>
        <table:table-row table:style-name="ro1">
          <table:table-cell office:value-type="string" calcext:value-type="string">
            <text:p>C. Laelius Sapiens. orationes (Oratorum Romanorum Fragmenta Liberae Rei Publicae. Vol. 1, ed. E. Malcovati, 1953)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Laelius Sapiens. orationes</text:p>
          </table:table-cell>
        </table:table-row>
        <table:table-row table:style-name="ro1">
          <table:table-cell office:value-type="string" calcext:value-type="string">
            <text:p>C. Licinius Macer Calvus. carmina (Fragmenta Poetarum Latinorum Epicorum et Lyricorum praeter Ennium et Lucilium, ed. W. Morel, 1927)</text:p>
          </table:table-cell>
          <table:table-cell office:value-type="string" calcext:value-type="string">
            <text:p>045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Licinius Macer Calvus. carmina</text:p>
          </table:table-cell>
        </table:table-row>
        <table:table-row table:style-name="ro1">
          <table:table-cell office:value-type="string" calcext:value-type="string">
            <text:p>C. Licinius Macer Calvus. orationes (Oratorum Romanorum Fragmenta Liberae Rei Publicae. Vol. 1, ed. E. Malcovati, 1953)</text:p>
          </table:table-cell>
          <table:table-cell office:value-type="string" calcext:value-type="string">
            <text:p>045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Licinius Macer Calvus. orationes</text:p>
          </table:table-cell>
        </table:table-row>
        <table:table-row table:style-name="ro1">
          <table:table-cell office:value-type="string" calcext:value-type="string">
            <text:p>C. Licinius Macer. Annales (Historicorum Romanorum Reliquiae. Vol. 1, ed. H. Peter, 1914)</text:p>
          </table:table-cell>
          <table:table-cell office:value-type="string" calcext:value-type="string">
            <text:p>055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C. Licinius Macer. Annales</text:p>
          </table:table-cell>
        </table:table-row>
        <table:table-row table:style-name="ro1">
          <table:table-cell office:value-type="string" calcext:value-type="string">
            <text:p>C. Licinius Macer. oratio (Oratorum Romanorum Fragmenta Liberae Rei Publicae. Vol. 1, ed. E. Malcovati, 1953)</text:p>
          </table:table-cell>
          <table:table-cell office:value-type="string" calcext:value-type="string">
            <text:p>055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Licinius Macer. oratio</text:p>
          </table:table-cell>
        </table:table-row>
        <table:table-row table:style-name="ro1">
          <table:table-cell office:value-type="string" calcext:value-type="string">
            <text:p>C. Licinius Mucianus. historiae (Historicorum Romanorum Reliquiae. Vol. 2, ed. H. Peter, 1906)</text:p>
          </table:table-cell>
          <table:table-cell office:value-type="string" calcext:value-type="string">
            <text:p>054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C. Licinius Mucianus. historiae</text:p>
          </table:table-cell>
        </table:table-row>
        <table:table-row table:style-name="ro1">
          <table:table-cell office:value-type="string" calcext:value-type="string">
            <text:p>C. Lucilius. Saturae, fragmenta (C. Lucilii Carminum Reliquiae. Vol. 1, ed. F. Marx, 1904)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Lucilii Carminum Reliquiae. Vol. 1, ed. F. Marx, 1904)</text:p>
          </table:table-cell>
          <table:table-cell office:value-type="string" calcext:value-type="string">
            <text:p>C. Lucilius. Saturae, fragmenta</text:p>
          </table:table-cell>
        </table:table-row>
        <table:table-row table:style-name="ro1">
          <table:table-cell office:value-type="string" calcext:value-type="string">
            <text:p>C. Maecenas. carmina (Fragmenta Poetarum Latinorum Epicorum et Lyricorum praeter Ennium et Lucilium, ed. W. Morel, 1927)</text:p>
          </table:table-cell>
          <table:table-cell office:value-type="string" calcext:value-type="string">
            <text:p>055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Maecenas. carmina</text:p>
          </table:table-cell>
        </table:table-row>
        <table:table-row table:style-name="ro1">
          <table:table-cell office:value-type="string" calcext:value-type="string">
            <text:p>C. Maecenas. fragmentum a Morel omissum (Fragmenta Poetarum Latinorum Epicorum et Lyricorum praeter Ennium et Lucilium, ed. C. Bu+chner, 1982)</text:p>
          </table:table-cell>
          <table:table-cell office:value-type="string" calcext:value-type="string">
            <text:p>055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C. Maecenas. fragmentum a Morel omissum</text:p>
          </table:table-cell>
        </table:table-row>
        <table:table-row table:style-name="ro1">
          <table:table-cell office:value-type="string" calcext:value-type="string">
            <text:p>C. Memmius L. f.. carmina (Fragmenta Poetarum Latinorum Epicorum et Lyricorum praeter Ennium et Lucilium, ed. W. Morel, 1927)</text:p>
          </table:table-cell>
          <table:table-cell office:value-type="string" calcext:value-type="string">
            <text:p>057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Memmius L. f.. carmina</text:p>
          </table:table-cell>
        </table:table-row>
        <table:table-row table:style-name="ro1">
          <table:table-cell office:value-type="string" calcext:value-type="string">
            <text:p>C. Memmius L. f.. orationes (Oratorum Romanorum Fragmenta Liberae Rei Publicae. Vol. 1, ed. E. Malcovati, 1953)</text:p>
          </table:table-cell>
          <table:table-cell office:value-type="string" calcext:value-type="string">
            <text:p>057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Memmius L. f.. orationes</text:p>
          </table:table-cell>
        </table:table-row>
        <table:table-row table:style-name="ro1">
          <table:table-cell office:value-type="string" calcext:value-type="string">
            <text:p>C. Memmius. orationes (Oratorum Romanorum Fragmenta Liberae Rei Publicae. Vol. 1, ed. E. Malcovati, 1953)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Memmius. orationes</text:p>
          </table:table-cell>
        </table:table-row>
        <table:table-row table:style-name="ro1">
          <table:table-cell office:value-type="string" calcext:value-type="string">
            <text:p>C. Oppius. de re rustica scripta (Scriptorum Romanorum De Re Rustica Reliquiae. Vol. 1, ed. F. Speranza, 1974)</text:p>
          </table:table-cell>
          <table:table-cell office:value-type="string" calcext:value-type="string">
            <text:p>06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ptorum Romanorum De Re Rustica Reliquiae. Vol. 1, ed. F. Speranza, 1974)</text:p>
          </table:table-cell>
          <table:table-cell office:value-type="string" calcext:value-type="string">
            <text:p>C. Oppius. de re rustica scripta</text:p>
          </table:table-cell>
        </table:table-row>
        <table:table-row table:style-name="ro1">
          <table:table-cell office:value-type="string" calcext:value-type="string">
            <text:p>C. Oppius. vitae (Historicorum Romanorum Reliquiae. Vol. 2, ed. H. Peter, 1906)</text:p>
          </table:table-cell>
          <table:table-cell office:value-type="string" calcext:value-type="string">
            <text:p>060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C. Oppius. vitae</text:p>
          </table:table-cell>
        </table:table-row>
        <table:table-row table:style-name="ro1">
          <table:table-cell office:value-type="string" calcext:value-type="string">
            <text:p>C. Papirius Carbo Arvina. oratio (Oratorum Romanorum Fragmenta Liberae Rei Publicae. Vol. 1, ed. E. Malcovati, 1953)</text:p>
          </table:table-cell>
          <table:table-cell office:value-type="string" calcext:value-type="string">
            <text:p>046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Papirius Carbo Arvina. oratio</text:p>
          </table:table-cell>
        </table:table-row>
        <table:table-row table:style-name="ro1">
          <table:table-cell office:value-type="string" calcext:value-type="string">
            <text:p>C. Papirius Carbo. oratio (Oratorum Romanorum Fragmenta Liberae Rei Publicae. Vol. 1, ed. E. Malcovati, 1953)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Papirius Carbo. oratio</text:p>
          </table:table-cell>
        </table:table-row>
        <table:table-row table:style-name="ro1">
          <table:table-cell office:value-type="string" calcext:value-type="string">
            <text:p>C. Plinius Caecilius Secundus. Epistulae (C. Plini Caecili Secundi Epistularum Libri Decem, ed. R. A. B. Mynors, 1966)</text:p>
          </table:table-cell>
          <table:table-cell office:value-type="string" calcext:value-type="string">
            <text:p>13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Plini Caecili Secundi Epistularum Libri Decem, ed. R. A. B. Mynors, 1966)</text:p>
          </table:table-cell>
          <table:table-cell office:value-type="string" calcext:value-type="string">
            <text:p>C. Plinius Caecilius Secundus. Epistulae</text:p>
          </table:table-cell>
        </table:table-row>
        <table:table-row table:style-name="ro1">
          <table:table-cell office:value-type="string" calcext:value-type="string">
            <text:p>C. Plinius Caecilius Secundus. Panegyricus (XII Panegyrici Latini, ed. R. A. B. Mynors, 1964)</text:p>
          </table:table-cell>
          <table:table-cell office:value-type="string" calcext:value-type="string">
            <text:p>131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XII Panegyrici Latini, ed. R. A. B. Mynors, 1964)</text:p>
          </table:table-cell>
          <table:table-cell office:value-type="string" calcext:value-type="string">
            <text:p>C. Plinius Caecilius Secundus. Panegyricus</text:p>
          </table:table-cell>
        </table:table-row>
        <table:table-row table:style-name="ro1">
          <table:table-cell office:value-type="string" calcext:value-type="string">
            <text:p>C. Plinius Caecilius Secundus. versus (Fragmenta Poetarum Latinorum Epicorum et Lyricorum praeter Ennium et Lucilium, ed. W. Morel, 1927)</text:p>
          </table:table-cell>
          <table:table-cell office:value-type="string" calcext:value-type="string">
            <text:p>1318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Plinius Caecilius Secundus. versus</text:p>
          </table:table-cell>
        </table:table-row>
        <table:table-row table:style-name="ro1">
          <table:table-cell office:value-type="string" calcext:value-type="string">
            <text:p>C. Plinius Secundus. Dubius Sermo (Il Dubius Sermo di Plinio, ed. A. Della Casa, 1969)</text:p>
          </table:table-cell>
          <table:table-cell office:value-type="string" calcext:value-type="string">
            <text:p>097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l Dubius Sermo di Plinio, ed. A. Della Casa, 1969)</text:p>
          </table:table-cell>
          <table:table-cell office:value-type="string" calcext:value-type="string">
            <text:p>C. Plinius Secundus. Dubius Sermo</text:p>
          </table:table-cell>
        </table:table-row>
        <table:table-row table:style-name="ro1">
          <table:table-cell office:value-type="string" calcext:value-type="string">
            <text:p>C. Plinius Secundus. Naturalis Historia (C. Plini Secundi Naturalis Historiae Libri XXXVII. Vols. 1%195, ed. C. Mayhoff, 1892%191909)</text:p>
          </table:table-cell>
          <table:table-cell office:value-type="string" calcext:value-type="string">
            <text:p>097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Plini Secundi Naturalis Historiae Libri XXXVII. Vols. 1%195, ed. C. Mayhoff, 1892%191909)</text:p>
          </table:table-cell>
          <table:table-cell office:value-type="string" calcext:value-type="string">
            <text:p>C. Plinius Secundus. Naturalis Historia</text:p>
          </table:table-cell>
        </table:table-row>
        <table:table-row table:style-name="ro1">
          <table:table-cell office:value-type="string" calcext:value-type="string">
            <text:p>C. Sallustius Crispus. Ad Caesarem de Re Publ. [sp.] (Appendix Sallustiana. Fasc. 1, ed. A. Kurfess, 1970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Appendix Sallustiana. Fasc. 1, ed. A. Kurfess, 1970)</text:p>
          </table:table-cell>
          <table:table-cell office:value-type="string" calcext:value-type="string">
            <text:p>C. Sallustius Crispus. Ad Caesarem de Re Publ. [sp.]</text:p>
          </table:table-cell>
        </table:table-row>
        <table:table-row table:style-name="ro1">
          <table:table-cell office:value-type="string" calcext:value-type="string">
            <text:p>C. Sallustius Crispus. Bellum Iugurthinum (C. Sallusti Crispi Catilina, Iugurtha, Fragmenta Ampliora, ed. A. Kurfess, 1957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. Sallusti Crispi Catilina, Iugurtha, Fragmenta Ampliora, ed. A. Kurfess, 1957)</text:p>
          </table:table-cell>
          <table:table-cell office:value-type="string" calcext:value-type="string">
            <text:p>C. Sallustius Crispus. Bellum Iugurthinum</text:p>
          </table:table-cell>
        </table:table-row>
        <table:table-row table:style-name="ro1">
          <table:table-cell office:value-type="string" calcext:value-type="string">
            <text:p>C. Sallustius Crispus. Catilinae Coniuratio (C. Sallusti Crispi Catilina, Iugurtha, Fragmenta Ampliora, ed. A. Kurfess, 1957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Sallusti Crispi Catilina, Iugurtha, Fragmenta Ampliora, ed. A. Kurfess, 1957)</text:p>
          </table:table-cell>
          <table:table-cell office:value-type="string" calcext:value-type="string">
            <text:p>C. Sallustius Crispus. Catilinae Coniuratio</text:p>
          </table:table-cell>
        </table:table-row>
        <table:table-row table:style-name="ro1">
          <table:table-cell office:value-type="string" calcext:value-type="string">
            <text:p>C. Sallustius Crispus. Historiae (C. Sallusti Crispi Historiarum Reliquiae. Vol. 2, ed. B. Maurenbrecher, 1893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C. Sallusti Crispi Historiarum Reliquiae. Vol. 2, ed. B. Maurenbrecher, 1893)</text:p>
          </table:table-cell>
          <table:table-cell office:value-type="string" calcext:value-type="string">
            <text:p>C. Sallustius Crispus. Historiae</text:p>
          </table:table-cell>
        </table:table-row>
        <table:table-row table:style-name="ro1">
          <table:table-cell office:value-type="string" calcext:value-type="string">
            <text:p>C. Sallustius Crispus. Historiarum frr. ampliora (C. Sallusti Crispi Catilina, Iugurtha, Fragmenta Ampliora, ed. A. Kurfess, 1957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C. Sallusti Crispi Catilina, Iugurtha, Fragmenta Ampliora, ed. A. Kurfess, 1957)</text:p>
          </table:table-cell>
          <table:table-cell office:value-type="string" calcext:value-type="string">
            <text:p>C. Sallustius Crispus. Historiarum frr. ampliora</text:p>
          </table:table-cell>
        </table:table-row>
        <table:table-row table:style-name="ro1">
          <table:table-cell office:value-type="string" calcext:value-type="string">
            <text:p>C. Sallustius Crispus. Historiarum frr. e codicibus (C. Sallusti Crispi Catilina, Iugurtha, Fragmenta Ampliora, ed. A. Kurfess, 1957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C. Sallusti Crispi Catilina, Iugurtha, Fragmenta Ampliora, ed. A. Kurfess, 1957)</text:p>
          </table:table-cell>
          <table:table-cell office:value-type="string" calcext:value-type="string">
            <text:p>C. Sallustius Crispus. Historiarum frr. e codicibus</text:p>
          </table:table-cell>
        </table:table-row>
        <table:table-row table:style-name="ro1">
          <table:table-cell office:value-type="string" calcext:value-type="string">
            <text:p>C. Sallustius Crispus. Historiarum frr. e papyris (C. Sallusti Crispi Catilina, Iugurtha, Fragmenta Ampliora, ed. A. Kurfess, 1957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C. Sallusti Crispi Catilina, Iugurtha, Fragmenta Ampliora, ed. A. Kurfess, 1957)</text:p>
          </table:table-cell>
          <table:table-cell office:value-type="string" calcext:value-type="string">
            <text:p>C. Sallustius Crispus. Historiarum frr. e papyris</text:p>
          </table:table-cell>
        </table:table-row>
        <table:table-row table:style-name="ro1">
          <table:table-cell office:value-type="string" calcext:value-type="string">
            <text:p>C. Sallustius Crispus. In M. Tullium Ciceronem [sp.] (Appendix Sallustiana. Fasc. 2, ed. A. Kurfess, 1970)</text:p>
          </table:table-cell>
          <table:table-cell office:value-type="string" calcext:value-type="string">
            <text:p>0631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Appendix Sallustiana. Fasc. 2, ed. A. Kurfess, 1970)</text:p>
          </table:table-cell>
          <table:table-cell office:value-type="string" calcext:value-type="string">
            <text:p>C. Sallustius Crispus. In M. Tullium Ciceronem [sp.]</text:p>
          </table:table-cell>
        </table:table-row>
        <table:table-row table:style-name="ro1">
          <table:table-cell office:value-type="string" calcext:value-type="string">
            <text:p>C. Scribonius Curio avus. oratio (Oratorum Romanorum Fragmenta Liberae Rei Publicae. Vol. 1, ed. E. Malcovati, 1953)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Scribonius Curio avus. oratio</text:p>
          </table:table-cell>
        </table:table-row>
        <table:table-row table:style-name="ro1">
          <table:table-cell office:value-type="string" calcext:value-type="string">
            <text:p>C. Scribonius Curio pater. orationes (Oratorum Romanorum Fragmenta Liberae Rei Publicae. Vol. 1, ed. E. Malcovati, 1953)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Scribonius Curio pater. orationes</text:p>
          </table:table-cell>
        </table:table-row>
        <table:table-row table:style-name="ro1">
          <table:table-cell office:value-type="string" calcext:value-type="string">
            <text:p>C. Sempronius Gracchus. orationes (Oratorum Romanorum Fragmenta Liberae Rei Publicae. Vol. 1, ed. E. Malcovati, 1953)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Sempronius Gracchus. orationes</text:p>
          </table:table-cell>
        </table:table-row>
        <table:table-row table:style-name="ro1">
          <table:table-cell office:value-type="string" calcext:value-type="string">
            <text:p>C. Servilius Glaucia. orationes (Oratorum Romanorum Fragmenta Liberae Rei Publicae. Vol. 1, ed. E. Malcovati, 1953)</text:p>
          </table:table-cell>
          <table:table-cell office:value-type="string" calcext:value-type="string">
            <text:p>052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Servilius Glaucia. orationes</text:p>
          </table:table-cell>
        </table:table-row>
        <table:table-row table:style-name="ro1">
          <table:table-cell office:value-type="string" calcext:value-type="string">
            <text:p>C. Suetonius Tranquillus. De Grammaticis et Rhetoribus (C. Suetoni Tranquilli praeter Caesarum Libros Reliquiae. Part 1, ed. G. Brugnoli, 1960)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C. Suetoni Tranquilli praeter Caesarum Libros Reliquiae. Part 1, ed. G. Brugnoli, 1960)</text:p>
          </table:table-cell>
          <table:table-cell office:value-type="string" calcext:value-type="string">
            <text:p>C. Suetonius Tranquillus. De Grammaticis et Rhetoribus</text:p>
          </table:table-cell>
        </table:table-row>
        <table:table-row table:style-name="ro1">
          <table:table-cell office:value-type="string" calcext:value-type="string">
            <text:p>C. Suetonius Tranquillus. De Historicis (C. Suetoni Tranquilli praeter Caesarum Libros Reliquiae, ed. A. Reifferscheid, 1860)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C. Suetoni Tranquilli praeter Caesarum Libros Reliquiae, ed. A. Reifferscheid, 1860)</text:p>
          </table:table-cell>
          <table:table-cell office:value-type="string" calcext:value-type="string">
            <text:p>C. Suetonius Tranquillus. De Historicis</text:p>
          </table:table-cell>
        </table:table-row>
        <table:table-row table:style-name="ro1">
          <table:table-cell office:value-type="string" calcext:value-type="string">
            <text:p>C. Suetonius Tranquillus. De Poetis (C. Suetoni Tranquilli praeter Caesarum Libros Reliquiae, ed. A. Reifferscheid, 1860)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. Suetoni Tranquilli praeter Caesarum Libros Reliquiae, ed. A. Reifferscheid, 1860)</text:p>
          </table:table-cell>
          <table:table-cell office:value-type="string" calcext:value-type="string">
            <text:p>C. Suetonius Tranquillus. De Poetis</text:p>
          </table:table-cell>
        </table:table-row>
        <table:table-row table:style-name="ro1">
          <table:table-cell office:value-type="string" calcext:value-type="string">
            <text:p>C. Suetonius Tranquillus. De Vita Caesarum (C. Suetoni Tranquilli Opera. Vol. 1, ed. M. Ihm, 1908)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Suetoni Tranquilli Opera. Vol. 1, ed. M. Ihm, 1908)</text:p>
          </table:table-cell>
          <table:table-cell office:value-type="string" calcext:value-type="string">
            <text:p>C. Suetonius Tranquillus. De Vita Caesarum</text:p>
          </table:table-cell>
        </table:table-row>
        <table:table-row table:style-name="ro1">
          <table:table-cell office:value-type="string" calcext:value-type="string">
            <text:p>C. Suetonius Tranquillus. fragmenta (C. Suetoni Tranquilli praeter Caesarum Libros Reliquiae, ed. A. Reifferscheid, 1860)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C. Suetoni Tranquilli praeter Caesarum Libros Reliquiae, ed. A. Reifferscheid, 1860)</text:p>
          </table:table-cell>
          <table:table-cell office:value-type="string" calcext:value-type="string">
            <text:p>C. Suetonius Tranquillus. fragmenta</text:p>
          </table:table-cell>
        </table:table-row>
        <table:table-row table:style-name="ro1">
          <table:table-cell office:value-type="string" calcext:value-type="string">
            <text:p>C. Suetonius Tranquillus. Prata (C. Suetoni Tranquilli praeter Caesarum Libros Reliquiae, ed. A. Reifferscheid, 1860)</text:p>
          </table:table-cell>
          <table:table-cell office:value-type="string" calcext:value-type="string">
            <text:p>1348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C. Suetoni Tranquilli praeter Caesarum Libros Reliquiae, ed. A. Reifferscheid, 1860)</text:p>
          </table:table-cell>
          <table:table-cell office:value-type="string" calcext:value-type="string">
            <text:p>C. Suetonius Tranquillus. Prata</text:p>
          </table:table-cell>
        </table:table-row>
        <table:table-row table:style-name="ro1">
          <table:table-cell office:value-type="string" calcext:value-type="string">
            <text:p>C. Titius. oratio (Oratorum Romanorum Fragmenta Liberae Rei Publicae. Vol. 1, ed. E. Malcovati, 1953)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. Titius. oratio</text:p>
          </table:table-cell>
        </table:table-row>
        <table:table-row table:style-name="ro1">
          <table:table-cell office:value-type="string" calcext:value-type="string">
            <text:p>C. Trebatius Testa. iurisprudentia et al. (Iurisprudentiae Anteiustinianae Reliquiae. Vol. 1, ed. P. E. Huschke; E. Seckel; B. Ku+bler, 1908)</text:p>
          </table:table-cell>
          <table:table-cell office:value-type="string" calcext:value-type="string">
            <text:p>066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C. Trebatius Testa. iurisprudentia et al.</text:p>
          </table:table-cell>
        </table:table-row>
        <table:table-row table:style-name="ro1">
          <table:table-cell office:value-type="string" calcext:value-type="string">
            <text:p>C. Valerius Catullus. carmina (Catullus, ed. G. P. Goold, 1983)</text:p>
          </table:table-cell>
          <table:table-cell office:value-type="string" calcext:value-type="string">
            <text:p>047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atullus, ed. G. P. Goold, 1983)</text:p>
          </table:table-cell>
          <table:table-cell office:value-type="string" calcext:value-type="string">
            <text:p>C. Valerius Catullus. carmina</text:p>
          </table:table-cell>
        </table:table-row>
        <table:table-row table:style-name="ro1">
          <table:table-cell office:value-type="string" calcext:value-type="string">
            <text:p>C. Valerius Catullus. carminum fragmenta (C. Valerii Catulli Carmina, ed. R. A. B. Mynors, 1958)</text:p>
          </table:table-cell>
          <table:table-cell office:value-type="string" calcext:value-type="string">
            <text:p>047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. Valerii Catulli Carmina, ed. R. A. B. Mynors, 1958)</text:p>
          </table:table-cell>
          <table:table-cell office:value-type="string" calcext:value-type="string">
            <text:p>C. Valerius Catullus. carminum fragmenta</text:p>
          </table:table-cell>
        </table:table-row>
        <table:table-row table:style-name="ro1">
          <table:table-cell office:value-type="string" calcext:value-type="string">
            <text:p>C. Valerius Flaccus. Argonautica (Gai Valeri Flacci Setini Balbi Argonauticon Libros Octo, ed. W.%19W. Ehlers, 1980)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ai Valeri Flacci Setini Balbi Argonauticon Libros Octo, ed. W.%19W. Ehlers, 1980)</text:p>
          </table:table-cell>
          <table:table-cell office:value-type="string" calcext:value-type="string">
            <text:p>C. Valerius Flaccus. Argonautica</text:p>
          </table:table-cell>
        </table:table-row>
        <table:table-row table:style-name="ro1">
          <table:table-cell office:value-type="string" calcext:value-type="string">
            <text:p>C. Valgius Rufus. carmina (Fragmenta Poetarum Latinorum Epicorum et Lyricorum praeter Ennium et Lucilium, ed. W. Morel, 1927)</text:p>
          </table:table-cell>
          <table:table-cell office:value-type="string" calcext:value-type="string">
            <text:p>068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. Valgius Rufus. carmina</text:p>
          </table:table-cell>
        </table:table-row>
        <table:table-row table:style-name="ro1">
          <table:table-cell office:value-type="string" calcext:value-type="string">
            <text:p>Caecilius Metellus. versus in Naevium (Fragmenta Poetarum Latinorum Epicorum et Lyricorum praeter Ennium et Lucilium, ed. W. Morel, 1927)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aecilius Metellus. versus in Naevium</text:p>
          </table:table-cell>
        </table:table-row>
        <table:table-row table:style-name="ro1">
          <table:table-cell office:value-type="string" calcext:value-type="string">
            <text:p>Caecilius Statius. palliatae (Scaenicae Romanorum Poesis Fragmenta. Vol. 2, ed. O. Ribbeck, 1898)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Caecilius Statius. palliatae</text:p>
          </table:table-cell>
        </table:table-row>
        <table:table-row table:style-name="ro1">
          <table:table-cell office:value-type="string" calcext:value-type="string">
            <text:p>Caelius Apicius. Brevis Ciborum, excerpta (Apicii Decem Libri Qui Dicuntur De Re Coquinaria et Excerpta a Vinidario Conscripta, ed. M. E. Milham, 1969)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Apicii Decem Libri Qui Dicuntur De Re Coquinaria et Excerpta a Vinidario Conscripta, ed. M. E. Milham, 1969)</text:p>
          </table:table-cell>
          <table:table-cell office:value-type="string" calcext:value-type="string">
            <text:p>Caelius Apicius. Brevis Ciborum, excerpta</text:p>
          </table:table-cell>
        </table:table-row>
        <table:table-row table:style-name="ro1">
          <table:table-cell office:value-type="string" calcext:value-type="string">
            <text:p>Caelius Apicius. Brevis Pimentorum, excerpta (Apicii Decem Libri Qui Dicuntur De Re Coquinaria et Excerpta a Vinidario Conscripta, ed. M. E. Milham, 1969)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Apicii Decem Libri Qui Dicuntur De Re Coquinaria et Excerpta a Vinidario Conscripta, ed. M. E. Milham, 1969)</text:p>
          </table:table-cell>
          <table:table-cell office:value-type="string" calcext:value-type="string">
            <text:p>Caelius Apicius. Brevis Pimentorum, excerpta</text:p>
          </table:table-cell>
        </table:table-row>
        <table:table-row table:style-name="ro1">
          <table:table-cell office:value-type="string" calcext:value-type="string">
            <text:p>Caelius Apicius. De Re Coquinaria (Apicii Decem Libri Qui Dicuntur De Re Coquinaria et Excerpta a Vinidario Conscripta, ed. M. E. Milham, 1969)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picii Decem Libri Qui Dicuntur De Re Coquinaria et Excerpta a Vinidario Conscripta, ed. M. E. Milham, 1969)</text:p>
          </table:table-cell>
          <table:table-cell office:value-type="string" calcext:value-type="string">
            <text:p>Caelius Apicius. De Re Coquinaria</text:p>
          </table:table-cell>
        </table:table-row>
        <table:table-row table:style-name="ro1">
          <table:table-cell office:value-type="string" calcext:value-type="string">
            <text:p>Caelius Aurelianus. E Parmenide de natura (Fragmenta Poetarum Latinorum Epicorum et Lyricorum praeter Ennium et Lucilium, ed. W. Morel, 1927)</text:p>
          </table:table-cell>
          <table:table-cell office:value-type="string" calcext:value-type="string">
            <text:p>230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aelius Aurelianus. E Parmenide de natura</text:p>
          </table:table-cell>
        </table:table-row>
        <table:table-row table:style-name="ro1">
          <table:table-cell office:value-type="string" calcext:value-type="string">
            <text:p>Caesellius Vindex. grammatica, fragmenta 1%197 (A. Gelli Noctes Atticae. Vols. 1%192, ed. P. K. Marshall, 1968)</text:p>
          </table:table-cell>
          <table:table-cell office:value-type="string" calcext:value-type="string">
            <text:p>08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. Gelli Noctes Atticae. Vols. 1%192, ed. P. K. Marshall, 1968)</text:p>
          </table:table-cell>
          <table:table-cell office:value-type="string" calcext:value-type="string">
            <text:p>Caesellius Vindex. grammatica, fragmenta 1%197</text:p>
          </table:table-cell>
        </table:table-row>
        <table:table-row table:style-name="ro1">
          <table:table-cell office:value-type="string" calcext:value-type="string">
            <text:p>Calpurnius Flaccus. Declamationes, excerpta (Calpurnii Flacci Declamationum Excerpta, ed. L. Ha%147kanson, 1978)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alpurnii Flacci Declamationum Excerpta, ed. L. Ha%147kanson, 1978)</text:p>
          </table:table-cell>
          <table:table-cell office:value-type="string" calcext:value-type="string">
            <text:p>Calpurnius Flaccus. Declamationes, excerpta</text:p>
          </table:table-cell>
        </table:table-row>
        <table:table-row table:style-name="ro1">
          <table:table-cell office:value-type="string" calcext:value-type="string">
            <text:p>Carmen Arvale (Anthologia Latina sive Poesis Latinae Supplementum. Part 2, Fasc. 1, ed. F. Bu+cheler, 1895)</text:p>
          </table:table-cell>
          <table:table-cell office:value-type="string" calcext:value-type="string">
            <text:p>014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nthologia Latina sive Poesis Latinae Supplementum. Part 2, Fasc. 1, ed. F. Bu+cheler, 1895)</text:p>
          </table:table-cell>
          <table:table-cell office:value-type="string" calcext:value-type="string">
            <text:p>Carmen Arvale</text:p>
          </table:table-cell>
        </table:table-row>
        <table:table-row table:style-name="ro1">
          <table:table-cell office:value-type="string" calcext:value-type="string">
            <text:p>Carmen de Bello Aegyptiaco (C. Rabirius, Bellum Actiacum e Papiro Herculanense 817, ed. G. Garuti, 1958)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Rabirius, Bellum Actiacum e Papiro Herculanense 817, ed. G. Garuti, 1958)</text:p>
          </table:table-cell>
          <table:table-cell office:value-type="string" calcext:value-type="string">
            <text:p>Carmen de Bello Aegyptiaco</text:p>
          </table:table-cell>
        </table:table-row>
        <table:table-row table:style-name="ro1">
          <table:table-cell office:value-type="string" calcext:value-type="string">
            <text:p>Carmen Devotionis (Ambrosii Theodosii Macrobii Saturnalia, ed. J. Willis, 1970)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mbrosii Theodosii Macrobii Saturnalia, ed. J. Willis, 1970)</text:p>
          </table:table-cell>
          <table:table-cell office:value-type="string" calcext:value-type="string">
            <text:p>Carmen Devotionis</text:p>
          </table:table-cell>
        </table:table-row>
        <table:table-row table:style-name="ro1">
          <table:table-cell office:value-type="string" calcext:value-type="string">
            <text:p>Carmen Evocationis (Ambrosii Theodosii Macrobii Saturnalia, ed. J. Willis, 1970)</text:p>
          </table:table-cell>
          <table:table-cell office:value-type="string" calcext:value-type="string">
            <text:p>030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mbrosii Theodosii Macrobii Saturnalia, ed. J. Willis, 1970)</text:p>
          </table:table-cell>
          <table:table-cell office:value-type="string" calcext:value-type="string">
            <text:p>Carmen Evocationis</text:p>
          </table:table-cell>
        </table:table-row>
        <table:table-row table:style-name="ro1">
          <table:table-cell office:value-type="string" calcext:value-type="string">
            <text:p>Chalcidius. Ex Graecis Conversiones (Fragmenta Poetarum Latinorum Epicorum et Lyricorum praeter Ennium et Lucilium, ed. W. Morel, 1927)</text:p>
          </table:table-cell>
          <table:table-cell office:value-type="string" calcext:value-type="string">
            <text:p>202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halcidius. Ex Graecis Conversiones</text:p>
          </table:table-cell>
        </table:table-row>
        <table:table-row table:style-name="ro1">
          <table:table-cell office:value-type="string" calcext:value-type="string">
            <text:p>Claudius Caesar Germanicus. Aratea (The Aratus ascribed to Germanicus Caesar, ed. D. B. Gain, 1976)</text:p>
          </table:table-cell>
          <table:table-cell office:value-type="string" calcext:value-type="string">
            <text:p>088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The Aratus ascribed to Germanicus Caesar, ed. D. B. Gain, 1976)</text:p>
          </table:table-cell>
          <table:table-cell office:value-type="string" calcext:value-type="string">
            <text:p>Claudius Caesar Germanicus. Aratea</text:p>
          </table:table-cell>
        </table:table-row>
        <table:table-row table:style-name="ro1">
          <table:table-cell office:value-type="string" calcext:value-type="string">
            <text:p>Claudius Caesar Germanicus. epigrammata (Germanici Caesaris Aratea, ed. A. Breysig, 1899)</text:p>
          </table:table-cell>
          <table:table-cell office:value-type="string" calcext:value-type="string">
            <text:p>088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Germanici Caesaris Aratea, ed. A. Breysig, 1899)</text:p>
          </table:table-cell>
          <table:table-cell office:value-type="string" calcext:value-type="string">
            <text:p>Claudius Caesar Germanicus. epigrammata</text:p>
          </table:table-cell>
        </table:table-row>
        <table:table-row table:style-name="ro1">
          <table:table-cell office:value-type="string" calcext:value-type="string">
            <text:p>Claudius Caesar Germanicus. fragmenta Aratea (The Aratus ascribed to Germanicus Caesar, ed. D. B. Gain, 1976)</text:p>
          </table:table-cell>
          <table:table-cell office:value-type="string" calcext:value-type="string">
            <text:p>088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The Aratus ascribed to Germanicus Caesar, ed. D. B. Gain, 1976)</text:p>
          </table:table-cell>
          <table:table-cell office:value-type="string" calcext:value-type="string">
            <text:p>Claudius Caesar Germanicus. fragmenta Aratea</text:p>
          </table:table-cell>
        </table:table-row>
        <table:table-row table:style-name="ro1">
          <table:table-cell office:value-type="string" calcext:value-type="string">
            <text:p>Cloatius Verus. grammatica fragmenta (Grammaticae Romanae Fragmenta, ed. G. Funaioli, 1907)</text:p>
          </table:table-cell>
          <table:table-cell office:value-type="string" calcext:value-type="string">
            <text:p>072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loatius Verus. grammatica fragmenta</text:p>
          </table:table-cell>
        </table:table-row>
        <table:table-row table:style-name="ro1">
          <table:table-cell office:value-type="string" calcext:value-type="string">
            <text:p>Clodius Tuscus. grammatica, fragmenta (Grammaticae Romanae Fragmenta, ed. G. Funaioli, 1907)</text:p>
          </table:table-cell>
          <table:table-cell office:value-type="string" calcext:value-type="string">
            <text:p>040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lodius Tuscus. grammatica, fragmenta</text:p>
          </table:table-cell>
        </table:table-row>
        <table:table-row table:style-name="ro1">
          <table:table-cell office:value-type="string" calcext:value-type="string">
            <text:p>Cn. Arulenus Caelius Sabinus. iurisprudentia, fragmenta (Iurisprudentiae Anteiustinianae Reliquiae. Vol. 1, ed. P. E. Huschke; E. Seckel; B. Ku+bler, 1908)</text:p>
          </table:table-cell>
          <table:table-cell office:value-type="string" calcext:value-type="string">
            <text:p>082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Cn. Arulenus Caelius Sabinus. iurisprudentia, fragmenta</text:p>
          </table:table-cell>
        </table:table-row>
        <table:table-row table:style-name="ro1">
          <table:table-cell office:value-type="string" calcext:value-type="string">
            <text:p>Cn. Cornelius Lentulus Gaetulicus. carmen (Fragmenta Poetarum Latinorum Epicorum et Lyricorum praeter Ennium et Lucilium, ed. W. Morel, 1927)</text:p>
          </table:table-cell>
          <table:table-cell office:value-type="string" calcext:value-type="string">
            <text:p>087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n. Cornelius Lentulus Gaetulicus. carmen</text:p>
          </table:table-cell>
        </table:table-row>
        <table:table-row table:style-name="ro1">
          <table:table-cell office:value-type="string" calcext:value-type="string">
            <text:p>Cn. Cornelius Lentulus Marcellinus. orationes (Oratorum Romanorum Fragmenta Liberae Rei Publicae. Vol. 1, ed. E. Malcovati, 1953)</text:p>
          </table:table-cell>
          <table:table-cell office:value-type="string" calcext:value-type="string">
            <text:p>054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Cn. Cornelius Lentulus Marcellinus. orationes</text:p>
          </table:table-cell>
        </table:table-row>
        <table:table-row table:style-name="ro1">
          <table:table-cell office:value-type="string" calcext:value-type="string">
            <text:p>Cn. Domitius Ahenobarbus. oratio (Oratorum Romanorum Fragmenta Liberae Rei Publicae, I: Textus, ed. E. Malcovati, 1953)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, I: Textus, ed. E. Malcovati, 1953)</text:p>
          </table:table-cell>
          <table:table-cell office:value-type="string" calcext:value-type="string">
            <text:p>Cn. Domitius Ahenobarbus. oratio</text:p>
          </table:table-cell>
        </table:table-row>
        <table:table-row table:style-name="ro1">
          <table:table-cell office:value-type="string" calcext:value-type="string">
            <text:p>Cn. Gellius. Annales (Historicorum Romanorum Reliquiae. Vol. 1, ed. H. Peter, 1914)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Cn. Gellius. Annales</text:p>
          </table:table-cell>
        </table:table-row>
        <table:table-row table:style-name="ro1">
          <table:table-cell office:value-type="string" calcext:value-type="string">
            <text:p>Cn. Marcius vates. Praecepta (Fragmenta Poetarum Latinorum Epicorum et Lyricorum praeter Ennium et Lucilium, ed. W. Morel, 1927)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n. Marcius vates. Praecepta</text:p>
          </table:table-cell>
        </table:table-row>
        <table:table-row table:style-name="ro1">
          <table:table-cell office:value-type="string" calcext:value-type="string">
            <text:p>Cn. Naevius. alia carmina epica (Fragmenta Poetarum Latinorum Epicorum et Lyricorum praeter Ennium et Lucilium, ed. W. Morel, 1927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n. Naevius. alia carmina epica</text:p>
          </table:table-cell>
        </table:table-row>
        <table:table-row table:style-name="ro1">
          <table:table-cell office:value-type="string" calcext:value-type="string">
            <text:p>Cn. Naevius. Bellum Punicum (Fragmenta Poetarum Latinorum Epicorum et Lyricorum praeter Ennium et Lucilium, ed. W. Morel, 1927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n. Naevius. Bellum Punicum</text:p>
          </table:table-cell>
        </table:table-row>
        <table:table-row table:style-name="ro1">
          <table:table-cell office:value-type="string" calcext:value-type="string">
            <text:p>Cn. Naevius. carmina, frag. a Morel omissa (Fragmenta Poetarum Latinorum Epicorum et Lyricorum praeter Ennium et Lucilium, ed. C. Bu+chner, 1982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Cn. Naevius. carmina, frag. a Morel omissa</text:p>
          </table:table-cell>
        </table:table-row>
        <table:table-row table:style-name="ro1">
          <table:table-cell office:value-type="string" calcext:value-type="string">
            <text:p>Cn. Naevius. palliatae (Scaenicae Romanorum Poesis Fragmenta. Vol. 2, ed. O. Ribbeck, 1898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Cn. Naevius. palliatae</text:p>
          </table:table-cell>
        </table:table-row>
        <table:table-row table:style-name="ro1">
          <table:table-cell office:value-type="string" calcext:value-type="string">
            <text:p>Cn. Naevius. praetextae (Scaenicae Romanorum Poesis Fragmenta. Vol. 1, ed. O. Ribbeck, 1897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Cn. Naevius. praetextae</text:p>
          </table:table-cell>
        </table:table-row>
        <table:table-row table:style-name="ro1">
          <table:table-cell office:value-type="string" calcext:value-type="string">
            <text:p>Cn. Naevius. tragoediae (Scaenicae Romanorum Poesis Fragmenta. Vol. 1, ed. O. Ribbeck, 1897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Cn. Naevius. tragoediae</text:p>
          </table:table-cell>
        </table:table-row>
        <table:table-row table:style-name="ro1">
          <table:table-cell office:value-type="string" calcext:value-type="string">
            <text:p>Cn. Naevius. versus in Metellos [sp.] (Ciceronis Orationum Scholiastae. Vol. 2, ed. T. Stangl, 1912)</text:p>
          </table:table-cell>
          <table:table-cell office:value-type="string" calcext:value-type="string">
            <text:p>0112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Ciceronis Orationum Scholiastae. Vol. 2, ed. T. Stangl, 1912)</text:p>
          </table:table-cell>
          <table:table-cell office:value-type="string" calcext:value-type="string">
            <text:p>Cn. Naevius. versus in Metellos [sp.]</text:p>
          </table:table-cell>
        </table:table-row>
        <table:table-row table:style-name="ro1">
          <table:table-cell office:value-type="string" calcext:value-type="string">
            <text:p>Cn. Tremelius Scrofa. de re rustica scripta (Scriptorum Romanorum De Re Rustica Reliquiae. Vol. 1, ed. F. Speranza, 1974)</text:p>
          </table:table-cell>
          <table:table-cell office:value-type="string" calcext:value-type="string">
            <text:p>066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ptorum Romanorum De Re Rustica Reliquiae. Vol. 1, ed. F. Speranza, 1974)</text:p>
          </table:table-cell>
          <table:table-cell office:value-type="string" calcext:value-type="string">
            <text:p>Cn. Tremelius Scrofa. de re rustica scripta</text:p>
          </table:table-cell>
        </table:table-row>
        <table:table-row table:style-name="ro1">
          <table:table-cell office:value-type="string" calcext:value-type="string">
            <text:p>Commentarii Augurum (M. Terenti Varronis De Linguae Latinae Quae Supersunt, ed. G. Goetz; F. Schoell, 1910)</text:p>
          </table:table-cell>
          <table:table-cell office:value-type="string" calcext:value-type="string">
            <text:p>049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erenti Varronis De Linguae Latinae Quae Supersunt, ed. G. Goetz; F. Schoell, 1910)</text:p>
          </table:table-cell>
          <table:table-cell office:value-type="string" calcext:value-type="string">
            <text:p>Commentarii Augurum</text:p>
          </table:table-cell>
        </table:table-row>
        <table:table-row table:style-name="ro1">
          <table:table-cell office:value-type="string" calcext:value-type="string">
            <text:p>Commentarii Consulares (M. Terenti Varronis De Linguae Latinae Quae Supersunt, ed. G. Goetz; F. Schoell, 1910)</text:p>
          </table:table-cell>
          <table:table-cell office:value-type="string" calcext:value-type="string">
            <text:p>049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erenti Varronis De Linguae Latinae Quae Supersunt, ed. G. Goetz; F. Schoell, 1910)</text:p>
          </table:table-cell>
          <table:table-cell office:value-type="string" calcext:value-type="string">
            <text:p>Commentarii Consulares</text:p>
          </table:table-cell>
        </table:table-row>
        <table:table-row table:style-name="ro1">
          <table:table-cell office:value-type="string" calcext:value-type="string">
            <text:p>Commentarius Anquisitionis M'. Sergii M'. f. Quaestoris (M. Terenti Varronis De Linguae Latinae Quae Supersunt, ed. G. Goetz; F. Schoell, 1910)</text:p>
          </table:table-cell>
          <table:table-cell office:value-type="string" calcext:value-type="string">
            <text:p>049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erenti Varronis De Linguae Latinae Quae Supersunt, ed. G. Goetz; F. Schoell, 1910)</text:p>
          </table:table-cell>
          <table:table-cell office:value-type="string" calcext:value-type="string">
            <text:p>Commentarius Anquisitionis M'. Sergii M'. f. Quaestoris</text:p>
          </table:table-cell>
        </table:table-row>
        <table:table-row table:style-name="ro1">
          <table:table-cell office:value-type="string" calcext:value-type="string">
            <text:p>Cornelia, mater Gracchorum. epistula, fragmenta (Cornelii Nepotis Vitae cum Fragmentis, ed. P. K. Marshall, 1977)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nelii Nepotis Vitae cum Fragmentis, ed. P. K. Marshall, 1977)</text:p>
          </table:table-cell>
          <table:table-cell office:value-type="string" calcext:value-type="string">
            <text:p>Cornelia, mater Gracchorum. epistula, fragmenta</text:p>
          </table:table-cell>
        </table:table-row>
        <table:table-row table:style-name="ro1">
          <table:table-cell office:value-type="string" calcext:value-type="string">
            <text:p>Cornelius Epicadus. grammatica (Grammaticae Romanae Fragmenta, ed. G. Funaioli, 1907)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ornelius Epicadus. grammatica</text:p>
          </table:table-cell>
        </table:table-row>
        <table:table-row table:style-name="ro1">
          <table:table-cell office:value-type="string" calcext:value-type="string">
            <text:p>Cornelius Nepos. fragmenta (Cornelii Nepotis Vitae cum Fragmentis, ed. P. K. Marshall, 1977)</text:p>
          </table:table-cell>
          <table:table-cell office:value-type="string" calcext:value-type="string">
            <text:p>058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ornelii Nepotis Vitae cum Fragmentis, ed. P. K. Marshall, 1977)</text:p>
          </table:table-cell>
          <table:table-cell office:value-type="string" calcext:value-type="string">
            <text:p>Cornelius Nepos. fragmenta</text:p>
          </table:table-cell>
        </table:table-row>
        <table:table-row table:style-name="ro1">
          <table:table-cell office:value-type="string" calcext:value-type="string">
            <text:p>Cornelius Nepos. Vitae (Cornelii Nepotis Vitae cum Fragmentis, ed. P. K. Marshall, 1977)</text:p>
          </table:table-cell>
          <table:table-cell office:value-type="string" calcext:value-type="string">
            <text:p>058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nelii Nepotis Vitae cum Fragmentis, ed. P. K. Marshall, 1977)</text:p>
          </table:table-cell>
          <table:table-cell office:value-type="string" calcext:value-type="string">
            <text:p>Cornelius Nepos. Vitae</text:p>
          </table:table-cell>
        </table:table-row>
        <table:table-row table:style-name="ro1">
          <table:table-cell office:value-type="string" calcext:value-type="string">
            <text:p>Cornelius Severus. carmina (Fragmenta Poetarum Latinorum Epicorum et Lyricorum praeter Ennium et Lucilium, ed. W. Morel, 1927)</text:p>
          </table:table-cell>
          <table:table-cell office:value-type="string" calcext:value-type="string">
            <text:p>085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ornelius Severus. carmina</text:p>
          </table:table-cell>
        </table:table-row>
        <table:table-row table:style-name="ro1">
          <table:table-cell office:value-type="string" calcext:value-type="string">
            <text:p>Cornelius Severus. fragmenta a Morel omissa (Fragmenta Poetarum Latinorum Epicorum et Lyricorum praeter Ennium et Lucilium, ed. C. Bu+chner, 1982)</text:p>
          </table:table-cell>
          <table:table-cell office:value-type="string" calcext:value-type="string">
            <text:p>085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Cornelius Severus. fragmenta a Morel omissa</text:p>
          </table:table-cell>
        </table:table-row>
        <table:table-row table:style-name="ro1">
          <table:table-cell office:value-type="string" calcext:value-type="string">
            <text:p>Cornelius Tacitus. Annales (Cornelii Taciti Annalium Ab Excessu Divi Augusti Libri, ed. C. D. Fisher, 1906)</text:p>
          </table:table-cell>
          <table:table-cell office:value-type="string" calcext:value-type="string">
            <text:p>1351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Cornelii Taciti Annalium Ab Excessu Divi Augusti Libri, ed. C. D. Fisher, 1906)</text:p>
          </table:table-cell>
          <table:table-cell office:value-type="string" calcext:value-type="string">
            <text:p>Cornelius Tacitus. Annales</text:p>
          </table:table-cell>
        </table:table-row>
        <table:table-row table:style-name="ro1">
          <table:table-cell office:value-type="string" calcext:value-type="string">
            <text:p>Cornelius Tacitus. De Origine et Situ Germanorum (Cornelii Taciti Opera Minora, ed. J. G. C. Anderson, 1939)</text:p>
          </table:table-cell>
          <table:table-cell office:value-type="string" calcext:value-type="string">
            <text:p>135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ornelii Taciti Opera Minora, ed. J. G. C. Anderson, 1939)</text:p>
          </table:table-cell>
          <table:table-cell office:value-type="string" calcext:value-type="string">
            <text:p>Cornelius Tacitus. De Origine et Situ Germanorum</text:p>
          </table:table-cell>
        </table:table-row>
        <table:table-row table:style-name="ro1">
          <table:table-cell office:value-type="string" calcext:value-type="string">
            <text:p>Cornelius Tacitus. De Vita Iulii Agricolae (Cornelii Taciti Opera Minora, ed. J. G. C. Anderson, 1939)</text:p>
          </table:table-cell>
          <table:table-cell office:value-type="string" calcext:value-type="string">
            <text:p>135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nelii Taciti Opera Minora, ed. J. G. C. Anderson, 1939)</text:p>
          </table:table-cell>
          <table:table-cell office:value-type="string" calcext:value-type="string">
            <text:p>Cornelius Tacitus. De Vita Iulii Agricolae</text:p>
          </table:table-cell>
        </table:table-row>
        <table:table-row table:style-name="ro1">
          <table:table-cell office:value-type="string" calcext:value-type="string">
            <text:p>Cornelius Tacitus. Dialogus de Oratoribus (Cornelii Taciti Opera Minora, ed. H. Furneaux, 1939)</text:p>
          </table:table-cell>
          <table:table-cell office:value-type="string" calcext:value-type="string">
            <text:p>135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Cornelii Taciti Opera Minora, ed. H. Furneaux, 1939)</text:p>
          </table:table-cell>
          <table:table-cell office:value-type="string" calcext:value-type="string">
            <text:p>Cornelius Tacitus. Dialogus de Oratoribus</text:p>
          </table:table-cell>
        </table:table-row>
        <table:table-row table:style-name="ro1">
          <table:table-cell office:value-type="string" calcext:value-type="string">
            <text:p>Cornelius Tacitus. Historiae (Cornelii Taciti Historiarum Libri, ed. C. D. Fisher, 1911)</text:p>
          </table:table-cell>
          <table:table-cell office:value-type="string" calcext:value-type="string">
            <text:p>135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Cornelii Taciti Historiarum Libri, ed. C. D. Fisher, 1911)</text:p>
          </table:table-cell>
          <table:table-cell office:value-type="string" calcext:value-type="string">
            <text:p>Cornelius Tacitus. Historiae</text:p>
          </table:table-cell>
        </table:table-row>
        <table:table-row table:style-name="ro1">
          <table:table-cell office:value-type="string" calcext:value-type="string">
            <text:p>Cornificius Gallus. versus in Vergilium (Fragmenta Poetarum Latinorum Epicorum et Lyricorum praeter Ennium et Lucilium, ed. W. Morel, 1927)</text:p>
          </table:table-cell>
          <table:table-cell office:value-type="string" calcext:value-type="string">
            <text:p>085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Cornificius Gallus. versus in Vergilium</text:p>
          </table:table-cell>
        </table:table-row>
        <table:table-row table:style-name="ro1">
          <table:table-cell office:value-type="string" calcext:value-type="string">
            <text:p>Cornificius Longus. grammatica, fragmenta (Grammaticae Romanae Fragmenta, ed. G. Funaioli, 1907)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Cornificius Longus. grammatica, fragmenta</text:p>
          </table:table-cell>
        </table:table-row>
        <table:table-row table:style-name="ro1">
          <table:table-cell office:value-type="string" calcext:value-type="string">
            <text:p>D. Iunius Iuvenalis. Saturae (A. Persi Flacci et D. Iuni Iuvenalis Saturae, ed. W. V. Clausen, 1959)</text:p>
          </table:table-cell>
          <table:table-cell office:value-type="string" calcext:value-type="string">
            <text:p>127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. Persi Flacci et D. Iuni Iuvenalis Saturae, ed. W. V. Clausen, 1959)</text:p>
          </table:table-cell>
          <table:table-cell office:value-type="string" calcext:value-type="string">
            <text:p>D. Iunius Iuvenalis. Saturae</text:p>
          </table:table-cell>
        </table:table-row>
        <table:table-row table:style-name="ro1">
          <table:table-cell office:value-type="string" calcext:value-type="string">
            <text:p>D. Iunius Silanus. versio Latina Magonis (Scriptorum Romanorum De Re Rustica Reliquiae. Vol. 1, ed. F. Speranza, 1974)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ptorum Romanorum De Re Rustica Reliquiae. Vol. 1, ed. F. Speranza, 1974)</text:p>
          </table:table-cell>
          <table:table-cell office:value-type="string" calcext:value-type="string">
            <text:p>D. Iunius Silanus. versio Latina Magonis</text:p>
          </table:table-cell>
        </table:table-row>
        <table:table-row table:style-name="ro1">
          <table:table-cell office:value-type="string" calcext:value-type="string">
            <text:p>D. Laberius. mimi (I Mimi Romani, ed. M. Bonaria, 1965)</text:p>
          </table:table-cell>
          <table:table-cell office:value-type="string" calcext:value-type="string">
            <text:p>053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 Mimi Romani, ed. M. Bonaria, 1965)</text:p>
          </table:table-cell>
          <table:table-cell office:value-type="string" calcext:value-type="string">
            <text:p>D. Laberius. mimi</text:p>
          </table:table-cell>
        </table:table-row>
        <table:table-row table:style-name="ro1">
          <table:table-cell office:value-type="string" calcext:value-type="string">
            <text:p>Didascaliae et Argumenta in Plautum. Amphitruo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Amphitruo</text:p>
          </table:table-cell>
        </table:table-row>
        <table:table-row table:style-name="ro1">
          <table:table-cell office:value-type="string" calcext:value-type="string">
            <text:p>Didascaliae et Argumenta in Plautum. Asinaria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Asinaria</text:p>
          </table:table-cell>
        </table:table-row>
        <table:table-row table:style-name="ro1">
          <table:table-cell office:value-type="string" calcext:value-type="string">
            <text:p>Didascaliae et Argumenta in Plautum. Aulularia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Aulularia</text:p>
          </table:table-cell>
        </table:table-row>
        <table:table-row table:style-name="ro1">
          <table:table-cell office:value-type="string" calcext:value-type="string">
            <text:p>Didascaliae et Argumenta in Plautum. Captivi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Captivi</text:p>
          </table:table-cell>
        </table:table-row>
        <table:table-row table:style-name="ro1">
          <table:table-cell office:value-type="string" calcext:value-type="string">
            <text:p>Didascaliae et Argumenta in Plautum. Casina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Casina</text:p>
          </table:table-cell>
        </table:table-row>
        <table:table-row table:style-name="ro1">
          <table:table-cell office:value-type="string" calcext:value-type="string">
            <text:p>Didascaliae et Argumenta in Plautum. Cistellaria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Cistellaria</text:p>
          </table:table-cell>
        </table:table-row>
        <table:table-row table:style-name="ro1">
          <table:table-cell office:value-type="string" calcext:value-type="string">
            <text:p>Didascaliae et Argumenta in Plautum. Curculio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Curculio</text:p>
          </table:table-cell>
        </table:table-row>
        <table:table-row table:style-name="ro1">
          <table:table-cell office:value-type="string" calcext:value-type="string">
            <text:p>Didascaliae et Argumenta in Plautum. Epidicus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Epidicus</text:p>
          </table:table-cell>
        </table:table-row>
        <table:table-row table:style-name="ro1">
          <table:table-cell office:value-type="string" calcext:value-type="string">
            <text:p>Didascaliae et Argumenta in Plautum. Menaechmi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Menaechmi</text:p>
          </table:table-cell>
        </table:table-row>
        <table:table-row table:style-name="ro1">
          <table:table-cell office:value-type="string" calcext:value-type="string">
            <text:p>Didascaliae et Argumenta in Plautum. Mercator (Plauti Comoediae. Vol. 1, ed. F. Leo, 1895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Didascaliae et Argumenta in Plautum. Mercator</text:p>
          </table:table-cell>
        </table:table-row>
        <table:table-row table:style-name="ro1">
          <table:table-cell office:value-type="string" calcext:value-type="string">
            <text:p>Didascaliae et Argumenta in Plautum. Miles Gloriosu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Miles Gloriosus</text:p>
          </table:table-cell>
        </table:table-row>
        <table:table-row table:style-name="ro1">
          <table:table-cell office:value-type="string" calcext:value-type="string">
            <text:p>Didascaliae et Argumenta in Plautum. Mostellaria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Mostellaria</text:p>
          </table:table-cell>
        </table:table-row>
        <table:table-row table:style-name="ro1">
          <table:table-cell office:value-type="string" calcext:value-type="string">
            <text:p>Didascaliae et Argumenta in Plautum. Persa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Persa</text:p>
          </table:table-cell>
        </table:table-row>
        <table:table-row table:style-name="ro1">
          <table:table-cell office:value-type="string" calcext:value-type="string">
            <text:p>Didascaliae et Argumenta in Plautum. Poenulu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Poenulus</text:p>
          </table:table-cell>
        </table:table-row>
        <table:table-row table:style-name="ro1">
          <table:table-cell office:value-type="string" calcext:value-type="string">
            <text:p>Didascaliae et Argumenta in Plautum. Pseudolu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Pseudolus</text:p>
          </table:table-cell>
        </table:table-row>
        <table:table-row table:style-name="ro1">
          <table:table-cell office:value-type="string" calcext:value-type="string">
            <text:p>Didascaliae et Argumenta in Plautum. Ruden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Rudens</text:p>
          </table:table-cell>
        </table:table-row>
        <table:table-row table:style-name="ro1">
          <table:table-cell office:value-type="string" calcext:value-type="string">
            <text:p>Didascaliae et Argumenta in Plautum. Stichu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Stichus</text:p>
          </table:table-cell>
        </table:table-row>
        <table:table-row table:style-name="ro1">
          <table:table-cell office:value-type="string" calcext:value-type="string">
            <text:p>Didascaliae et Argumenta in Plautum. Trinummu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8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Trinummus</text:p>
          </table:table-cell>
        </table:table-row>
        <table:table-row table:style-name="ro1">
          <table:table-cell office:value-type="string" calcext:value-type="string">
            <text:p>Didascaliae et Argumenta in Plautum. Truculentus (Plauti Comoediae. Vol. 2, ed. F. Leo, 1896)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019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Didascaliae et Argumenta in Plautum. Truculentus</text:p>
          </table:table-cell>
        </table:table-row>
        <table:table-row table:style-name="ro1">
          <table:table-cell office:value-type="string" calcext:value-type="string">
            <text:p>Didascaliae et Periochae in Terentium. Adelphoe (P. Terenti Afri Comoediae, ed. R. Kauer; W. M. Lindsay; O. Skutsch, 1958)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Didascaliae et Periochae in Terentium. Adelphoe</text:p>
          </table:table-cell>
        </table:table-row>
        <table:table-row table:style-name="ro1">
          <table:table-cell office:value-type="string" calcext:value-type="string">
            <text:p>Didascaliae et Periochae in Terentium. Andria (P. Terenti Afri Comoediae, ed. R. Kauer; W. M. Lindsay; O. Skutsch, 1958)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Didascaliae et Periochae in Terentium. Andria</text:p>
          </table:table-cell>
        </table:table-row>
        <table:table-row table:style-name="ro1">
          <table:table-cell office:value-type="string" calcext:value-type="string">
            <text:p>Didascaliae et Periochae in Terentium. Eunuchus (P. Terenti Afri Comoediae, ed. R. Kauer; W. M. Lindsay; O. Skutsch, 1958)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Didascaliae et Periochae in Terentium. Eunuchus</text:p>
          </table:table-cell>
        </table:table-row>
        <table:table-row table:style-name="ro1">
          <table:table-cell office:value-type="string" calcext:value-type="string">
            <text:p>Didascaliae et Periochae in Terentium. Heauton Timorumenos (P. Terenti Afri Comoediae, ed. R. Kauer; W. M. Lindsay; O. Skutsch, 1958)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Didascaliae et Periochae in Terentium. Heauton Timorumenos</text:p>
          </table:table-cell>
        </table:table-row>
        <table:table-row table:style-name="ro1">
          <table:table-cell office:value-type="string" calcext:value-type="string">
            <text:p>Didascaliae et Periochae in Terentium. Hecyra (P. Terenti Afri Comoediae, ed. R. Kauer; W. M. Lindsay; O. Skutsch, 1958)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Didascaliae et Periochae in Terentium. Hecyra</text:p>
          </table:table-cell>
        </table:table-row>
        <table:table-row table:style-name="ro1">
          <table:table-cell office:value-type="string" calcext:value-type="string">
            <text:p>Didascaliae et Periochae in Terentium. Phormio (P. Terenti Afri Comoediae, ed. R. Kauer; W. M. Lindsay; O. Skutsch, 1958)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Didascaliae et Periochae in Terentium. Phormio</text:p>
          </table:table-cell>
        </table:table-row>
        <table:table-row table:style-name="ro1">
          <table:table-cell office:value-type="string" calcext:value-type="string">
            <text:p>Domitius Marsus. carmina (Fragmenta Poetarum Latinorum Epicorum et Lyricorum praeter Ennium et Lucilium, ed. W. Morel, 1927)</text:p>
          </table:table-cell>
          <table:table-cell office:value-type="string" calcext:value-type="string">
            <text:p>070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Domitius Marsus. carmina</text:p>
          </table:table-cell>
        </table:table-row>
        <table:table-row table:style-name="ro1">
          <table:table-cell office:value-type="string" calcext:value-type="string">
            <text:p>Domitius Marsus. epigrammata ex Bobiensibus (Epigrammata Bobiensia, ed. W. Speyer, 1963)</text:p>
          </table:table-cell>
          <table:table-cell office:value-type="string" calcext:value-type="string">
            <text:p>0709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Epigrammata Bobiensia, ed. W. Speyer, 1963)</text:p>
          </table:table-cell>
          <table:table-cell office:value-type="string" calcext:value-type="string">
            <text:p>Domitius Marsus. epigrammata ex Bobiensibus</text:p>
          </table:table-cell>
        </table:table-row>
        <table:table-row table:style-name="ro1">
          <table:table-cell office:value-type="string" calcext:value-type="string">
            <text:p>Dorcatius. carmen (Fragmenta Poetarum Latinorum Epicorum et Lyricorum praeter Ennium et Lucilium, ed. W. Morel, 1927)</text:p>
          </table:table-cell>
          <table:table-cell office:value-type="string" calcext:value-type="string">
            <text:p>086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Dorcatius. carmen</text:p>
          </table:table-cell>
        </table:table-row>
        <table:table-row table:style-name="ro1">
          <table:table-cell office:value-type="string" calcext:value-type="string">
            <text:p>Egnatius. De Rerum Natura (Fragmenta Poetarum Latinorum Epicorum et Lyricorum praeter Ennium et Lucilium, ed. W. Morel, 1927)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Egnatius. De Rerum Natura</text:p>
          </table:table-cell>
        </table:table-row>
        <table:table-row table:style-name="ro1">
          <table:table-cell office:value-type="string" calcext:value-type="string">
            <text:p>Fabius Dossennus. carmina, fragmentum (C. Plini Secundi Naturalis Historiae Libri XXXVII, Vol. 2, ed. C. Mayhoff)</text:p>
          </table:table-cell>
          <table:table-cell office:value-type="string" calcext:value-type="string">
            <text:p>03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. Plini Secundi Naturalis Historiae Libri XXXVII, Vol. 2, ed. C. Mayhoff)</text:p>
          </table:table-cell>
          <table:table-cell office:value-type="string" calcext:value-type="string">
            <text:p>Fabius Dossennus. carmina, fragmentum</text:p>
          </table:table-cell>
        </table:table-row>
        <table:table-row table:style-name="ro1">
          <table:table-cell office:value-type="string" calcext:value-type="string">
            <text:p>Fabius Pictor. Annales (Historicorum Romanorum Reliquiae. Vol. 1, ed. H. Peter, 1914)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Fabius Pictor. Annales</text:p>
          </table:table-cell>
        </table:table-row>
        <table:table-row table:style-name="ro1">
          <table:table-cell office:value-type="string" calcext:value-type="string">
            <text:p>Fabius Pictor. Iuris Pontificis Libri (Iurisprudentiae Anteiustinianae Reliquiae. Vol. 1, ed. P. E. Huschke; E. Seckel; B. Ku+bler, 1908)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Fabius Pictor. Iuris Pontificis Libri</text:p>
          </table:table-cell>
        </table:table-row>
        <table:table-row table:style-name="ro1">
          <table:table-cell office:value-type="string" calcext:value-type="string">
            <text:p>Favorinus. oratio (Oratorum Romanorum Fragmenta Liberae Rei Publicae. Vol. 1, ed. E. Malcovati, 1953)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Favorinus. oratio</text:p>
          </table:table-cell>
        </table:table-row>
        <table:table-row table:style-name="ro1">
          <table:table-cell office:value-type="string" calcext:value-type="string">
            <text:p>Fenestella. Annales (Historicorum Romanorum Reliquiae. Vol. 2, ed. H. Peter, 1906)</text:p>
          </table:table-cell>
          <table:table-cell office:value-type="string" calcext:value-type="string">
            <text:p>086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Fenestella. Annales</text:p>
          </table:table-cell>
        </table:table-row>
        <table:table-row table:style-name="ro1">
          <table:table-cell office:value-type="string" calcext:value-type="string">
            <text:p>Flavius Caper. De Orthographia (Grammatici Latini ex Recensione Henrici Keilii. Vol. 7, ed. H. Keil, 1880)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Flavius Caper. De Orthographia</text:p>
          </table:table-cell>
        </table:table-row>
        <table:table-row table:style-name="ro1">
          <table:table-cell office:value-type="string" calcext:value-type="string">
            <text:p>Flavius Caper. De Verbis Dubiis (Grammatici Latini ex Recensione Henrici Keilii. Vol. 7, ed. H. Keil, 1880)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Flavius Caper. De Verbis Dubiis</text:p>
          </table:table-cell>
        </table:table-row>
        <table:table-row table:style-name="ro1">
          <table:table-cell office:value-type="string" calcext:value-type="string">
            <text:p>Fragmenta Bobiensia. De Accentibus (Grammatici Latini ex Recensione Henrici Keilii. Vol. 7, ed. H. Keil, 1880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Fragmenta Bobiensia. De Accentibus</text:p>
          </table:table-cell>
        </table:table-row>
        <table:table-row table:style-name="ro1">
          <table:table-cell office:value-type="string" calcext:value-type="string">
            <text:p>Fragmenta Bobiensia. De Finalibus Syllabis (Grammatici Latini ex Recensione Henrici Keilii. Vol. 6, ed. H. Keil, 1874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Fragmenta Bobiensia. De Finalibus Syllabis</text:p>
          </table:table-cell>
        </table:table-row>
        <table:table-row table:style-name="ro1">
          <table:table-cell office:value-type="string" calcext:value-type="string">
            <text:p>Fragmenta Bobiensia. De Littera (Grammatici Latini ex Recensione Henrici Keilii. Vol. 7, ed. H. Keil, 1880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Fragmenta Bobiensia. De Littera</text:p>
          </table:table-cell>
        </table:table-row>
        <table:table-row table:style-name="ro1">
          <table:table-cell office:value-type="string" calcext:value-type="string">
            <text:p>Fragmenta Bobiensia. De Metris (Grammatici Latini ex Recensione Henrici Keilii. Vol. 6, ed. H. Keil, 1874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Fragmenta Bobiensia. De Metris</text:p>
          </table:table-cell>
        </table:table-row>
        <table:table-row table:style-name="ro1">
          <table:table-cell office:value-type="string" calcext:value-type="string">
            <text:p>Fragmenta Bobiensia. De Nomine (Grammatici Latini ex Recensione Henrici Keilii. Vol. 7, ed. H. Keil, 1880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Fragmenta Bobiensia. De Nomine</text:p>
          </table:table-cell>
        </table:table-row>
        <table:table-row table:style-name="ro1">
          <table:table-cell office:value-type="string" calcext:value-type="string">
            <text:p>Fragmenta Bobiensia. De Propriis Nominibus (Grammatici Latini ex Recensione Henrici Keilii. Vol. 7, ed. H. Keil, 1880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Fragmenta Bobiensia. De Propriis Nominibus</text:p>
          </table:table-cell>
        </table:table-row>
        <table:table-row table:style-name="ro1">
          <table:table-cell office:value-type="string" calcext:value-type="string">
            <text:p>Fragmenta Bobiensia. De Structuris (Grammatici Latini ex Recensione Henrici Keilii. Vol. 6, ed. H. Keil, 1874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Fragmenta Bobiensia. De Structuris</text:p>
          </table:table-cell>
        </table:table-row>
        <table:table-row table:style-name="ro1">
          <table:table-cell office:value-type="string" calcext:value-type="string">
            <text:p>Fragmenta Bobiensia. De Versibus (Grammatici Latini ex Recensione Henrici Keilii. Vol. 6, ed. H. Keil, 1874)</text:p>
          </table:table-cell>
          <table:table-cell office:value-type="string" calcext:value-type="string">
            <text:p>1377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Fragmenta Bobiensia. De Versibus</text:p>
          </table:table-cell>
        </table:table-row>
        <table:table-row table:style-name="ro1">
          <table:table-cell office:value-type="string" calcext:value-type="string">
            <text:p>Fragmenta Liberae Rei Publicae. Vol. 1, ed. E. Malcovati, 1953)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001 </text:p>
          </table:table-cell>
          <table:table-cell table:formula="of:#VALEUR !" office:value-type="string" office:string-value="" calcext:value-type="error">
            <text:p>#VALEUR !</text:p>
          </table:table-cell>
          <table:table-cell table:formula="of:#VALEUR !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Gaius. Gai Institutionum epitome (Fontes Iuris Romani Antejustiniani. Part 2, ed. J. Baviera, 1940)</text:p>
          </table:table-cell>
          <table:table-cell office:value-type="string" calcext:value-type="string">
            <text:p>125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Fontes Iuris Romani Antejustiniani. Part 2, ed. J. Baviera, 1940)</text:p>
          </table:table-cell>
          <table:table-cell office:value-type="string" calcext:value-type="string">
            <text:p>Gaius. Gai Institutionum epitome</text:p>
          </table:table-cell>
        </table:table-row>
        <table:table-row table:style-name="ro1">
          <table:table-cell office:value-type="string" calcext:value-type="string">
            <text:p>Gaius. Institut., frr. Aeg. et Oxyrh. (Fontes Iuris Romani Antejustiniani. Part 2, ed. J. Baviera, 1940)</text:p>
          </table:table-cell>
          <table:table-cell office:value-type="string" calcext:value-type="string">
            <text:p>125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ontes Iuris Romani Antejustiniani. Part 2, ed. J. Baviera, 1940)</text:p>
          </table:table-cell>
          <table:table-cell office:value-type="string" calcext:value-type="string">
            <text:p>Gaius. Institut., frr. Aeg. et Oxyrh.</text:p>
          </table:table-cell>
        </table:table-row>
        <table:table-row table:style-name="ro1">
          <table:table-cell office:value-type="string" calcext:value-type="string">
            <text:p>Gaius. Institutiones (Gai Institutiones, ed. E. Seckel; B. Ku+bler, 1935)</text:p>
          </table:table-cell>
          <table:table-cell office:value-type="string" calcext:value-type="string">
            <text:p>125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ai Institutiones, ed. E. Seckel; B. Ku+bler, 1935)</text:p>
          </table:table-cell>
          <table:table-cell office:value-type="string" calcext:value-type="string">
            <text:p>Gaius. Institutiones</text:p>
          </table:table-cell>
        </table:table-row>
        <table:table-row table:style-name="ro1">
          <table:table-cell office:value-type="string" calcext:value-type="string">
            <text:p>Gallus Antipater. historiae (Historicorum Romanorum Reliquiae, Vol. 2, ed. H. Peter, 1906)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, Vol. 2, ed. H. Peter, 1906)</text:p>
          </table:table-cell>
          <table:table-cell office:value-type="string" calcext:value-type="string">
            <text:p>Gallus Antipater. historiae</text:p>
          </table:table-cell>
        </table:table-row>
        <table:table-row table:style-name="ro1">
          <table:table-cell office:value-type="string" calcext:value-type="string">
            <text:p>Gannius. sine nomine (Fragmenta Poetarum Latinorum Epicorum et Lyricorum praeter Ennium et Lucilium, ed. W. Morel, 1927)</text:p>
          </table:table-cell>
          <table:table-cell office:value-type="string" calcext:value-type="string">
            <text:p>05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Gannius. sine nomine</text:p>
          </table:table-cell>
        </table:table-row>
        <table:table-row table:style-name="ro1">
          <table:table-cell office:value-type="string" calcext:value-type="string">
            <text:p>Gavius Bassus. De Origine Vocabulorum, frr. (Grammaticae Romanae Fragmenta, ed. G. Funaioli, 1907)</text:p>
          </table:table-cell>
          <table:table-cell office:value-type="string" calcext:value-type="string">
            <text:p>041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Gavius Bassus. De Origine Vocabulorum, frr.</text:p>
          </table:table-cell>
        </table:table-row>
        <table:table-row table:style-name="ro1">
          <table:table-cell office:value-type="string" calcext:value-type="string">
            <text:p>Gavius Bassus. fragmentum (Grammaticae Romanae Fragmenta, ed. G. Funaioli, 1907)</text:p>
          </table:table-cell>
          <table:table-cell office:value-type="string" calcext:value-type="string">
            <text:p>041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Gavius Bassus. fragmentum</text:p>
          </table:table-cell>
        </table:table-row>
        <table:table-row table:style-name="ro1">
          <table:table-cell office:value-type="string" calcext:value-type="string">
            <text:p>Gracchus. tragoediae (Scaenicae Romanorum Poesis Fragmenta. Vol. 1, ed. O. Ribbeck, 1897)</text:p>
          </table:table-cell>
          <table:table-cell office:value-type="string" calcext:value-type="string">
            <text:p>088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Gracchus. tragoediae</text:p>
          </table:table-cell>
        </table:table-row>
        <table:table-row table:style-name="ro1">
          <table:table-cell office:value-type="string" calcext:value-type="string">
            <text:p>Granius Flaccus. iurisprudentia (Iurisprudentiae Anteiustinianae Reliquiae. Vol. 1, ed. P. E. Huschke; E. Seckel; B. Ku+bler, 1908)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Granius Flaccus. iurisprudentia</text:p>
          </table:table-cell>
        </table:table-row>
        <table:table-row table:style-name="ro1">
          <table:table-cell office:value-type="string" calcext:value-type="string">
            <text:p>Granius Licinianus. Annales (Grani Liciniani Reliquiae, ed. N. Criniti, 1981)</text:p>
          </table:table-cell>
          <table:table-cell office:value-type="string" calcext:value-type="string">
            <text:p>125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ni Liciniani Reliquiae, ed. N. Criniti, 1981)</text:p>
          </table:table-cell>
          <table:table-cell office:value-type="string" calcext:value-type="string">
            <text:p>Granius Licinianus. Annales</text:p>
          </table:table-cell>
        </table:table-row>
        <table:table-row table:style-name="ro1">
          <table:table-cell office:value-type="string" calcext:value-type="string">
            <text:p>Grattius. Cynegetica (Gratti Cynegeticon Quae Supersunt. Part 1, ed. P. J. Enk, 1918)</text:p>
          </table:table-cell>
          <table:table-cell office:value-type="string" calcext:value-type="string">
            <text:p>088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tti Cynegeticon Quae Supersunt. Part 1, ed. P. J. Enk, 1918)</text:p>
          </table:table-cell>
          <table:table-cell office:value-type="string" calcext:value-type="string">
            <text:p>Grattius. Cynegetica</text:p>
          </table:table-cell>
        </table:table-row>
        <table:table-row table:style-name="ro1">
          <table:table-cell office:value-type="string" calcext:value-type="string">
            <text:p>Hadrianus. carmina (Fragmenta Poetarum Latinorum Epicorum et Lyricorum praeter Ennium et Lucilium, ed. W. Morel, 1927)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Hadrianus. carmina</text:p>
          </table:table-cell>
        </table:table-row>
        <table:table-row table:style-name="ro1">
          <table:table-cell office:value-type="string" calcext:value-type="string">
            <text:p>Hadrianus. orationes (Flavii Sosipatri Charisii Artis Grammaticae Libri V, ed. K. Barwick, 1964)</text:p>
          </table:table-cell>
          <table:table-cell office:value-type="string" calcext:value-type="string">
            <text:p>126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lavii Sosipatri Charisii Artis Grammaticae Libri V, ed. K. Barwick, 1964)</text:p>
          </table:table-cell>
          <table:table-cell office:value-type="string" calcext:value-type="string">
            <text:p>Hadrianus. orationes</text:p>
          </table:table-cell>
        </table:table-row>
        <table:table-row table:style-name="ro1">
          <table:table-cell office:value-type="string" calcext:value-type="string">
            <text:p>Helvius Mancia. oratio (Oratorum Romanorum Fragmenta Liberae Rei Publicae. Vol. 1, ed. E. Malcovati, 1953)</text:p>
          </table:table-cell>
          <table:table-cell office:value-type="string" calcext:value-type="string">
            <text:p>056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Helvius Mancia. oratio</text:p>
          </table:table-cell>
        </table:table-row>
        <table:table-row table:style-name="ro1">
          <table:table-cell office:value-type="string" calcext:value-type="string">
            <text:p>Hilarius Arelatensis. carmina (Fragmenta Poetarum Latinorum Epicorum et Lyricorum praeter Ennium et Lucilium, ed. W. Morel, 1927)</text:p>
          </table:table-cell>
          <table:table-cell office:value-type="string" calcext:value-type="string">
            <text:p>243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Hilarius Arelatensis. carmina</text:p>
          </table:table-cell>
        </table:table-row>
        <table:table-row table:style-name="ro1">
          <table:table-cell office:value-type="string" calcext:value-type="string">
            <text:p>Homerus Latinus. Ilias Latina (Poetae Latini Minores. Vol. 2, Fasc. 3, ed. F. Vollmer, 1913)</text:p>
          </table:table-cell>
          <table:table-cell office:value-type="string" calcext:value-type="string">
            <text:p>089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oetae Latini Minores. Vol. 2, Fasc. 3, ed. F. Vollmer, 1913)</text:p>
          </table:table-cell>
          <table:table-cell office:value-type="string" calcext:value-type="string">
            <text:p>Homerus Latinus. Ilias Latina</text:p>
          </table:table-cell>
        </table:table-row>
        <table:table-row table:style-name="ro1">
          <table:table-cell office:value-type="string" calcext:value-type="string">
            <text:p>Hostius. Bellum Histricum (Fragmenta Poetarum Latinorum Epicorum et Lyricorum praeter Ennium et Lucilium, ed. W. Morel, 1927)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Hostius. Bellum Histricum</text:p>
          </table:table-cell>
        </table:table-row>
        <table:table-row table:style-name="ro1">
          <table:table-cell office:value-type="string" calcext:value-type="string">
            <text:p>Hyginus Astronomus. Astronomica (Hygin: L'Astronomie, ed. A. Le Boeuffle, 1983)</text:p>
          </table:table-cell>
          <table:table-cell office:value-type="string" calcext:value-type="string">
            <text:p>089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ygin: L'Astronomie, ed. A. Le Boeuffle, 1983)</text:p>
          </table:table-cell>
          <table:table-cell office:value-type="string" calcext:value-type="string">
            <text:p>Hyginus Astronomus. Astronomica</text:p>
          </table:table-cell>
        </table:table-row>
        <table:table-row table:style-name="ro1">
          <table:table-cell office:value-type="string" calcext:value-type="string">
            <text:p>Hyginus Gromaticus. Constitutio Limitum [sp.] (Corpus Agrimensorum Romanorum, Opuscula Agrimensorum Veterum, ed. C. Thulin, 1971)</text:p>
          </table:table-cell>
          <table:table-cell office:value-type="string" calcext:value-type="string">
            <text:p>1266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Hyginus Gromaticus. Constitutio Limitum [sp.]</text:p>
          </table:table-cell>
        </table:table-row>
        <table:table-row table:style-name="ro1">
          <table:table-cell office:value-type="string" calcext:value-type="string">
            <text:p>Hyginus Gromaticus. De Condicionibus Agrorum (Corpus Agrimensorum Romanorum, Opuscula Agrimensorum Veterum, ed. C. Thulin, 1971)</text:p>
          </table:table-cell>
          <table:table-cell office:value-type="string" calcext:value-type="string">
            <text:p>126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Hyginus Gromaticus. De Condicionibus Agrorum</text:p>
          </table:table-cell>
        </table:table-row>
        <table:table-row table:style-name="ro1">
          <table:table-cell office:value-type="string" calcext:value-type="string">
            <text:p>Hyginus Gromaticus. De Generibus Controversiarum (Corpus Agrimensorum Romanorum, Opuscula Agrimensorum Veterum, ed. C. Thulin, 1971)</text:p>
          </table:table-cell>
          <table:table-cell office:value-type="string" calcext:value-type="string">
            <text:p>1266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Hyginus Gromaticus. De Generibus Controversiarum</text:p>
          </table:table-cell>
        </table:table-row>
        <table:table-row table:style-name="ro1">
          <table:table-cell office:value-type="string" calcext:value-type="string">
            <text:p>Hyginus Gromaticus. De Limitibus (Corpus Agrimensorum Romanorum, Opuscula Agrimensorum Veterum, ed. C. Thulin, 1971)</text:p>
          </table:table-cell>
          <table:table-cell office:value-type="string" calcext:value-type="string">
            <text:p>126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Hyginus Gromaticus. De Limitibus</text:p>
          </table:table-cell>
        </table:table-row>
        <table:table-row table:style-name="ro1">
          <table:table-cell office:value-type="string" calcext:value-type="string">
            <text:p>Hyginus Gromaticus. De Munition. Castrorum [sp.] (Pseudo%19Hygin: Des Fortifications du Camp, ed. M. Lenoir, 1979)</text:p>
          </table:table-cell>
          <table:table-cell office:value-type="string" calcext:value-type="string">
            <text:p>1266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Pseudo%19Hygin: Des Fortifications du Camp, ed. M. Lenoir, 1979)</text:p>
          </table:table-cell>
          <table:table-cell office:value-type="string" calcext:value-type="string">
            <text:p>Hyginus Gromaticus. De Munition. Castrorum [sp.]</text:p>
          </table:table-cell>
        </table:table-row>
        <table:table-row table:style-name="ro1">
          <table:table-cell office:value-type="string" calcext:value-type="string">
            <text:p>Hyginus. Fabulae (Hygini Fabulae, ed. H. J. Rose, 1933)</text:p>
          </table:table-cell>
          <table:table-cell office:value-type="string" calcext:value-type="string">
            <text:p>126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ygini Fabulae, ed. H. J. Rose, 1933)</text:p>
          </table:table-cell>
          <table:table-cell office:value-type="string" calcext:value-type="string">
            <text:p>Hyginus. Fabulae</text:p>
          </table:table-cell>
        </table:table-row>
        <table:table-row table:style-name="ro1">
          <table:table-cell office:value-type="string" calcext:value-type="string">
            <text:p>Imperator M. Ulpius Traianus. Dacica (Historicorum Romanorum Reliquiae. Vol. 2, ed. H. Peter, 1906)</text:p>
          </table:table-cell>
          <table:table-cell office:value-type="string" calcext:value-type="string">
            <text:p>1357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Imperator M. Ulpius Traianus. Dacica</text:p>
          </table:table-cell>
        </table:table-row>
        <table:table-row table:style-name="ro1">
          <table:table-cell office:value-type="string" calcext:value-type="string">
            <text:p>Imperator Nero. carmina (Fragmenta Poetarum Latinorum Epicorum et Lyricorum praeter Ennium et Lucilium, ed. W. Morel, 1927)</text:p>
          </table:table-cell>
          <table:table-cell office:value-type="string" calcext:value-type="string">
            <text:p>094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Imperator Nero. carmina</text:p>
          </table:table-cell>
        </table:table-row>
        <table:table-row table:style-name="ro1">
          <table:table-cell office:value-type="string" calcext:value-type="string">
            <text:p>Iulius Africanus. oratio (M. Fabi Quintiliani Institutionis Oratoriae Libri Duodecim, Tomus II: Libri VII%19XII, ed. M. Winterbottom, 1970)</text:p>
          </table:table-cell>
          <table:table-cell office:value-type="string" calcext:value-type="string">
            <text:p>09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Fabi Quintiliani Institutionis Oratoriae Libri Duodecim, Tomus II: Libri VII%19XII, ed. M. Winterbottom, 1970)</text:p>
          </table:table-cell>
          <table:table-cell office:value-type="string" calcext:value-type="string">
            <text:p>Iulius Africanus. oratio</text:p>
          </table:table-cell>
        </table:table-row>
        <table:table-row table:style-name="ro1">
          <table:table-cell office:value-type="string" calcext:value-type="string">
            <text:p>Iulius Atherianus. historiae (Historicorum Romanorum Reliquiae. Vol. 2, ed. H. Peter, 1906)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Iulius Atherianus. historiae</text:p>
          </table:table-cell>
        </table:table-row>
        <table:table-row table:style-name="ro1">
          <table:table-cell office:value-type="string" calcext:value-type="string">
            <text:p>Iulius Modestus. grammatica (Grammaticae Romanae Fragmenta Aetatis Caesareae. Vol. 1, ed. A. Mazzarino, 1955)</text:p>
          </table:table-cell>
          <table:table-cell office:value-type="string" calcext:value-type="string">
            <text:p>093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 Aetatis Caesareae. Vol. 1, ed. A. Mazzarino, 1955)</text:p>
          </table:table-cell>
          <table:table-cell office:value-type="string" calcext:value-type="string">
            <text:p>Iulius Modestus. grammatica</text:p>
          </table:table-cell>
        </table:table-row>
        <table:table-row table:style-name="ro1">
          <table:table-cell office:value-type="string" calcext:value-type="string">
            <text:p>Iulius Montanus. carmina (Fragmenta Poetarum Latinorum Epicorum et Lyricorum praeter Ennium et Lucilium, ed. W. Morel, 1927)</text:p>
          </table:table-cell>
          <table:table-cell office:value-type="string" calcext:value-type="string">
            <text:p>093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Iulius Montanus. carmina</text:p>
          </table:table-cell>
        </table:table-row>
        <table:table-row table:style-name="ro1">
          <table:table-cell office:value-type="string" calcext:value-type="string">
            <text:p>Iulius Valerius. carmina (Fragmenta Poetarum Latinorum Epicorum et Lyricorum praeter Ennium et Lucilium, ed. W. Morel, 1927)</text:p>
          </table:table-cell>
          <table:table-cell office:value-type="string" calcext:value-type="string">
            <text:p>167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Iulius Valerius. carmina</text:p>
          </table:table-cell>
        </table:table-row>
        <table:table-row table:style-name="ro1">
          <table:table-cell office:value-type="string" calcext:value-type="string">
            <text:p>Iustinianus. Digesta Iustiniani 1%1950 (The Digest of Justinian. Vols. 1%194, ed. T. Mommsen, P. Kru+ger, A. Watson, 1985)</text:p>
          </table:table-cell>
          <table:table-cell office:value-type="string" calcext:value-type="string">
            <text:p>280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The Digest of Justinian. Vols. 1%194, ed. T. Mommsen, P. Kru+ger, A. Watson, 1985)</text:p>
          </table:table-cell>
          <table:table-cell office:value-type="string" calcext:value-type="string">
            <text:p>Iustinianus. Digesta Iustiniani 1%1950</text:p>
          </table:table-cell>
        </table:table-row>
        <table:table-row table:style-name="ro1">
          <table:table-cell office:value-type="string" calcext:value-type="string">
            <text:p>Iuventius. palliatae (Scaenicae Romanorum Poesis Fragmenta. Vol. 2, ed. O. Ribbeck, 1898)</text:p>
          </table:table-cell>
          <table:table-cell office:value-type="string" calcext:value-type="string">
            <text:p>053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Iuventius. palliatae</text:p>
          </table:table-cell>
        </table:table-row>
        <table:table-row table:style-name="ro1">
          <table:table-cell office:value-type="string" calcext:value-type="string">
            <text:p>K. Johnson, 1953; Bks. 31%1935: Ibid. Vol. 5, ed. A. H. McDonald, 1969; Bks. 36%1940: Ibid. Part 3, ed. W. Weissenborn; M. Mueller, n.d.; Bks. 41%1945: Ibid. Part 4, ed. W. Weissenborn; W. Heraeus, 1908)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001 </text:p>
          </table:table-cell>
          <table:table-cell table:formula="of:#VALEUR !" office:value-type="string" office:string-value="" calcext:value-type="error">
            <text:p>#VALEUR !</text:p>
          </table:table-cell>
          <table:table-cell table:formula="of:#VALEUR !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L. Accius. carmina (Fragmenta Poetarum Latinorum Epicorum et Lyricorum praeter Ennium et Lucilium, ed. W. Morel, 1927)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. Accius. carmina</text:p>
          </table:table-cell>
        </table:table-row>
        <table:table-row table:style-name="ro1">
          <table:table-cell office:value-type="string" calcext:value-type="string">
            <text:p>L. Accius. praetextae (Scaenicae Romanorum Poesis Fragmenta. Vol. 1, ed. O. Ribbeck, 1897)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L. Accius. praetextae</text:p>
          </table:table-cell>
        </table:table-row>
        <table:table-row table:style-name="ro1">
          <table:table-cell office:value-type="string" calcext:value-type="string">
            <text:p>L. Accius. tragoediae (Scaenicae Romanorum Poesis Fragmenta. Vol. 1, ed. O. Ribbeck, 1897)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L. Accius. tragoediae</text:p>
          </table:table-cell>
        </table:table-row>
        <table:table-row table:style-name="ro1">
          <table:table-cell office:value-type="string" calcext:value-type="string">
            <text:p>L. Aelius Praeconinus Stilo. grammatica (Grammaticae Romanae Fragmenta, ed. G. Funaioli, 1907)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L. Aelius Praeconinus Stilo. grammatica</text:p>
          </table:table-cell>
        </table:table-row>
        <table:table-row table:style-name="ro1">
          <table:table-cell office:value-type="string" calcext:value-type="string">
            <text:p>L. Aemilius L. f. M. n. Paulus. oratio (Oratorum Romanorum Fragmenta Liberae Rei Publicae. Vol. 1, ed. E. Malcovati, 1953)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L. Aemilius L. f. M. n. Paulus. oratio</text:p>
          </table:table-cell>
        </table:table-row>
        <table:table-row table:style-name="ro1">
          <table:table-cell office:value-type="string" calcext:value-type="string">
            <text:p>L. Afranius. togatae (Scaenicae Romanorum Poesis Fragmenta. Vol. 2, ed. O. Ribbeck, 1898)</text:p>
          </table:table-cell>
          <table:table-cell office:value-type="string" calcext:value-type="string">
            <text:p>040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L. Afranius. togatae</text:p>
          </table:table-cell>
        </table:table-row>
        <table:table-row table:style-name="ro1">
          <table:table-cell office:value-type="string" calcext:value-type="string">
            <text:p>L. Ampelius. Liber Memorialis (Lucii Ampelii Liber Memorialis, ed. E. Assmann, 1935)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Lucii Ampelii Liber Memorialis, ed. E. Assmann, 1935)</text:p>
          </table:table-cell>
          <table:table-cell office:value-type="string" calcext:value-type="string">
            <text:p>L. Ampelius. Liber Memorialis</text:p>
          </table:table-cell>
        </table:table-row>
        <table:table-row table:style-name="ro1">
          <table:table-cell office:value-type="string" calcext:value-type="string">
            <text:p>L. Annaeus Cornutus. grammatica (Grammaticae Romanae Fragmenta Aetatis Caesareae. Vol. 1, ed. A. Mazzarino, 1955)</text:p>
          </table:table-cell>
          <table:table-cell office:value-type="string" calcext:value-type="string">
            <text:p>085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 Aetatis Caesareae. Vol. 1, ed. A. Mazzarino, 1955)</text:p>
          </table:table-cell>
          <table:table-cell office:value-type="string" calcext:value-type="string">
            <text:p>L. Annaeus Cornutus. grammatica</text:p>
          </table:table-cell>
        </table:table-row>
        <table:table-row table:style-name="ro1">
          <table:table-cell office:value-type="string" calcext:value-type="string">
            <text:p>L. Annaeus Seneca iunior. Agamemnon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Agamemnon</text:p>
          </table:table-cell>
        </table:table-row>
        <table:table-row table:style-name="ro1">
          <table:table-cell office:value-type="string" calcext:value-type="string">
            <text:p>L. Annaeus Seneca iunior. Apocolocyntosis (Seneca: Apocolocyntosis, ed. P. T. Eden, 1984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Seneca: Apocolocyntosis, ed. P. T. Eden, 1984)</text:p>
          </table:table-cell>
          <table:table-cell office:value-type="string" calcext:value-type="string">
            <text:p>L. Annaeus Seneca iunior. Apocolocyntosis</text:p>
          </table:table-cell>
        </table:table-row>
        <table:table-row table:style-name="ro1">
          <table:table-cell office:value-type="string" calcext:value-type="string">
            <text:p>L. Annaeus Seneca iunior. De Beneficiis (L. Annae Senecae Opera Quae Supersunt. Vol. 1, Fasc. 2, ed. C. Hosius, 1900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L. Annae Senecae Opera Quae Supersunt. Vol. 1, Fasc. 2, ed. C. Hosius, 1900)</text:p>
          </table:table-cell>
          <table:table-cell office:value-type="string" calcext:value-type="string">
            <text:p>L. Annaeus Seneca iunior. De Beneficiis</text:p>
          </table:table-cell>
        </table:table-row>
        <table:table-row table:style-name="ro1">
          <table:table-cell office:value-type="string" calcext:value-type="string">
            <text:p>L. Annaeus Seneca iunior. De Clementia (L. Annae Senecae Opera Quae Supersunt. Vol. 1, Fasc. 2, ed. C. Hosius, 1900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L. Annae Senecae Opera Quae Supersunt. Vol. 1, Fasc. 2, ed. C. Hosius, 1900)</text:p>
          </table:table-cell>
          <table:table-cell office:value-type="string" calcext:value-type="string">
            <text:p>L. Annaeus Seneca iunior. De Clementia</text:p>
          </table:table-cell>
        </table:table-row>
        <table:table-row table:style-name="ro1">
          <table:table-cell office:value-type="string" calcext:value-type="string">
            <text:p>L. Annaeus Seneca iunior. De Vita Patris (Historicorum Romanorum Reliquiae. Vol. 2, ed. H. Peter, 1906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8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L. Annaeus Seneca iunior. De Vita Patris</text:p>
          </table:table-cell>
        </table:table-row>
        <table:table-row table:style-name="ro1">
          <table:table-cell office:value-type="string" calcext:value-type="string">
            <text:p>L. Annaeus Seneca iunior. Dialogi (L. Annaei Senecae Dialogorum Libri Duodecim, ed. L. D. Reynolds, 197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L. Annaei Senecae Dialogorum Libri Duodecim, ed. L. D. Reynolds, 1977)</text:p>
          </table:table-cell>
          <table:table-cell office:value-type="string" calcext:value-type="string">
            <text:p>L. Annaeus Seneca iunior. Dialogi</text:p>
          </table:table-cell>
        </table:table-row>
        <table:table-row table:style-name="ro1">
          <table:table-cell office:value-type="string" calcext:value-type="string">
            <text:p>L. Annaeus Seneca iunior. E Cleanthe Versus (Fragmenta Poetarum Latinorum Epicorum et Lyricorum praeter Ennium et Lucilium, ed. W. Morel, 192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. Annaeus Seneca iunior. E Cleanthe Versus</text:p>
          </table:table-cell>
        </table:table-row>
        <table:table-row table:style-name="ro1">
          <table:table-cell office:value-type="string" calcext:value-type="string">
            <text:p>L. Annaeus Seneca iunior. Epistulae Morales ad Lucilium (L. Annaei Senecae ad Lucilium Epistulae Morales. Vols. 1%192, ed. L. D. Reynolds, 1965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L. Annaei Senecae ad Lucilium Epistulae Morales. Vols. 1%192, ed. L. D. Reynolds, 1965)</text:p>
          </table:table-cell>
          <table:table-cell office:value-type="string" calcext:value-type="string">
            <text:p>L. Annaeus Seneca iunior. Epistulae Morales ad Lucilium</text:p>
          </table:table-cell>
        </table:table-row>
        <table:table-row table:style-name="ro1">
          <table:table-cell office:value-type="string" calcext:value-type="string">
            <text:p>L. Annaeus Seneca iunior. Hercules Furens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Hercules Furens</text:p>
          </table:table-cell>
        </table:table-row>
        <table:table-row table:style-name="ro1">
          <table:table-cell office:value-type="string" calcext:value-type="string">
            <text:p>L. Annaeus Seneca iunior. Hercules Oetaeus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Hercules Oetaeus</text:p>
          </table:table-cell>
        </table:table-row>
        <table:table-row table:style-name="ro1">
          <table:table-cell office:value-type="string" calcext:value-type="string">
            <text:p>L. Annaeus Seneca iunior. Medea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Medea</text:p>
          </table:table-cell>
        </table:table-row>
        <table:table-row table:style-name="ro1">
          <table:table-cell office:value-type="string" calcext:value-type="string">
            <text:p>L. Annaeus Seneca iunior. Naturales Quaestiones (Se/ne, Questions Naturelles. Vols. 1%192, ed. P. Oltramare, 1929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Se/ne, Questions Naturelles. Vols. 1%192, ed. P. Oltramare, 1929)</text:p>
          </table:table-cell>
          <table:table-cell office:value-type="string" calcext:value-type="string">
            <text:p>L. Annaeus Seneca iunior. Naturales Quaestiones</text:p>
          </table:table-cell>
        </table:table-row>
        <table:table-row table:style-name="ro1">
          <table:table-cell office:value-type="string" calcext:value-type="string">
            <text:p>L. Annaeus Seneca iunior. Octavia [sp.]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Octavia [sp.]</text:p>
          </table:table-cell>
        </table:table-row>
        <table:table-row table:style-name="ro1">
          <table:table-cell office:value-type="string" calcext:value-type="string">
            <text:p>L. Annaeus Seneca iunior. Oedipus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Oedipus</text:p>
          </table:table-cell>
        </table:table-row>
        <table:table-row table:style-name="ro1">
          <table:table-cell office:value-type="string" calcext:value-type="string">
            <text:p>L. Annaeus Seneca iunior. Phaedra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Phaedra</text:p>
          </table:table-cell>
        </table:table-row>
        <table:table-row table:style-name="ro1">
          <table:table-cell office:value-type="string" calcext:value-type="string">
            <text:p>L. Annaeus Seneca iunior. Phoenissae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Phoenissae</text:p>
          </table:table-cell>
        </table:table-row>
        <table:table-row table:style-name="ro1">
          <table:table-cell office:value-type="string" calcext:value-type="string">
            <text:p>L. Annaeus Seneca iunior. Thyestes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Thyestes</text:p>
          </table:table-cell>
        </table:table-row>
        <table:table-row table:style-name="ro1">
          <table:table-cell office:value-type="string" calcext:value-type="string">
            <text:p>L. Annaeus Seneca iunior. Troades (L. Annaei Senecae Tragoediae, Incertorum Auctorum Hercules [Oetaeus], Octavia, ed. O. Zwierlein, 1987)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L. Annaei Senecae Tragoediae, Incertorum Auctorum Hercules [Oetaeus], Octavia, ed. O. Zwierlein, 1987)</text:p>
          </table:table-cell>
          <table:table-cell office:value-type="string" calcext:value-type="string">
            <text:p>L. Annaeus Seneca iunior. Troades</text:p>
          </table:table-cell>
        </table:table-row>
        <table:table-row table:style-name="ro1">
          <table:table-cell office:value-type="string" calcext:value-type="string">
            <text:p>L. Annaeus Seneca senior. Controversiae (The Elder Seneca: Declamations in Two Volumes, ed. M. Winterbottom, 1974)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The Elder Seneca: Declamations in Two Volumes, ed. M. Winterbottom, 1974)</text:p>
          </table:table-cell>
          <table:table-cell office:value-type="string" calcext:value-type="string">
            <text:p>L. Annaeus Seneca senior. Controversiae</text:p>
          </table:table-cell>
        </table:table-row>
        <table:table-row table:style-name="ro1">
          <table:table-cell office:value-type="string" calcext:value-type="string">
            <text:p>L. Annaeus Seneca senior. Controversiae, excerpta (L. Annaei Senecae Oratorum et Rhetorum Sententiae Divisiones Colores, ed. H. J. Mu+ller, 1887)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L. Annaei Senecae Oratorum et Rhetorum Sententiae Divisiones Colores, ed. H. J. Mu+ller, 1887)</text:p>
          </table:table-cell>
          <table:table-cell office:value-type="string" calcext:value-type="string">
            <text:p>L. Annaeus Seneca senior. Controversiae, excerpta</text:p>
          </table:table-cell>
        </table:table-row>
        <table:table-row table:style-name="ro1">
          <table:table-cell office:value-type="string" calcext:value-type="string">
            <text:p>L. Annaeus Seneca senior. fragmenta (The Elder Seneca: Declamations in Two Volumes. Vol. 2, ed. M. Winterbottom, 1974)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The Elder Seneca: Declamations in Two Volumes. Vol. 2, ed. M. Winterbottom, 1974)</text:p>
          </table:table-cell>
          <table:table-cell office:value-type="string" calcext:value-type="string">
            <text:p>L. Annaeus Seneca senior. fragmenta</text:p>
          </table:table-cell>
        </table:table-row>
        <table:table-row table:style-name="ro1">
          <table:table-cell office:value-type="string" calcext:value-type="string">
            <text:p>L. Annaeus Seneca senior. Suasoriae (The Elder Seneca: Declamations in Two Volumes. Vol. 2, ed. M. Winterbottom, 1974)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The Elder Seneca: Declamations in Two Volumes. Vol. 2, ed. M. Winterbottom, 1974)</text:p>
          </table:table-cell>
          <table:table-cell office:value-type="string" calcext:value-type="string">
            <text:p>L. Annaeus Seneca senior. Suasoriae</text:p>
          </table:table-cell>
        </table:table-row>
        <table:table-row table:style-name="ro1">
          <table:table-cell office:value-type="string" calcext:value-type="string">
            <text:p>L. Arruntius. Historiae Belli Punici (Historicorum Romanorum Reliquiae. Vol. 2, ed. H. Peter, 1906)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L. Arruntius. Historiae Belli Punici</text:p>
          </table:table-cell>
        </table:table-row>
        <table:table-row table:style-name="ro1">
          <table:table-cell office:value-type="string" calcext:value-type="string">
            <text:p>L. Ateius Praetextatus. grammatica (Grammaticae Romanae Fragmenta, ed. G. Funaioli, 1907)</text:p>
          </table:table-cell>
          <table:table-cell office:value-type="string" calcext:value-type="string">
            <text:p>041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L. Ateius Praetextatus. grammatica</text:p>
          </table:table-cell>
        </table:table-row>
        <table:table-row table:style-name="ro1">
          <table:table-cell office:value-type="string" calcext:value-type="string">
            <text:p>L. Aurelius Avianius Symmachus. carmina (Fragmenta Poetarum Latinorum Epicorum et Lyricorum praeter Ennium et Lucilium, ed. W. Morel, 1927)</text:p>
          </table:table-cell>
          <table:table-cell office:value-type="string" calcext:value-type="string">
            <text:p>23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. Aurelius Avianius Symmachus. carmina</text:p>
          </table:table-cell>
        </table:table-row>
        <table:table-row table:style-name="ro1">
          <table:table-cell office:value-type="string" calcext:value-type="string">
            <text:p>L. Calpurnius Piso Censorinus Frugi. Annales (Historicorum Romanorum Reliquiae. Vol. 1, ed. H. Peter, 1914)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L. Calpurnius Piso Censorinus Frugi. Annales</text:p>
          </table:table-cell>
        </table:table-row>
        <table:table-row table:style-name="ro1">
          <table:table-cell office:value-type="string" calcext:value-type="string">
            <text:p>L. Cassius Longinus. oratio (Oratorum Romanorum Fragmenta Liberae Rei Publicae. Vol. 1, ed. E. Malcovati, 1953)</text:p>
          </table:table-cell>
          <table:table-cell office:value-type="string" calcext:value-type="string">
            <text:p>046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L. Cassius Longinus. oratio</text:p>
          </table:table-cell>
        </table:table-row>
        <table:table-row table:style-name="ro1">
          <table:table-cell office:value-type="string" calcext:value-type="string">
            <text:p>L. Cincius Alimentus. grammatica (Grammaticae Romanae Fragmenta, ed. G. Funaioli, 1907)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L. Cincius Alimentus. grammatica</text:p>
          </table:table-cell>
        </table:table-row>
        <table:table-row table:style-name="ro1">
          <table:table-cell office:value-type="string" calcext:value-type="string">
            <text:p>L. Cincius. grammatica (Grammaticae Romanae Fragmenta, ed. G. Funaioli, 1907)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L. Cincius. grammatica</text:p>
          </table:table-cell>
        </table:table-row>
        <table:table-row table:style-name="ro1">
          <table:table-cell office:value-type="string" calcext:value-type="string">
            <text:p>L. Cincius. iurisprudentia (Iurisprudentiae Anteiustinianae Reliquiae. Vol. 1, ed. P. E. Huschke; E. Seckel; B. Ku+bler, 1908)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L. Cincius. iurisprudentia</text:p>
          </table:table-cell>
        </table:table-row>
        <table:table-row table:style-name="ro1">
          <table:table-cell office:value-type="string" calcext:value-type="string">
            <text:p>L. Coelius Antipater. Annales (Historicorum Romanorum Reliquiae. Vol. 1, ed. H. Peter, 1914)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L. Coelius Antipater. Annales</text:p>
          </table:table-cell>
        </table:table-row>
        <table:table-row table:style-name="ro1">
          <table:table-cell office:value-type="string" calcext:value-type="string">
            <text:p>L. Cornelius Sisenna. Historiae (Historicorum Romanorum Reliquiae. Vol. 1, ed. H. Peter, 1914)</text:p>
          </table:table-cell>
          <table:table-cell office:value-type="string" calcext:value-type="string">
            <text:p>064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L. Cornelius Sisenna. Historiae</text:p>
          </table:table-cell>
        </table:table-row>
        <table:table-row table:style-name="ro1">
          <table:table-cell office:value-type="string" calcext:value-type="string">
            <text:p>L. Cornelius Sisenna. Milesiae (Historicorum Romanorum Reliquiae. Vol. 1, ed. H. Peter, 1914)</text:p>
          </table:table-cell>
          <table:table-cell office:value-type="string" calcext:value-type="string">
            <text:p>064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L. Cornelius Sisenna. Milesiae</text:p>
          </table:table-cell>
        </table:table-row>
        <table:table-row table:style-name="ro1">
          <table:table-cell office:value-type="string" calcext:value-type="string">
            <text:p>L. Cornelius Sulla. Commentarii Rerum Gestarum (Historicorum Romanorum Reliquiae. Vol. 1, ed. H. Peter, 1914)</text:p>
          </table:table-cell>
          <table:table-cell office:value-type="string" calcext:value-type="string">
            <text:p>065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L. Cornelius Sulla. Commentarii Rerum Gestarum</text:p>
          </table:table-cell>
        </table:table-row>
        <table:table-row table:style-name="ro1">
          <table:table-cell office:value-type="string" calcext:value-type="string">
            <text:p>L. Herennius Balbus. oratio (Oratorum Romanorum Fragmenta Liberae Rei Publicae, Vol. 1, ed. E. Malcovati, 1953)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, Vol. 1, ed. E. Malcovati, 1953)</text:p>
          </table:table-cell>
          <table:table-cell office:value-type="string" calcext:value-type="string">
            <text:p>L. Herennius Balbus. oratio</text:p>
          </table:table-cell>
        </table:table-row>
        <table:table-row table:style-name="ro1">
          <table:table-cell office:value-type="string" calcext:value-type="string">
            <text:p>L. Iulius Caesar. Auspiciorum Liber, fragmenta (Iurisprudentiae Anteiustinianae Reliquiae. Vol. 1, ed. P. E. Huschke; E. Seckel; B. Ku+bler, 1908)</text:p>
          </table:table-cell>
          <table:table-cell office:value-type="string" calcext:value-type="string">
            <text:p>045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L. Iulius Caesar. Auspiciorum Liber, fragmenta</text:p>
          </table:table-cell>
        </table:table-row>
        <table:table-row table:style-name="ro1">
          <table:table-cell office:value-type="string" calcext:value-type="string">
            <text:p>L. Iunius Moderatus Columella. De Arboribus (L. Iuni Moderati Columellae Opera Quae Extant, Fasciculus Primus Librum de Arboribus Qui Vocatur Continens, ed. V. Lundstro+m, 1897)</text:p>
          </table:table-cell>
          <table:table-cell office:value-type="string" calcext:value-type="string">
            <text:p>084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L. Iuni Moderati Columellae Opera Quae Extant, Fasciculus Primus Librum de Arboribus Qui Vocatur Continens, ed. V. Lundstro+m, 1897)</text:p>
          </table:table-cell>
          <table:table-cell office:value-type="string" calcext:value-type="string">
            <text:p>L. Iunius Moderatus Columella. De Arboribus</text:p>
          </table:table-cell>
        </table:table-row>
        <table:table-row table:style-name="ro1">
          <table:table-cell office:value-type="string" calcext:value-type="string">
            <text:p>L. Iunius Moderatus Columella. De Re Rustica (Bks. 1%192: L. Iuni Moderati Columellae Opera Quae Exstant. Vol. 2, ed. V. Lundstro+m, 1917; Bks. 3%195: Ibid. Vol. 3, ed. V. Lundstro+m, A%147. Josephson, S. Hedberg, 1968; Bks. 6%197, Ib</text:p>
          </table:table-cell>
          <table:table-cell office:value-type="string" calcext:value-type="string">
            <text:p>. ed</text:p>
          </table:table-cell>
          <table:table-cell office:value-type="string" calcext:value-type="string">
            <text:p><text:s/>V. </text:p>
          </table:table-cell>
          <table:table-cell office:value-type="string" calcext:value-type="string">
            <text:p>(Bks. 1%192: L. Iuni Moderati Columellae Opera Quae Exstant. Vol. 2, ed. V. Lundstro+m, 1917; Bks. 3%195: Ibid. Vol. 3, ed. V. Lundstro+m, A%147. Josephson, S. Hedberg, 1968; Bks. 6%197, Ib</text:p>
          </table:table-cell>
          <table:table-cell office:value-type="string" calcext:value-type="string">
            <text:p>L. Iunius Moderatus Columella. De Re Rustica</text:p>
          </table:table-cell>
        </table:table-row>
        <table:table-row table:style-name="ro1">
          <table:table-cell office:value-type="string" calcext:value-type="string">
            <text:p>L. Licinius Crassus. orationes (Oratorum Romanorum Fragmenta Liberae Rei Publicae. Vol. 1, ed. E. Malcovati, 1953)</text:p>
          </table:table-cell>
          <table:table-cell office:value-type="string" calcext:value-type="string">
            <text:p>05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L. Licinius Crassus. orationes</text:p>
          </table:table-cell>
        </table:table-row>
        <table:table-row table:style-name="ro1">
          <table:table-cell office:value-type="string" calcext:value-type="string">
            <text:p>L. Livius Andronicus. Odyssia (Fragmenta Poetarum Latinorum Epicorum et Lyricorum praeter Ennium et Lucilium, ed. W. Morel, 1927)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. Livius Andronicus. Odyssia</text:p>
          </table:table-cell>
        </table:table-row>
        <table:table-row table:style-name="ro1">
          <table:table-cell office:value-type="string" calcext:value-type="string">
            <text:p>L. Livius Andronicus. palliatae (Scaenicae Romanorum Poesis Fragmenta. Vol. 2, ed. O. Ribbeck, 1898)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L. Livius Andronicus. palliatae</text:p>
          </table:table-cell>
        </table:table-row>
        <table:table-row table:style-name="ro1">
          <table:table-cell office:value-type="string" calcext:value-type="string">
            <text:p>L. Livius Andronicus. tragoediae (Scaenicae Romanorum Poesis Fragmenta. Vol. 1, ed. O. Ribbeck, 1897)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L. Livius Andronicus. tragoediae</text:p>
          </table:table-cell>
        </table:table-row>
        <table:table-row table:style-name="ro1">
          <table:table-cell office:value-type="string" calcext:value-type="string">
            <text:p>L. Marcius Philippus. orationes (Oratorum Romanorum Fragmenta Liberae Rei Publicae. Vol. 1, ed. E. Malcovati, 1953)</text:p>
          </table:table-cell>
          <table:table-cell office:value-type="string" calcext:value-type="string">
            <text:p>060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L. Marcius Philippus. orationes</text:p>
          </table:table-cell>
        </table:table-row>
        <table:table-row table:style-name="ro1">
          <table:table-cell office:value-type="string" calcext:value-type="string">
            <text:p>L. Neratius Priscus. fr. in fragmentis Vaticanis (Fontes Iuris Romani Antejustiniani. Part 2, ed. J. Baviera, 1940)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ontes Iuris Romani Antejustiniani. Part 2, ed. J. Baviera, 1940)</text:p>
          </table:table-cell>
          <table:table-cell office:value-type="string" calcext:value-type="string">
            <text:p>L. Neratius Priscus. fr. in fragmentis Vaticanis</text:p>
          </table:table-cell>
        </table:table-row>
        <table:table-row table:style-name="ro1">
          <table:table-cell office:value-type="string" calcext:value-type="string">
            <text:p>L. Novius. oratio (Oratorum Romanorum Fragmenta Liberae Rei Publicae. Vol. 1, ed. E. Malcovati, 1953)</text:p>
          </table:table-cell>
          <table:table-cell office:value-type="string" calcext:value-type="string">
            <text:p>059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L. Novius. oratio</text:p>
          </table:table-cell>
        </table:table-row>
        <table:table-row table:style-name="ro1">
          <table:table-cell office:value-type="string" calcext:value-type="string">
            <text:p>L. Orbilius Pupillus. grammatica (Grammaticae Romanae Fragmenta, ed. G. Funaioli, 1907)</text:p>
          </table:table-cell>
          <table:table-cell office:value-type="string" calcext:value-type="string">
            <text:p>041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L. Orbilius Pupillus. grammatica</text:p>
          </table:table-cell>
        </table:table-row>
        <table:table-row table:style-name="ro1">
          <table:table-cell office:value-type="string" calcext:value-type="string">
            <text:p>L. Pomponius Bononiensis. Atellanae (Scaenicae Romanorum Poesis Fragmenta. Vol. 2, ed. O. Ribbeck, 1898)</text:p>
          </table:table-cell>
          <table:table-cell office:value-type="string" calcext:value-type="string">
            <text:p>06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L. Pomponius Bononiensis. Atellanae</text:p>
          </table:table-cell>
        </table:table-row>
        <table:table-row table:style-name="ro1">
          <table:table-cell office:value-type="string" calcext:value-type="string">
            <text:p>L. Quinctius. orationes (Oratorum Romanorum Fragmenta Liberae Rei Publicae. Vol. 1, ed. E. Malcovati, 1953)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L. Quinctius. orationes</text:p>
          </table:table-cell>
        </table:table-row>
        <table:table-row table:style-name="ro1">
          <table:table-cell office:value-type="string" calcext:value-type="string">
            <text:p>L. Varius Rufus. carmina (Fragmenta Poetarum Latinorum Epicorum et Lyricorum praeter Ennium et Lucilium, ed. W. Morel, 1927)</text:p>
          </table:table-cell>
          <table:table-cell office:value-type="string" calcext:value-type="string">
            <text:p>068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. Varius Rufus. carmina</text:p>
          </table:table-cell>
        </table:table-row>
        <table:table-row table:style-name="ro1">
          <table:table-cell office:value-type="string" calcext:value-type="string">
            <text:p>L. Varius Rufus. tragoediae (Scaenicae Romanorum Poesis Fragmenta. Vol. 1, ed. O. Ribbeck, 1897)</text:p>
          </table:table-cell>
          <table:table-cell office:value-type="string" calcext:value-type="string">
            <text:p>068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L. Varius Rufus. tragoediae</text:p>
          </table:table-cell>
        </table:table-row>
        <table:table-row table:style-name="ro1">
          <table:table-cell office:value-type="string" calcext:value-type="string">
            <text:p>L. Verginius Rufus. epigramma (Fragmenta Poetarum Latinorum Epicorum et Lyricorum praeter Ennium et Lucilium, ed. W. Morel, 1927)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. Verginius Rufus. epigramma</text:p>
          </table:table-cell>
        </table:table-row>
        <table:table-row table:style-name="ro1">
          <table:table-cell office:value-type="string" calcext:value-type="string">
            <text:p>L. Volusius Maecianus. Assis Distributio ... (Iurisprudentiae Anteiustinianae Reliquiae. Vol. 1, ed. P. E. Huschke; E. Seckel; B. Ku+bler, 1908)</text:p>
          </table:table-cell>
          <table:table-cell office:value-type="string" calcext:value-type="string">
            <text:p>128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L. Volusius Maecianus. Assis Distributio ...</text:p>
          </table:table-cell>
        </table:table-row>
        <table:table-row table:style-name="ro1">
          <table:table-cell office:value-type="string" calcext:value-type="string">
            <text:p>Laelius Felix. iurisprudentia, fragmenta (Iurisprudentiae Anteiustinianae Reliquiae. Vol. 1, ed. P. E. Huschke; E. Seckel; B. Ku+bler, 1908)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Laelius Felix. iurisprudentia, fragmenta</text:p>
          </table:table-cell>
        </table:table-row>
        <table:table-row table:style-name="ro1">
          <table:table-cell office:value-type="string" calcext:value-type="string">
            <text:p>Laevius. carmina (Fragmenta Poetarum Latinorum Epicorum et Lyricorum praeter Ennium et Lucilium, ed. W. Morel, 1927)</text:p>
          </table:table-cell>
          <table:table-cell office:value-type="string" calcext:value-type="string">
            <text:p>053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aevius. carmina</text:p>
          </table:table-cell>
        </table:table-row>
        <table:table-row table:style-name="ro1">
          <table:table-cell office:value-type="string" calcext:value-type="string">
            <text:p>Laevius. fr. dubium a Morel omissum (Fragmenta Poetarum Latinorum Epicorum et Lyricorum praeter Ennium et Lucilium, ed. C. Bu+chner, 1982)</text:p>
          </table:table-cell>
          <table:table-cell office:value-type="string" calcext:value-type="string">
            <text:p>053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Laevius. fr. dubium a Morel omissum</text:p>
          </table:table-cell>
        </table:table-row>
        <table:table-row table:style-name="ro1">
          <table:table-cell/>
          <table:table-cell office:value-type="string" calcext:value-type="string">
            <text:p>tin </text:p>
          </table:table-cell>
          <table:table-cell office:value-type="string" calcext:value-type="string">
            <text:p>anon</text:p>
          </table:table-cell>
          <table:table-cell table:formula="of:#VALEUR !" office:value-type="string" office:string-value="" calcext:value-type="error">
            <text:p>#VALEUR !</text:p>
          </table:table-cell>
          <table:table-cell table:formula="of:#VALEUR !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Laus Pisonis (Laus Pisonis: Text, U+bersetzung, Kommentar: Inaugural%19Dissertation der Philosophischen Fakulta+t der Friedrich%19Alexander%19Universita+t, Erlangen%19Nu+rnberg, ed. A. Seel, 1969)</text:p>
          </table:table-cell>
          <table:table-cell office:value-type="string" calcext:value-type="string">
            <text:p>091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Laus Pisonis: Text, U+bersetzung, Kommentar: Inaugural%19Dissertation der Philosophischen Fakulta+t der Friedrich%19Alexander%19Universita+t, Erlangen%19Nu+rnberg, ed. A. Seel, 1969)</text:p>
          </table:table-cell>
          <table:table-cell office:value-type="string" calcext:value-type="string">
            <text:p>Laus Pisonis</text:p>
          </table:table-cell>
        </table:table-row>
        <table:table-row table:style-name="ro1">
          <table:table-cell office:value-type="string" calcext:value-type="string">
            <text:p>Lentulus. mimus (I Mimi Romani, ed. M. Bonaria, 1965). 1282.001  1M. Aemilius Lepidus Porcina. orationes (Oratorum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rum </text:p>
          </table:table-cell>
          <table:table-cell office:value-type="string" calcext:value-type="string">
            <text:p>(I Mimi Romani, ed. M. Bonaria, 1965). 1282.001  1M. Aemilius Lepidus Porcina. orationes (Oratorum</text:p>
          </table:table-cell>
          <table:table-cell office:value-type="string" calcext:value-type="string">
            <text:p>Lentulus. mimus</text:p>
          </table:table-cell>
        </table:table-row>
        <table:table-row table:style-name="ro1">
          <table:table-cell office:value-type="string" calcext:value-type="string">
            <text:p>Licinius Imbrex. palliatae (Scaenicae Romanorum Poesis Fragmenta. Vol. 2, ed. O. Ribbeck, 1898)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Licinius Imbrex. palliatae</text:p>
          </table:table-cell>
        </table:table-row>
        <table:table-row table:style-name="ro1">
          <table:table-cell office:value-type="string" calcext:value-type="string">
            <text:p>Lucilius iunior. carmina (Fragmenta Poetarum Latinorum Epicorum et Lyricorum praeter Ennium et Lucilium, ed. W. Morel, 1927)</text:p>
          </table:table-cell>
          <table:table-cell office:value-type="string" calcext:value-type="string">
            <text:p>092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Lucilius iunior. carmina</text:p>
          </table:table-cell>
        </table:table-row>
        <table:table-row table:style-name="ro1">
          <table:table-cell office:value-type="string" calcext:value-type="string">
            <text:p>Lundstro+m, 1940; Bks. 8%199: Ibid. Vol. 5, ed. V. Lundstro+m, A%147. Josephson, 1955; Bks. 10%1911: Ibid. Vols. 6%197, ed. V. Lundstro+m, 1902%191906; Bk. 12: Ibid. Vol. 8, ed. S. Hedberg, 1958)</text:p>
          </table:table-cell>
          <table:table-cell office:value-type="string" calcext:value-type="string">
            <text:p>0845</text:p>
          </table:table-cell>
          <table:table-cell office:value-type="string" calcext:value-type="string">
            <text:p>002 </text:p>
          </table:table-cell>
          <table:table-cell table:formula="of:#VALEUR !" office:value-type="string" office:string-value="" calcext:value-type="error">
            <text:p>#VALEUR !</text:p>
          </table:table-cell>
          <table:table-cell table:formula="of:#VALEUR !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Luscius Lanuvinus. palliatae (Scaenicae Romanorum Poesis Fragmenta. Vol. 2, ed. O. Ribbeck, 1898)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Luscius Lanuvinus. palliatae</text:p>
          </table:table-cell>
        </table:table-row>
        <table:table-row table:style-name="ro1">
          <table:table-cell office:value-type="string" calcext:value-type="string">
            <text:p>Lyricorum praeter Ennium et Lucilium, ed. W. Morel, 1927)</text:p>
          </table:table-cell>
          <table:table-cell office:value-type="string" calcext:value-type="string">
            <text:p>0568</text:p>
          </table:table-cell>
          <table:table-cell office:value-type="string" calcext:value-type="string">
            <text:p>001 </text:p>
          </table:table-cell>
          <table:table-cell table:formula="of:#VALEUR !" office:value-type="string" office:string-value="" calcext:value-type="error">
            <text:p>#VALEUR !</text:p>
          </table:table-cell>
          <table:table-cell table:formula="of:#VALEUR !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M. Aemilius Scaurus. De Vita Sua (Historicorum Romanorum Reliquiae. Vol. 1, ed. H. Peter, 1914)</text:p>
          </table:table-cell>
          <table:table-cell office:value-type="string" calcext:value-type="string">
            <text:p>064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M. Aemilius Scaurus. De Vita Sua</text:p>
          </table:table-cell>
        </table:table-row>
        <table:table-row table:style-name="ro1">
          <table:table-cell office:value-type="string" calcext:value-type="string">
            <text:p>M. Aemilius Scaurus. orationes (Oratorum Romanorum Fragmenta Liberae Rei Publicae. Vol. 1, ed. E. Malcovati, 1953)</text:p>
          </table:table-cell>
          <table:table-cell office:value-type="string" calcext:value-type="string">
            <text:p>064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Aemilius Scaurus. orationes</text:p>
          </table:table-cell>
        </table:table-row>
        <table:table-row table:style-name="ro1">
          <table:table-cell office:value-type="string" calcext:value-type="string">
            <text:p>M. Annaeus Lucanus. Bellum Civile (M. Annaei Lucani Belli Civilis Libri Decem, ed. A. E. Housman, 1927)</text:p>
          </table:table-cell>
          <table:table-cell office:value-type="string" calcext:value-type="string">
            <text:p>091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Annaei Lucani Belli Civilis Libri Decem, ed. A. E. Housman, 1927)</text:p>
          </table:table-cell>
          <table:table-cell office:value-type="string" calcext:value-type="string">
            <text:p>M. Annaeus Lucanus. Bellum Civile</text:p>
          </table:table-cell>
        </table:table-row>
        <table:table-row table:style-name="ro1">
          <table:table-cell office:value-type="string" calcext:value-type="string">
            <text:p>M. Annaeus Lucanus. carmina (Fragmenta Poetarum Latinorum Epicorum et Lyricorum praeter Ennium et Lucilium, ed. W. Morel, 1927)</text:p>
          </table:table-cell>
          <table:table-cell office:value-type="string" calcext:value-type="string">
            <text:p>0917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M. Annaeus Lucanus. carmina</text:p>
          </table:table-cell>
        </table:table-row>
        <table:table-row table:style-name="ro1">
          <table:table-cell office:value-type="string" calcext:value-type="string">
            <text:p>M. Antistius Labeo. iurisprudentia, fragmenta (Iurisprudentiae Anteiustinianae Reliquiae. Vol. 1, ed. P. E. Huschke; E. Seckel; B. Ku+bler, 1908)</text:p>
          </table:table-cell>
          <table:table-cell office:value-type="string" calcext:value-type="string">
            <text:p>0905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M. Antistius Labeo. iurisprudentia, fragmenta</text:p>
          </table:table-cell>
        </table:table-row>
        <table:table-row table:style-name="ro1">
          <table:table-cell office:value-type="string" calcext:value-type="string">
            <text:p>M. Antonius triumvir. orationes (Oratorum Romanorum Fragmenta Liberae Rei Publicae, Vol. 1, ed. E. Malcovati, 1953)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, Vol. 1, ed. E. Malcovati, 1953)</text:p>
          </table:table-cell>
          <table:table-cell office:value-type="string" calcext:value-type="string">
            <text:p>M. Antonius triumvir. orationes</text:p>
          </table:table-cell>
        </table:table-row>
        <table:table-row table:style-name="ro1">
          <table:table-cell office:value-type="string" calcext:value-type="string">
            <text:p>M. Antonius. orationes (Oratorum Romanorum Fragmenta Liberae Rei Publicae, Vol. 1, ed. E. Malcovati, 1953)</text:p>
          </table:table-cell>
          <table:table-cell office:value-type="string" calcext:value-type="string">
            <text:p>03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, Vol. 1, ed. E. Malcovati, 1953)</text:p>
          </table:table-cell>
          <table:table-cell office:value-type="string" calcext:value-type="string">
            <text:p>M. Antonius. orationes</text:p>
          </table:table-cell>
        </table:table-row>
        <table:table-row table:style-name="ro1">
          <table:table-cell office:value-type="string" calcext:value-type="string">
            <text:p>M. Aurelius. carmen (Fragmenta Poetarum Latinorum Epicorum et Lyricorum praeter Ennium et Lucilium, ed. W. Morel, 1927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M. Aurelius. carmen</text:p>
          </table:table-cell>
        </table:table-row>
        <table:table-row table:style-name="ro1">
          <table:table-cell office:value-type="string" calcext:value-type="string">
            <text:p>M. Caelius Rufus. orationes (Oratorum Romanorum Fragmenta Liberae Rei Publicae. Vol. 1, ed. E. Malcovati, 1953)</text:p>
          </table:table-cell>
          <table:table-cell office:value-type="string" calcext:value-type="string">
            <text:p>044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Caelius Rufus. orationes</text:p>
          </table:table-cell>
        </table:table-row>
        <table:table-row table:style-name="ro1">
          <table:table-cell office:value-type="string" calcext:value-type="string">
            <text:p>M. Calidius. oratio (Oratorum Romanorum Fragmenta Liberae Rei Publicae. Vol. 1, ed. E. Malcovati, 1953)</text:p>
          </table:table-cell>
          <table:table-cell office:value-type="string" calcext:value-type="string">
            <text:p>045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Calidius. oratio</text:p>
          </table:table-cell>
        </table:table-row>
        <table:table-row table:style-name="ro1">
          <table:table-cell office:value-type="string" calcext:value-type="string">
            <text:p>M. Cornelius Fronto. Ad Amicos Epistulae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Amicos Epistulae</text:p>
          </table:table-cell>
        </table:table-row>
        <table:table-row table:style-name="ro1">
          <table:table-cell office:value-type="string" calcext:value-type="string">
            <text:p>M. Cornelius Fronto. Ad Antonin. Imp. De Eloquentia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Antonin. Imp. De Eloquentia</text:p>
          </table:table-cell>
        </table:table-row>
        <table:table-row table:style-name="ro1">
          <table:table-cell office:value-type="string" calcext:value-type="string">
            <text:p>M. Cornelius Fronto. Ad Antonin. Imp. De Orationibus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Antonin. Imp. De Orationibus</text:p>
          </table:table-cell>
        </table:table-row>
        <table:table-row table:style-name="ro1">
          <table:table-cell office:value-type="string" calcext:value-type="string">
            <text:p>M. Cornelius Fronto. Ad Antoninum Pium Epistulae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Antoninum Pium Epistulae</text:p>
          </table:table-cell>
        </table:table-row>
        <table:table-row table:style-name="ro1">
          <table:table-cell office:value-type="string" calcext:value-type="string">
            <text:p>M. Cornelius Fronto. Ad M. Antoninum Imp. Epist.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M. Antoninum Imp. Epist.</text:p>
          </table:table-cell>
        </table:table-row>
        <table:table-row table:style-name="ro1">
          <table:table-cell office:value-type="string" calcext:value-type="string">
            <text:p>M. Cornelius Fronto. Ad M. Caesarem et Inv. Epist.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M. Caesarem et Inv. Epist.</text:p>
          </table:table-cell>
        </table:table-row>
        <table:table-row table:style-name="ro1">
          <table:table-cell office:value-type="string" calcext:value-type="string">
            <text:p>M. Cornelius Fronto. Ad Verum Imp. Epistulae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 Verum Imp. Epistulae</text:p>
          </table:table-cell>
        </table:table-row>
        <table:table-row table:style-name="ro1">
          <table:table-cell office:value-type="string" calcext:value-type="string">
            <text:p>M. Cornelius Fronto. Additamentum Epist. Aceph.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dditamentum Epist. Aceph.</text:p>
          </table:table-cell>
        </table:table-row>
        <table:table-row table:style-name="ro1">
          <table:table-cell office:value-type="string" calcext:value-type="string">
            <text:p>M. Cornelius Fronto. Arion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Arion</text:p>
          </table:table-cell>
        </table:table-row>
        <table:table-row table:style-name="ro1">
          <table:table-cell office:value-type="string" calcext:value-type="string">
            <text:p>M. Cornelius Fronto. carmina (Fragmenta Poetarum Latinorum Epicorum et Lyricorum praeter Ennium et Lucilium, ed. W. Morel, 1927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M. Cornelius Fronto. carmina</text:p>
          </table:table-cell>
        </table:table-row>
        <table:table-row table:style-name="ro1">
          <table:table-cell office:value-type="string" calcext:value-type="string">
            <text:p>M. Cornelius Fronto. De Bello Parthico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De Bello Parthico</text:p>
          </table:table-cell>
        </table:table-row>
        <table:table-row table:style-name="ro1">
          <table:table-cell office:value-type="string" calcext:value-type="string">
            <text:p>M. Cornelius Fronto. De Feriis Alsiensibus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De Feriis Alsiensibus</text:p>
          </table:table-cell>
        </table:table-row>
        <table:table-row table:style-name="ro1">
          <table:table-cell office:value-type="string" calcext:value-type="string">
            <text:p>M. Cornelius Fronto. De Nepote Amisso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De Nepote Amisso</text:p>
          </table:table-cell>
        </table:table-row>
        <table:table-row table:style-name="ro1">
          <table:table-cell office:value-type="string" calcext:value-type="string">
            <text:p>M. Cornelius Fronto. fragmenta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fragmenta</text:p>
          </table:table-cell>
        </table:table-row>
        <table:table-row table:style-name="ro1">
          <table:table-cell office:value-type="string" calcext:value-type="string">
            <text:p>M. Cornelius Fronto. Laudes Fumi et Pulveris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Laudes Fumi et Pulveris</text:p>
          </table:table-cell>
        </table:table-row>
        <table:table-row table:style-name="ro1">
          <table:table-cell office:value-type="string" calcext:value-type="string">
            <text:p>M. Cornelius Fronto. Laudes Neglegentiae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Laudes Neglegentiae</text:p>
          </table:table-cell>
        </table:table-row>
        <table:table-row table:style-name="ro1">
          <table:table-cell office:value-type="string" calcext:value-type="string">
            <text:p>M. Cornelius Fronto. Principia Historiae (M. Cornelii Frontonis Epistulae. Vol. 1, ed. M. P. J. van den Hout, 1954)</text:p>
          </table:table-cell>
          <table:table-cell office:value-type="string" calcext:value-type="string">
            <text:p>1248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M. Cornelii Frontonis Epistulae. Vol. 1, ed. M. P. J. van den Hout, 1954)</text:p>
          </table:table-cell>
          <table:table-cell office:value-type="string" calcext:value-type="string">
            <text:p>M. Cornelius Fronto. Principia Historiae</text:p>
          </table:table-cell>
        </table:table-row>
        <table:table-row table:style-name="ro1">
          <table:table-cell office:value-type="string" calcext:value-type="string">
            <text:p>M. Duronius. oratio (Oratorum Romanorum Fragmenta Liberae Rei Publicae. Vol. 1, ed. E. Malcovati, 1953)</text:p>
          </table:table-cell>
          <table:table-cell office:value-type="string" calcext:value-type="string">
            <text:p>05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Duronius. oratio</text:p>
          </table:table-cell>
        </table:table-row>
        <table:table-row table:style-name="ro1">
          <table:table-cell office:value-type="string" calcext:value-type="string">
            <text:p>M. Fabius Quintilianus. Declamationes Maiores [sp.] (Declamationes XIX Maiores Quintiliano Falso Ascriptae, ed. L. Ha%147kanson, 1982)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Declamationes XIX Maiores Quintiliano Falso Ascriptae, ed. L. Ha%147kanson, 1982)</text:p>
          </table:table-cell>
          <table:table-cell office:value-type="string" calcext:value-type="string">
            <text:p>M. Fabius Quintilianus. Declamationes Maiores [sp.]</text:p>
          </table:table-cell>
        </table:table-row>
        <table:table-row table:style-name="ro1">
          <table:table-cell office:value-type="string" calcext:value-type="string">
            <text:p>M. Fabius Quintilianus. Declamationes Minores (The Minor Declamations Ascribed to Quintilian, ed. M. Winterbottom, 1984)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The Minor Declamations Ascribed to Quintilian, ed. M. Winterbottom, 1984)</text:p>
          </table:table-cell>
          <table:table-cell office:value-type="string" calcext:value-type="string">
            <text:p>M. Fabius Quintilianus. Declamationes Minores</text:p>
          </table:table-cell>
        </table:table-row>
        <table:table-row table:style-name="ro1">
          <table:table-cell office:value-type="string" calcext:value-type="string">
            <text:p>M. Fabius Quintilianus. Institutio Oratoria (M. Fabi Quintiliani Institutionis Oratoriae Libri Duodecim. Vols. 1%192, ed. M. Winterbottom, 1970)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Fabi Quintiliani Institutionis Oratoriae Libri Duodecim. Vols. 1%192, ed. M. Winterbottom, 1970)</text:p>
          </table:table-cell>
          <table:table-cell office:value-type="string" calcext:value-type="string">
            <text:p>M. Fabius Quintilianus. Institutio Oratoria</text:p>
          </table:table-cell>
        </table:table-row>
        <table:table-row table:style-name="ro1">
          <table:table-cell office:value-type="string" calcext:value-type="string">
            <text:p>M. Furius Bibaculus. carmina (Fragmenta Poetarum Latinorum Epicorum et Lyricorum praeter Ennium et Lucilium, ed. W. Morel, 1927)</text:p>
          </table:table-cell>
          <table:table-cell office:value-type="string" calcext:value-type="string">
            <text:p>043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M. Furius Bibaculus. carmina</text:p>
          </table:table-cell>
        </table:table-row>
        <table:table-row table:style-name="ro1">
          <table:table-cell office:value-type="string" calcext:value-type="string">
            <text:p>M. Iunius Brutus [iur.]. iurisprudentia (Iurisprudentiae Anteiustinianae Reliquiae. Vol. 1, ed. P. E. Huschke; E. Seckel; B. Ku+bler, 1908)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M. Iunius Brutus [iur.]. iurisprudentia</text:p>
          </table:table-cell>
        </table:table-row>
        <table:table-row table:style-name="ro1">
          <table:table-cell office:value-type="string" calcext:value-type="string">
            <text:p>M. Iunius Brutus [tyr.]. orationes (Oratorum Romanorum Fragmenta Liberae Rei Publicae. Vol. 1, ed. E. Malcovati, 1953)</text:p>
          </table:table-cell>
          <table:table-cell office:value-type="string" calcext:value-type="string">
            <text:p>043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Iunius Brutus [tyr.]. orationes</text:p>
          </table:table-cell>
        </table:table-row>
        <table:table-row table:style-name="ro1">
          <table:table-cell office:value-type="string" calcext:value-type="string">
            <text:p>M. Iunius Gracchanus. commentarii (Iurisprudentiae Anteiustinianae Reliquiae. Vol. 1, ed. P. E. Huschke; E. Seckel; B. Ku+bler, 1908)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M. Iunius Gracchanus. commentarii</text:p>
          </table:table-cell>
        </table:table-row>
        <table:table-row table:style-name="ro1">
          <table:table-cell office:value-type="string" calcext:value-type="string">
            <text:p>M. Iuventius Laterensis. oratio (Oratorum Romanorum Fragmenta Liberae Rei Publicae. Vol. 1, ed. E. Malcovati, 1953)</text:p>
          </table:table-cell>
          <table:table-cell office:value-type="string" calcext:value-type="string">
            <text:p>053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Iuventius Laterensis. oratio</text:p>
          </table:table-cell>
        </table:table-row>
        <table:table-row table:style-name="ro1">
          <table:table-cell office:value-type="string" calcext:value-type="string">
            <text:p>M. Manilius. Astronomica (M. Manilii Astronomica, ed. G. P. Goold, 1985)</text:p>
          </table:table-cell>
          <table:table-cell office:value-type="string" calcext:value-type="string">
            <text:p>092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Manilii Astronomica, ed. G. P. Goold, 1985)</text:p>
          </table:table-cell>
          <table:table-cell office:value-type="string" calcext:value-type="string">
            <text:p>M. Manilius. Astronomica</text:p>
          </table:table-cell>
        </table:table-row>
        <table:table-row table:style-name="ro1">
          <table:table-cell office:value-type="string" calcext:value-type="string">
            <text:p>M. Pacuvius. praetextae (Scaenicae Romanorum Poesis Fragmenta. Vol. 1, ed. O. Ribbeck, 1897)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M. Pacuvius. praetextae</text:p>
          </table:table-cell>
        </table:table-row>
        <table:table-row table:style-name="ro1">
          <table:table-cell office:value-type="string" calcext:value-type="string">
            <text:p>M. Pacuvius. tragoediae (Scaenicae Romanorum Poesis Fragmenta. Vol. 1, ed. O. Ribbeck, 1897)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M. Pacuvius. tragoediae</text:p>
          </table:table-cell>
        </table:table-row>
        <table:table-row table:style-name="ro1">
          <table:table-cell office:value-type="string" calcext:value-type="string">
            <text:p>M. Porcius Cato Uticensis. orationes (Oratorum Romanorum Fragmenta Liberae Rei Publicae. Vol. 1, ed. E. Malcovati, 1953)</text:p>
          </table:table-cell>
          <table:table-cell office:value-type="string" calcext:value-type="string">
            <text:p>047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Porcius Cato Uticensis. orationes</text:p>
          </table:table-cell>
        </table:table-row>
        <table:table-row table:style-name="ro1">
          <table:table-cell office:value-type="string" calcext:value-type="string">
            <text:p>M. Porcius Cato. Carmen De Moribus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Carmen De Moribus</text:p>
          </table:table-cell>
        </table:table-row>
        <table:table-row table:style-name="ro1">
          <table:table-cell office:value-type="string" calcext:value-type="string">
            <text:p>M. Porcius Cato. De Agri Cultura (M. Porci Catonis De Agri Cultura ad Fidem Florentini Codicis Deperditi, ed. A. Mazzarino, 1982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Porci Catonis De Agri Cultura ad Fidem Florentini Codicis Deperditi, ed. A. Mazzarino, 1982)</text:p>
          </table:table-cell>
          <table:table-cell office:value-type="string" calcext:value-type="string">
            <text:p>M. Porcius Cato. De Agri Cultura</text:p>
          </table:table-cell>
        </table:table-row>
        <table:table-row table:style-name="ro1">
          <table:table-cell office:value-type="string" calcext:value-type="string">
            <text:p>M. Porcius Cato. de agri cultura fragmenta (Scriptorum Romanorum De Re Rustica Reliquiae. Vol. 1, ed. F. Speranza, 1974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riptorum Romanorum De Re Rustica Reliquiae. Vol. 1, ed. F. Speranza, 1974)</text:p>
          </table:table-cell>
          <table:table-cell office:value-type="string" calcext:value-type="string">
            <text:p>M. Porcius Cato. de agri cultura fragmenta</text:p>
          </table:table-cell>
        </table:table-row>
        <table:table-row table:style-name="ro1">
          <table:table-cell office:value-type="string" calcext:value-type="string">
            <text:p>M. Porcius Cato. De Medicina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De Medicina</text:p>
          </table:table-cell>
        </table:table-row>
        <table:table-row table:style-name="ro1">
          <table:table-cell office:value-type="string" calcext:value-type="string">
            <text:p>M. Porcius Cato. De Re Militari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De Re Militari</text:p>
          </table:table-cell>
        </table:table-row>
        <table:table-row table:style-name="ro1">
          <table:table-cell office:value-type="string" calcext:value-type="string">
            <text:p>M. Porcius Cato. De Rhetorica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De Rhetorica</text:p>
          </table:table-cell>
        </table:table-row>
        <table:table-row table:style-name="ro1">
          <table:table-cell office:value-type="string" calcext:value-type="string">
            <text:p>M. Porcius Cato. Dicta Memorabilia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Dicta Memorabilia</text:p>
          </table:table-cell>
        </table:table-row>
        <table:table-row table:style-name="ro1">
          <table:table-cell office:value-type="string" calcext:value-type="string">
            <text:p>M. Porcius Cato. epistulae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epistulae</text:p>
          </table:table-cell>
        </table:table-row>
        <table:table-row table:style-name="ro1">
          <table:table-cell office:value-type="string" calcext:value-type="string">
            <text:p>M. Porcius Cato. incertorum librorum fragmenta (M. Catonis praeter Librum De Re Rustica Quae Extant, ed. H. Jordan, 1860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M. Catonis praeter Librum De Re Rustica Quae Extant, ed. H. Jordan, 1860)</text:p>
          </table:table-cell>
          <table:table-cell office:value-type="string" calcext:value-type="string">
            <text:p>M. Porcius Cato. incertorum librorum fragmenta</text:p>
          </table:table-cell>
        </table:table-row>
        <table:table-row table:style-name="ro1">
          <table:table-cell office:value-type="string" calcext:value-type="string">
            <text:p>M. Porcius Cato. iurisprudentia (Iurisprudentiae Anteiustinianae Reliquiae. Vol.1, ed. P. E. Huschke; E. Seckel; B. Ku+bler, 1908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Iurisprudentiae Anteiustinianae Reliquiae. Vol.1, ed. P. E. Huschke; E. Seckel; B. Ku+bler, 1908)</text:p>
          </table:table-cell>
          <table:table-cell office:value-type="string" calcext:value-type="string">
            <text:p>M. Porcius Cato. iurisprudentia</text:p>
          </table:table-cell>
        </table:table-row>
        <table:table-row table:style-name="ro1">
          <table:table-cell office:value-type="string" calcext:value-type="string">
            <text:p>M. Porcius Cato. orationes (Oratorum Romanorum Fragmenta Liberae Rei Publicae. Vol. 1, ed. E. Malcovati, 1953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Porcius Cato. orationes</text:p>
          </table:table-cell>
        </table:table-row>
        <table:table-row table:style-name="ro1">
          <table:table-cell office:value-type="string" calcext:value-type="string">
            <text:p>M. Porcius Cato. Origines (Historicorum Romanorum Reliquiae. Vol. 1, ed. H. Peter, 1914)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M. Porcius Cato. Origines</text:p>
          </table:table-cell>
        </table:table-row>
        <table:table-row table:style-name="ro1">
          <table:table-cell office:value-type="string" calcext:value-type="string">
            <text:p>M. Porcius M. f. M. n. Cato. orationes (Oratorum Romanorum Fragmenta Liberae Rei Publicae. Vol. 1, ed. E. Malcovati, 1953)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Porcius M. f. M. n. Cato. orationes</text:p>
          </table:table-cell>
        </table:table-row>
        <table:table-row table:style-name="ro1">
          <table:table-cell office:value-type="string" calcext:value-type="string">
            <text:p>M. Terentius Varro. Annales (Grammatici Latini ex Recensione Henrici Keilii. Vol. 1, ed. H. Keil, 185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Grammatici Latini ex Recensione Henrici Keilii. Vol. 1, ed. H. Keil, 1857)</text:p>
          </table:table-cell>
          <table:table-cell office:value-type="string" calcext:value-type="string">
            <text:p>M. Terentius Varro. Annales</text:p>
          </table:table-cell>
        </table:table-row>
        <table:table-row table:style-name="ro1">
          <table:table-cell office:value-type="string" calcext:value-type="string">
            <text:p>M. Terentius Varro. Antiquitates Rerum Divinarum (M. Terentius Varro: Antiquitates Rerum Divinarum. Part 1, ed. B. Cardauns, 1976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M. Terentius Varro: Antiquitates Rerum Divinarum. Part 1, ed. B. Cardauns, 1976)</text:p>
          </table:table-cell>
          <table:table-cell office:value-type="string" calcext:value-type="string">
            <text:p>M. Terentius Varro. Antiquitates Rerum Divinarum</text:p>
          </table:table-cell>
        </table:table-row>
        <table:table-row table:style-name="ro1">
          <table:table-cell office:value-type="string" calcext:value-type="string">
            <text:p>M. Terentius Varro. Antiquitates Rerum Humanarum (De M. Terenti Varronis Antiquitatum Rerum Humanarum Libris XXV, ed. P. Mirsch, 1882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De M. Terenti Varronis Antiquitatum Rerum Humanarum Libris XXV, ed. P. Mirsch, 1882)</text:p>
          </table:table-cell>
          <table:table-cell office:value-type="string" calcext:value-type="string">
            <text:p>M. Terentius Varro. Antiquitates Rerum Humanarum</text:p>
          </table:table-cell>
        </table:table-row>
        <table:table-row table:style-name="ro1">
          <table:table-cell office:value-type="string" calcext:value-type="string">
            <text:p>M. Terentius Varro. carmina (Fragmenta Poetarum Romanorum, ed. E. Baehrens, 1886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Fragmenta Poetarum Romanorum, ed. E. Baehrens, 1886)</text:p>
          </table:table-cell>
          <table:table-cell office:value-type="string" calcext:value-type="string">
            <text:p>M. Terentius Varro. carmina</text:p>
          </table:table-cell>
        </table:table-row>
        <table:table-row table:style-name="ro1">
          <table:table-cell office:value-type="string" calcext:value-type="string">
            <text:p>M. Terentius Varro. De Gente Populi Romani (Studi Varroniani: De Gente Populi Romani Libri IV, ed. P. Fraccaro, 190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Studi Varroniani: De Gente Populi Romani Libri IV, ed. P. Fraccaro, 1907)</text:p>
          </table:table-cell>
          <table:table-cell office:value-type="string" calcext:value-type="string">
            <text:p>M. Terentius Varro. De Gente Populi Romani</text:p>
          </table:table-cell>
        </table:table-row>
        <table:table-row table:style-name="ro1">
          <table:table-cell office:value-type="string" calcext:value-type="string">
            <text:p>M. Terentius Varro. De Lingua Latina (M. Terenti Varronis De Linguae Latinae Quae Supersunt, ed. G. Goetz; F. Schoell, 1910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erenti Varronis De Linguae Latinae Quae Supersunt, ed. G. Goetz; F. Schoell, 1910)</text:p>
          </table:table-cell>
          <table:table-cell office:value-type="string" calcext:value-type="string">
            <text:p>M. Terentius Varro. De Lingua Latina</text:p>
          </table:table-cell>
        </table:table-row>
        <table:table-row table:style-name="ro1">
          <table:table-cell office:value-type="string" calcext:value-type="string">
            <text:p>M. Terentius Varro. De Vita Populi Romani (M. Terenti Varronis De Vita Populi Romani: Fonti, Esegesi, Edizione Critica dei Frammenti, ed. B. Riposati, 1972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M. Terenti Varronis De Vita Populi Romani: Fonti, Esegesi, Edizione Critica dei Frammenti, ed. B. Riposati, 1972)</text:p>
          </table:table-cell>
          <table:table-cell office:value-type="string" calcext:value-type="string">
            <text:p>M. Terentius Varro. De Vita Populi Romani</text:p>
          </table:table-cell>
        </table:table-row>
        <table:table-row table:style-name="ro1">
          <table:table-cell office:value-type="string" calcext:value-type="string">
            <text:p>M. Terentius Varro. epistulae (M. Terenti Varronis Saturarum Menippearum Reliquiae, ed. A. Riese, 1865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M. Terenti Varronis Saturarum Menippearum Reliquiae, ed. A. Riese, 1865)</text:p>
          </table:table-cell>
          <table:table-cell office:value-type="string" calcext:value-type="string">
            <text:p>M. Terentius Varro. epistulae</text:p>
          </table:table-cell>
        </table:table-row>
        <table:table-row table:style-name="ro1">
          <table:table-cell office:value-type="string" calcext:value-type="string">
            <text:p>M. Terentius Varro. epistulae Latinae (Nonii Marcelli De Conpendiosa Doctrina Libros XX. Vols. 1%193, ed. W. M. Lindsay, 1903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Nonii Marcelli De Conpendiosa Doctrina Libros XX. Vols. 1%193, ed. W. M. Lindsay, 1903)</text:p>
          </table:table-cell>
          <table:table-cell office:value-type="string" calcext:value-type="string">
            <text:p>M. Terentius Varro. epistulae Latinae</text:p>
          </table:table-cell>
        </table:table-row>
        <table:table-row table:style-name="ro1">
          <table:table-cell office:value-type="string" calcext:value-type="string">
            <text:p>M. Terentius Varro. fragmenta de historia litterarum (Grammaticae Romanae Fragmenta, ed. G. Funaioli, 190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M. Terentius Varro. fragmenta de historia litterarum</text:p>
          </table:table-cell>
        </table:table-row>
        <table:table-row table:style-name="ro1">
          <table:table-cell office:value-type="string" calcext:value-type="string">
            <text:p>M. Terentius Varro. fragmenta grammatica (Grammaticae Romanae Fragmenta, ed. G. Funaioli, 190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M. Terentius Varro. fragmenta grammatica</text:p>
          </table:table-cell>
        </table:table-row>
        <table:table-row table:style-name="ro1">
          <table:table-cell office:value-type="string" calcext:value-type="string">
            <text:p>M. Terentius Varro. fragmenta varia (Grammaticae Romanae Fragmenta, ed. G. Funaioli, 190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M. Terentius Varro. fragmenta varia</text:p>
          </table:table-cell>
        </table:table-row>
        <table:table-row table:style-name="ro1">
          <table:table-cell office:value-type="string" calcext:value-type="string">
            <text:p>M. Terentius Varro. incertae sedis fragmenta (Grammaticae Romanae Fragmenta, ed. G. Funaioli, 190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M. Terentius Varro. incertae sedis fragmenta</text:p>
          </table:table-cell>
        </table:table-row>
        <table:table-row table:style-name="ro1">
          <table:table-cell office:value-type="string" calcext:value-type="string">
            <text:p>M. Terentius Varro. Logistorici (I Logistorici, ed. E. Bolisani, 1937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I Logistorici, ed. E. Bolisani, 1937)</text:p>
          </table:table-cell>
          <table:table-cell office:value-type="string" calcext:value-type="string">
            <text:p>M. Terentius Varro. Logistorici</text:p>
          </table:table-cell>
        </table:table-row>
        <table:table-row table:style-name="ro1">
          <table:table-cell office:value-type="string" calcext:value-type="string">
            <text:p>M. Terentius Varro. Menippeae (Petronii Saturae, Adiectae Sunt Varronis et Senecae Saturae Similesque Reliquiae, ed. F. Bu+cheler, 1963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Petronii Saturae, Adiectae Sunt Varronis et Senecae Saturae Similesque Reliquiae, ed. F. Bu+cheler, 1963)</text:p>
          </table:table-cell>
          <table:table-cell office:value-type="string" calcext:value-type="string">
            <text:p>M. Terentius Varro. Menippeae</text:p>
          </table:table-cell>
        </table:table-row>
        <table:table-row table:style-name="ro1">
          <table:table-cell office:value-type="string" calcext:value-type="string">
            <text:p>M. Terentius Varro. Res Rusticae (M. Terenti Varronis Rerum Rusticarum Libri Tres, ed. G. Goetz, 1929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M. Terenti Varronis Rerum Rusticarum Libri Tres, ed. G. Goetz, 1929)</text:p>
          </table:table-cell>
          <table:table-cell office:value-type="string" calcext:value-type="string">
            <text:p>M. Terentius Varro. Res Rusticae</text:p>
          </table:table-cell>
        </table:table-row>
        <table:table-row table:style-name="ro1">
          <table:table-cell office:value-type="string" calcext:value-type="string">
            <text:p>M. Terentius Varro. Res Urbanae (Historicorum Romanorum Reliquiae. Vol. 2, ed. H. Peter, 1906)</text:p>
          </table:table-cell>
          <table:table-cell office:value-type="string" calcext:value-type="string">
            <text:p>0684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M. Terentius Varro. Res Urbanae</text:p>
          </table:table-cell>
        </table:table-row>
        <table:table-row table:style-name="ro1">
          <table:table-cell office:value-type="string" calcext:value-type="string">
            <text:p>M. Tullius Cicero. Academica (M. Tulli Ciceronis Scripta Quae Manserunt Omnia. Fasc. 42, ed. O. Plasberg, 192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5 </text:p>
          </table:table-cell>
          <table:table-cell office:value-type="string" calcext:value-type="string">
            <text:p>(M. Tulli Ciceronis Scripta Quae Manserunt Omnia. Fasc. 42, ed. O. Plasberg, 1922)</text:p>
          </table:table-cell>
          <table:table-cell office:value-type="string" calcext:value-type="string">
            <text:p>M. Tullius Cicero. Academica</text:p>
          </table:table-cell>
        </table:table-row>
        <table:table-row table:style-name="ro1">
          <table:table-cell office:value-type="string" calcext:value-type="string">
            <text:p>M. Tullius Cicero. Arati Phaenomena (Cice/ron: Aratea, Fragments Poe/tiques, ed. J. Soubiran, 197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0 </text:p>
          </table:table-cell>
          <table:table-cell office:value-type="string" calcext:value-type="string">
            <text:p>(Cice/ron: Aratea, Fragments Poe/tiques, ed. J. Soubiran, 1972)</text:p>
          </table:table-cell>
          <table:table-cell office:value-type="string" calcext:value-type="string">
            <text:p>M. Tullius Cicero. Arati Phaenomena</text:p>
          </table:table-cell>
        </table:table-row>
        <table:table-row table:style-name="ro1">
          <table:table-cell office:value-type="string" calcext:value-type="string">
            <text:p>M. Tullius Cicero. Arati Prognostica (Cice/ron: Aratea, Fragments Poe/tiques, ed. J. Soubiran, 197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71 </text:p>
          </table:table-cell>
          <table:table-cell office:value-type="string" calcext:value-type="string">
            <text:p>(Cice/ron: Aratea, Fragments Poe/tiques, ed. J. Soubiran, 1972)</text:p>
          </table:table-cell>
          <table:table-cell office:value-type="string" calcext:value-type="string">
            <text:p>M. Tullius Cicero. Arati Prognostica</text:p>
          </table:table-cell>
        </table:table-row>
        <table:table-row table:style-name="ro1">
          <table:table-cell office:value-type="string" calcext:value-type="string">
            <text:p>M. Tullius Cicero. Brutus (M. Tulli Ciceronis Scripta Quae Manserunt Omnia. Fasc. 4, ed. E. Malcovati, 197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9 </text:p>
          </table:table-cell>
          <table:table-cell office:value-type="string" calcext:value-type="string">
            <text:p>(M. Tulli Ciceronis Scripta Quae Manserunt Omnia. Fasc. 4, ed. E. Malcovati, 1970)</text:p>
          </table:table-cell>
          <table:table-cell office:value-type="string" calcext:value-type="string">
            <text:p>M. Tullius Cicero. Brutus</text:p>
          </table:table-cell>
        </table:table-row>
        <table:table-row table:style-name="ro1">
          <table:table-cell office:value-type="string" calcext:value-type="string">
            <text:p>M. Tullius Cicero. carmina, fragmenta (Fragmenta Poetarum Latinorum Epicorum et Lyricorum praeter Ennium et Lucilium, ed. C. Bu+chner, 198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2 </text:p>
          </table:table-cell>
          <table:table-cell office:value-type="string" calcext:value-type="string">
            <text:p>(Fragmenta Poetarum Latinorum Epicorum et Lyricorum praeter Ennium et Lucilium, ed. C. Bu+chner, 1982)</text:p>
          </table:table-cell>
          <table:table-cell office:value-type="string" calcext:value-type="string">
            <text:p>M. Tullius Cicero. carmina, fragmenta</text:p>
          </table:table-cell>
        </table:table-row>
        <table:table-row table:style-name="ro1">
          <table:table-cell office:value-type="string" calcext:value-type="string">
            <text:p>M. Tullius Cicero. Cato Maior de Senectute (M. Tulli Ciceronis Scripta Quae Manserunt Omnia. Fasc. 47, ed. K. Simbeck, 1917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1 </text:p>
          </table:table-cell>
          <table:table-cell office:value-type="string" calcext:value-type="string">
            <text:p>(M. Tulli Ciceronis Scripta Quae Manserunt Omnia. Fasc. 47, ed. K. Simbeck, 1917)</text:p>
          </table:table-cell>
          <table:table-cell office:value-type="string" calcext:value-type="string">
            <text:p>M. Tullius Cicero. Cato Maior de Senectute</text:p>
          </table:table-cell>
        </table:table-row>
        <table:table-row table:style-name="ro1">
          <table:table-cell office:value-type="string" calcext:value-type="string">
            <text:p>M. Tullius Cicero. Commentarii Causarum (S. Hieronymi Presbyteri Opera, Part 3:1, ed. P. Lardet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3 </text:p>
          </table:table-cell>
          <table:table-cell office:value-type="string" calcext:value-type="string">
            <text:p>(S. Hieronymi Presbyteri Opera, Part 3:1, ed. P. Lardet)</text:p>
          </table:table-cell>
          <table:table-cell office:value-type="string" calcext:value-type="string">
            <text:p>M. Tullius Cicero. Commentarii Causarum</text:p>
          </table:table-cell>
        </table:table-row>
        <table:table-row table:style-name="ro1">
          <table:table-cell office:value-type="string" calcext:value-type="string">
            <text:p>M. Tullius Cicero. De Divinatione (M. Tulli Ciceronis Scripta Quae Manserunt Omnia. Part 4, Vol. 2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3 </text:p>
          </table:table-cell>
          <table:table-cell office:value-type="string" calcext:value-type="string">
            <text:p>(M. Tulli Ciceronis Scripta Quae Manserunt Omnia. Part 4, Vol. 2, ed. C. F. W. Mueller, 1890)</text:p>
          </table:table-cell>
          <table:table-cell office:value-type="string" calcext:value-type="string">
            <text:p>M. Tullius Cicero. De Divinatione</text:p>
          </table:table-cell>
        </table:table-row>
        <table:table-row table:style-name="ro1">
          <table:table-cell office:value-type="string" calcext:value-type="string">
            <text:p>M. Tullius Cicero. De Domo Sua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0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De Domo Sua</text:p>
          </table:table-cell>
        </table:table-row>
        <table:table-row table:style-name="ro1">
          <table:table-cell office:value-type="string" calcext:value-type="string">
            <text:p>M. Tullius Cicero. De Fato (M. Tulli Ciceronis Scripta Quae Manserunt Omnia. Part 4, Vol. 2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4 </text:p>
          </table:table-cell>
          <table:table-cell office:value-type="string" calcext:value-type="string">
            <text:p>(M. Tulli Ciceronis Scripta Quae Manserunt Omnia. Part 4, Vol. 2, ed. C. F. W. Mueller, 1890)</text:p>
          </table:table-cell>
          <table:table-cell office:value-type="string" calcext:value-type="string">
            <text:p>M. Tullius Cicero. De Fato</text:p>
          </table:table-cell>
        </table:table-row>
        <table:table-row table:style-name="ro1">
          <table:table-cell office:value-type="string" calcext:value-type="string">
            <text:p>M. Tullius Cicero. De Finibus Bonorum et Malorum (M. Tulli Ciceronis Scripta Quae Manserunt Omnia. Fasc. 43, ed. T. Schiche, 191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8 </text:p>
          </table:table-cell>
          <table:table-cell office:value-type="string" calcext:value-type="string">
            <text:p>(M. Tulli Ciceronis Scripta Quae Manserunt Omnia. Fasc. 43, ed. T. Schiche, 1915)</text:p>
          </table:table-cell>
          <table:table-cell office:value-type="string" calcext:value-type="string">
            <text:p>M. Tullius Cicero. De Finibus Bonorum et Malorum</text:p>
          </table:table-cell>
        </table:table-row>
        <table:table-row table:style-name="ro1">
          <table:table-cell office:value-type="string" calcext:value-type="string">
            <text:p>M. Tullius Cicero. De Haruspicum Responso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1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De Haruspicum Responso</text:p>
          </table:table-cell>
        </table:table-row>
        <table:table-row table:style-name="ro1">
          <table:table-cell office:value-type="string" calcext:value-type="string">
            <text:p>M. Tullius Cicero. De Inventione (M. Tulli Ciceronis Scripta Quae Manserunt Omnia. Fasc. 2, ed. E. Stroebel, 191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6 </text:p>
          </table:table-cell>
          <table:table-cell office:value-type="string" calcext:value-type="string">
            <text:p>(M. Tulli Ciceronis Scripta Quae Manserunt Omnia. Fasc. 2, ed. E. Stroebel, 1915)</text:p>
          </table:table-cell>
          <table:table-cell office:value-type="string" calcext:value-type="string">
            <text:p>M. Tullius Cicero. De Inventione</text:p>
          </table:table-cell>
        </table:table-row>
        <table:table-row table:style-name="ro1">
          <table:table-cell office:value-type="string" calcext:value-type="string">
            <text:p>M. Tullius Cicero. De Iure Civ. in Artem Redig. (Iurisprudentiae Anteiustinianae Reliquiae. Vol. 1, ed. P. E. Huschke; E. Seckel; B. Ku+bler, 190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7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M. Tullius Cicero. De Iure Civ. in Artem Redig.</text:p>
          </table:table-cell>
        </table:table-row>
        <table:table-row table:style-name="ro1">
          <table:table-cell office:value-type="string" calcext:value-type="string">
            <text:p>M. Tullius Cicero. De Lege Agraria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De Lege Agraria</text:p>
          </table:table-cell>
        </table:table-row>
        <table:table-row table:style-name="ro1">
          <table:table-cell office:value-type="string" calcext:value-type="string">
            <text:p>M. Tullius Cicero. De Legibus (Cice/ron: Traite/ des Lois, ed. G. de Plinval, 196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4 </text:p>
          </table:table-cell>
          <table:table-cell office:value-type="string" calcext:value-type="string">
            <text:p>(Cice/ron: Traite/ des Lois, ed. G. de Plinval, 1968)</text:p>
          </table:table-cell>
          <table:table-cell office:value-type="string" calcext:value-type="string">
            <text:p>M. Tullius Cicero. De Legibus</text:p>
          </table:table-cell>
        </table:table-row>
        <table:table-row table:style-name="ro1">
          <table:table-cell office:value-type="string" calcext:value-type="string">
            <text:p>M. Tullius Cicero. De Natura Deorum (M. Tulli Ciceronis Scripta Quae Manserunt Omnia. Fasc. 45, ed. W. Ax, 1933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0 </text:p>
          </table:table-cell>
          <table:table-cell office:value-type="string" calcext:value-type="string">
            <text:p>(M. Tulli Ciceronis Scripta Quae Manserunt Omnia. Fasc. 45, ed. W. Ax, 1933)</text:p>
          </table:table-cell>
          <table:table-cell office:value-type="string" calcext:value-type="string">
            <text:p>M. Tullius Cicero. De Natura Deorum</text:p>
          </table:table-cell>
        </table:table-row>
        <table:table-row table:style-name="ro1">
          <table:table-cell office:value-type="string" calcext:value-type="string">
            <text:p>M. Tullius Cicero. De Officiis (M. Tulli Ciceronis Scripta Quae Manserunt Omnia. Fasc. 48, ed. C. Atzert, 193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5 </text:p>
          </table:table-cell>
          <table:table-cell office:value-type="string" calcext:value-type="string">
            <text:p>(M. Tulli Ciceronis Scripta Quae Manserunt Omnia. Fasc. 48, ed. C. Atzert, 1932)</text:p>
          </table:table-cell>
          <table:table-cell office:value-type="string" calcext:value-type="string">
            <text:p>M. Tullius Cicero. De Officiis</text:p>
          </table:table-cell>
        </table:table-row>
        <table:table-row table:style-name="ro1">
          <table:table-cell office:value-type="string" calcext:value-type="string">
            <text:p>M. Tullius Cicero. De Optimo Genere Oratorum (Cicero: De Inventione, De Optimo Genere Oratorum, Topica, ed. H. M. Hubbell, 194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1 </text:p>
          </table:table-cell>
          <table:table-cell office:value-type="string" calcext:value-type="string">
            <text:p>(Cicero: De Inventione, De Optimo Genere Oratorum, Topica, ed. H. M. Hubbell, 1949)</text:p>
          </table:table-cell>
          <table:table-cell office:value-type="string" calcext:value-type="string">
            <text:p>M. Tullius Cicero. De Optimo Genere Oratorum</text:p>
          </table:table-cell>
        </table:table-row>
        <table:table-row table:style-name="ro1">
          <table:table-cell office:value-type="string" calcext:value-type="string">
            <text:p>M. Tullius Cicero. De Oratore (M. Tulli Ciceronis Rhetorica. Vol.1, ed. A. S. Wilkins, 190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7 </text:p>
          </table:table-cell>
          <table:table-cell office:value-type="string" calcext:value-type="string">
            <text:p>(M. Tulli Ciceronis Rhetorica. Vol.1, ed. A. S. Wilkins, 1902)</text:p>
          </table:table-cell>
          <table:table-cell office:value-type="string" calcext:value-type="string">
            <text:p>M. Tullius Cicero. De Oratore</text:p>
          </table:table-cell>
        </table:table-row>
        <table:table-row table:style-name="ro1">
          <table:table-cell office:value-type="string" calcext:value-type="string">
            <text:p>M. Tullius Cicero. De Partitione Oratoria (Cicero in Twenty%19Eight Volumes. Vol. 4, ed. H. Rackham, 194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8 </text:p>
          </table:table-cell>
          <table:table-cell office:value-type="string" calcext:value-type="string">
            <text:p>(Cicero in Twenty%19Eight Volumes. Vol. 4, ed. H. Rackham, 1942)</text:p>
          </table:table-cell>
          <table:table-cell office:value-type="string" calcext:value-type="string">
            <text:p>M. Tullius Cicero. De Partitione Oratoria</text:p>
          </table:table-cell>
        </table:table-row>
        <table:table-row table:style-name="ro1">
          <table:table-cell office:value-type="string" calcext:value-type="string">
            <text:p>M. Tullius Cicero. De Provinciis Consularibus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5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De Provinciis Consularibus</text:p>
          </table:table-cell>
        </table:table-row>
        <table:table-row table:style-name="ro1">
          <table:table-cell office:value-type="string" calcext:value-type="string">
            <text:p>M. Tullius Cicero. De Republica (M. Tulli Ciceronis Scripta Quae Manserunt Omnia. Part 4, Vol. 2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3 </text:p>
          </table:table-cell>
          <table:table-cell office:value-type="string" calcext:value-type="string">
            <text:p>(M. Tulli Ciceronis Scripta Quae Manserunt Omnia. Part 4, Vol. 2, ed. C. F. W. Mueller, 1890)</text:p>
          </table:table-cell>
          <table:table-cell office:value-type="string" calcext:value-type="string">
            <text:p>M. Tullius Cicero. De Republica</text:p>
          </table:table-cell>
        </table:table-row>
        <table:table-row table:style-name="ro1">
          <table:table-cell office:value-type="string" calcext:value-type="string">
            <text:p>M. Tullius Cicero. Divinatio in Q. Caecilium (M. Tulli Ciceronis Orationes. Vol. 3, ed. W. Peterson, 1917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M. Tulli Ciceronis Orationes. Vol. 3, ed. W. Peterson, 1917)</text:p>
          </table:table-cell>
          <table:table-cell office:value-type="string" calcext:value-type="string">
            <text:p>M. Tullius Cicero. Divinatio in Q. Caecilium</text:p>
          </table:table-cell>
        </table:table-row>
        <table:table-row table:style-name="ro1">
          <table:table-cell office:value-type="string" calcext:value-type="string">
            <text:p>M. Tullius Cicero. epistula ad Octavianum [sp.] (M. Tulli Ciceronis Epistulae. Vol. 3, ed. W. S. Watt, 195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75 </text:p>
          </table:table-cell>
          <table:table-cell office:value-type="string" calcext:value-type="string">
            <text:p>(M. Tulli Ciceronis Epistulae. Vol. 3, ed. W. S. Watt, 1958)</text:p>
          </table:table-cell>
          <table:table-cell office:value-type="string" calcext:value-type="string">
            <text:p>M. Tullius Cicero. epistula ad Octavianum [sp.]</text:p>
          </table:table-cell>
        </table:table-row>
        <table:table-row table:style-name="ro1">
          <table:table-cell office:value-type="string" calcext:value-type="string">
            <text:p>M. Tullius Cicero. Epistulae ad Atticum (Cicero's Letters to Atticus. 6 vols., ed. D. R. Shackleton Bailey, 1965%19196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7 </text:p>
          </table:table-cell>
          <table:table-cell office:value-type="string" calcext:value-type="string">
            <text:p>(Cicero's Letters to Atticus. 6 vols., ed. D. R. Shackleton Bailey, 1965%191968)</text:p>
          </table:table-cell>
          <table:table-cell office:value-type="string" calcext:value-type="string">
            <text:p>M. Tullius Cicero. Epistulae ad Atticum</text:p>
          </table:table-cell>
        </table:table-row>
        <table:table-row table:style-name="ro1">
          <table:table-cell office:value-type="string" calcext:value-type="string">
            <text:p>M. Tullius Cicero. Epistulae ad Brutum (Cicero: Epistulae ad Quintum Fratrem et M. Brutum, ed. D. R. Shackleton Bailey, 198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9 </text:p>
          </table:table-cell>
          <table:table-cell office:value-type="string" calcext:value-type="string">
            <text:p>(Cicero: Epistulae ad Quintum Fratrem et M. Brutum, ed. D. R. Shackleton Bailey, 1980)</text:p>
          </table:table-cell>
          <table:table-cell office:value-type="string" calcext:value-type="string">
            <text:p>M. Tullius Cicero. Epistulae ad Brutum</text:p>
          </table:table-cell>
        </table:table-row>
        <table:table-row table:style-name="ro1">
          <table:table-cell office:value-type="string" calcext:value-type="string">
            <text:p>M. Tullius Cicero. Epistulae ad Familiares (Cicero: Epistulae ad Familiares. 2 vols., ed. D. R. Shackleton Bailey, 1977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6 </text:p>
          </table:table-cell>
          <table:table-cell office:value-type="string" calcext:value-type="string">
            <text:p>(Cicero: Epistulae ad Familiares. 2 vols., ed. D. R. Shackleton Bailey, 1977)</text:p>
          </table:table-cell>
          <table:table-cell office:value-type="string" calcext:value-type="string">
            <text:p>M. Tullius Cicero. Epistulae ad Familiares</text:p>
          </table:table-cell>
        </table:table-row>
        <table:table-row table:style-name="ro1">
          <table:table-cell office:value-type="string" calcext:value-type="string">
            <text:p>M. Tullius Cicero. Epistulae ad Quintum Fratrem (Cicero: Epistulae ad Quintum Fratrem et M. Brutum, ed. D. R. Shackleton Bailey, 198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8 </text:p>
          </table:table-cell>
          <table:table-cell office:value-type="string" calcext:value-type="string">
            <text:p>(Cicero: Epistulae ad Quintum Fratrem et M. Brutum, ed. D. R. Shackleton Bailey, 1980)</text:p>
          </table:table-cell>
          <table:table-cell office:value-type="string" calcext:value-type="string">
            <text:p>M. Tullius Cicero. Epistulae ad Quintum Fratrem</text:p>
          </table:table-cell>
        </table:table-row>
        <table:table-row table:style-name="ro1">
          <table:table-cell office:value-type="string" calcext:value-type="string">
            <text:p>M. Tullius Cicero. epistulae, fragmenta (M. Tulli Ciceronis Epistulae. Vol. 3, ed. W. S. Watt, 195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4 </text:p>
          </table:table-cell>
          <table:table-cell office:value-type="string" calcext:value-type="string">
            <text:p>(M. Tulli Ciceronis Epistulae. Vol. 3, ed. W. S. Watt, 1958)</text:p>
          </table:table-cell>
          <table:table-cell office:value-type="string" calcext:value-type="string">
            <text:p>M. Tullius Cicero. epistulae, fragmenta</text:p>
          </table:table-cell>
        </table:table-row>
        <table:table-row table:style-name="ro1">
          <table:table-cell office:value-type="string" calcext:value-type="string">
            <text:p>M. Tullius Cicero. Facete Dicta (M. Tulli Ciceronis Scripta Quae Manserunt Omnia. Part 4, Vol. 3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1 </text:p>
          </table:table-cell>
          <table:table-cell office:value-type="string" calcext:value-type="string">
            <text:p>(M. Tulli Ciceronis Scripta Quae Manserunt Omnia. Part 4, Vol. 3, ed. C. F. W. Mueller, 1890)</text:p>
          </table:table-cell>
          <table:table-cell office:value-type="string" calcext:value-type="string">
            <text:p>M. Tullius Cicero. Facete Dicta</text:p>
          </table:table-cell>
        </table:table-row>
        <table:table-row table:style-name="ro1">
          <table:table-cell office:value-type="string" calcext:value-type="string">
            <text:p>M. Tullius Cicero. Hortensius (M. Tulli Ciceronis Hortensius, ed. A. Grilli, 196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5 </text:p>
          </table:table-cell>
          <table:table-cell office:value-type="string" calcext:value-type="string">
            <text:p>(M. Tulli Ciceronis Hortensius, ed. A. Grilli, 1962)</text:p>
          </table:table-cell>
          <table:table-cell office:value-type="string" calcext:value-type="string">
            <text:p>M. Tullius Cicero. Hortensius</text:p>
          </table:table-cell>
        </table:table-row>
        <table:table-row table:style-name="ro1">
          <table:table-cell office:value-type="string" calcext:value-type="string">
            <text:p>M. Tullius Cicero. In Catilinam (M. Tulli Ciceronis Orationes. Vol. 1, ed. A. C. Clark, 190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M. Tulli Ciceronis Orationes. Vol. 1, ed. A. C. Clark, 1905)</text:p>
          </table:table-cell>
          <table:table-cell office:value-type="string" calcext:value-type="string">
            <text:p>M. Tullius Cicero. In Catilinam</text:p>
          </table:table-cell>
        </table:table-row>
        <table:table-row table:style-name="ro1">
          <table:table-cell office:value-type="string" calcext:value-type="string">
            <text:p>M. Tullius Cicero. In Pisonem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7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In Pisonem</text:p>
          </table:table-cell>
        </table:table-row>
        <table:table-row table:style-name="ro1">
          <table:table-cell office:value-type="string" calcext:value-type="string">
            <text:p>M. Tullius Cicero. In Sallustium Crispum [sp.] (Appendix Sallustiana. Fasc. 2, ed. A. Kurfess, 197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74 </text:p>
          </table:table-cell>
          <table:table-cell office:value-type="string" calcext:value-type="string">
            <text:p>(Appendix Sallustiana. Fasc. 2, ed. A. Kurfess, 1970)</text:p>
          </table:table-cell>
          <table:table-cell office:value-type="string" calcext:value-type="string">
            <text:p>M. Tullius Cicero. In Sallustium Crispum [sp.]</text:p>
          </table:table-cell>
        </table:table-row>
        <table:table-row table:style-name="ro1">
          <table:table-cell office:value-type="string" calcext:value-type="string">
            <text:p>M. Tullius Cicero. In Vatinium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3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In Vatinium</text:p>
          </table:table-cell>
        </table:table-row>
        <table:table-row table:style-name="ro1">
          <table:table-cell office:value-type="string" calcext:value-type="string">
            <text:p>M. Tullius Cicero. In Verrem (M. Tulli Ciceronis Orationes. Vol. 3, ed. W. Peterson, 1917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M. Tulli Ciceronis Orationes. Vol. 3, ed. W. Peterson, 1917)</text:p>
          </table:table-cell>
          <table:table-cell office:value-type="string" calcext:value-type="string">
            <text:p>M. Tullius Cicero. In Verrem</text:p>
          </table:table-cell>
        </table:table-row>
        <table:table-row table:style-name="ro1">
          <table:table-cell office:value-type="string" calcext:value-type="string">
            <text:p>M. Tullius Cicero. incertorum librorum fragmenta (M. Tulli Ciceronis Scripta Quae Manserunt Omnia. Part 4, Vol. 3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6 </text:p>
          </table:table-cell>
          <table:table-cell office:value-type="string" calcext:value-type="string">
            <text:p>(M. Tulli Ciceronis Scripta Quae Manserunt Omnia. Part 4, Vol. 3, ed. C. F. W. Mueller, 1890)</text:p>
          </table:table-cell>
          <table:table-cell office:value-type="string" calcext:value-type="string">
            <text:p>M. Tullius Cicero. incertorum librorum fragmenta</text:p>
          </table:table-cell>
        </table:table-row>
        <table:table-row table:style-name="ro1">
          <table:table-cell office:value-type="string" calcext:value-type="string">
            <text:p>M. Tullius Cicero. Laelius de Amicitia (M. Tulli Ciceronis Scripta Quae Manserunt Omnia. Part 4, Vol. 3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52 </text:p>
          </table:table-cell>
          <table:table-cell office:value-type="string" calcext:value-type="string">
            <text:p>(M. Tulli Ciceronis Scripta Quae Manserunt Omnia. Part 4, Vol. 3, ed. C. F. W. Mueller, 1890)</text:p>
          </table:table-cell>
          <table:table-cell office:value-type="string" calcext:value-type="string">
            <text:p>M. Tullius Cicero. Laelius de Amicitia</text:p>
          </table:table-cell>
        </table:table-row>
        <table:table-row table:style-name="ro1">
          <table:table-cell office:value-type="string" calcext:value-type="string">
            <text:p>M. Tullius Cicero. Lucullus (M. Tulli Ciceronis Scripta Quae Manserunt Omnia. Fasc. 42, ed. O. Plasberg, 192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6 </text:p>
          </table:table-cell>
          <table:table-cell office:value-type="string" calcext:value-type="string">
            <text:p>(M. Tulli Ciceronis Scripta Quae Manserunt Omnia. Fasc. 42, ed. O. Plasberg, 1922)</text:p>
          </table:table-cell>
          <table:table-cell office:value-type="string" calcext:value-type="string">
            <text:p>M. Tullius Cicero. Lucullus</text:p>
          </table:table-cell>
        </table:table-row>
        <table:table-row table:style-name="ro1">
          <table:table-cell office:value-type="string" calcext:value-type="string">
            <text:p>M. Tullius Cicero. orationum deperditarum frr. (M. Tulli Ciceronis Scripta Quae Manserunt Omnia. Vol. 8, ed. F. Schoell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8 </text:p>
          </table:table-cell>
          <table:table-cell office:value-type="string" calcext:value-type="string">
            <text:p>(M. Tulli Ciceronis Scripta Quae Manserunt Omnia. Vol. 8, ed. F. Schoell, 1918)</text:p>
          </table:table-cell>
          <table:table-cell office:value-type="string" calcext:value-type="string">
            <text:p>M. Tullius Cicero. orationum deperditarum frr.</text:p>
          </table:table-cell>
        </table:table-row>
        <table:table-row table:style-name="ro1">
          <table:table-cell office:value-type="string" calcext:value-type="string">
            <text:p>M. Tullius Cicero. orationum incertarum frr. (M. Tulli Ciceronis Scripta Quae Manserunt Omnia. Vol. 8, ed. F. Schoell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69 </text:p>
          </table:table-cell>
          <table:table-cell office:value-type="string" calcext:value-type="string">
            <text:p>(M. Tulli Ciceronis Scripta Quae Manserunt Omnia. Vol. 8, ed. F. Schoell, 1918)</text:p>
          </table:table-cell>
          <table:table-cell office:value-type="string" calcext:value-type="string">
            <text:p>M. Tullius Cicero. orationum incertarum frr.</text:p>
          </table:table-cell>
        </table:table-row>
        <table:table-row table:style-name="ro1">
          <table:table-cell office:value-type="string" calcext:value-type="string">
            <text:p>M. Tullius Cicero. Orator (M. Tulli Ciceronis Scripta Quae Manserunt Omnia. Fasc. 5, ed. P. Reis, 1932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0 </text:p>
          </table:table-cell>
          <table:table-cell office:value-type="string" calcext:value-type="string">
            <text:p>(M. Tulli Ciceronis Scripta Quae Manserunt Omnia. Fasc. 5, ed. P. Reis, 1932)</text:p>
          </table:table-cell>
          <table:table-cell office:value-type="string" calcext:value-type="string">
            <text:p>M. Tullius Cicero. Orator</text:p>
          </table:table-cell>
        </table:table-row>
        <table:table-row table:style-name="ro1">
          <table:table-cell office:value-type="string" calcext:value-type="string">
            <text:p>M. Tullius Cicero. Paradoxa Stoicorum (M. Tulli Ciceronis Scripta Quae Manserunt Omnia. Part 4, Vol. 3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7 </text:p>
          </table:table-cell>
          <table:table-cell office:value-type="string" calcext:value-type="string">
            <text:p>(M. Tulli Ciceronis Scripta Quae Manserunt Omnia. Part 4, Vol. 3, ed. C. F. W. Mueller, 1890)</text:p>
          </table:table-cell>
          <table:table-cell office:value-type="string" calcext:value-type="string">
            <text:p>M. Tullius Cicero. Paradoxa Stoicorum</text:p>
          </table:table-cell>
        </table:table-row>
        <table:table-row table:style-name="ro1">
          <table:table-cell office:value-type="string" calcext:value-type="string">
            <text:p>M. Tullius Cicero. Philippicae (M. Tulli Ciceronis Orationes. Vol. 2, ed. A. C. Clark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5 </text:p>
          </table:table-cell>
          <table:table-cell office:value-type="string" calcext:value-type="string">
            <text:p>(M. Tulli Ciceronis Orationes. Vol. 2, ed. A. C. Clark, 1918)</text:p>
          </table:table-cell>
          <table:table-cell office:value-type="string" calcext:value-type="string">
            <text:p>M. Tullius Cicero. Philippicae</text:p>
          </table:table-cell>
        </table:table-row>
        <table:table-row table:style-name="ro1">
          <table:table-cell office:value-type="string" calcext:value-type="string">
            <text:p>M. Tullius Cicero. philosophicorum librorum frr. (M. Tulli Ciceronis Scripta Quae Manserunt Omnia. Part 4, Vol. 3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70 </text:p>
          </table:table-cell>
          <table:table-cell office:value-type="string" calcext:value-type="string">
            <text:p>(M. Tulli Ciceronis Scripta Quae Manserunt Omnia. Part 4, Vol. 3, ed. C. F. W. Mueller, 1890)</text:p>
          </table:table-cell>
          <table:table-cell office:value-type="string" calcext:value-type="string">
            <text:p>M. Tullius Cicero. philosophicorum librorum frr.</text:p>
          </table:table-cell>
        </table:table-row>
        <table:table-row table:style-name="ro1">
          <table:table-cell office:value-type="string" calcext:value-type="string">
            <text:p>M. Tullius Cicero. Post Reditum ad Populum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8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Post Reditum ad Populum</text:p>
          </table:table-cell>
        </table:table-row>
        <table:table-row table:style-name="ro1">
          <table:table-cell office:value-type="string" calcext:value-type="string">
            <text:p>M. Tullius Cicero. Post Reditum in Senatu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9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Post Reditum in Senatu</text:p>
          </table:table-cell>
        </table:table-row>
        <table:table-row table:style-name="ro1">
          <table:table-cell office:value-type="string" calcext:value-type="string">
            <text:p>M. Tullius Cicero. Pro Archia (M. Tulli Ciceronis Orationes. Vol. 6, ed. A. C. Clark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M. Tulli Ciceronis Orationes. Vol. 6, ed. A. C. Clark, 1911)</text:p>
          </table:table-cell>
          <table:table-cell office:value-type="string" calcext:value-type="string">
            <text:p>M. Tullius Cicero. Pro Archia</text:p>
          </table:table-cell>
        </table:table-row>
        <table:table-row table:style-name="ro1">
          <table:table-cell office:value-type="string" calcext:value-type="string">
            <text:p>M. Tullius Cicero. Pro Balbo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6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Pro Balbo</text:p>
          </table:table-cell>
        </table:table-row>
        <table:table-row table:style-name="ro1">
          <table:table-cell office:value-type="string" calcext:value-type="string">
            <text:p>M. Tullius Cicero. Pro Caecina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Pro Caecina</text:p>
          </table:table-cell>
        </table:table-row>
        <table:table-row table:style-name="ro1">
          <table:table-cell office:value-type="string" calcext:value-type="string">
            <text:p>M. Tullius Cicero. Pro Caelio (M. Tulli Ciceronis Orationes. Vol. 1, ed. A. C. Clark, 190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4 </text:p>
          </table:table-cell>
          <table:table-cell office:value-type="string" calcext:value-type="string">
            <text:p>(M. Tulli Ciceronis Orationes. Vol. 1, ed. A. C. Clark, 1905)</text:p>
          </table:table-cell>
          <table:table-cell office:value-type="string" calcext:value-type="string">
            <text:p>M. Tullius Cicero. Pro Caelio</text:p>
          </table:table-cell>
        </table:table-row>
        <table:table-row table:style-name="ro1">
          <table:table-cell office:value-type="string" calcext:value-type="string">
            <text:p>M. Tullius Cicero. Pro Cluentio (M. Tulli Ciceronis Orationes. Vol. 1, ed. A. C. Clark, 190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M. Tulli Ciceronis Orationes. Vol. 1, ed. A. C. Clark, 1905)</text:p>
          </table:table-cell>
          <table:table-cell office:value-type="string" calcext:value-type="string">
            <text:p>M. Tullius Cicero. Pro Cluentio</text:p>
          </table:table-cell>
        </table:table-row>
        <table:table-row table:style-name="ro1">
          <table:table-cell office:value-type="string" calcext:value-type="string">
            <text:p>M. Tullius Cicero. Pro Flacco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Pro Flacco</text:p>
          </table:table-cell>
        </table:table-row>
        <table:table-row table:style-name="ro1">
          <table:table-cell office:value-type="string" calcext:value-type="string">
            <text:p>M. Tullius Cicero. Pro Fonteio (M. Tulli Ciceronis Orationes. Vol. 6, ed. A. C. Clark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M. Tulli Ciceronis Orationes. Vol. 6, ed. A. C. Clark, 1911)</text:p>
          </table:table-cell>
          <table:table-cell office:value-type="string" calcext:value-type="string">
            <text:p>M. Tullius Cicero. Pro Fonteio</text:p>
          </table:table-cell>
        </table:table-row>
        <table:table-row table:style-name="ro1">
          <table:table-cell office:value-type="string" calcext:value-type="string">
            <text:p>M. Tullius Cicero. Pro Lege Manilia (M. Tulli Ciceronis Orationes. Vol. 1, ed. A. C. Clark, 190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M. Tulli Ciceronis Orationes. Vol. 1, ed. A. C. Clark, 1905)</text:p>
          </table:table-cell>
          <table:table-cell office:value-type="string" calcext:value-type="string">
            <text:p>M. Tullius Cicero. Pro Lege Manilia</text:p>
          </table:table-cell>
        </table:table-row>
        <table:table-row table:style-name="ro1">
          <table:table-cell office:value-type="string" calcext:value-type="string">
            <text:p>M. Tullius Cicero. Pro Ligario (M. Tulli Ciceronis Orationes. Vol. 2, ed. A. C. Clark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3 </text:p>
          </table:table-cell>
          <table:table-cell office:value-type="string" calcext:value-type="string">
            <text:p>(M. Tulli Ciceronis Orationes. Vol. 2, ed. A. C. Clark, 1918)</text:p>
          </table:table-cell>
          <table:table-cell office:value-type="string" calcext:value-type="string">
            <text:p>M. Tullius Cicero. Pro Ligario</text:p>
          </table:table-cell>
        </table:table-row>
        <table:table-row table:style-name="ro1">
          <table:table-cell office:value-type="string" calcext:value-type="string">
            <text:p>M. Tullius Cicero. Pro Marcello (M. Tulli Ciceronis Orationes. Vol. 2, ed. A. C. Clark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2 </text:p>
          </table:table-cell>
          <table:table-cell office:value-type="string" calcext:value-type="string">
            <text:p>(M. Tulli Ciceronis Orationes. Vol. 2, ed. A. C. Clark, 1918)</text:p>
          </table:table-cell>
          <table:table-cell office:value-type="string" calcext:value-type="string">
            <text:p>M. Tullius Cicero. Pro Marcello</text:p>
          </table:table-cell>
        </table:table-row>
        <table:table-row table:style-name="ro1">
          <table:table-cell office:value-type="string" calcext:value-type="string">
            <text:p>M. Tullius Cicero. Pro Milone (M. Tulli Ciceronis Orationes. Vol. 2, ed. A. C. Clark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1 </text:p>
          </table:table-cell>
          <table:table-cell office:value-type="string" calcext:value-type="string">
            <text:p>(M. Tulli Ciceronis Orationes. Vol. 2, ed. A. C. Clark, 1918)</text:p>
          </table:table-cell>
          <table:table-cell office:value-type="string" calcext:value-type="string">
            <text:p>M. Tullius Cicero. Pro Milone</text:p>
          </table:table-cell>
        </table:table-row>
        <table:table-row table:style-name="ro1">
          <table:table-cell office:value-type="string" calcext:value-type="string">
            <text:p>M. Tullius Cicero. Pro Murena (M. Tulli Ciceronis Orationes. Vol. 1, ed. A. C. Clark, 190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M. Tulli Ciceronis Orationes. Vol. 1, ed. A. C. Clark, 1905)</text:p>
          </table:table-cell>
          <table:table-cell office:value-type="string" calcext:value-type="string">
            <text:p>M. Tullius Cicero. Pro Murena</text:p>
          </table:table-cell>
        </table:table-row>
        <table:table-row table:style-name="ro1">
          <table:table-cell office:value-type="string" calcext:value-type="string">
            <text:p>M. Tullius Cicero. Pro Plancio (M. Tulli Ciceronis Orationes. Vol. 6, ed. A. C. Clark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8 </text:p>
          </table:table-cell>
          <table:table-cell office:value-type="string" calcext:value-type="string">
            <text:p>(M. Tulli Ciceronis Orationes. Vol. 6, ed. A. C. Clark, 1911)</text:p>
          </table:table-cell>
          <table:table-cell office:value-type="string" calcext:value-type="string">
            <text:p>M. Tullius Cicero. Pro Plancio</text:p>
          </table:table-cell>
        </table:table-row>
        <table:table-row table:style-name="ro1">
          <table:table-cell office:value-type="string" calcext:value-type="string">
            <text:p>M. Tullius Cicero. Pro Q. Roscio Comoedo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Pro Q. Roscio Comoedo</text:p>
          </table:table-cell>
        </table:table-row>
        <table:table-row table:style-name="ro1">
          <table:table-cell office:value-type="string" calcext:value-type="string">
            <text:p>M. Tullius Cicero. Pro Quinctio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Pro Quinctio</text:p>
          </table:table-cell>
        </table:table-row>
        <table:table-row table:style-name="ro1">
          <table:table-cell office:value-type="string" calcext:value-type="string">
            <text:p>M. Tullius Cicero. Pro Rabirio Perduell. Reo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Pro Rabirio Perduell. Reo</text:p>
          </table:table-cell>
        </table:table-row>
        <table:table-row table:style-name="ro1">
          <table:table-cell office:value-type="string" calcext:value-type="string">
            <text:p>M. Tullius Cicero. Pro Rabirio Postumo (M. Tulli Ciceronis Orationes. Vol. 4, ed. A. C. Clark, 190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0 </text:p>
          </table:table-cell>
          <table:table-cell office:value-type="string" calcext:value-type="string">
            <text:p>(M. Tulli Ciceronis Orationes. Vol. 4, ed. A. C. Clark, 1909)</text:p>
          </table:table-cell>
          <table:table-cell office:value-type="string" calcext:value-type="string">
            <text:p>M. Tullius Cicero. Pro Rabirio Postumo</text:p>
          </table:table-cell>
        </table:table-row>
        <table:table-row table:style-name="ro1">
          <table:table-cell office:value-type="string" calcext:value-type="string">
            <text:p>M. Tullius Cicero. Pro Rege Deiotaro (M. Tulli Ciceronis Orationes. Vol. 2, ed. A. C. Clark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34 </text:p>
          </table:table-cell>
          <table:table-cell office:value-type="string" calcext:value-type="string">
            <text:p>(M. Tulli Ciceronis Orationes. Vol. 2, ed. A. C. Clark, 1918)</text:p>
          </table:table-cell>
          <table:table-cell office:value-type="string" calcext:value-type="string">
            <text:p>M. Tullius Cicero. Pro Rege Deiotaro</text:p>
          </table:table-cell>
        </table:table-row>
        <table:table-row table:style-name="ro1">
          <table:table-cell office:value-type="string" calcext:value-type="string">
            <text:p>M. Tullius Cicero. Pro S. Roscio Amerino (M. Tulli Ciceronis Orationes. Vol. 1, ed. A. C. Clark, 1905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M. Tulli Ciceronis Orationes. Vol. 1, ed. A. C. Clark, 1905)</text:p>
          </table:table-cell>
          <table:table-cell office:value-type="string" calcext:value-type="string">
            <text:p>M. Tullius Cicero. Pro S. Roscio Amerino</text:p>
          </table:table-cell>
        </table:table-row>
        <table:table-row table:style-name="ro1">
          <table:table-cell office:value-type="string" calcext:value-type="string">
            <text:p>M. Tullius Cicero. Pro Scauro (M. Tulli Ciceronis Orationes. Vol. 6, ed. A. C. Clark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9 </text:p>
          </table:table-cell>
          <table:table-cell office:value-type="string" calcext:value-type="string">
            <text:p>(M. Tulli Ciceronis Orationes. Vol. 6, ed. A. C. Clark, 1911)</text:p>
          </table:table-cell>
          <table:table-cell office:value-type="string" calcext:value-type="string">
            <text:p>M. Tullius Cicero. Pro Scauro</text:p>
          </table:table-cell>
        </table:table-row>
        <table:table-row table:style-name="ro1">
          <table:table-cell office:value-type="string" calcext:value-type="string">
            <text:p>M. Tullius Cicero. Pro Sestio (M. Tulli Ciceronis Orationes. Vol. 5, ed. W. Peterson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22 </text:p>
          </table:table-cell>
          <table:table-cell office:value-type="string" calcext:value-type="string">
            <text:p>(M. Tulli Ciceronis Orationes. Vol. 5, ed. W. Peterson, 1911)</text:p>
          </table:table-cell>
          <table:table-cell office:value-type="string" calcext:value-type="string">
            <text:p>M. Tullius Cicero. Pro Sestio</text:p>
          </table:table-cell>
        </table:table-row>
        <table:table-row table:style-name="ro1">
          <table:table-cell office:value-type="string" calcext:value-type="string">
            <text:p>M. Tullius Cicero. Pro Sulla (M. Tulli Ciceronis Orationes. Vol. 6, ed. A. C. Clark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M. Tulli Ciceronis Orationes. Vol. 6, ed. A. C. Clark, 1911)</text:p>
          </table:table-cell>
          <table:table-cell office:value-type="string" calcext:value-type="string">
            <text:p>M. Tullius Cicero. Pro Sulla</text:p>
          </table:table-cell>
        </table:table-row>
        <table:table-row table:style-name="ro1">
          <table:table-cell office:value-type="string" calcext:value-type="string">
            <text:p>M. Tullius Cicero. Pro Tullio (M. Tulli Ciceronis Orationes. Vol. 6, ed. A. C. Clark, 1911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M. Tulli Ciceronis Orationes. Vol. 6, ed. A. C. Clark, 1911)</text:p>
          </table:table-cell>
          <table:table-cell office:value-type="string" calcext:value-type="string">
            <text:p>M. Tullius Cicero. Pro Tullio</text:p>
          </table:table-cell>
        </table:table-row>
        <table:table-row table:style-name="ro1">
          <table:table-cell office:value-type="string" calcext:value-type="string">
            <text:p>M. Tullius Cicero. Rhetorica ad Herennium [sp.] (M. Tulli Ciceronis Scripta Quae Manserunt Omnia. Fasc. 1, ed. F. Marx, 1923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73 </text:p>
          </table:table-cell>
          <table:table-cell office:value-type="string" calcext:value-type="string">
            <text:p>(M. Tulli Ciceronis Scripta Quae Manserunt Omnia. Fasc. 1, ed. F. Marx, 1923)</text:p>
          </table:table-cell>
          <table:table-cell office:value-type="string" calcext:value-type="string">
            <text:p>M. Tullius Cicero. Rhetorica ad Herennium [sp.]</text:p>
          </table:table-cell>
        </table:table-row>
        <table:table-row table:style-name="ro1">
          <table:table-cell office:value-type="string" calcext:value-type="string">
            <text:p>M. Tullius Cicero. Timaeus (M. Tulli Ciceronis Scripta Quae Manserunt Omnia. Part 4, Vol. 3, ed. C. F. W. Mueller, 1890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72 </text:p>
          </table:table-cell>
          <table:table-cell office:value-type="string" calcext:value-type="string">
            <text:p>(M. Tulli Ciceronis Scripta Quae Manserunt Omnia. Part 4, Vol. 3, ed. C. F. W. Mueller, 1890)</text:p>
          </table:table-cell>
          <table:table-cell office:value-type="string" calcext:value-type="string">
            <text:p>M. Tullius Cicero. Timaeus</text:p>
          </table:table-cell>
        </table:table-row>
        <table:table-row table:style-name="ro1">
          <table:table-cell office:value-type="string" calcext:value-type="string">
            <text:p>M. Tullius Cicero. Topica (Cicero: De Inventione, De Optimo Genere Oratorum, Topica, ed. H. M. Hubbell, 1949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2 </text:p>
          </table:table-cell>
          <table:table-cell office:value-type="string" calcext:value-type="string">
            <text:p>(Cicero: De Inventione, De Optimo Genere Oratorum, Topica, ed. H. M. Hubbell, 1949)</text:p>
          </table:table-cell>
          <table:table-cell office:value-type="string" calcext:value-type="string">
            <text:p>M. Tullius Cicero. Topica</text:p>
          </table:table-cell>
        </table:table-row>
        <table:table-row table:style-name="ro1">
          <table:table-cell office:value-type="string" calcext:value-type="string">
            <text:p>M. Tullius Cicero. Tusculanae Disputationes (M. Tulli Ciceronis Scripta Quae Manserunt Omnia. Fasc. 44, ed. M. Pohlenz, 1918)</text:p>
          </table:table-cell>
          <table:table-cell office:value-type="string" calcext:value-type="string">
            <text:p>0474</text:p>
          </table:table-cell>
          <table:table-cell office:value-type="string" calcext:value-type="string">
            <text:p>049 </text:p>
          </table:table-cell>
          <table:table-cell office:value-type="string" calcext:value-type="string">
            <text:p>(M. Tulli Ciceronis Scripta Quae Manserunt Omnia. Fasc. 44, ed. M. Pohlenz, 1918)</text:p>
          </table:table-cell>
          <table:table-cell office:value-type="string" calcext:value-type="string">
            <text:p>M. Tullius Cicero. Tusculanae Disputationes</text:p>
          </table:table-cell>
        </table:table-row>
        <table:table-row table:style-name="ro1">
          <table:table-cell office:value-type="string" calcext:value-type="string">
            <text:p>M. Tullius Tiro. grammatica (Grammaticae Romanae Fragmenta, ed. G. Funaioli, 1907)</text:p>
          </table:table-cell>
          <table:table-cell office:value-type="string" calcext:value-type="string">
            <text:p>066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M. Tullius Tiro. grammatica</text:p>
          </table:table-cell>
        </table:table-row>
        <table:table-row table:style-name="ro1">
          <table:table-cell office:value-type="string" calcext:value-type="string">
            <text:p>M. Valerius Martialis. Epigrammata (M. Valerii Martialis Epigrammaton Libri, ed. W. Heraeus; J. Borovskij)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M. Valerii Martialis Epigrammaton Libri, ed. W. Heraeus; J. Borovskij)</text:p>
          </table:table-cell>
          <table:table-cell office:value-type="string" calcext:value-type="string">
            <text:p>M. Valerius Martialis. Epigrammata</text:p>
          </table:table-cell>
        </table:table-row>
        <table:table-row table:style-name="ro1">
          <table:table-cell office:value-type="string" calcext:value-type="string">
            <text:p>M. Valerius Martialis. Spectacula (M. Valerii Martialis Epigrammaton Libri, ed. W. Heraeus; J. Borovskij)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Valerii Martialis Epigrammaton Libri, ed. W. Heraeus; J. Borovskij)</text:p>
          </table:table-cell>
          <table:table-cell office:value-type="string" calcext:value-type="string">
            <text:p>M. Valerius Martialis. Spectacula</text:p>
          </table:table-cell>
        </table:table-row>
        <table:table-row table:style-name="ro1">
          <table:table-cell office:value-type="string" calcext:value-type="string">
            <text:p>M. Valerius Messalla Corvinus. Commentarii de Bello Civili (Historicorum Romanorum Reliquiae. Vol. 2, ed. H. Peter, 1906)</text:p>
          </table:table-cell>
          <table:table-cell office:value-type="string" calcext:value-type="string">
            <text:p>093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M. Valerius Messalla Corvinus. Commentarii de Bello Civili</text:p>
          </table:table-cell>
        </table:table-row>
        <table:table-row table:style-name="ro1">
          <table:table-cell office:value-type="string" calcext:value-type="string">
            <text:p>M. Valerius Messalla Corvinus. orationes (Oratorum Romanorum Fragmenta Liberae Rei Publicae. Vol. 1, ed. E. Malcovati, 1953)</text:p>
          </table:table-cell>
          <table:table-cell office:value-type="string" calcext:value-type="string">
            <text:p>093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M. Valerius Messalla Corvinus. orationes</text:p>
          </table:table-cell>
        </table:table-row>
        <table:table-row table:style-name="ro1">
          <table:table-cell office:value-type="string" calcext:value-type="string">
            <text:p>M. Valerius Messalla Rufus. De Auspiciis (Iurisprudentiae Anteiustinianae Reliquiae. Vol. 1, ed. P. E. Huschke; E. Seckel; B. Ku+bler, 1908)</text:p>
          </table:table-cell>
          <table:table-cell office:value-type="string" calcext:value-type="string">
            <text:p>057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M. Valerius Messalla Rufus. De Auspiciis</text:p>
          </table:table-cell>
        </table:table-row>
        <table:table-row table:style-name="ro1">
          <table:table-cell office:value-type="string" calcext:value-type="string">
            <text:p>M. Valerius Messalla Rufus. De Familiis Romanis (Historicorum Romanorum Reliquiae. Vol. 2, ed. H. Peter, 1906)</text:p>
          </table:table-cell>
          <table:table-cell office:value-type="string" calcext:value-type="string">
            <text:p>057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M. Valerius Messalla Rufus. De Familiis Romanis</text:p>
          </table:table-cell>
        </table:table-row>
        <table:table-row table:style-name="ro1">
          <table:table-cell office:value-type="string" calcext:value-type="string">
            <text:p>M. Valerius Probus. De Notis Iuris (Fontes Iuris Romani Antejustiniani. Part 2, ed. J. Baviera, 1940)</text:p>
          </table:table-cell>
          <table:table-cell office:value-type="string" calcext:value-type="string">
            <text:p>099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ontes Iuris Romani Antejustiniani. Part 2, ed. J. Baviera, 1940)</text:p>
          </table:table-cell>
          <table:table-cell office:value-type="string" calcext:value-type="string">
            <text:p>M. Valerius Probus. De Notis Iuris</text:p>
          </table:table-cell>
        </table:table-row>
        <table:table-row table:style-name="ro1">
          <table:table-cell office:value-type="string" calcext:value-type="string">
            <text:p>M. Valerius Probus. fragmenta (De M. Valerio Probo Berytio Capita Quattuor, Accedit Reliquiarum Conlectio, ed. J. Aistermann, 1910)</text:p>
          </table:table-cell>
          <table:table-cell office:value-type="string" calcext:value-type="string">
            <text:p>0996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De M. Valerio Probo Berytio Capita Quattuor, Accedit Reliquiarum Conlectio, ed. J. Aistermann, 1910)</text:p>
          </table:table-cell>
          <table:table-cell office:value-type="string" calcext:value-type="string">
            <text:p>M. Valerius Probus. fragmenta</text:p>
          </table:table-cell>
        </table:table-row>
        <table:table-row table:style-name="ro1">
          <table:table-cell office:value-type="string" calcext:value-type="string">
            <text:p>M. Valerius Probus. Vita Persii (A. Persi Flacci et D. Iuni Iuvenalis Saturae, ed. W. V. Clausen, 1959)</text:p>
          </table:table-cell>
          <table:table-cell office:value-type="string" calcext:value-type="string">
            <text:p>099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. Persi Flacci et D. Iuni Iuvenalis Saturae, ed. W. V. Clausen, 1959)</text:p>
          </table:table-cell>
          <table:table-cell office:value-type="string" calcext:value-type="string">
            <text:p>M. Valerius Probus. Vita Persii</text:p>
          </table:table-cell>
        </table:table-row>
        <table:table-row table:style-name="ro1">
          <table:table-cell office:value-type="string" calcext:value-type="string">
            <text:p>M. Verrius Flaccus. Etruscarum Rerum Libri (Historicorum Romanorum Reliquiae. Vol. 2, ed. H. Peter, 1906)</text:p>
          </table:table-cell>
          <table:table-cell office:value-type="string" calcext:value-type="string">
            <text:p>086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2, ed. H. Peter, 1906)</text:p>
          </table:table-cell>
          <table:table-cell office:value-type="string" calcext:value-type="string">
            <text:p>M. Verrius Flaccus. Etruscarum Rerum Libri</text:p>
          </table:table-cell>
        </table:table-row>
        <table:table-row table:style-name="ro1">
          <table:table-cell office:value-type="string" calcext:value-type="string">
            <text:p>M. Verrius Flaccus. grammatica (Grammaticae Romanae Fragmenta, ed. G. Funaioli, 1907)</text:p>
          </table:table-cell>
          <table:table-cell office:value-type="string" calcext:value-type="string">
            <text:p>0869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M. Verrius Flaccus. grammatica</text:p>
          </table:table-cell>
        </table:table-row>
        <table:table-row table:style-name="ro1">
          <table:table-cell office:value-type="string" calcext:value-type="string">
            <text:p>M'. Manilius. iurisprudentia (Iurisprudentiae Anteiustinianae Reliquiae. Vol. 1, ed. P. E. Huschke; E. Seckel; B. Ku+bler, 1908)</text:p>
          </table:table-cell>
          <table:table-cell office:value-type="string" calcext:value-type="string">
            <text:p>056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M'. Manilius. iurisprudentia</text:p>
          </table:table-cell>
        </table:table-row>
        <table:table-row table:style-name="ro1">
          <table:table-cell office:value-type="string" calcext:value-type="string">
            <text:p>Manilius. carmina (Fragmenta Poetarum Latinorum Epicorum et Lyricorum praeter Ennium et Lucilium, ed. W. Morel, 1927)</text:p>
          </table:table-cell>
          <table:table-cell office:value-type="string" calcext:value-type="string">
            <text:p>056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Manilius. carmina</text:p>
          </table:table-cell>
        </table:table-row>
        <table:table-row table:style-name="ro1">
          <table:table-cell office:value-type="string" calcext:value-type="string">
            <text:p>Marianus. Lupercalia (Fragmenta Poetarum Latinorum Epicorum et Lyricorum praeter Ennium et Lucilium, ed. W. Morel, 1927)</text:p>
          </table:table-cell>
          <table:table-cell office:value-type="string" calcext:value-type="string">
            <text:p>129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Marianus. Lupercalia</text:p>
          </table:table-cell>
        </table:table-row>
        <table:table-row table:style-name="ro1">
          <table:table-cell office:value-type="string" calcext:value-type="string">
            <text:p>Marullus. mimi (I Mimi Romani, ed. M. Bonaria, 1965). 1297.001  1Cn. Matius. carmina (Fragmenta Poetarum Latinorum E</text:p>
          </table:table-cell>
          <table:table-cell office:value-type="string" calcext:value-type="string">
            <text:p>coru</text:p>
          </table:table-cell>
          <table:table-cell office:value-type="string" calcext:value-type="string">
            <text:p><text:s/>et </text:p>
          </table:table-cell>
          <table:table-cell office:value-type="string" calcext:value-type="string">
            <text:p>(I Mimi Romani, ed. M. Bonaria, 1965). 1297.001  1Cn. Matius. carmina (Fragmenta Poetarum Latinorum E</text:p>
          </table:table-cell>
          <table:table-cell office:value-type="string" calcext:value-type="string">
            <text:p>Marullus. mimi</text:p>
          </table:table-cell>
        </table:table-row>
        <table:table-row table:style-name="ro1">
          <table:table-cell office:value-type="string" calcext:value-type="string">
            <text:p>Maurus Servius Honoratus. Commentarius in Artem Donati (Grammatici Latini ex Recensione Henrici Keilii. Vol. 4, ed. H. Keil, 1864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i Latini ex Recensione Henrici Keilii. Vol. 4, ed. H. Keil, 1864)</text:p>
          </table:table-cell>
          <table:table-cell office:value-type="string" calcext:value-type="string">
            <text:p>Maurus Servius Honoratus. Commentarius in Artem Donati</text:p>
          </table:table-cell>
        </table:table-row>
        <table:table-row table:style-name="ro1">
          <table:table-cell office:value-type="string" calcext:value-type="string">
            <text:p>Maurus Servius Honoratus. De Centum Metris (Grammatici Latini ex Recensione Henrici Keilii. Vol. 4, ed. H. Keil, 1864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4, ed. H. Keil, 1864)</text:p>
          </table:table-cell>
          <table:table-cell office:value-type="string" calcext:value-type="string">
            <text:p>Maurus Servius Honoratus. De Centum Metris</text:p>
          </table:table-cell>
        </table:table-row>
        <table:table-row table:style-name="ro1">
          <table:table-cell office:value-type="string" calcext:value-type="string">
            <text:p>Maurus Servius Honoratus. De Finalibus (Grammatici Latini ex Recensione Henrici Keilii. Vol. 4, ed. H. Keil, 1864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Grammatici Latini ex Recensione Henrici Keilii. Vol. 4, ed. H. Keil, 1864)</text:p>
          </table:table-cell>
          <table:table-cell office:value-type="string" calcext:value-type="string">
            <text:p>Maurus Servius Honoratus. De Finalibus</text:p>
          </table:table-cell>
        </table:table-row>
        <table:table-row table:style-name="ro1">
          <table:table-cell office:value-type="string" calcext:value-type="string">
            <text:p>Maurus Servius Honoratus. De Metris Horatianis (Grammatici Latini ex Recensione Henrici Keilii. Vol. 4, ed. H. Keil, 1864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Grammatici Latini ex Recensione Henrici Keilii. Vol. 4, ed. H. Keil, 1864)</text:p>
          </table:table-cell>
          <table:table-cell office:value-type="string" calcext:value-type="string">
            <text:p>Maurus Servius Honoratus. De Metris Horatianis</text:p>
          </table:table-cell>
        </table:table-row>
        <table:table-row table:style-name="ro1">
          <table:table-cell office:value-type="string" calcext:value-type="string">
            <text:p>Maurus Servius Honoratus. In Vergilii Aeneidos Libros (Servii Grammatici Qui Feruntur in Vergilii Carmina Commentarii. Vols. 1%192, ed. G. Thilo, 1878%191884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Servii Grammatici Qui Feruntur in Vergilii Carmina Commentarii. Vols. 1%192, ed. G. Thilo, 1878%191884)</text:p>
          </table:table-cell>
          <table:table-cell office:value-type="string" calcext:value-type="string">
            <text:p>Maurus Servius Honoratus. In Vergilii Aeneidos Libros</text:p>
          </table:table-cell>
        </table:table-row>
        <table:table-row table:style-name="ro1">
          <table:table-cell office:value-type="string" calcext:value-type="string">
            <text:p>Maurus Servius Honoratus. In Vergilii Bucolicon Librum (Servii Grammatici Qui Feruntur in Vergilii Bucolica et Georgica Commentarii. Vol. 3:1, ed. G. Thilo, 1887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Servii Grammatici Qui Feruntur in Vergilii Bucolica et Georgica Commentarii. Vol. 3:1, ed. G. Thilo, 1887)</text:p>
          </table:table-cell>
          <table:table-cell office:value-type="string" calcext:value-type="string">
            <text:p>Maurus Servius Honoratus. In Vergilii Bucolicon Librum</text:p>
          </table:table-cell>
        </table:table-row>
        <table:table-row table:style-name="ro1">
          <table:table-cell office:value-type="string" calcext:value-type="string">
            <text:p>Maurus Servius Honoratus. In Vergilii Georgicon Libros (Servii Grammatici Qui Feruntur in Vergilii Bucolica et Georgica Commentarii. Vol. 3:1, ed. G. Thilo, 1887)</text:p>
          </table:table-cell>
          <table:table-cell office:value-type="string" calcext:value-type="string">
            <text:p>2349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Servii Grammatici Qui Feruntur in Vergilii Bucolica et Georgica Commentarii. Vol. 3:1, ed. G. Thilo, 1887)</text:p>
          </table:table-cell>
          <table:table-cell office:value-type="string" calcext:value-type="string">
            <text:p>Maurus Servius Honoratus. In Vergilii Georgicon Libros</text:p>
          </table:table-cell>
        </table:table-row>
        <table:table-row table:style-name="ro1">
          <table:table-cell office:value-type="string" calcext:value-type="string">
            <text:p>Mimi Poetarum Incertorum (I Mimi Romani, ed. M. Bonaria, 1965)</text:p>
          </table:table-cell>
          <table:table-cell office:value-type="string" calcext:value-type="string">
            <text:p>058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 Mimi Romani, ed. M. Bonaria, 1965)</text:p>
          </table:table-cell>
          <table:table-cell office:value-type="string" calcext:value-type="string">
            <text:p>Mimi Poetarum Incertorum</text:p>
          </table:table-cell>
        </table:table-row>
        <table:table-row table:style-name="ro1">
          <table:table-cell office:value-type="string" calcext:value-type="string">
            <text:p>Mimi Poetarum Incertorum. fragmenta dubia (I Mimi Romani, ed. M. Bonaria, 1965)</text:p>
          </table:table-cell>
          <table:table-cell office:value-type="string" calcext:value-type="string">
            <text:p>058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 Mimi Romani, ed. M. Bonaria, 1965)</text:p>
          </table:table-cell>
          <table:table-cell office:value-type="string" calcext:value-type="string">
            <text:p>Mimi Poetarum Incertorum. fragmenta dubia</text:p>
          </table:table-cell>
        </table:table-row>
        <table:table-row table:style-name="ro1">
          <table:table-cell office:value-type="string" calcext:value-type="string">
            <text:p>Mummius. Atellanae (Scaenicae Romanorum Poesis Fragmenta. Vol. 2, ed. O. Ribbeck, 1898)</text:p>
          </table:table-cell>
          <table:table-cell office:value-type="string" calcext:value-type="string">
            <text:p>058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Mummius. Atellanae</text:p>
          </table:table-cell>
        </table:table-row>
        <table:table-row table:style-name="ro1">
          <table:table-cell office:value-type="string" calcext:value-type="string">
            <text:p>Naevius. Ilias (Fragmenta Poetarum Latinorum Epicorum et Lyricorum praeter Ennium et Lucilium, ed. W. Morel, 1927)</text:p>
          </table:table-cell>
          <table:table-cell office:value-type="string" calcext:value-type="string">
            <text:p>058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Naevius. Ilias</text:p>
          </table:table-cell>
        </table:table-row>
        <table:table-row table:style-name="ro1">
          <table:table-cell office:value-type="string" calcext:value-type="string">
            <text:p>Ninnius Crassus. Ilias (Fragmenta Poetarum Latinorum Epicorum et Lyricorum praeter Ennium et Lucilium, ed. W. Morel, 1927)</text:p>
          </table:table-cell>
          <table:table-cell office:value-type="string" calcext:value-type="string">
            <text:p>059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Ninnius Crassus. Ilias</text:p>
          </table:table-cell>
        </table:table-row>
        <table:table-row table:style-name="ro1">
          <table:table-cell office:value-type="string" calcext:value-type="string">
            <text:p>Novius. Atellanae (Scaenicae Romanorum Poesis Fragmenta. Vol. 2, ed. O. Ribbeck, 1898)</text:p>
          </table:table-cell>
          <table:table-cell office:value-type="string" calcext:value-type="string">
            <text:p>059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Novius. Atellanae</text:p>
          </table:table-cell>
        </table:table-row>
        <table:table-row table:style-name="ro1">
          <table:table-cell office:value-type="string" calcext:value-type="string">
            <text:p>Numitorius. Antibucolica (Fragmenta Poetarum Latinorum Epicorum et Lyricorum praeter Ennium et Lucilium, ed. W. Morel, 1927)</text:p>
          </table:table-cell>
          <table:table-cell office:value-type="string" calcext:value-type="string">
            <text:p>059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Numitorius. Antibucolica</text:p>
          </table:table-cell>
        </table:table-row>
        <table:table-row table:style-name="ro1">
          <table:table-cell office:value-type="string" calcext:value-type="string">
            <text:p>P. Alfenus Varus. iurisprudentia, fragmenta (Iurisprudentiae Anteiustinianae Reliquiae. Vol. 1, ed. P. E. Huschke; E. Seckel; B. Ku+bler, 1908)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P. Alfenus Varus. iurisprudentia, fragmenta</text:p>
          </table:table-cell>
        </table:table-row>
        <table:table-row table:style-name="ro1">
          <table:table-cell office:value-type="string" calcext:value-type="string">
            <text:p>P. Aufidius Namusa. iurisprudentia (Iurisprudentiae Anteiustinianae Reliquiae. Vol. 1, ed. P. E. Huschke; E. Seckel; B. Ku+bler, 1908)</text:p>
          </table:table-cell>
          <table:table-cell office:value-type="string" calcext:value-type="string">
            <text:p>042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P. Aufidius Namusa. iurisprudentia</text:p>
          </table:table-cell>
        </table:table-row>
        <table:table-row table:style-name="ro1">
          <table:table-cell office:value-type="string" calcext:value-type="string">
            <text:p>P. Cannutius. oratio (Oratorum Romanorum Fragmenta Liberae Rei Publicae. Vol. 1, ed. E. Malcovati, 1953)</text:p>
          </table:table-cell>
          <table:table-cell office:value-type="string" calcext:value-type="string">
            <text:p>045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annutius. oratio</text:p>
          </table:table-cell>
        </table:table-row>
        <table:table-row table:style-name="ro1">
          <table:table-cell office:value-type="string" calcext:value-type="string">
            <text:p>P. Clodius Pulcher. orationes (Oratorum Romanorum Fragmenta Liberae Rei Publicae. Vol. 1, ed. E. Malcovati, 1953)</text:p>
          </table:table-cell>
          <table:table-cell office:value-type="string" calcext:value-type="string">
            <text:p>048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lodius Pulcher. orationes</text:p>
          </table:table-cell>
        </table:table-row>
        <table:table-row table:style-name="ro1">
          <table:table-cell office:value-type="string" calcext:value-type="string">
            <text:p>P. Cominius. oratio (Oratorum Romanorum Fragmenta Liberae Rei Publicae. Vol. 1, ed. E. Malcovati, 1953)</text:p>
          </table:table-cell>
          <table:table-cell office:value-type="string" calcext:value-type="string">
            <text:p>049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ominius. oratio</text:p>
          </table:table-cell>
        </table:table-row>
        <table:table-row table:style-name="ro1">
          <table:table-cell office:value-type="string" calcext:value-type="string">
            <text:p>P. Cornelius Dolabella. oratio (Oratorum Romanorum Fragmenta Liberae Rei Publicae. Vol. 1, ed. E. Malcovati, 1953)</text:p>
          </table:table-cell>
          <table:table-cell office:value-type="string" calcext:value-type="string">
            <text:p>051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ornelius Dolabella. oratio</text:p>
          </table:table-cell>
        </table:table-row>
        <table:table-row table:style-name="ro1">
          <table:table-cell office:value-type="string" calcext:value-type="string">
            <text:p>P. Cornelius Scipio Aemilianus Africanus minor. orationes (Oratorum Romanorum Fragmenta Liberae Rei Publicae. Vol. 1, ed. E. Malcovati, 1953)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ornelius Scipio Aemilianus Africanus minor. orationes</text:p>
          </table:table-cell>
        </table:table-row>
        <table:table-row table:style-name="ro1">
          <table:table-cell office:value-type="string" calcext:value-type="string">
            <text:p>P. Cornelius Scipio Africanus maior. oratio (Oratorum Romanorum Fragmenta Liberae Rei Publicae. Vol. 1, ed. E. Malcovati, 1953)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ornelius Scipio Africanus maior. oratio</text:p>
          </table:table-cell>
        </table:table-row>
        <table:table-row table:style-name="ro1">
          <table:table-cell office:value-type="string" calcext:value-type="string">
            <text:p>P. Cornelius Scipio Nasica Serapio. orationes (Oratorum Romanorum Fragmenta Liberae Rei Publicae. Vol. 1, ed. E. Malcovati, 1953)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Cornelius Scipio Nasica Serapio. orationes</text:p>
          </table:table-cell>
        </table:table-row>
        <table:table-row table:style-name="ro1">
          <table:table-cell office:value-type="string" calcext:value-type="string">
            <text:p>P. Mucius Scaevola. fragmentum (Iurisprudentiae Anteiustinianae Reliquiae. Vol. 1, ed. P. E. Huschke; E. Seckel; B. Ku+bler, 1908)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P. Mucius Scaevola. fragmentum</text:p>
          </table:table-cell>
        </table:table-row>
        <table:table-row table:style-name="ro1">
          <table:table-cell office:value-type="string" calcext:value-type="string">
            <text:p>P. Nigidius Figulus. grammatica (Grammaticae Romanae Fragmenta, ed. G. Funaioli, 1907)</text:p>
          </table:table-cell>
          <table:table-cell office:value-type="string" calcext:value-type="string">
            <text:p>059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P. Nigidius Figulus. grammatica</text:p>
          </table:table-cell>
        </table:table-row>
        <table:table-row table:style-name="ro1">
          <table:table-cell office:value-type="string" calcext:value-type="string">
            <text:p>P. Ovidius Naso. Amores (Ovid in Six Volumes. Vol. 1, ed. G. Showerman; G. P. Goold, 1977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vid in Six Volumes. Vol. 1, ed. G. Showerman; G. P. Goold, 1977)</text:p>
          </table:table-cell>
          <table:table-cell office:value-type="string" calcext:value-type="string">
            <text:p>P. Ovidius Naso. Amores</text:p>
          </table:table-cell>
        </table:table-row>
        <table:table-row table:style-name="ro1">
          <table:table-cell office:value-type="string" calcext:value-type="string">
            <text:p>P. Ovidius Naso. Ars Amatoria (Ovid in Six Volumes. 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Ovid in Six Volumes. Vol. 2, ed. J. H. Mozley; G. P. Goold, 1979)</text:p>
          </table:table-cell>
          <table:table-cell office:value-type="string" calcext:value-type="string">
            <text:p>P. Ovidius Naso. Ars Amatoria</text:p>
          </table:table-cell>
        </table:table-row>
        <table:table-row table:style-name="ro1">
          <table:table-cell office:value-type="string" calcext:value-type="string">
            <text:p>P. Ovidius Naso. carmina, fragmenta (Fragmenta Poetarum Latinorum Epicorum et Lyricorum praeter Ennium et Lucilium, ed. W. Morel, 1927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. Ovidius Naso. carmina, fragmenta</text:p>
          </table:table-cell>
        </table:table-row>
        <table:table-row table:style-name="ro1">
          <table:table-cell office:value-type="string" calcext:value-type="string">
            <text:p>P. Ovidius Naso. Epicedion Drusi [sp.] (Ovid in Six Volumes. 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Ovid in Six Volumes. Vol. 2, ed. J. H. Mozley; G. P. Goold, 1979)</text:p>
          </table:table-cell>
          <table:table-cell office:value-type="string" calcext:value-type="string">
            <text:p>P. Ovidius Naso. Epicedion Drusi [sp.]</text:p>
          </table:table-cell>
        </table:table-row>
        <table:table-row table:style-name="ro1">
          <table:table-cell office:value-type="string" calcext:value-type="string">
            <text:p>P. Ovidius Naso. Epistulae (vel Heroides) (Ovid in Six Volumes. Vol. 1, ed. G. Showerman; G. P. Goold, 1977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vel Heroides) (Ovid in Six Volumes. Vol. 1, ed. G. Showerman; G. P. Goold, 1977)</text:p>
          </table:table-cell>
          <table:table-cell office:value-type="string" calcext:value-type="string">
            <text:p>P. Ovidius Naso. Epistulae</text:p>
          </table:table-cell>
        </table:table-row>
        <table:table-row table:style-name="ro1">
          <table:table-cell office:value-type="string" calcext:value-type="string">
            <text:p>P. Ovidius Naso. Epistulae ex Ponto (Pontiques, ed. J. Andre/, 1977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Pontiques, ed. J. Andre/, 1977)</text:p>
          </table:table-cell>
          <table:table-cell office:value-type="string" calcext:value-type="string">
            <text:p>P. Ovidius Naso. Epistulae ex Ponto</text:p>
          </table:table-cell>
        </table:table-row>
        <table:table-row table:style-name="ro1">
          <table:table-cell office:value-type="string" calcext:value-type="string">
            <text:p>P. Ovidius Naso. Fasti (P. Ovidi Nasonis Fastorum Libri Sex, ed. E. H. Alton; D. E. W. Wormell; E. Courtney, 1978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P. Ovidi Nasonis Fastorum Libri Sex, ed. E. H. Alton; D. E. W. Wormell; E. Courtney, 1978)</text:p>
          </table:table-cell>
          <table:table-cell office:value-type="string" calcext:value-type="string">
            <text:p>P. Ovidius Naso. Fasti</text:p>
          </table:table-cell>
        </table:table-row>
        <table:table-row table:style-name="ro1">
          <table:table-cell office:value-type="string" calcext:value-type="string">
            <text:p>P. Ovidius Naso. Halieutica [sp.] (Ovid in Six Volumes. 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Ovid in Six Volumes. Vol. 2, ed. J. H. Mozley; G. P. Goold, 1979)</text:p>
          </table:table-cell>
          <table:table-cell office:value-type="string" calcext:value-type="string">
            <text:p>P. Ovidius Naso. Halieutica [sp.]</text:p>
          </table:table-cell>
        </table:table-row>
        <table:table-row table:style-name="ro1">
          <table:table-cell office:value-type="string" calcext:value-type="string">
            <text:p>P. Ovidius Naso. Ibis (Ovid in Six Volumes. 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Ovid in Six Volumes. Vol. 2, ed. J. H. Mozley; G. P. Goold, 1979)</text:p>
          </table:table-cell>
          <table:table-cell office:value-type="string" calcext:value-type="string">
            <text:p>P. Ovidius Naso. Ibis</text:p>
          </table:table-cell>
        </table:table-row>
        <table:table-row table:style-name="ro1">
          <table:table-cell office:value-type="string" calcext:value-type="string">
            <text:p>P. Ovidius Naso. Medea (Scaenicae Romanorum Poesis Fragmenta. Vol. 1, ed. O. Ribbeck, 1897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P. Ovidius Naso. Medea</text:p>
          </table:table-cell>
        </table:table-row>
        <table:table-row table:style-name="ro1">
          <table:table-cell office:value-type="string" calcext:value-type="string">
            <text:p>P. Ovidius Naso. Medicamina Faciei Femineae (Ovid in Six Volumes.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Ovid in Six Volumes.Vol. 2, ed. J. H. Mozley; G. P. Goold, 1979)</text:p>
          </table:table-cell>
          <table:table-cell office:value-type="string" calcext:value-type="string">
            <text:p>P. Ovidius Naso. Medicamina Faciei Femineae</text:p>
          </table:table-cell>
        </table:table-row>
        <table:table-row table:style-name="ro1">
          <table:table-cell office:value-type="string" calcext:value-type="string">
            <text:p>P. Ovidius Naso. Metamorphoses (Ovid: Metamorphoses in Two Volumes. ed. F. J. Miller; G. P. Goold, 1977%191984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Ovid: Metamorphoses in Two Volumes. ed. F. J. Miller; G. P. Goold, 1977%191984)</text:p>
          </table:table-cell>
          <table:table-cell office:value-type="string" calcext:value-type="string">
            <text:p>P. Ovidius Naso. Metamorphoses</text:p>
          </table:table-cell>
        </table:table-row>
        <table:table-row table:style-name="ro1">
          <table:table-cell office:value-type="string" calcext:value-type="string">
            <text:p>P. Ovidius Naso. Nux [sp.] (Ovid in Six Volumes. 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Ovid in Six Volumes. Vol. 2, ed. J. H. Mozley; G. P. Goold, 1979)</text:p>
          </table:table-cell>
          <table:table-cell office:value-type="string" calcext:value-type="string">
            <text:p>P. Ovidius Naso. Nux [sp.]</text:p>
          </table:table-cell>
        </table:table-row>
        <table:table-row table:style-name="ro1">
          <table:table-cell office:value-type="string" calcext:value-type="string">
            <text:p>P. Ovidius Naso. Remedia Amoris (Ovid in Six Volumes. Vol. 2, ed. J. H. Mozley; G. P. Goold, 1979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Ovid in Six Volumes. Vol. 2, ed. J. H. Mozley; G. P. Goold, 1979)</text:p>
          </table:table-cell>
          <table:table-cell office:value-type="string" calcext:value-type="string">
            <text:p>P. Ovidius Naso. Remedia Amoris</text:p>
          </table:table-cell>
        </table:table-row>
        <table:table-row table:style-name="ro1">
          <table:table-cell office:value-type="string" calcext:value-type="string">
            <text:p>P. Ovidius Naso. Tristia (P. Ovidius Naso: Tristia. Vol. 1, ed. G. Luck, 1967)</text:p>
          </table:table-cell>
          <table:table-cell office:value-type="string" calcext:value-type="string">
            <text:p>0959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P. Ovidius Naso: Tristia. Vol. 1, ed. G. Luck, 1967)</text:p>
          </table:table-cell>
          <table:table-cell office:value-type="string" calcext:value-type="string">
            <text:p>P. Ovidius Naso. Tristia</text:p>
          </table:table-cell>
        </table:table-row>
        <table:table-row table:style-name="ro1">
          <table:table-cell office:value-type="string" calcext:value-type="string">
            <text:p>P. Papinius Statius. Achilleis (Statius: Achilleid, ed. O. A. W. Dilke, 1954)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tatius: Achilleid, ed. O. A. W. Dilke, 1954)</text:p>
          </table:table-cell>
          <table:table-cell office:value-type="string" calcext:value-type="string">
            <text:p>P. Papinius Statius. Achilleis</text:p>
          </table:table-cell>
        </table:table-row>
        <table:table-row table:style-name="ro1">
          <table:table-cell office:value-type="string" calcext:value-type="string">
            <text:p>P. Papinius Statius. De Bello Germanico, fragment (P. Papini Stati Silvae, ed. A. Marastoni, 1970)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P. Papini Stati Silvae, ed. A. Marastoni, 1970)</text:p>
          </table:table-cell>
          <table:table-cell office:value-type="string" calcext:value-type="string">
            <text:p>P. Papinius Statius. De Bello Germanico, fragment</text:p>
          </table:table-cell>
        </table:table-row>
        <table:table-row table:style-name="ro1">
          <table:table-cell office:value-type="string" calcext:value-type="string">
            <text:p>P. Papinius Statius. Silvae (P. Papini Stati Silvae, ed. A. Marastoni, 1970)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. Papini Stati Silvae, ed. A. Marastoni, 1970)</text:p>
          </table:table-cell>
          <table:table-cell office:value-type="string" calcext:value-type="string">
            <text:p>P. Papinius Statius. Silvae</text:p>
          </table:table-cell>
        </table:table-row>
        <table:table-row table:style-name="ro1">
          <table:table-cell office:value-type="string" calcext:value-type="string">
            <text:p>P. Papinius Statius. Thebais (P. Papini Stati Thebaidos Libri XII, ed. D. E. Hill, 1983)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. Papini Stati Thebaidos Libri XII, ed. D. E. Hill, 1983)</text:p>
          </table:table-cell>
          <table:table-cell office:value-type="string" calcext:value-type="string">
            <text:p>P. Papinius Statius. Thebais</text:p>
          </table:table-cell>
        </table:table-row>
        <table:table-row table:style-name="ro1">
          <table:table-cell office:value-type="string" calcext:value-type="string">
            <text:p>P. Pomponius Secundus. praetextae (Scaenicae Romanorum Poesis Fragmenta. Vol. 1, ed. O. Ribbeck, 1897)</text:p>
          </table:table-cell>
          <table:table-cell office:value-type="string" calcext:value-type="string">
            <text:p>0987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P. Pomponius Secundus. praetextae</text:p>
          </table:table-cell>
        </table:table-row>
        <table:table-row table:style-name="ro1">
          <table:table-cell office:value-type="string" calcext:value-type="string">
            <text:p>P. Pomponius Secundus. tragoediae (Scaenicae Romanorum Poesis Fragmenta. Vol. 1, ed. O. Ribbeck, 1897)</text:p>
          </table:table-cell>
          <table:table-cell office:value-type="string" calcext:value-type="string">
            <text:p>098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P. Pomponius Secundus. tragoediae</text:p>
          </table:table-cell>
        </table:table-row>
        <table:table-row table:style-name="ro1">
          <table:table-cell office:value-type="string" calcext:value-type="string">
            <text:p>P. Rutilius Lupus. Schemata Lexeos (Rhetores Latini Minores, ed. K. Halm, 1863)</text:p>
          </table:table-cell>
          <table:table-cell office:value-type="string" calcext:value-type="string">
            <text:p>042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Rhetores Latini Minores, ed. K. Halm, 1863)</text:p>
          </table:table-cell>
          <table:table-cell office:value-type="string" calcext:value-type="string">
            <text:p>P. Rutilius Lupus. Schemata Lexeos</text:p>
          </table:table-cell>
        </table:table-row>
        <table:table-row table:style-name="ro1">
          <table:table-cell office:value-type="string" calcext:value-type="string">
            <text:p>P. Rutilius Rufus. De Vita Sua (Historicorum Romanorum Reliquiae. Vol. 1, ed. H. Peter, 1914)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P. Rutilius Rufus. De Vita Sua</text:p>
          </table:table-cell>
        </table:table-row>
        <table:table-row table:style-name="ro1">
          <table:table-cell office:value-type="string" calcext:value-type="string">
            <text:p>P. Saturius. oratio (Oratorum Romanorum Fragmenta Liberae Rei Publicae. Vol. 1, ed. E. Malcovati, 1953)</text:p>
          </table:table-cell>
          <table:table-cell office:value-type="string" calcext:value-type="string">
            <text:p>063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P. Saturius. oratio</text:p>
          </table:table-cell>
        </table:table-row>
        <table:table-row table:style-name="ro1">
          <table:table-cell office:value-type="string" calcext:value-type="string">
            <text:p>P. Terentius Afer. Adelphoe (P. Terenti Afri Comoediae, ed. R. Kauer; W. M. Lindsay; O. Skutsch, 1958)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P. Terentius Afer. Adelphoe</text:p>
          </table:table-cell>
        </table:table-row>
        <table:table-row table:style-name="ro1">
          <table:table-cell office:value-type="string" calcext:value-type="string">
            <text:p>P. Terentius Afer. Andria (P. Terenti Afri Comoediae, ed. R. Kauer; W. M. Lindsay; O. Skutsch, 1958)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P. Terentius Afer. Andria</text:p>
          </table:table-cell>
        </table:table-row>
        <table:table-row table:style-name="ro1">
          <table:table-cell office:value-type="string" calcext:value-type="string">
            <text:p>P. Terentius Afer. Eunuchus (P. Terenti Afri Comoediae, ed. R. Kauer; W. M. Lindsay; O. Skutsch, 1958)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P. Terentius Afer. Eunuchus</text:p>
          </table:table-cell>
        </table:table-row>
        <table:table-row table:style-name="ro1">
          <table:table-cell office:value-type="string" calcext:value-type="string">
            <text:p>P. Terentius Afer. Heauton Timorumenos (P. Terenti Afri Comoediae, ed. R. Kauer; W. M. Lindsay; O. Skutsch, 1958)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P. Terentius Afer. Heauton Timorumenos</text:p>
          </table:table-cell>
        </table:table-row>
        <table:table-row table:style-name="ro1">
          <table:table-cell office:value-type="string" calcext:value-type="string">
            <text:p>P. Terentius Afer. Hecyra (P. Terenti Afri Comoediae, ed. R. Kauer; W. M. Lindsay; O. Skutsch, 1958)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P. Terentius Afer. Hecyra</text:p>
          </table:table-cell>
        </table:table-row>
        <table:table-row table:style-name="ro1">
          <table:table-cell office:value-type="string" calcext:value-type="string">
            <text:p>P. Terentius Afer. Phormio (P. Terenti Afri Comoediae, ed. R. Kauer; W. M. Lindsay; O. Skutsch, 1958)</text:p>
          </table:table-cell>
          <table:table-cell office:value-type="string" calcext:value-type="string">
            <text:p>0134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P. Terenti Afri Comoediae, ed. R. Kauer; W. M. Lindsay; O. Skutsch, 1958)</text:p>
          </table:table-cell>
          <table:table-cell office:value-type="string" calcext:value-type="string">
            <text:p>P. Terentius Afer. Phormio</text:p>
          </table:table-cell>
        </table:table-row>
        <table:table-row table:style-name="ro1">
          <table:table-cell office:value-type="string" calcext:value-type="string">
            <text:p>P. Terentius Varro Atacinus. carmina (Fragmenta Poetarum Latinorum Epicorum et Lyricorum praeter Ennium et Lucilium, ed. W. Morel, 1927)</text:p>
          </table:table-cell>
          <table:table-cell office:value-type="string" calcext:value-type="string">
            <text:p>068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. Terentius Varro Atacinus. carmina</text:p>
          </table:table-cell>
        </table:table-row>
        <table:table-row table:style-name="ro1">
          <table:table-cell office:value-type="string" calcext:value-type="string">
            <text:p>P. Vergilius Maro. Aeneis (P. Vergili Maronis Opera, ed. R. A. B. Mynors, 1972)</text:p>
          </table:table-cell>
          <table:table-cell office:value-type="string" calcext:value-type="string">
            <text:p>0690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P. Vergili Maronis Opera, ed. R. A. B. Mynors, 1972)</text:p>
          </table:table-cell>
          <table:table-cell office:value-type="string" calcext:value-type="string">
            <text:p>P. Vergilius Maro. Aeneis</text:p>
          </table:table-cell>
        </table:table-row>
        <table:table-row table:style-name="ro1">
          <table:table-cell office:value-type="string" calcext:value-type="string">
            <text:p>P. Vergilius Maro. Eclogae (P. Vergili Maronis Opera, ed. R. A. B. Mynors, 1972)</text:p>
          </table:table-cell>
          <table:table-cell office:value-type="string" calcext:value-type="string">
            <text:p>069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. Vergili Maronis Opera, ed. R. A. B. Mynors, 1972)</text:p>
          </table:table-cell>
          <table:table-cell office:value-type="string" calcext:value-type="string">
            <text:p>P. Vergilius Maro. Eclogae</text:p>
          </table:table-cell>
        </table:table-row>
        <table:table-row table:style-name="ro1">
          <table:table-cell office:value-type="string" calcext:value-type="string">
            <text:p>P. Vergilius Maro. Georgica (P. Vergili Maronis Opera, ed. R. A. B. Mynors, 1972)</text:p>
          </table:table-cell>
          <table:table-cell office:value-type="string" calcext:value-type="string">
            <text:p>069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. Vergili Maronis Opera, ed. R. A. B. Mynors, 1972)</text:p>
          </table:table-cell>
          <table:table-cell office:value-type="string" calcext:value-type="string">
            <text:p>P. Vergilius Maro. Georgica</text:p>
          </table:table-cell>
        </table:table-row>
        <table:table-row table:style-name="ro1">
          <table:table-cell office:value-type="string" calcext:value-type="string">
            <text:p>Papinius. Epigrammation (Fragmenta Poetarum Latinorum Epicorum et Lyricorum praeter Ennium et Lucilium, ed. W. Morel, 1927)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apinius. Epigrammation</text:p>
          </table:table-cell>
        </table:table-row>
        <table:table-row table:style-name="ro1">
          <table:table-cell office:value-type="string" calcext:value-type="string">
            <text:p>Parthenius Presbyter. carmina (Fragmenta Poetarum Latinorum Epicorum et Lyricorum praeter Ennium et Lucilium, ed. W. Morel, 1927)</text:p>
          </table:table-cell>
          <table:table-cell office:value-type="string" calcext:value-type="string">
            <text:p>245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arthenius Presbyter. carmina</text:p>
          </table:table-cell>
        </table:table-row>
        <table:table-row table:style-name="ro1">
          <table:table-cell office:value-type="string" calcext:value-type="string">
            <text:p>Passienus Crispus. oratio (M. Fabi Quintiliani Institutionis Oratoriae Libri Duodecim. Vol. 1, ed. M. Winterbottom, 1970)</text:p>
          </table:table-cell>
          <table:table-cell office:value-type="string" calcext:value-type="string">
            <text:p>096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Fabi Quintiliani Institutionis Oratoriae Libri Duodecim. Vol. 1, ed. M. Winterbottom, 1970)</text:p>
          </table:table-cell>
          <table:table-cell office:value-type="string" calcext:value-type="string">
            <text:p>Passienus Crispus. oratio</text:p>
          </table:table-cell>
        </table:table-row>
        <table:table-row table:style-name="ro1">
          <table:table-cell office:value-type="string" calcext:value-type="string">
            <text:p>Paulus Quaestor. carmina (Fragmenta Poetarum Latinorum Epicorum et Lyricorum praeter Ennium et Lucilium, ed. W. Morel, 1927)</text:p>
          </table:table-cell>
          <table:table-cell office:value-type="string" calcext:value-type="string">
            <text:p>922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aulus Quaestor. carmina</text:p>
          </table:table-cell>
        </table:table-row>
        <table:table-row table:style-name="ro1">
          <table:table-cell office:value-type="string" calcext:value-type="string">
            <text:p>Petronius. Satyrica (Petronius: Satyrica, ed. K. Mu+ller; W. Ehlers, 1983)</text:p>
          </table:table-cell>
          <table:table-cell office:value-type="string" calcext:value-type="string">
            <text:p>097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etronius: Satyrica, ed. K. Mu+ller; W. Ehlers, 1983)</text:p>
          </table:table-cell>
          <table:table-cell office:value-type="string" calcext:value-type="string">
            <text:p>Petronius. Satyrica</text:p>
          </table:table-cell>
        </table:table-row>
        <table:table-row table:style-name="ro1">
          <table:table-cell office:value-type="string" calcext:value-type="string">
            <text:p>Petronius. Satyrica, fragmenta (Petronius: Satyrica, ed. K. Mu+ller; W. Ehlers, 1983)</text:p>
          </table:table-cell>
          <table:table-cell office:value-type="string" calcext:value-type="string">
            <text:p>097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etronius: Satyrica, ed. K. Mu+ller; W. Ehlers, 1983)</text:p>
          </table:table-cell>
          <table:table-cell office:value-type="string" calcext:value-type="string">
            <text:p>Petronius. Satyrica, fragmenta</text:p>
          </table:table-cell>
        </table:table-row>
        <table:table-row table:style-name="ro1">
          <table:table-cell office:value-type="string" calcext:value-type="string">
            <text:p>Phaedrus. Fabulae Aesopiae (Phaedri Augusti Liberti Liber Fabularum, ed. A. Guaglianone, 1969)</text:p>
          </table:table-cell>
          <table:table-cell office:value-type="string" calcext:value-type="string">
            <text:p>097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haedri Augusti Liberti Liber Fabularum, ed. A. Guaglianone, 1969)</text:p>
          </table:table-cell>
          <table:table-cell office:value-type="string" calcext:value-type="string">
            <text:p>Phaedrus. Fabulae Aesopiae</text:p>
          </table:table-cell>
        </table:table-row>
        <table:table-row table:style-name="ro1">
          <table:table-cell office:value-type="string" calcext:value-type="string">
            <text:p>Phaedrus. Fabularum Appendix (Phaedri Augusti Liberti Liber Fabularum, ed. A. Guaglianone, 1969)</text:p>
          </table:table-cell>
          <table:table-cell office:value-type="string" calcext:value-type="string">
            <text:p>0975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haedri Augusti Liberti Liber Fabularum, ed. A. Guaglianone, 1969)</text:p>
          </table:table-cell>
          <table:table-cell office:value-type="string" calcext:value-type="string">
            <text:p>Phaedrus. Fabularum Appendix</text:p>
          </table:table-cell>
        </table:table-row>
        <table:table-row table:style-name="ro1">
          <table:table-cell office:value-type="string" calcext:value-type="string">
            <text:p>Philumenus medicus. De medicina, versio Latina (Die lateinischen Fragmente des Philumenus und Philagrius. ed. P. Mihaileanu, 1911)</text:p>
          </table:table-cell>
          <table:table-cell office:value-type="string" calcext:value-type="string">
            <text:p>138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Die lateinischen Fragmente des Philumenus und Philagrius. ed. P. Mihaileanu, 1911)</text:p>
          </table:table-cell>
          <table:table-cell office:value-type="string" calcext:value-type="string">
            <text:p>Philumenus medicus. De medicina, versio Latina</text:p>
          </table:table-cell>
        </table:table-row>
        <table:table-row table:style-name="ro1">
          <table:table-cell office:value-type="string" calcext:value-type="string">
            <text:p>Pompeius Trogus. De Animalibus, fragmentum (Pompei Trogi Fragmenta, ed. O. Seel, 1956)</text:p>
          </table:table-cell>
          <table:table-cell office:value-type="string" calcext:value-type="string">
            <text:p>098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ompei Trogi Fragmenta, ed. O. Seel, 1956)</text:p>
          </table:table-cell>
          <table:table-cell office:value-type="string" calcext:value-type="string">
            <text:p>Pompeius Trogus. De Animalibus, fragmentum</text:p>
          </table:table-cell>
        </table:table-row>
        <table:table-row table:style-name="ro1">
          <table:table-cell office:value-type="string" calcext:value-type="string">
            <text:p>Pompeius Trogus. Historiae Philippicae (Pompei Trogi Fragmenta, ed. O. Seel, 1956)</text:p>
          </table:table-cell>
          <table:table-cell office:value-type="string" calcext:value-type="string">
            <text:p>098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ompei Trogi Fragmenta, ed. O. Seel, 1956)</text:p>
          </table:table-cell>
          <table:table-cell office:value-type="string" calcext:value-type="string">
            <text:p>Pompeius Trogus. Historiae Philippicae</text:p>
          </table:table-cell>
        </table:table-row>
        <table:table-row table:style-name="ro1">
          <table:table-cell office:value-type="string" calcext:value-type="string">
            <text:p>Pompilius. epigramma (Fragmenta Poetarum Latinorum Epicorum et Lyricorum praeter Ennium et Lucilium, ed. W. Morel, 1927)</text:p>
          </table:table-cell>
          <table:table-cell office:value-type="string" calcext:value-type="string">
            <text:p>061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ompilius. epigramma</text:p>
          </table:table-cell>
        </table:table-row>
        <table:table-row table:style-name="ro1">
          <table:table-cell office:value-type="string" calcext:value-type="string">
            <text:p>Pompilius. tragoedia (Scaenicae Romanorum Poesis Fragmenta. Vol. 1, ed. O. Ribbeck, 1897)</text:p>
          </table:table-cell>
          <table:table-cell office:value-type="string" calcext:value-type="string">
            <text:p>061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Pompilius. tragoedia</text:p>
          </table:table-cell>
        </table:table-row>
        <table:table-row table:style-name="ro1">
          <table:table-cell office:value-type="string" calcext:value-type="string">
            <text:p>Pomponius Mela. De Chorographia (Pomponii Melae De Chorographia Libri Tres una cum Indice Verborum, ed. G. Ranstrand, 1971)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omponii Melae De Chorographia Libri Tres una cum Indice Verborum, ed. G. Ranstrand, 1971)</text:p>
          </table:table-cell>
          <table:table-cell office:value-type="string" calcext:value-type="string">
            <text:p>Pomponius Mela. De Chorographia</text:p>
          </table:table-cell>
        </table:table-row>
        <table:table-row table:style-name="ro1">
          <table:table-cell office:value-type="string" calcext:value-type="string">
            <text:p>Pomponius Porphyrio. Comment. in Hor. Artem Poet.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Comment. in Hor. Artem Poet.</text:p>
          </table:table-cell>
        </table:table-row>
        <table:table-row table:style-name="ro1">
          <table:table-cell office:value-type="string" calcext:value-type="string">
            <text:p>Pomponius Porphyrio. Comment. in Hor. Carm. Saec.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Comment. in Hor. Carm. Saec.</text:p>
          </table:table-cell>
        </table:table-row>
        <table:table-row table:style-name="ro1">
          <table:table-cell office:value-type="string" calcext:value-type="string">
            <text:p>Pomponius Porphyrio. Commentum in Horati Carmina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Commentum in Horati Carmina</text:p>
          </table:table-cell>
        </table:table-row>
        <table:table-row table:style-name="ro1">
          <table:table-cell office:value-type="string" calcext:value-type="string">
            <text:p>Pomponius Porphyrio. Commentum in Horati Epistulas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Commentum in Horati Epistulas</text:p>
          </table:table-cell>
        </table:table-row>
        <table:table-row table:style-name="ro1">
          <table:table-cell office:value-type="string" calcext:value-type="string">
            <text:p>Pomponius Porphyrio. Commentum in Horati Epodos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Commentum in Horati Epodos</text:p>
          </table:table-cell>
        </table:table-row>
        <table:table-row table:style-name="ro1">
          <table:table-cell office:value-type="string" calcext:value-type="string">
            <text:p>Pomponius Porphyrio. Commentum in Horati Sermones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Commentum in Horati Sermones</text:p>
          </table:table-cell>
        </table:table-row>
        <table:table-row table:style-name="ro1">
          <table:table-cell office:value-type="string" calcext:value-type="string">
            <text:p>Pomponius Porphyrio. Vita Horati (Pomponi Porfyrionis Commentum in Horatium Flaccum, ed. A. Holder, 1894)</text:p>
          </table:table-cell>
          <table:table-cell office:value-type="string" calcext:value-type="string">
            <text:p>1512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Pomponi Porfyrionis Commentum in Horatium Flaccum, ed. A. Holder, 1894)</text:p>
          </table:table-cell>
          <table:table-cell office:value-type="string" calcext:value-type="string">
            <text:p>Pomponius Porphyrio. Vita Horati</text:p>
          </table:table-cell>
        </table:table-row>
        <table:table-row table:style-name="ro1">
          <table:table-cell office:value-type="string" calcext:value-type="string">
            <text:p>Porcius Licinus. carmina (Fragmenta Poetarum Latinorum Epicorum et Lyricorum praeter Ennium et Lucilium, ed. W. Morel, 1927)</text:p>
          </table:table-cell>
          <table:table-cell office:value-type="string" calcext:value-type="string">
            <text:p>032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orcius Licinus. carmina</text:p>
          </table:table-cell>
        </table:table-row>
        <table:table-row table:style-name="ro1">
          <table:table-cell office:value-type="string" calcext:value-type="string">
            <text:p>Precatio Omnium Herbarum (Anthologia Latina. Part 1, Vol. 1, ed. A. Riese, 1904)</text:p>
          </table:table-cell>
          <table:table-cell office:value-type="string" calcext:value-type="string">
            <text:p>099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nthologia Latina. Part 1, Vol. 1, ed. A. Riese, 1904)</text:p>
          </table:table-cell>
          <table:table-cell office:value-type="string" calcext:value-type="string">
            <text:p>Precatio Omnium Herbarum</text:p>
          </table:table-cell>
        </table:table-row>
        <table:table-row table:style-name="ro1">
          <table:table-cell office:value-type="string" calcext:value-type="string">
            <text:p>Precatio Terrae (Anthologia Latina. Part 1, Fasc. 1, ed. A. Riese, 1894)</text:p>
          </table:table-cell>
          <table:table-cell office:value-type="string" calcext:value-type="string">
            <text:p>099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nthologia Latina. Part 1, Fasc. 1, ed. A. Riese, 1894)</text:p>
          </table:table-cell>
          <table:table-cell office:value-type="string" calcext:value-type="string">
            <text:p>Precatio Terrae</text:p>
          </table:table-cell>
        </table:table-row>
        <table:table-row table:style-name="ro1">
          <table:table-cell office:value-type="string" calcext:value-type="string">
            <text:p>Priapea (Poetae Latini Minores. Vol. 2, Fasc. 2, ed. F. Vollmer, 1923)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oetae Latini Minores. Vol. 2, Fasc. 2, ed. F. Vollmer, 1923)</text:p>
          </table:table-cell>
          <table:table-cell office:value-type="string" calcext:value-type="string">
            <text:p>Priapea</text:p>
          </table:table-cell>
        </table:table-row>
        <table:table-row table:style-name="ro1">
          <table:table-cell office:value-type="string" calcext:value-type="string">
            <text:p>Pseudo%19Varro. Sententiae (Die sogenannten Sententiae Varronis, ed. P. Germann, 1910)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Die sogenannten Sententiae Varronis, ed. P. Germann, 1910)</text:p>
          </table:table-cell>
          <table:table-cell office:value-type="string" calcext:value-type="string">
            <text:p>Pseudo%19Varro. Sententiae</text:p>
          </table:table-cell>
        </table:table-row>
        <table:table-row table:style-name="ro1">
          <table:table-cell office:value-type="string" calcext:value-type="string">
            <text:p>Publilius Optatianus Porfyrius. Epigrammata (Fragmenta Poetarum Latinorum Epicorum et Lyricorum praeter Ennium et Lucilium, ed. W. Morel, 1927)</text:p>
          </table:table-cell>
          <table:table-cell office:value-type="string" calcext:value-type="string">
            <text:p>2123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Publilius Optatianus Porfyrius. Epigrammata</text:p>
          </table:table-cell>
        </table:table-row>
        <table:table-row table:style-name="ro1">
          <table:table-cell office:value-type="string" calcext:value-type="string">
            <text:p>Publilius Syrus. mimi (I Mimi Romani, ed. M. Bonaria, 1965)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 Mimi Romani, ed. M. Bonaria, 1965)</text:p>
          </table:table-cell>
          <table:table-cell office:value-type="string" calcext:value-type="string">
            <text:p>Publilius Syrus. mimi</text:p>
          </table:table-cell>
        </table:table-row>
        <table:table-row table:style-name="ro1">
          <table:table-cell office:value-type="string" calcext:value-type="string">
            <text:p>Publilius Syrus. Sententiae (Publilii Syri Mimi Sententiae, ed. W. Meyer, 1880)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ublilii Syri Mimi Sententiae, ed. W. Meyer, 1880)</text:p>
          </table:table-cell>
          <table:table-cell office:value-type="string" calcext:value-type="string">
            <text:p>Publilius Syrus. Sententiae</text:p>
          </table:table-cell>
        </table:table-row>
        <table:table-row table:style-name="ro1">
          <table:table-cell office:value-type="string" calcext:value-type="string">
            <text:p>Pupius (?). Versus Pupio Attributi (Fragmenta Poetarum Latinorum Epicorum et Lyricorum praeter Ennium et Lucilium, ed. W. Morel, 1927)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?). Versus Pupio Attributi (Fragmenta Poetarum Latinorum Epicorum et Lyricorum praeter Ennium et Lucilium, ed. W. Morel, 1927)</text:p>
          </table:table-cell>
          <table:table-cell office:value-type="string" calcext:value-type="string">
            <text:p>Pupius</text:p>
          </table:table-cell>
        </table:table-row>
        <table:table-row table:style-name="ro1">
          <table:table-cell office:value-type="string" calcext:value-type="string">
            <text:p>Q. Aelius Tubero. Historiae (Historicorum Romanorum Reliquiae. Vol. 1, ed. H. Peter, 1914)</text:p>
          </table:table-cell>
          <table:table-cell office:value-type="string" calcext:value-type="string">
            <text:p>067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Q. Aelius Tubero. Historiae</text:p>
          </table:table-cell>
        </table:table-row>
        <table:table-row table:style-name="ro1">
          <table:table-cell office:value-type="string" calcext:value-type="string">
            <text:p>Q. Aelius Tubero. liber ad C. Oppium, fr. (Iurisprudentiae Anteiustinianae Reliquiae. Vol. 1, ed. P. E. Huschke; E. Seckel; B. Ku+bler, 1908)</text:p>
          </table:table-cell>
          <table:table-cell office:value-type="string" calcext:value-type="string">
            <text:p>067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Q. Aelius Tubero. liber ad C. Oppium, fr.</text:p>
          </table:table-cell>
        </table:table-row>
        <table:table-row table:style-name="ro1">
          <table:table-cell office:value-type="string" calcext:value-type="string">
            <text:p>Q. Asconius Pedianus. In Senatu Contra L. Pisonem (Q. Asconii Pediani Orationum Ciceronis Quinque Enarratio, ed. A. C. Clark, [1907])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Q. Asconii Pediani Orationum Ciceronis Quinque Enarratio, ed. A. C. Clark, [1907])</text:p>
          </table:table-cell>
          <table:table-cell office:value-type="string" calcext:value-type="string">
            <text:p>Q. Asconius Pedianus. In Senatu Contra L. Pisonem</text:p>
          </table:table-cell>
        </table:table-row>
        <table:table-row table:style-name="ro1">
          <table:table-cell office:value-type="string" calcext:value-type="string">
            <text:p>Q. Asconius Pedianus. In Toga Candida (Q. Asconii Pediani Orationum Ciceronis Quinque Enarratio, ed. A. C. Clark, [1907])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Q. Asconii Pediani Orationum Ciceronis Quinque Enarratio, ed. A. C. Clark, [1907])</text:p>
          </table:table-cell>
          <table:table-cell office:value-type="string" calcext:value-type="string">
            <text:p>Q. Asconius Pedianus. In Toga Candida</text:p>
          </table:table-cell>
        </table:table-row>
        <table:table-row table:style-name="ro1">
          <table:table-cell office:value-type="string" calcext:value-type="string">
            <text:p>Q. Asconius Pedianus. Pro Cornelio (Q. Asconii Pediani Orationum Ciceronis Quinque Enarratio, ed. A. C. Clark, [1907])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Q. Asconii Pediani Orationum Ciceronis Quinque Enarratio, ed. A. C. Clark, [1907])</text:p>
          </table:table-cell>
          <table:table-cell office:value-type="string" calcext:value-type="string">
            <text:p>Q. Asconius Pedianus. Pro Cornelio</text:p>
          </table:table-cell>
        </table:table-row>
        <table:table-row table:style-name="ro1">
          <table:table-cell office:value-type="string" calcext:value-type="string">
            <text:p>Q. Asconius Pedianus. Pro Milone (Q. Asconii Pediani Orationum Ciceronis Quinque Enarratio, ed. A. C. Clark, [1907])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Q. Asconii Pediani Orationum Ciceronis Quinque Enarratio, ed. A. C. Clark, [1907])</text:p>
          </table:table-cell>
          <table:table-cell office:value-type="string" calcext:value-type="string">
            <text:p>Q. Asconius Pedianus. Pro Milone</text:p>
          </table:table-cell>
        </table:table-row>
        <table:table-row table:style-name="ro1">
          <table:table-cell office:value-type="string" calcext:value-type="string">
            <text:p>Q. Asconius Pedianus. Pro Scauro (Q. Asconii Pediani Orationum Ciceronis Quinque Enarratio, ed. A. C. Clark, [1907])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Q. Asconii Pediani Orationum Ciceronis Quinque Enarratio, ed. A. C. Clark, [1907])</text:p>
          </table:table-cell>
          <table:table-cell office:value-type="string" calcext:value-type="string">
            <text:p>Q. Asconius Pedianus. Pro Scauro</text:p>
          </table:table-cell>
        </table:table-row>
        <table:table-row table:style-name="ro1">
          <table:table-cell office:value-type="string" calcext:value-type="string">
            <text:p>Q. Aurelius Memmius Symmachus. carmina (Fragmenta Poetarum Latinorum Epicorum et Lyricorum praeter Ennium et Lucilium, ed. W. Morel, 1927)</text:p>
          </table:table-cell>
          <table:table-cell office:value-type="string" calcext:value-type="string">
            <text:p>230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Aurelius Memmius Symmachus. carmina</text:p>
          </table:table-cell>
        </table:table-row>
        <table:table-row table:style-name="ro1">
          <table:table-cell office:value-type="string" calcext:value-type="string">
            <text:p>Q. Caecilius Metellus Macedonicus. oratio (Oratorum Romanorum Fragmenta Liberae Rei Publicae. Vol. 1, ed. E. Malcovati, 1953)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Q. Caecilius Metellus Macedonicus. oratio</text:p>
          </table:table-cell>
        </table:table-row>
        <table:table-row table:style-name="ro1">
          <table:table-cell office:value-type="string" calcext:value-type="string">
            <text:p>Q. Caecilius Metellus Numidicus. orationes (Oratorum Romanorum Fragmenta Liberae Rei Publicae. Vol. 1, ed. E. Malcovati, 1953)</text:p>
          </table:table-cell>
          <table:table-cell office:value-type="string" calcext:value-type="string">
            <text:p>058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Q. Caecilius Metellus Numidicus. orationes</text:p>
          </table:table-cell>
        </table:table-row>
        <table:table-row table:style-name="ro1">
          <table:table-cell office:value-type="string" calcext:value-type="string">
            <text:p>Q. Claudius Quadrigarius. Annales (Historicorum Romanorum Reliquiae. Vol. 1, ed. H. Peter, 1914)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Q. Claudius Quadrigarius. Annales</text:p>
          </table:table-cell>
        </table:table-row>
        <table:table-row table:style-name="ro1">
          <table:table-cell office:value-type="string" calcext:value-type="string">
            <text:p>Q. Cornificius. carmina, fragmenta (Fragmenta Poetarum Latinorum Epicorum et Lyricorum praeter Ennium et Lucilium, ed. W. Morel, 1927)</text:p>
          </table:table-cell>
          <table:table-cell office:value-type="string" calcext:value-type="string">
            <text:p>040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Cornificius. carmina, fragmenta</text:p>
          </table:table-cell>
        </table:table-row>
        <table:table-row table:style-name="ro1">
          <table:table-cell office:value-type="string" calcext:value-type="string">
            <text:p>Q. Curtius Rufus. Historiae Alexandri Magni (Q. Curtius Rufus, Geschichte Alexanders des Grossen, ed. K. Mu+ller, 1954)</text:p>
          </table:table-cell>
          <table:table-cell office:value-type="string" calcext:value-type="string">
            <text:p>086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Q. Curtius Rufus, Geschichte Alexanders des Grossen, ed. K. Mu+ller, 1954)</text:p>
          </table:table-cell>
          <table:table-cell office:value-type="string" calcext:value-type="string">
            <text:p>Q. Curtius Rufus. Historiae Alexandri Magni</text:p>
          </table:table-cell>
        </table:table-row>
        <table:table-row table:style-name="ro1">
          <table:table-cell office:value-type="string" calcext:value-type="string">
            <text:p>Q. Ennius. Annales (The Annals of Q. Ennius, ed. O. Skutsch, 1985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The Annals of Q. Ennius, ed. O. Skutsch, 1985)</text:p>
          </table:table-cell>
          <table:table-cell office:value-type="string" calcext:value-type="string">
            <text:p>Q. Ennius. Annales</text:p>
          </table:table-cell>
        </table:table-row>
        <table:table-row table:style-name="ro1">
          <table:table-cell office:value-type="string" calcext:value-type="string">
            <text:p>Q. Ennius. incerta (Ennianae Poesis Reliquiae, ed. J. Vahlen, 1928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Ennianae Poesis Reliquiae, ed. J. Vahlen, 1928)</text:p>
          </table:table-cell>
          <table:table-cell office:value-type="string" calcext:value-type="string">
            <text:p>Q. Ennius. incerta</text:p>
          </table:table-cell>
        </table:table-row>
        <table:table-row table:style-name="ro1">
          <table:table-cell office:value-type="string" calcext:value-type="string">
            <text:p>Q. Ennius. palliatae (Scaenicae Romanorum Poesis Fragmenta. Vol. 2, ed. O. Ribbeck, 1898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Q. Ennius. palliatae</text:p>
          </table:table-cell>
        </table:table-row>
        <table:table-row table:style-name="ro1">
          <table:table-cell office:value-type="string" calcext:value-type="string">
            <text:p>Q. Ennius. praetextae (Scaenicae Romanorum Poesis Fragmenta. Vol. 1, ed. O. Ribbeck, 1897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Q. Ennius. praetextae</text:p>
          </table:table-cell>
        </table:table-row>
        <table:table-row table:style-name="ro1">
          <table:table-cell office:value-type="string" calcext:value-type="string">
            <text:p>Q. Ennius. Saturae (Ennianae Poesis Reliquiae, ed. J. Vahlen, 1928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Ennianae Poesis Reliquiae, ed. J. Vahlen, 1928)</text:p>
          </table:table-cell>
          <table:table-cell office:value-type="string" calcext:value-type="string">
            <text:p>Q. Ennius. Saturae</text:p>
          </table:table-cell>
        </table:table-row>
        <table:table-row table:style-name="ro1">
          <table:table-cell office:value-type="string" calcext:value-type="string">
            <text:p>Q. Ennius. tragoediae (The Tragedies of Ennius, ed. H. D. Jocelyn, 1967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The Tragedies of Ennius, ed. H. D. Jocelyn, 1967)</text:p>
          </table:table-cell>
          <table:table-cell office:value-type="string" calcext:value-type="string">
            <text:p>Q. Ennius. tragoediae</text:p>
          </table:table-cell>
        </table:table-row>
        <table:table-row table:style-name="ro1">
          <table:table-cell office:value-type="string" calcext:value-type="string">
            <text:p>Q. Ennius. varia (Ennianae Poesis Reliquiae, ed. J. Vahlen, 1928)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Ennianae Poesis Reliquiae, ed. J. Vahlen, 1928)</text:p>
          </table:table-cell>
          <table:table-cell office:value-type="string" calcext:value-type="string">
            <text:p>Q. Ennius. varia</text:p>
          </table:table-cell>
        </table:table-row>
        <table:table-row table:style-name="ro1">
          <table:table-cell office:value-type="string" calcext:value-type="string">
            <text:p>Q. Fabius Maximus Servilianus. Annales (Historicorum Romanorum Reliquiae. Vol. 1, ed. H. Peter, 1914)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Q. Fabius Maximus Servilianus. Annales</text:p>
          </table:table-cell>
        </table:table-row>
        <table:table-row table:style-name="ro1">
          <table:table-cell office:value-type="string" calcext:value-type="string">
            <text:p>Q. Horatius Flaccus. Ars Poetica (Q. Horati Flacci Opera, ed. F. Klingner, 1959)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Q. Horati Flacci Opera, ed. F. Klingner, 1959)</text:p>
          </table:table-cell>
          <table:table-cell office:value-type="string" calcext:value-type="string">
            <text:p>Q. Horatius Flaccus. Ars Poetica</text:p>
          </table:table-cell>
        </table:table-row>
        <table:table-row table:style-name="ro1">
          <table:table-cell office:value-type="string" calcext:value-type="string">
            <text:p>Q. Horatius Flaccus. Carmen Saeculare (Q. Horati Flacci Opera, ed. F. Klingner, 1959)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Q. Horati Flacci Opera, ed. F. Klingner, 1959)</text:p>
          </table:table-cell>
          <table:table-cell office:value-type="string" calcext:value-type="string">
            <text:p>Q. Horatius Flaccus. Carmen Saeculare</text:p>
          </table:table-cell>
        </table:table-row>
        <table:table-row table:style-name="ro1">
          <table:table-cell office:value-type="string" calcext:value-type="string">
            <text:p>Q. Horatius Flaccus. Carmina (Q. Horati Flacci Opera, ed. F. Klingner, 1959)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Q. Horati Flacci Opera, ed. F. Klingner, 1959)</text:p>
          </table:table-cell>
          <table:table-cell office:value-type="string" calcext:value-type="string">
            <text:p>Q. Horatius Flaccus. Carmina</text:p>
          </table:table-cell>
        </table:table-row>
        <table:table-row table:style-name="ro1">
          <table:table-cell office:value-type="string" calcext:value-type="string">
            <text:p>Q. Horatius Flaccus. Epistulae (Q. Horati Flacci Opera, ed. F. Klingner, 1959)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Q. Horati Flacci Opera, ed. F. Klingner, 1959)</text:p>
          </table:table-cell>
          <table:table-cell office:value-type="string" calcext:value-type="string">
            <text:p>Q. Horatius Flaccus. Epistulae</text:p>
          </table:table-cell>
        </table:table-row>
        <table:table-row table:style-name="ro1">
          <table:table-cell office:value-type="string" calcext:value-type="string">
            <text:p>Q. Horatius Flaccus. Epodi (Q. Horati Flacci Opera, ed. F. Klingner, 1959)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Q. Horati Flacci Opera, ed. F. Klingner, 1959)</text:p>
          </table:table-cell>
          <table:table-cell office:value-type="string" calcext:value-type="string">
            <text:p>Q. Horatius Flaccus. Epodi</text:p>
          </table:table-cell>
        </table:table-row>
        <table:table-row table:style-name="ro1">
          <table:table-cell office:value-type="string" calcext:value-type="string">
            <text:p>Q. Horatius Flaccus. Sermones (Q. Horati Flacci Opera, ed. F. Klingner, 1959)</text:p>
          </table:table-cell>
          <table:table-cell office:value-type="string" calcext:value-type="string">
            <text:p>0893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Q. Horati Flacci Opera, ed. F. Klingner, 1959)</text:p>
          </table:table-cell>
          <table:table-cell office:value-type="string" calcext:value-type="string">
            <text:p>Q. Horatius Flaccus. Sermones</text:p>
          </table:table-cell>
        </table:table-row>
        <table:table-row table:style-name="ro1">
          <table:table-cell office:value-type="string" calcext:value-type="string">
            <text:p>Q. Hortensius Hortalus. carmina (Fragmenta Poetarum Latinorum Epicorum et Lyricorum praeter Ennium et Lucilium, ed. W. Morel, 1927)</text:p>
          </table:table-cell>
          <table:table-cell office:value-type="string" calcext:value-type="string">
            <text:p>053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Hortensius Hortalus. carmina</text:p>
          </table:table-cell>
        </table:table-row>
        <table:table-row table:style-name="ro1">
          <table:table-cell office:value-type="string" calcext:value-type="string">
            <text:p>Q. Hortensius Hortalus. orationes (Oratorum Romanorum Fragmenta Liberae Rei Publicae. Vol. 1, ed. E. Malcovati, 1953)</text:p>
          </table:table-cell>
          <table:table-cell office:value-type="string" calcext:value-type="string">
            <text:p>053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Q. Hortensius Hortalus. orationes</text:p>
          </table:table-cell>
        </table:table-row>
        <table:table-row table:style-name="ro1">
          <table:table-cell office:value-type="string" calcext:value-type="string">
            <text:p>Q. Lutatius Catulus iunior. orationes (Oratorum Romanorum Fragmenta Liberae Rei Publicae. Vol. 1, ed. E. Malcovati, 1953)</text:p>
          </table:table-cell>
          <table:table-cell office:value-type="string" calcext:value-type="string">
            <text:p>047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Q. Lutatius Catulus iunior. orationes</text:p>
          </table:table-cell>
        </table:table-row>
        <table:table-row table:style-name="ro1">
          <table:table-cell office:value-type="string" calcext:value-type="string">
            <text:p>Q. Lutatius Catulus. Communes Historiae (Grammaticae Romanae Fragmenta, ed. G. Funaioli, 1907)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Q. Lutatius Catulus. Communes Historiae</text:p>
          </table:table-cell>
        </table:table-row>
        <table:table-row table:style-name="ro1">
          <table:table-cell office:value-type="string" calcext:value-type="string">
            <text:p>Q. Lutatius Catulus. epigrammata (Fragmenta Poetarum Latinorum Epicorum et Lyricorum praeter Ennium et Lucilium, ed. W. Morel, 1927)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Lutatius Catulus. epigrammata</text:p>
          </table:table-cell>
        </table:table-row>
        <table:table-row table:style-name="ro1">
          <table:table-cell office:value-type="string" calcext:value-type="string">
            <text:p>Q. Mucius Scaevola [pontifex]. iurisprudentia, fragmenta (Iurisprudentiae Anteiustinianae Reliquiae. Vol. 1, ed. P. E. Huschke; E. Seckel; B. Ku+bler, 1908)</text:p>
          </table:table-cell>
          <table:table-cell office:value-type="string" calcext:value-type="string">
            <text:p>063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Q. Mucius Scaevola [pontifex]. iurisprudentia, fragmenta</text:p>
          </table:table-cell>
        </table:table-row>
        <table:table-row table:style-name="ro1">
          <table:table-cell office:value-type="string" calcext:value-type="string">
            <text:p>Q. Mucius Scaevola. carmina (Fragmenta Poetarum Latinorum Epicorum et Lyricorum praeter Ennium et Lucilium, ed. W. Morel, 1927)</text:p>
          </table:table-cell>
          <table:table-cell office:value-type="string" calcext:value-type="string">
            <text:p>063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Mucius Scaevola. carmina</text:p>
          </table:table-cell>
        </table:table-row>
        <table:table-row table:style-name="ro1">
          <table:table-cell office:value-type="string" calcext:value-type="string">
            <text:p>Q. Pompeius Q. f. A. n. Rufus. oratio (Oratorum Romanorum Fragmenta Liberae Rei Publicae. Vol. 1, ed. E. Malcovati, 1953)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Q. Pompeius Q. f. A. n. Rufus. oratio</text:p>
          </table:table-cell>
        </table:table-row>
        <table:table-row table:style-name="ro1">
          <table:table-cell office:value-type="string" calcext:value-type="string">
            <text:p>Q. Pompeius Q. f. Q. n. Rufus. oratio (Oratorum Romanorum Fragmenta Liberae Rei Publicae7. Vol. 1, ed. E. Malcovati, 1953)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7. Vol. 1, ed. E. Malcovati, 1953)</text:p>
          </table:table-cell>
          <table:table-cell office:value-type="string" calcext:value-type="string">
            <text:p>Q. Pompeius Q. f. Q. n. Rufus. oratio</text:p>
          </table:table-cell>
        </table:table-row>
        <table:table-row table:style-name="ro1">
          <table:table-cell office:value-type="string" calcext:value-type="string">
            <text:p>Q. Remmius Palaemon. Ars [sp.] (Grammatici Latini ex Recensione Henrici Keilii. Vol. 5, ed. H. Keil, 1868)</text:p>
          </table:table-cell>
          <table:table-cell office:value-type="string" calcext:value-type="string">
            <text:p>096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i Latini ex Recensione Henrici Keilii. Vol. 5, ed. H. Keil, 1868)</text:p>
          </table:table-cell>
          <table:table-cell office:value-type="string" calcext:value-type="string">
            <text:p>Q. Remmius Palaemon. Ars [sp.]</text:p>
          </table:table-cell>
        </table:table-row>
        <table:table-row table:style-name="ro1">
          <table:table-cell office:value-type="string" calcext:value-type="string">
            <text:p>Q. Remmius Palaemon. grammatica (Grammaticae Romanae Fragmenta Aetatis Caesareae. Vol. 1, ed. A. Mazzarino, 1955)</text:p>
          </table:table-cell>
          <table:table-cell office:value-type="string" calcext:value-type="string">
            <text:p>096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 Aetatis Caesareae. Vol. 1, ed. A. Mazzarino, 1955)</text:p>
          </table:table-cell>
          <table:table-cell office:value-type="string" calcext:value-type="string">
            <text:p>Q. Remmius Palaemon. grammatica</text:p>
          </table:table-cell>
        </table:table-row>
        <table:table-row table:style-name="ro1">
          <table:table-cell office:value-type="string" calcext:value-type="string">
            <text:p>Q. Serenus (Sammonicus). Liber Medicinalis (Quinti Sereni Liber Medicinalis, ed. F. Vollmer, 1916)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ammonicus). Liber Medicinalis (Quinti Sereni Liber Medicinalis, ed. F. Vollmer, 1916)</text:p>
          </table:table-cell>
          <table:table-cell office:value-type="string" calcext:value-type="string">
            <text:p>Q. Serenus</text:p>
          </table:table-cell>
        </table:table-row>
        <table:table-row table:style-name="ro1">
          <table:table-cell office:value-type="string" calcext:value-type="string">
            <text:p>Q. Serenus (Sammonicus). Liber Medicinalis, capitula (Quinti Sereni Liber Medicinalis, ed. F. Vollmer, 1916)</text:p>
          </table:table-cell>
          <table:table-cell office:value-type="string" calcext:value-type="string">
            <text:p>1515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ammonicus). Liber Medicinalis, capitula (Quinti Sereni Liber Medicinalis, ed. F. Vollmer, 1916)</text:p>
          </table:table-cell>
          <table:table-cell office:value-type="string" calcext:value-type="string">
            <text:p>Q. Serenus</text:p>
          </table:table-cell>
        </table:table-row>
        <table:table-row table:style-name="ro1">
          <table:table-cell office:value-type="string" calcext:value-type="string">
            <text:p>Q. Servilius Caepio. oratio (Oratorum Romanorum Fragmenta Liberae Rei Publicae. Vol. 1, ed. E. Malcovati, 1953)</text:p>
          </table:table-cell>
          <table:table-cell office:value-type="string" calcext:value-type="string">
            <text:p>044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Q. Servilius Caepio. oratio</text:p>
          </table:table-cell>
        </table:table-row>
        <table:table-row table:style-name="ro1">
          <table:table-cell office:value-type="string" calcext:value-type="string">
            <text:p>Q. Terentius Scaurus. De Adverbio et Praeposition. (Grammatici Latini ex Recensione Henrici Keilii. Vol. 7, ed. H. Keil, 1880)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Q. Terentius Scaurus. De Adverbio et Praeposition.</text:p>
          </table:table-cell>
        </table:table-row>
        <table:table-row table:style-name="ro1">
          <table:table-cell office:value-type="string" calcext:value-type="string">
            <text:p>Q. Terentius Scaurus. De ordinat. part. orat. [sp.] (Grammatici Latini ex Recensione Henrici Keilii. Vol. 7, ed. H. Keil, 1880)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Q. Terentius Scaurus. De ordinat. part. orat. [sp.]</text:p>
          </table:table-cell>
        </table:table-row>
        <table:table-row table:style-name="ro1">
          <table:table-cell office:value-type="string" calcext:value-type="string">
            <text:p>Q. Terentius Scaurus. De Orthographia (Grammatici Latini ex Recensione Henrici Keilii. Vol. 7, ed. H. Keil, 1880)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Q. Terentius Scaurus. De Orthographia</text:p>
          </table:table-cell>
        </table:table-row>
        <table:table-row table:style-name="ro1">
          <table:table-cell office:value-type="string" calcext:value-type="string">
            <text:p>Q. Terentius Scaurus. fr. in codice Parisino 7520 (Grammatici Latini ex Recensione Henrici Keilii. Vol. 7, ed. H. Keil, 1880)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Q. Terentius Scaurus. fr. in codice Parisino 7520</text:p>
          </table:table-cell>
        </table:table-row>
        <table:table-row table:style-name="ro1">
          <table:table-cell office:value-type="string" calcext:value-type="string">
            <text:p>Q. Tullius Cicero. carmina (Fragmenta Poetarum Latinorum Epicorum et Lyricorum praeter Ennium et Lucilium, ed. W. Morel, 1927)</text:p>
          </table:table-cell>
          <table:table-cell office:value-type="string" calcext:value-type="string">
            <text:p>047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Tullius Cicero. carmina</text:p>
          </table:table-cell>
        </table:table-row>
        <table:table-row table:style-name="ro1">
          <table:table-cell office:value-type="string" calcext:value-type="string">
            <text:p>Q. Tullius Cicero. Commentar. Petitionis [sp.] (M. Tulli Ciceronis Epistulae. Vol. 3, ed. W. S. Watt, 1958)</text:p>
          </table:table-cell>
          <table:table-cell office:value-type="string" calcext:value-type="string">
            <text:p>0478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M. Tulli Ciceronis Epistulae. Vol. 3, ed. W. S. Watt, 1958)</text:p>
          </table:table-cell>
          <table:table-cell office:value-type="string" calcext:value-type="string">
            <text:p>Q. Tullius Cicero. Commentar. Petitionis [sp.]</text:p>
          </table:table-cell>
        </table:table-row>
        <table:table-row table:style-name="ro1">
          <table:table-cell office:value-type="string" calcext:value-type="string">
            <text:p>Q. Valerius Soranus. carmina (Fragmenta Poetarum Latinorum Epicorum et Lyricorum praeter Ennium et Lucilium, ed. W. Morel, 1927)</text:p>
          </table:table-cell>
          <table:table-cell office:value-type="string" calcext:value-type="string">
            <text:p>067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Q. Valerius Soranus. carmina</text:p>
          </table:table-cell>
        </table:table-row>
        <table:table-row table:style-name="ro1">
          <table:table-cell office:value-type="string" calcext:value-type="string">
            <text:p>Q. Vibius Crispus. orationes (M. Fabi Quintiliani Institutionis Oratoriae Libri Duodecim. Vols. 1%192, ed. M. Winterbottom, 1970)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Fabi Quintiliani Institutionis Oratoriae Libri Duodecim. Vols. 1%192, ed. M. Winterbottom, 1970)</text:p>
          </table:table-cell>
          <table:table-cell office:value-type="string" calcext:value-type="string">
            <text:p>Q. Vibius Crispus. orationes</text:p>
          </table:table-cell>
        </table:table-row>
        <table:table-row table:style-name="ro1">
          <table:table-cell office:value-type="string" calcext:value-type="string">
            <text:p>Rabirius. carmina (Fragmenta Poetarum Latinorum Epicorum et Lyricorum praeter Ennium et Lucilium, ed. W. Morel, 1927)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Rabirius. carmina</text:p>
          </table:table-cell>
        </table:table-row>
        <table:table-row table:style-name="ro1">
          <table:table-cell office:value-type="string" calcext:value-type="string">
            <text:p>Sabidius. grammatica (Grammaticae Romanae Fragmenta, ed. G. Funaioli, 1907)</text:p>
          </table:table-cell>
          <table:table-cell office:value-type="string" calcext:value-type="string">
            <text:p>132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Sabidius. grammatica</text:p>
          </table:table-cell>
        </table:table-row>
        <table:table-row table:style-name="ro1">
          <table:table-cell office:value-type="string" calcext:value-type="string">
            <text:p>Sacra Argeorum (M. Terenti Varronis De Linguae Latinae Quae Supersunt, ed. G. Goetz; F. Schoell, 1910)</text:p>
          </table:table-cell>
          <table:table-cell office:value-type="string" calcext:value-type="string">
            <text:p>06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erenti Varronis De Linguae Latinae Quae Supersunt, ed. G. Goetz; F. Schoell, 1910)</text:p>
          </table:table-cell>
          <table:table-cell office:value-type="string" calcext:value-type="string">
            <text:p>Sacra Argeorum</text:p>
          </table:table-cell>
        </table:table-row>
        <table:table-row table:style-name="ro1">
          <table:table-cell office:value-type="string" calcext:value-type="string">
            <text:p>Santra. grammatica (Grammaticae Romanae Fragmenta, ed. G. Funaioli, 1907)</text:p>
          </table:table-cell>
          <table:table-cell office:value-type="string" calcext:value-type="string">
            <text:p>063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Santra. grammatica</text:p>
          </table:table-cell>
        </table:table-row>
        <table:table-row table:style-name="ro1">
          <table:table-cell office:value-type="string" calcext:value-type="string">
            <text:p>Santra. tragoediae (Scaenicae Romanorum Poesis Fragmenta. Vol. 1, ed. O. Ribbeck, 1897)</text:p>
          </table:table-cell>
          <table:table-cell office:value-type="string" calcext:value-type="string">
            <text:p>063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Santra. tragoediae</text:p>
          </table:table-cell>
        </table:table-row>
        <table:table-row table:style-name="ro1">
          <table:table-cell office:value-type="string" calcext:value-type="string">
            <text:p>Saserna. de re rustica scripta (Scriptorum Romanorum De Re Rustica Reliquiae. Vol. 1, ed. F. Speranza, 1974)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ptorum Romanorum De Re Rustica Reliquiae. Vol. 1, ed. F. Speranza, 1974)</text:p>
          </table:table-cell>
          <table:table-cell office:value-type="string" calcext:value-type="string">
            <text:p>Saserna. de re rustica scripta</text:p>
          </table:table-cell>
        </table:table-row>
        <table:table-row table:style-name="ro1">
          <table:table-cell office:value-type="string" calcext:value-type="string">
            <text:p>Scaevus Memor. tragoediae (Scaenicae Romanorum Poesis Fragmenta. Vol. 1, ed. O. Ribbeck, 1897)</text:p>
          </table:table-cell>
          <table:table-cell office:value-type="string" calcext:value-type="string">
            <text:p>133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1, ed. O. Ribbeck, 1897)</text:p>
          </table:table-cell>
          <table:table-cell office:value-type="string" calcext:value-type="string">
            <text:p>Scaevus Memor. tragoediae</text:p>
          </table:table-cell>
        </table:table-row>
        <table:table-row table:style-name="ro1">
          <table:table-cell office:value-type="string" calcext:value-type="string">
            <text:p>Scribonius Largus. Compositiones (Scribonii Largi Compositiones, ed. S. Sconocchia, 1983)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bonii Largi Compositiones, ed. S. Sconocchia, 1983)</text:p>
          </table:table-cell>
          <table:table-cell office:value-type="string" calcext:value-type="string">
            <text:p>Scribonius Largus. Compositiones</text:p>
          </table:table-cell>
        </table:table-row>
        <table:table-row table:style-name="ro1">
          <table:table-cell office:value-type="string" calcext:value-type="string">
            <text:p>Scriptores Historiae Augustae. [2Aelii]2 Spartiani Aelius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[2Aelii]2 Spartiani Aelius</text:p>
          </table:table-cell>
        </table:table-row>
        <table:table-row table:style-name="ro1">
          <table:table-cell office:value-type="string" calcext:value-type="string">
            <text:p>Scriptores Historiae Augustae. [2Aelii]2 Spartiani De Vita Hadrian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[2Aelii]2 Spartiani De Vita Hadriani</text:p>
          </table:table-cell>
        </table:table-row>
        <table:table-row table:style-name="ro1">
          <table:table-cell office:value-type="string" calcext:value-type="string">
            <text:p>Scriptores Historiae Augustae. [2Commodus]2 Antoninus Aeli Lampridi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[2Commodus]2 Antoninus Aeli Lampridii</text:p>
          </table:table-cell>
        </table:table-row>
        <table:table-row table:style-name="ro1">
          <table:table-cell office:value-type="string" calcext:value-type="string">
            <text:p>Scriptores Historiae Augustae. [2Flavi Vopisci Syracusii]2 Carus et Cari[2nus]2 et Numerianus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30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Flavi Vopisci Syracusii]2 Carus et Cari[2nus]2 et Numerianus</text:p>
          </table:table-cell>
        </table:table-row>
        <table:table-row table:style-name="ro1">
          <table:table-cell office:value-type="string" calcext:value-type="string">
            <text:p>Scriptores Historiae Augustae. [2Flavi Vopisci Syracusii]2 Probus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8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Flavi Vopisci Syracusii]2 Probus</text:p>
          </table:table-cell>
        </table:table-row>
        <table:table-row table:style-name="ro1">
          <table:table-cell office:value-type="string" calcext:value-type="string">
            <text:p>Scriptores Historiae Augustae. [2Flavi Vopisci Syracusii]2 Quadrigae Tyrannorum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9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Flavi Vopisci Syracusii]2 Quadrigae Tyrannorum</text:p>
          </table:table-cell>
        </table:table-row>
        <table:table-row table:style-name="ro1">
          <table:table-cell office:value-type="string" calcext:value-type="string">
            <text:p>Scriptores Historiae Augustae. [2Flavi Vopisci Syracusii]2 Tacitus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7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Flavi Vopisci Syracusii]2 Tacitus</text:p>
          </table:table-cell>
        </table:table-row>
        <table:table-row table:style-name="ro1">
          <table:table-cell office:value-type="string" calcext:value-type="string">
            <text:p>Scriptores Historiae Augustae. [2Helvius]2 Pertinax Iuli Capitolin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[2Helvius]2 Pertinax Iuli Capitolini</text:p>
          </table:table-cell>
        </table:table-row>
        <table:table-row table:style-name="ro1">
          <table:table-cell office:value-type="string" calcext:value-type="string">
            <text:p>Scriptores Historiae Augustae. [2Trebelli Pollionis]2 Divus Claudius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5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Trebelli Pollionis]2 Divus Claudius</text:p>
          </table:table-cell>
        </table:table-row>
        <table:table-row table:style-name="ro1">
          <table:table-cell office:value-type="string" calcext:value-type="string">
            <text:p>Scriptores Historiae Augustae. [2Trebelli Pollionis]2 Gallieni Duo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3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Trebelli Pollionis]2 Gallieni Duo</text:p>
          </table:table-cell>
        </table:table-row>
        <table:table-row table:style-name="ro1">
          <table:table-cell office:value-type="string" calcext:value-type="string">
            <text:p>Scriptores Historiae Augustae. [2Trebelli Pollionis]2 Tyranni Triginta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4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Trebelli Pollionis]2 Tyranni Triginta</text:p>
          </table:table-cell>
        </table:table-row>
        <table:table-row table:style-name="ro1">
          <table:table-cell office:value-type="string" calcext:value-type="string">
            <text:p>Scriptores Historiae Augustae. [2Trebelli Pollionis]2 Valeriani Duo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2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[2Trebelli Pollionis]2 Valeriani Duo</text:p>
          </table:table-cell>
        </table:table-row>
        <table:table-row table:style-name="ro1">
          <table:table-cell office:value-type="string" calcext:value-type="string">
            <text:p>Scriptores Historiae Augustae. Aeli Lampridii Antoninus Heliogabalus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Aeli Lampridii Antoninus Heliogabalus</text:p>
          </table:table-cell>
        </table:table-row>
        <table:table-row table:style-name="ro1">
          <table:table-cell office:value-type="string" calcext:value-type="string">
            <text:p>Scriptores Historiae Augustae. Aeli Spartiani Severus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Aeli Spartiani Severus</text:p>
          </table:table-cell>
        </table:table-row>
        <table:table-row table:style-name="ro1">
          <table:table-cell office:value-type="string" calcext:value-type="string">
            <text:p>Scriptores Historiae Augustae. Alexander Severus Aeli Lampridi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8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Alexander Severus Aeli Lampridii</text:p>
          </table:table-cell>
        </table:table-row>
        <table:table-row table:style-name="ro1">
          <table:table-cell office:value-type="string" calcext:value-type="string">
            <text:p>Scriptores Historiae Augustae. Antoninus Caracallus [2Aeli Spartiani]2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Antoninus Caracallus [2Aeli Spartiani]2</text:p>
          </table:table-cell>
        </table:table-row>
        <table:table-row table:style-name="ro1">
          <table:table-cell office:value-type="string" calcext:value-type="string">
            <text:p>Scriptores Historiae Augustae. Antoninus Geta [2Aeli Spartiani]2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Antoninus Geta [2Aeli Spartiani]2</text:p>
          </table:table-cell>
        </table:table-row>
        <table:table-row table:style-name="ro1">
          <table:table-cell office:value-type="string" calcext:value-type="string">
            <text:p>Scriptores Historiae Augustae. Avidius [2Cassius]2 Vulcacii Gallicani V.C.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Avidius [2Cassius]2 Vulcacii Gallicani V.C.</text:p>
          </table:table-cell>
        </table:table-row>
        <table:table-row table:style-name="ro1">
          <table:table-cell office:value-type="string" calcext:value-type="string">
            <text:p>Scriptores Historiae Augustae. Diadumenus Antoninus [2Aelii]2 Lampridi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Diadumenus Antoninus [2Aelii]2 Lampridii</text:p>
          </table:table-cell>
        </table:table-row>
        <table:table-row table:style-name="ro1">
          <table:table-cell office:value-type="string" calcext:value-type="string">
            <text:p>Scriptores Historiae Augustae. Didius Iulianus Aeli Spartian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Didius Iulianus Aeli Spartiani</text:p>
          </table:table-cell>
        </table:table-row>
        <table:table-row table:style-name="ro1">
          <table:table-cell office:value-type="string" calcext:value-type="string">
            <text:p>Scriptores Historiae Augustae. Flavi Vopisci Syracusii Divus Aurelianus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6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Flavi Vopisci Syracusii Divus Aurelianus</text:p>
          </table:table-cell>
        </table:table-row>
        <table:table-row table:style-name="ro1">
          <table:table-cell office:value-type="string" calcext:value-type="string">
            <text:p>Scriptores Historiae Augustae. Gordian[2i Tr]2es [2Iuli Capitolini]2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0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Gordian[2i Tr]2es [2Iuli Capitolini]2</text:p>
          </table:table-cell>
        </table:table-row>
        <table:table-row table:style-name="ro1">
          <table:table-cell office:value-type="string" calcext:value-type="string">
            <text:p>Scriptores Historiae Augustae. Iuli Capitolini Antoninus Pius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Iuli Capitolini Antoninus Pius</text:p>
          </table:table-cell>
        </table:table-row>
        <table:table-row table:style-name="ro1">
          <table:table-cell office:value-type="string" calcext:value-type="string">
            <text:p>Scriptores Historiae Augustae. Iuli Capitolini Verus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Iuli Capitolini Verus</text:p>
          </table:table-cell>
        </table:table-row>
        <table:table-row table:style-name="ro1">
          <table:table-cell office:value-type="string" calcext:value-type="string">
            <text:p>Scriptores Historiae Augustae. Maximini Duo Iuli Capitolini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9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Maximini Duo Iuli Capitolini</text:p>
          </table:table-cell>
        </table:table-row>
        <table:table-row table:style-name="ro1">
          <table:table-cell office:value-type="string" calcext:value-type="string">
            <text:p>Scriptores Historiae Augustae. Maximus [2et Balbinus Iuli Capitolini]2 (Scriptores Historiae Augustae. Vol. 2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21 </text:p>
          </table:table-cell>
          <table:table-cell office:value-type="string" calcext:value-type="string">
            <text:p>(Scriptores Historiae Augustae. Vol. 2, ed. E. Hohl, 1965)</text:p>
          </table:table-cell>
          <table:table-cell office:value-type="string" calcext:value-type="string">
            <text:p>Scriptores Historiae Augustae. Maximus [2et Balbinus Iuli Capitolini]2</text:p>
          </table:table-cell>
        </table:table-row>
        <table:table-row table:style-name="ro1">
          <table:table-cell office:value-type="string" calcext:value-type="string">
            <text:p>Scriptores Historiae Augustae. Opilius Macrinus Iuli Capitolin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Opilius Macrinus Iuli Capitolini</text:p>
          </table:table-cell>
        </table:table-row>
        <table:table-row table:style-name="ro1">
          <table:table-cell office:value-type="string" calcext:value-type="string">
            <text:p>Scriptores Historiae Augustae. Pescennius Niger [2Aeli Spartiani]2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Pescennius Niger [2Aeli Spartiani]2</text:p>
          </table:table-cell>
        </table:table-row>
        <table:table-row table:style-name="ro1">
          <table:table-cell office:value-type="string" calcext:value-type="string">
            <text:p>Scriptores Historiae Augustae. Vita Clodii Albini Iulii Capitolin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Vita Clodii Albini Iulii Capitolini</text:p>
          </table:table-cell>
        </table:table-row>
        <table:table-row table:style-name="ro1">
          <table:table-cell office:value-type="string" calcext:value-type="string">
            <text:p>Scriptores Historiae Augustae. Vita Marci Antonini Philosophi Iuli Capitolini (Scriptores Historiae Augustae. Vol. 1, ed. E. Hohl, 1965)</text:p>
          </table:table-cell>
          <table:table-cell office:value-type="string" calcext:value-type="string">
            <text:p>2331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Scriptores Historiae Augustae. Vol. 1, ed. E. Hohl, 1965)</text:p>
          </table:table-cell>
          <table:table-cell office:value-type="string" calcext:value-type="string">
            <text:p>Scriptores Historiae Augustae. Vita Marci Antonini Philosophi Iuli Capitolini</text:p>
          </table:table-cell>
        </table:table-row>
        <table:table-row table:style-name="ro1">
          <table:table-cell office:value-type="string" calcext:value-type="string">
            <text:p>Sempronius Asellio. Rerum Gestarum Libri (Historicorum Romanorum Reliquiae, Vol. 1, ed. H. Peter, 1914)</text:p>
          </table:table-cell>
          <table:table-cell office:value-type="string" calcext:value-type="string">
            <text:p>030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, Vol. 1, ed. H. Peter, 1914)</text:p>
          </table:table-cell>
          <table:table-cell office:value-type="string" calcext:value-type="string">
            <text:p>Sempronius Asellio. Rerum Gestarum Libri</text:p>
          </table:table-cell>
        </table:table-row>
        <table:table-row table:style-name="ro1">
          <table:table-cell office:value-type="string" calcext:value-type="string">
            <text:p>Sentius Augurinus. carmen (Fragmenta Poetarum Latinorum Epicorum et Lyricorum praeter Ennium et Lucilium, ed. W. Morel, 1927)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entius Augurinus. carmen</text:p>
          </table:table-cell>
        </table:table-row>
        <table:table-row table:style-name="ro1">
          <table:table-cell office:value-type="string" calcext:value-type="string">
            <text:p>Septimius Serenus. carmen (Fragmenta Poetarum Latinorum Epicorum et Lyricorum praeter Ennium et Lucilium, ed. W. Morel, 1927)</text:p>
          </table:table-cell>
          <table:table-cell office:value-type="string" calcext:value-type="string">
            <text:p>133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eptimius Serenus. carmen</text:p>
          </table:table-cell>
        </table:table-row>
        <table:table-row table:style-name="ro1">
          <table:table-cell office:value-type="string" calcext:value-type="string">
            <text:p>Ser. Clodius. grammatica (Grammaticae Romanae Fragmenta, ed. G. Funaioli, 1907)</text:p>
          </table:table-cell>
          <table:table-cell office:value-type="string" calcext:value-type="string">
            <text:p>048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Ser. Clodius. grammatica</text:p>
          </table:table-cell>
        </table:table-row>
        <table:table-row table:style-name="ro1">
          <table:table-cell office:value-type="string" calcext:value-type="string">
            <text:p>Ser. Sulpicius Rufus. iurisprudentia (Iurisprudentiae Anteiustinianae Reliquiae. Vol. 1, ed. P. E. Huschke; E. Seckel; B. Ku+bler, 1908)</text:p>
          </table:table-cell>
          <table:table-cell office:value-type="string" calcext:value-type="string">
            <text:p>0656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Ser. Sulpicius Rufus. iurisprudentia</text:p>
          </table:table-cell>
        </table:table-row>
        <table:table-row table:style-name="ro1">
          <table:table-cell office:value-type="string" calcext:value-type="string">
            <text:p>Ser. Sulpicius Rufus. oratio (Oratorum Romanorum Fragmenta Liberae Rei Publicae. Vol. 1, ed. E. Malcovati, 1953)</text:p>
          </table:table-cell>
          <table:table-cell office:value-type="string" calcext:value-type="string">
            <text:p>0656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Ser. Sulpicius Rufus. oratio</text:p>
          </table:table-cell>
        </table:table-row>
        <table:table-row table:style-name="ro1">
          <table:table-cell office:value-type="string" calcext:value-type="string">
            <text:p>Sevius Nicanor. carmen (Fragmenta Poetarum Latinorum Epicorum et Lyricorum praeter Ennium et Lucilium, ed. W. Morel, 1927)</text:p>
          </table:table-cell>
          <table:table-cell office:value-type="string" calcext:value-type="string">
            <text:p>064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evius Nicanor. carmen</text:p>
          </table:table-cell>
        </table:table-row>
        <table:table-row table:style-name="ro1">
          <table:table-cell office:value-type="string" calcext:value-type="string">
            <text:p>Sex. (vel Sp.) Ennius. grammatica (Grammaticae Romanae Fragmenta, ed. G. Funaioli, 1907)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vel Sp.) Ennius. grammatica (Grammaticae Romanae Fragmenta, ed. G. Funaioli, 1907)</text:p>
          </table:table-cell>
          <table:table-cell office:value-type="string" calcext:value-type="string">
            <text:p>Sex.</text:p>
          </table:table-cell>
        </table:table-row>
        <table:table-row table:style-name="ro1">
          <table:table-cell office:value-type="string" calcext:value-type="string">
            <text:p>Sex. Iulius Frontinus. De Agrorum Qualitate (Corpus Agrimensorum Romanorum, Opuscula Agrimensorum Veterum, ed. C. Thulin, 1971)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Sex. Iulius Frontinus. De Agrorum Qualitate</text:p>
          </table:table-cell>
        </table:table-row>
        <table:table-row table:style-name="ro1">
          <table:table-cell office:value-type="string" calcext:value-type="string">
            <text:p>Sex. Iulius Frontinus. De Aquis Urbis Romae (Sex. Iulii Frontini De Aquaeductu Urbis Romae, ed. C. Kunderewicz, 1973)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ex. Iulii Frontini De Aquaeductu Urbis Romae, ed. C. Kunderewicz, 1973)</text:p>
          </table:table-cell>
          <table:table-cell office:value-type="string" calcext:value-type="string">
            <text:p>Sex. Iulius Frontinus. De Aquis Urbis Romae</text:p>
          </table:table-cell>
        </table:table-row>
        <table:table-row table:style-name="ro1">
          <table:table-cell office:value-type="string" calcext:value-type="string">
            <text:p>Sex. Iulius Frontinus. De Arte Mensoria (Corpus Agrimensorum Romanorum, Opuscula Agrimensorum Veterum, ed. C. Thulin, 1971)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Sex. Iulius Frontinus. De Arte Mensoria</text:p>
          </table:table-cell>
        </table:table-row>
        <table:table-row table:style-name="ro1">
          <table:table-cell office:value-type="string" calcext:value-type="string">
            <text:p>Sex. Iulius Frontinus. De Controversiis (Corpus Agrimensorum Romanorum, Opuscula Agrimensorum Veterum, ed. C. Thulin, 1971)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Sex. Iulius Frontinus. De Controversiis</text:p>
          </table:table-cell>
        </table:table-row>
        <table:table-row table:style-name="ro1">
          <table:table-cell office:value-type="string" calcext:value-type="string">
            <text:p>Sex. Iulius Frontinus. De Limitibus (Corpus Agrimensorum Romanorum, Opuscula Agrimensorum Veterum, ed. C. Thulin, 1971)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Sex. Iulius Frontinus. De Limitibus</text:p>
          </table:table-cell>
        </table:table-row>
        <table:table-row table:style-name="ro1">
          <table:table-cell office:value-type="string" calcext:value-type="string">
            <text:p>Sex. Iulius Frontinus. Strategemata (Frontin Kriegslisten, ed. G. Bendz, 1963)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ontin Kriegslisten, ed. G. Bendz, 1963)</text:p>
          </table:table-cell>
          <table:table-cell office:value-type="string" calcext:value-type="string">
            <text:p>Sex. Iulius Frontinus. Strategemata</text:p>
          </table:table-cell>
        </table:table-row>
        <table:table-row table:style-name="ro1">
          <table:table-cell office:value-type="string" calcext:value-type="string">
            <text:p>Sex. Paconianus. carmen (Fragmenta Poetarum Latinorum Epicorum et Lyricorum praeter Ennium et Lucilium, ed. W. Morel, 1927)</text:p>
          </table:table-cell>
          <table:table-cell office:value-type="string" calcext:value-type="string">
            <text:p>209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ex. Paconianus. carmen</text:p>
          </table:table-cell>
        </table:table-row>
        <table:table-row table:style-name="ro1">
          <table:table-cell office:value-type="string" calcext:value-type="string">
            <text:p>Sex. Pompeius Festus. De Verborum Significatione (Sexti Pompei Festi De Verborum Significatu Quae Supersunt cum Pauli Epitome, ed. W. M. Lindsay, 1913)</text:p>
          </table:table-cell>
          <table:table-cell office:value-type="string" calcext:value-type="string">
            <text:p>123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exti Pompei Festi De Verborum Significatu Quae Supersunt cum Pauli Epitome, ed. W. M. Lindsay, 1913)</text:p>
          </table:table-cell>
          <table:table-cell office:value-type="string" calcext:value-type="string">
            <text:p>Sex. Pompeius Festus. De Verborum Significatione</text:p>
          </table:table-cell>
        </table:table-row>
        <table:table-row table:style-name="ro1">
          <table:table-cell office:value-type="string" calcext:value-type="string">
            <text:p>Sex. Pomponius. Liber Regularum, fragmentum (Fontes Iuris Romani Antejustiniani. Part 2, ed. J. Baviera, 1940)</text:p>
          </table:table-cell>
          <table:table-cell office:value-type="string" calcext:value-type="string">
            <text:p>1321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Fontes Iuris Romani Antejustiniani. Part 2, ed. J. Baviera, 1940)</text:p>
          </table:table-cell>
          <table:table-cell office:value-type="string" calcext:value-type="string">
            <text:p>Sex. Pomponius. Liber Regularum, fragmentum</text:p>
          </table:table-cell>
        </table:table-row>
        <table:table-row table:style-name="ro1">
          <table:table-cell office:value-type="string" calcext:value-type="string">
            <text:p>Sex. Propertius. Elegiae (ed. G. P. Goold, forthcoming)</text:p>
          </table:table-cell>
          <table:table-cell office:value-type="string" calcext:value-type="string">
            <text:p>062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ed. G. P. Goold, forthcoming)</text:p>
          </table:table-cell>
          <table:table-cell office:value-type="string" calcext:value-type="string">
            <text:p>Sex. Propertius. Elegiae</text:p>
          </table:table-cell>
        </table:table-row>
        <table:table-row table:style-name="ro1">
          <table:table-cell office:value-type="string" calcext:value-type="string">
            <text:p>Sex. Turpilius. palliatae (Scaenicae Romanorum Poesis Fragmenta. Vol. 2, ed. O. Ribbeck, 1898)</text:p>
          </table:table-cell>
          <table:table-cell office:value-type="string" calcext:value-type="string">
            <text:p>014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Sex. Turpilius. palliatae</text:p>
          </table:table-cell>
        </table:table-row>
        <table:table-row table:style-name="ro1">
          <table:table-cell office:value-type="string" calcext:value-type="string">
            <text:p>Sextilius Ena. carmen (Fragmenta Poetarum Latinorum Epicorum et Lyricorum praeter Ennium et Lucilium, ed. W. Morel, 1927)</text:p>
          </table:table-cell>
          <table:table-cell office:value-type="string" calcext:value-type="string">
            <text:p>064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extilius Ena. carmen</text:p>
          </table:table-cell>
        </table:table-row>
        <table:table-row table:style-name="ro1">
          <table:table-cell office:value-type="string" calcext:value-type="string">
            <text:p>Siculus Flaccus. De Condicionibus Agrorum (Corpus Agrimensorum Romanorum, Opuscula Agrimensorum Veterum, ed. C. Thulin, 1971)</text:p>
          </table:table-cell>
          <table:table-cell office:value-type="string" calcext:value-type="string">
            <text:p>134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pus Agrimensorum Romanorum, Opuscula Agrimensorum Veterum, ed. C. Thulin, 1971)</text:p>
          </table:table-cell>
          <table:table-cell office:value-type="string" calcext:value-type="string">
            <text:p>Siculus Flaccus. De Condicionibus Agrorum</text:p>
          </table:table-cell>
        </table:table-row>
        <table:table-row table:style-name="ro1">
          <table:table-cell office:value-type="string" calcext:value-type="string">
            <text:p>Silius Italicus. Punica (Corpus Poetarum Latinorum. Vol. 3, ed. W. C. Summers, 1905)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orpus Poetarum Latinorum. Vol. 3, ed. W. C. Summers, 1905)</text:p>
          </table:table-cell>
          <table:table-cell office:value-type="string" calcext:value-type="string">
            <text:p>Silius Italicus. Punica</text:p>
          </table:table-cell>
        </table:table-row>
        <table:table-row table:style-name="ro1">
          <table:table-cell office:value-type="string" calcext:value-type="string">
            <text:p>Sinnius Capito. grammatica, fragmenta (Grammaticae Romanae Fragmenta, ed. G. Funaioli, 1907)</text:p>
          </table:table-cell>
          <table:table-cell office:value-type="string" calcext:value-type="string">
            <text:p>045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Sinnius Capito. grammatica, fragmenta</text:p>
          </table:table-cell>
        </table:table-row>
        <table:table-row table:style-name="ro1">
          <table:table-cell office:value-type="string" calcext:value-type="string">
            <text:p>Staberius Eros. grammatica (Grammaticae Romanae Fragmenta, ed. G. Funaioli, 1907)</text:p>
          </table:table-cell>
          <table:table-cell office:value-type="string" calcext:value-type="string">
            <text:p>064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Staberius Eros. grammatica</text:p>
          </table:table-cell>
        </table:table-row>
        <table:table-row table:style-name="ro1">
          <table:table-cell office:value-type="string" calcext:value-type="string">
            <text:p>Sueius. carmina (Fragmenta Poetarum Latinorum Epicorum et Lyricorum praeter Ennium et Lucilium, ed. W. Morel, 1927)</text:p>
          </table:table-cell>
          <table:table-cell office:value-type="string" calcext:value-type="string">
            <text:p>065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ueius. carmina</text:p>
          </table:table-cell>
        </table:table-row>
        <table:table-row table:style-name="ro1">
          <table:table-cell office:value-type="string" calcext:value-type="string">
            <text:p>Sulpicia, Caleni uxor. carmen (Fragmenta Poetarum Latinorum Epicorum et Lyricorum praeter Ennium et Lucilium, ed. W. Morel, 1927)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Sulpicia, Caleni uxor. carmen</text:p>
          </table:table-cell>
        </table:table-row>
        <table:table-row table:style-name="ro1">
          <table:table-cell office:value-type="string" calcext:value-type="string">
            <text:p>Sulpicia, Caleni uxor. De Statu Rei Publicae [sp.] (Epigrammata Bobiensia, ed. W. Speyer, 1963)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Epigrammata Bobiensia, ed. W. Speyer, 1963)</text:p>
          </table:table-cell>
          <table:table-cell office:value-type="string" calcext:value-type="string">
            <text:p>Sulpicia, Caleni uxor. De Statu Rei Publicae [sp.]</text:p>
          </table:table-cell>
        </table:table-row>
        <table:table-row table:style-name="ro1">
          <table:table-cell office:value-type="string" calcext:value-type="string">
            <text:p>T. Annius Luscus. oratio (Oratorum Romanorum Fragmenta Liberae Rei Publicae, I: Textus, ed. E. Malcovati, 1953)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, I: Textus, ed. E. Malcovati, 1953)</text:p>
          </table:table-cell>
          <table:table-cell office:value-type="string" calcext:value-type="string">
            <text:p>T. Annius Luscus. oratio</text:p>
          </table:table-cell>
        </table:table-row>
        <table:table-row table:style-name="ro1">
          <table:table-cell office:value-type="string" calcext:value-type="string">
            <text:p>T. Calpurnius Siculus. Eclogae (Calpurnii et Nemesiani Bucolica, Accedunt Einsidlensia Quae Dicuntur Carmina, ed. C. Giarratano, 1943)</text:p>
          </table:table-cell>
          <table:table-cell office:value-type="string" calcext:value-type="string">
            <text:p>08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Calpurnii et Nemesiani Bucolica, Accedunt Einsidlensia Quae Dicuntur Carmina, ed. C. Giarratano, 1943)</text:p>
          </table:table-cell>
          <table:table-cell office:value-type="string" calcext:value-type="string">
            <text:p>T. Calpurnius Siculus. Eclogae</text:p>
          </table:table-cell>
        </table:table-row>
        <table:table-row table:style-name="ro1">
          <table:table-cell office:value-type="string" calcext:value-type="string">
            <text:p>T. Labienus. oratio (Oratorum Romanorum Fragmenta Liberae Rei Publicae. Vol. 1, ed. E. Malcovati, 1953)</text:p>
          </table:table-cell>
          <table:table-cell office:value-type="string" calcext:value-type="string">
            <text:p>053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Oratorum Romanorum Fragmenta Liberae Rei Publicae. Vol. 1, ed. E. Malcovati, 1953)</text:p>
          </table:table-cell>
          <table:table-cell office:value-type="string" calcext:value-type="string">
            <text:p>T. Labienus. oratio</text:p>
          </table:table-cell>
        </table:table-row>
        <table:table-row table:style-name="ro1">
          <table:table-cell office:value-type="string" calcext:value-type="string">
            <text:p>T. Livius. A.U.C. Perioch. ex P.Oxy.668 (Abre/ge/s des Livres de l'Histoire Romaine de Tite%19Live. Vol. 34, Part 2, ed. P. Jal, 1984)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Abre/ge/s des Livres de l'Histoire Romaine de Tite%19Live. Vol. 34, Part 2, ed. P. Jal, 1984)</text:p>
          </table:table-cell>
          <table:table-cell office:value-type="string" calcext:value-type="string">
            <text:p>T. Livius. A.U.C. Perioch. ex P.Oxy.668</text:p>
          </table:table-cell>
        </table:table-row>
        <table:table-row table:style-name="ro2">
          <table:table-cell table:style-name="ce1" office:value-type="string" calcext:value-type="string">
            <text:p>T. Livius. Ab Urbe Condita (Bks. 1%195: Titi Livi Ab Urbe Condita. Vol. 1, ed. R. S. Conway; C. F. Walters, 1955; Bks. 6%1910, 21%1925: Ibid. Vols. 2%193, ed. C. F. Walters; R. S. Conway, 1919%191950; Bks. 26%1930: Ibid. Vol. 4, ed. R. S. Conway, S. </text:p>
          </table:table-cell>
          <table:table-cell table:number-columns-repeated="2"/>
          <table:table-cell office:value-type="string" calcext:value-type="string">
            <text:p>(Bks. 1%195: Titi Livi Ab Urbe Condita. Vol. 1, ed. R. S. Conway; C. F. Walters, 1955; Bks. 6%1910, 21%1925: Ibid. Vols. 2%193, ed. C. F. Walters; R. S. Conway, 1919%191950; Bks. 26%1930: Ibid. Vol. 4, ed. R. S. Conway, S. </text:p>
          </table:table-cell>
          <table:table-cell office:value-type="string" calcext:value-type="string">
            <text:p>T. Livius. Ab Urbe Condita</text:p>
          </table:table-cell>
        </table:table-row>
        <table:table-row table:style-name="ro1">
          <table:table-cell office:value-type="string" calcext:value-type="string">
            <text:p>T. Livius. fragmenta (Tite%19Live: Histoire Romaine. Vol. 33, ed. P. Jal, 1979)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Tite%19Live: Histoire Romaine. Vol. 33, ed. P. Jal, 1979)</text:p>
          </table:table-cell>
          <table:table-cell office:value-type="string" calcext:value-type="string">
            <text:p>T. Livius. fragmenta</text:p>
          </table:table-cell>
        </table:table-row>
        <table:table-row table:style-name="ro1">
          <table:table-cell office:value-type="string" calcext:value-type="string">
            <text:p>T. Livius. Periochae Librorum A. U. C. (T. Livi Ab Urbe Condita. Part 4, Bks. 41%1945, ed. O. Rossbach, 1910)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T. Livi Ab Urbe Condita. Part 4, Bks. 41%1945, ed. O. Rossbach, 1910)</text:p>
          </table:table-cell>
          <table:table-cell office:value-type="string" calcext:value-type="string">
            <text:p>T. Livius. Periochae Librorum A. U. C.</text:p>
          </table:table-cell>
        </table:table-row>
        <table:table-row table:style-name="ro1">
          <table:table-cell office:value-type="string" calcext:value-type="string">
            <text:p>T. Lucretius Carus. capitula (De Rerum Natura Libri Sex, ed. J. Martin, 1969)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De Rerum Natura Libri Sex, ed. J. Martin, 1969)</text:p>
          </table:table-cell>
          <table:table-cell office:value-type="string" calcext:value-type="string">
            <text:p>T. Lucretius Carus. capitula</text:p>
          </table:table-cell>
        </table:table-row>
        <table:table-row table:style-name="ro1">
          <table:table-cell office:value-type="string" calcext:value-type="string">
            <text:p>T. Lucretius Carus. De Rerum Natura (De Rerum Natura Libri Sex, ed. J. Martin, 1969)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De Rerum Natura Libri Sex, ed. J. Martin, 1969)</text:p>
          </table:table-cell>
          <table:table-cell office:value-type="string" calcext:value-type="string">
            <text:p>T. Lucretius Carus. De Rerum Natura</text:p>
          </table:table-cell>
        </table:table-row>
        <table:table-row table:style-name="ro1">
          <table:table-cell office:value-type="string" calcext:value-type="string">
            <text:p>T. Lucretius Carus. fragmenta (De Rerum Natura Libri Sex, ed. J. Martin, 1969)</text:p>
          </table:table-cell>
          <table:table-cell office:value-type="string" calcext:value-type="string">
            <text:p>0550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De Rerum Natura Libri Sex, ed. J. Martin, 1969)</text:p>
          </table:table-cell>
          <table:table-cell office:value-type="string" calcext:value-type="string">
            <text:p>T. Lucretius Carus. fragmenta</text:p>
          </table:table-cell>
        </table:table-row>
        <table:table-row table:style-name="ro1">
          <table:table-cell office:value-type="string" calcext:value-type="string">
            <text:p>T. Maccius Plautus. Amphitruo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Amphitruo</text:p>
          </table:table-cell>
        </table:table-row>
        <table:table-row table:style-name="ro1">
          <table:table-cell office:value-type="string" calcext:value-type="string">
            <text:p>T. Maccius Plautus. Asinaria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Asinaria</text:p>
          </table:table-cell>
        </table:table-row>
        <table:table-row table:style-name="ro1">
          <table:table-cell office:value-type="string" calcext:value-type="string">
            <text:p>T. Maccius Plautus. Aulularia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3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Aulularia</text:p>
          </table:table-cell>
        </table:table-row>
        <table:table-row table:style-name="ro1">
          <table:table-cell office:value-type="string" calcext:value-type="string">
            <text:p>T. Maccius Plautus. Bacchides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4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Bacchides</text:p>
          </table:table-cell>
        </table:table-row>
        <table:table-row table:style-name="ro1">
          <table:table-cell office:value-type="string" calcext:value-type="string">
            <text:p>T. Maccius Plautus. Captivi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5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Captivi</text:p>
          </table:table-cell>
        </table:table-row>
        <table:table-row table:style-name="ro1">
          <table:table-cell office:value-type="string" calcext:value-type="string">
            <text:p>T. Maccius Plautus. Casina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6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Casina</text:p>
          </table:table-cell>
        </table:table-row>
        <table:table-row table:style-name="ro1">
          <table:table-cell office:value-type="string" calcext:value-type="string">
            <text:p>T. Maccius Plautus. Cistellaria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7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Cistellaria</text:p>
          </table:table-cell>
        </table:table-row>
        <table:table-row table:style-name="ro1">
          <table:table-cell office:value-type="string" calcext:value-type="string">
            <text:p>T. Maccius Plautus. Curculio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8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Curculio</text:p>
          </table:table-cell>
        </table:table-row>
        <table:table-row table:style-name="ro1">
          <table:table-cell office:value-type="string" calcext:value-type="string">
            <text:p>T. Maccius Plautus. Epidicus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09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Epidicus</text:p>
          </table:table-cell>
        </table:table-row>
        <table:table-row table:style-name="ro1">
          <table:table-cell office:value-type="string" calcext:value-type="string">
            <text:p>T. Maccius Plautus. fragmenta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22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fragmenta</text:p>
          </table:table-cell>
        </table:table-row>
        <table:table-row table:style-name="ro1">
          <table:table-cell office:value-type="string" calcext:value-type="string">
            <text:p>T. Maccius Plautus. Menaechmi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0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Menaechmi</text:p>
          </table:table-cell>
        </table:table-row>
        <table:table-row table:style-name="ro1">
          <table:table-cell office:value-type="string" calcext:value-type="string">
            <text:p>T. Maccius Plautus. Mercator (Plauti Comoediae. Vol. 1, ed. F. Leo, 1895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1 </text:p>
          </table:table-cell>
          <table:table-cell office:value-type="string" calcext:value-type="string">
            <text:p>(Plauti Comoediae. Vol. 1, ed. F. Leo, 1895)</text:p>
          </table:table-cell>
          <table:table-cell office:value-type="string" calcext:value-type="string">
            <text:p>T. Maccius Plautus. Mercator</text:p>
          </table:table-cell>
        </table:table-row>
        <table:table-row table:style-name="ro1">
          <table:table-cell office:value-type="string" calcext:value-type="string">
            <text:p>T. Maccius Plautus. Miles Gloriosu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2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Miles Gloriosus</text:p>
          </table:table-cell>
        </table:table-row>
        <table:table-row table:style-name="ro1">
          <table:table-cell office:value-type="string" calcext:value-type="string">
            <text:p>T. Maccius Plautus. Mostellaria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3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Mostellaria</text:p>
          </table:table-cell>
        </table:table-row>
        <table:table-row table:style-name="ro1">
          <table:table-cell office:value-type="string" calcext:value-type="string">
            <text:p>T. Maccius Plautus. Persa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4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Persa</text:p>
          </table:table-cell>
        </table:table-row>
        <table:table-row table:style-name="ro1">
          <table:table-cell office:value-type="string" calcext:value-type="string">
            <text:p>T. Maccius Plautus. Poenulu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5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Poenulus</text:p>
          </table:table-cell>
        </table:table-row>
        <table:table-row table:style-name="ro1">
          <table:table-cell office:value-type="string" calcext:value-type="string">
            <text:p>T. Maccius Plautus. Pseudolu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6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Pseudolus</text:p>
          </table:table-cell>
        </table:table-row>
        <table:table-row table:style-name="ro1">
          <table:table-cell office:value-type="string" calcext:value-type="string">
            <text:p>T. Maccius Plautus. Ruden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7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Rudens</text:p>
          </table:table-cell>
        </table:table-row>
        <table:table-row table:style-name="ro1">
          <table:table-cell office:value-type="string" calcext:value-type="string">
            <text:p>T. Maccius Plautus. Stichu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8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Stichus</text:p>
          </table:table-cell>
        </table:table-row>
        <table:table-row table:style-name="ro1">
          <table:table-cell office:value-type="string" calcext:value-type="string">
            <text:p>T. Maccius Plautus. Trinummu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19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Trinummus</text:p>
          </table:table-cell>
        </table:table-row>
        <table:table-row table:style-name="ro1">
          <table:table-cell office:value-type="string" calcext:value-type="string">
            <text:p>T. Maccius Plautus. Truculentus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20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Truculentus</text:p>
          </table:table-cell>
        </table:table-row>
        <table:table-row table:style-name="ro1">
          <table:table-cell office:value-type="string" calcext:value-type="string">
            <text:p>T. Maccius Plautus. Vidularia (Plauti Comoediae. Vol. 2, ed. F. Leo, 1896)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021 </text:p>
          </table:table-cell>
          <table:table-cell office:value-type="string" calcext:value-type="string">
            <text:p>(Plauti Comoediae. Vol. 2, ed. F. Leo, 1896)</text:p>
          </table:table-cell>
          <table:table-cell office:value-type="string" calcext:value-type="string">
            <text:p>T. Maccius Plautus. Vidularia</text:p>
          </table:table-cell>
        </table:table-row>
        <table:table-row table:style-name="ro1">
          <table:table-cell office:value-type="string" calcext:value-type="string">
            <text:p>T. Quinctius Atta. epigramma (Fragmenta Poetarum Latinorum Epicorum et Lyricorum praeter Ennium et Lucilium, ed. W. Morel, 1927)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T. Quinctius Atta. epigramma</text:p>
          </table:table-cell>
        </table:table-row>
        <table:table-row table:style-name="ro1">
          <table:table-cell office:value-type="string" calcext:value-type="string">
            <text:p>T. Quinctius Atta. togatae (Scaenicae Romanorum Poesis Fragmenta. Vol. 2, ed. O. Ribbeck, 1898)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002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T. Quinctius Atta. togatae</text:p>
          </table:table-cell>
        </table:table-row>
        <table:table-row table:style-name="ro1">
          <table:table-cell office:value-type="string" calcext:value-type="string">
            <text:p>Tabulae Censoriae (M. Terenti Varronis De Linguae Latinae Quae Supersunt, ed. G. Goetz; F. Schoell, 1910)</text:p>
          </table:table-cell>
          <table:table-cell office:value-type="string" calcext:value-type="string">
            <text:p>065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M. Terenti Varronis De Linguae Latinae Quae Supersunt, ed. G. Goetz; F. Schoell, 1910)</text:p>
          </table:table-cell>
          <table:table-cell office:value-type="string" calcext:value-type="string">
            <text:p>Tabulae Censoriae</text:p>
          </table:table-cell>
        </table:table-row>
        <table:table-row table:style-name="ro1">
          <table:table-cell office:value-type="string" calcext:value-type="string">
            <text:p>Tarquitius Priscus. De Disciplina Etrusca, fragmentum (Ambrosii Theodosii Macrobii Saturnalia, ed. J. Willis, 1970)</text:p>
          </table:table-cell>
          <table:table-cell office:value-type="string" calcext:value-type="string">
            <text:p>07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mbrosii Theodosii Macrobii Saturnalia, ed. J. Willis, 1970)</text:p>
          </table:table-cell>
          <table:table-cell office:value-type="string" calcext:value-type="string">
            <text:p>Tarquitius Priscus. De Disciplina Etrusca, fragmentum</text:p>
          </table:table-cell>
        </table:table-row>
        <table:table-row table:style-name="ro1">
          <table:table-cell office:value-type="string" calcext:value-type="string">
            <text:p>Terentianus Maurus. De Litt., De Syll., De Metr. (Grammatici Latini ex Recensione Henrici Keilii. Vol. 6, ed. H. Keil, 1874)</text:p>
          </table:table-cell>
          <table:table-cell office:value-type="string" calcext:value-type="string">
            <text:p>151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6, ed. H. Keil, 1874)</text:p>
          </table:table-cell>
          <table:table-cell office:value-type="string" calcext:value-type="string">
            <text:p>Terentianus Maurus. De Litt., De Syll., De Metr.</text:p>
          </table:table-cell>
        </table:table-row>
        <table:table-row table:style-name="ro1">
          <table:table-cell office:value-type="string" calcext:value-type="string">
            <text:p>Ticidas. carmina (Fragmenta Poetarum Latinorum Epicorum et Lyricorum praeter Ennium et Lucilium, ed. W. Morel, 1927)</text:p>
          </table:table-cell>
          <table:table-cell office:value-type="string" calcext:value-type="string">
            <text:p>0661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Ticidas. carmina</text:p>
          </table:table-cell>
        </table:table-row>
        <table:table-row table:style-name="ro1">
          <table:table-cell office:value-type="string" calcext:value-type="string">
            <text:p>Titinius. togatae (Scaenicae Romanorum Poesis Fragmenta. Vol. 2, ed. O. Ribbeck, 1898)</text:p>
          </table:table-cell>
          <table:table-cell office:value-type="string" calcext:value-type="string">
            <text:p>013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Titinius. togatae</text:p>
          </table:table-cell>
        </table:table-row>
        <table:table-row table:style-name="ro1">
          <table:table-cell office:value-type="string" calcext:value-type="string">
            <text:p>Titius. grammatica (Grammaticae Romanae Fragmenta, ed. G. Funaioli, 1907)</text:p>
          </table:table-cell>
          <table:table-cell office:value-type="string" calcext:value-type="string">
            <text:p>925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ae Romanae Fragmenta, ed. G. Funaioli, 1907)</text:p>
          </table:table-cell>
          <table:table-cell office:value-type="string" calcext:value-type="string">
            <text:p>Titius. grammatica</text:p>
          </table:table-cell>
        </table:table-row>
        <table:table-row table:style-name="ro1">
          <table:table-cell office:value-type="string" calcext:value-type="string">
            <text:p>Trabea. palliatae (Scaenicae Romanorum Poesis Fragmenta. Vol. 2, ed. O. Ribbeck, 1898)</text:p>
          </table:table-cell>
          <table:table-cell office:value-type="string" calcext:value-type="string">
            <text:p>0143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aenicae Romanorum Poesis Fragmenta. Vol. 2, ed. O. Ribbeck, 1898)</text:p>
          </table:table-cell>
          <table:table-cell office:value-type="string" calcext:value-type="string">
            <text:p>Trabea. palliatae</text:p>
          </table:table-cell>
        </table:table-row>
        <table:table-row table:style-name="ro1">
          <table:table-cell office:value-type="string" calcext:value-type="string">
            <text:p>Tullius Laurea. epigramma in Ciceronis obitum (Fragmenta Poetarum Latinorum Epicorum et Lyricorum praeter Ennium et Lucilium, ed. W. Morel, 1927)</text:p>
          </table:table-cell>
          <table:table-cell office:value-type="string" calcext:value-type="string">
            <text:p>054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Tullius Laurea. epigramma in Ciceronis obitum</text:p>
          </table:table-cell>
        </table:table-row>
        <table:table-row table:style-name="ro1">
          <table:table-cell office:value-type="string" calcext:value-type="string">
            <text:p>Turnus. satura (Fragmenta Poetarum Latinorum Epicorum et Lyricorum praeter Ennium et Lucilium, ed. W. Morel, 1927)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Turnus. satura</text:p>
          </table:table-cell>
        </table:table-row>
        <table:table-row table:style-name="ro1">
          <table:table-cell office:value-type="string" calcext:value-type="string">
            <text:p>Turranius Niger. de re rustica scripta (Scriptorum Romanorum De Re Rustica Reliquiae. Vol. 1, ed. F. Speranza, 1974)</text:p>
          </table:table-cell>
          <table:table-cell office:value-type="string" calcext:value-type="string">
            <text:p>067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Scriptorum Romanorum De Re Rustica Reliquiae. Vol. 1, ed. F. Speranza, 1974)</text:p>
          </table:table-cell>
          <table:table-cell office:value-type="string" calcext:value-type="string">
            <text:p>Turranius Niger. de re rustica scripta</text:p>
          </table:table-cell>
        </table:table-row>
        <table:table-row table:style-name="ro1">
          <table:table-cell office:value-type="string" calcext:value-type="string">
            <text:p>Vagellius. carmen (Fragmenta Poetarum Latinorum Epicorum et Lyricorum praeter Ennium et Lucilium, ed. W. Morel, 1927)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Vagellius. carmen</text:p>
          </table:table-cell>
        </table:table-row>
        <table:table-row table:style-name="ro1">
          <table:table-cell office:value-type="string" calcext:value-type="string">
            <text:p>Valerius Aedituus. epigrammata (Fragmenta Poetarum Latinorum Epicorum et Lyricorum praeter Ennium et Lucilium, ed. W. Morel, 1927)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Valerius Aedituus. epigrammata</text:p>
          </table:table-cell>
        </table:table-row>
        <table:table-row table:style-name="ro1">
          <table:table-cell office:value-type="string" calcext:value-type="string">
            <text:p>Valerius Antias. Annales (Historicorum Romanorum Reliquiae. Vol. 1, ed. H. Peter, 1914)</text:p>
          </table:table-cell>
          <table:table-cell office:value-type="string" calcext:value-type="string">
            <text:p>067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Historicorum Romanorum Reliquiae. Vol. 1, ed. H. Peter, 1914)</text:p>
          </table:table-cell>
          <table:table-cell office:value-type="string" calcext:value-type="string">
            <text:p>Valerius Antias. Annales</text:p>
          </table:table-cell>
        </table:table-row>
        <table:table-row table:style-name="ro1">
          <table:table-cell office:value-type="string" calcext:value-type="string">
            <text:p>Valerius Maximus. Facta et Dicta Memorabilia (Valerii Maximi Factorum et Dictorum Memorabilium Libri Novem cum Iulii Paridis et Ianuarii Nepotiani Epitomis, ed. C. Kempf, 1888)</text:p>
          </table:table-cell>
          <table:table-cell office:value-type="string" calcext:value-type="string">
            <text:p>1038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Valerii Maximi Factorum et Dictorum Memorabilium Libri Novem cum Iulii Paridis et Ianuarii Nepotiani Epitomis, ed. C. Kempf, 1888)</text:p>
          </table:table-cell>
          <table:table-cell office:value-type="string" calcext:value-type="string">
            <text:p>Valerius Maximus. Facta et Dicta Memorabilia</text:p>
          </table:table-cell>
        </table:table-row>
        <table:table-row table:style-name="ro1">
          <table:table-cell office:value-type="string" calcext:value-type="string">
            <text:p>Valerius. comoedia (I Mimi Romani, ed. M. Bonaria, 1965)</text:p>
          </table:table-cell>
          <table:table-cell office:value-type="string" calcext:value-type="string">
            <text:p>067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 Mimi Romani, ed. M. Bonaria, 1965)</text:p>
          </table:table-cell>
          <table:table-cell office:value-type="string" calcext:value-type="string">
            <text:p>Valerius. comoedia</text:p>
          </table:table-cell>
        </table:table-row>
        <table:table-row table:style-name="ro1">
          <table:table-cell office:value-type="string" calcext:value-type="string">
            <text:p>Velius Longus. De Orthographia (Grammatici Latini ex Recensione Henrici Keilii. Vol. 7, ed. H. Keil, 1880)</text:p>
          </table:table-cell>
          <table:table-cell office:value-type="string" calcext:value-type="string">
            <text:p>137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Grammatici Latini ex Recensione Henrici Keilii. Vol. 7, ed. H. Keil, 1880)</text:p>
          </table:table-cell>
          <table:table-cell office:value-type="string" calcext:value-type="string">
            <text:p>Velius Longus. De Orthographia</text:p>
          </table:table-cell>
        </table:table-row>
        <table:table-row table:style-name="ro1">
          <table:table-cell office:value-type="string" calcext:value-type="string">
            <text:p>Velleius Paterculus. Historia Romana (Velleius Paterculus: Histoire Romaine. Vols. 1%192, ed. J. Hellegouarc'h, 1982)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Velleius Paterculus: Histoire Romaine. Vols. 1%192, ed. J. Hellegouarc'h, 1982)</text:p>
          </table:table-cell>
          <table:table-cell office:value-type="string" calcext:value-type="string">
            <text:p>Velleius Paterculus. Historia Romana</text:p>
          </table:table-cell>
        </table:table-row>
        <table:table-row table:style-name="ro1">
          <table:table-cell office:value-type="string" calcext:value-type="string">
            <text:p>Veranius. libri de rebus sacris (Iurisprudentiae Anteiustinianae Reliquiae. Vol. 1, ed. P. E. Huschke; E. Seckel; B. Ku+bler, 1908)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Iurisprudentiae Anteiustinianae Reliquiae. Vol. 1, ed. P. E. Huschke; E. Seckel; B. Ku+bler, 1908)</text:p>
          </table:table-cell>
          <table:table-cell office:value-type="string" calcext:value-type="string">
            <text:p>Veranius. libri de rebus sacris</text:p>
          </table:table-cell>
        </table:table-row>
        <table:table-row table:style-name="ro1">
          <table:table-cell office:value-type="string" calcext:value-type="string">
            <text:p>Vita Iuvenalis (A. Persi Flacci et D. Iuni Iuvenalis Saturae, ed. W. V. Clausen, 1959)</text:p>
          </table:table-cell>
          <table:table-cell office:value-type="string" calcext:value-type="string">
            <text:p>9969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A. Persi Flacci et D. Iuni Iuvenalis Saturae, ed. W. V. Clausen, 1959)</text:p>
          </table:table-cell>
          <table:table-cell office:value-type="string" calcext:value-type="string">
            <text:p>Vita Iuvenalis</text:p>
          </table:table-cell>
        </table:table-row>
        <table:table-row table:style-name="ro1">
          <table:table-cell office:value-type="string" calcext:value-type="string">
            <text:p>Vitruvius Pollio. De Architectura (Vitruvii de Architectura, ed. F. Krohn, 1912)</text:p>
          </table:table-cell>
          <table:table-cell office:value-type="string" calcext:value-type="string">
            <text:p>1056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Vitruvii de Architectura, ed. F. Krohn, 1912)</text:p>
          </table:table-cell>
          <table:table-cell office:value-type="string" calcext:value-type="string">
            <text:p>Vitruvius Pollio. De Architectura</text:p>
          </table:table-cell>
        </table:table-row>
        <table:table-row table:style-name="ro1">
          <table:table-cell office:value-type="string" calcext:value-type="string">
            <text:p>Volcacius Sedigitus. carmina (Fragmenta Poetarum Latinorum Epicorum et Lyricorum praeter Ennium et Lucilium, ed. W. Morel, 1927)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Volcacius Sedigitus. carmina</text:p>
          </table:table-cell>
        </table:table-row>
        <table:table-row table:style-name="ro1">
          <table:table-cell office:value-type="string" calcext:value-type="string">
            <text:p>Volumnius. carmen (Fragmenta Poetarum Latinorum Epicorum et Lyricorum praeter Ennium et Lucilium, ed. W. Morel, 1927)</text:p>
          </table:table-cell>
          <table:table-cell office:value-type="string" calcext:value-type="string">
            <text:p>0694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Fragmenta Poetarum Latinorum Epicorum et Lyricorum praeter Ennium et Lucilium, ed. W. Morel, 1927)</text:p>
          </table:table-cell>
          <table:table-cell office:value-type="string" calcext:value-type="string">
            <text:p>Volumnius. carmen</text:p>
          </table:table-cell>
        </table:table-row>
        <table:table-row table:style-name="ro1">
          <table:table-cell office:value-type="string" calcext:value-type="string">
            <text:p>Zeno of Verona. Tractatus (Zeno Veronensis Tractatus, ed. B. Lo+fstedt, 1971)</text:p>
          </table:table-cell>
          <table:table-cell office:value-type="string" calcext:value-type="string">
            <text:p>2150</text:p>
          </table:table-cell>
          <table:table-cell office:value-type="string" calcext:value-type="string">
            <text:p>001 </text:p>
          </table:table-cell>
          <table:table-cell office:value-type="string" calcext:value-type="string">
            <text:p>(Zeno Veronensis Tractatus, ed. B. Lo+fstedt, 1971)</text:p>
          </table:table-cell>
          <table:table-cell office:value-type="string" calcext:value-type="string">
            <text:p>Zeno of Verona. Tractatus</text:p>
          </table:table-cell>
        </table:table-row>
      </table:table>
      <table:named-expressions/>
      <table:database-ranges>
        <table:database-range table:name="__Anonymous_Sheet_DB__1" table:target-range-address="Feuille2.A1:Feuille2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8:58:40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46:36.487000000</meta:creation-date>
    <dc:date>2016-10-11T09:25:49.429000000</dc:date>
    <meta:editing-duration>PT8M37S</meta:editing-duration>
    <meta:editing-cycles>3</meta:editing-cycles>
    <meta:generator>LibreOffice/5.2.0.4$Windows_x86 LibreOffice_project/066b007f5ebcc236395c7d282ba488bca6720265</meta:generator>
    <meta:document-statistic meta:table-count="2" meta:cell-count="5641" meta:object-count="0"/>
    <meta:user-defined meta:name="Originator">Microsoft Word 15</meta:user-defined>
    <meta:user-defined meta:name="ProgId">Word.Document</meta:user-defined>
  </office:meta>
</office:document-meta>
</file>